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uler-0-05" table:style-name="ta1">
        <table:shapes>
          <draw:frame draw:z-index="0" draw:style-name="gr1" draw:text-style-name="P1" svg:width="7.2457in" svg:height="5.5949in" svg:x="0.498in" svg:y="0.0417in">
            <draw:object draw:notify-on-update-of-ranges="'euler-0-05'.A1:'euler-0-05'.A1 'euler-0-05'.A2:'euler-0-05'.A731 'euler-0-05'.B1:'euler-0-05'.B1 'euler-0-05'.B2:'euler-0-05'.B731 'euler-0-05'.C1:'euler-0-05'.C1 'euler-0-05'.C2:'euler-0-05'.C731 'euler-0-05'.D1:'euler-0-05'.D1 'euler-0-05'.D2:'euler-0-05'.D7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0437" calcext:value-type="float">
            <text:p>1.0437</text:p>
          </table:table-cell>
          <table:table-cell office:value-type="float" office:value="998.95" calcext:value-type="float">
            <text:p>998.95</text:p>
          </table:table-cell>
          <table:table-cell office:value-type="float" office:value="0.00625" calcext:value-type="float">
            <text:p>0.006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08931" calcext:value-type="float">
            <text:p>1.08931</text:p>
          </table:table-cell>
          <table:table-cell office:value-type="float" office:value="998.898" calcext:value-type="float">
            <text:p>998.898</text:p>
          </table:table-cell>
          <table:table-cell office:value-type="float" office:value="0.0127714" calcext:value-type="float">
            <text:p>0.012771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369" calcext:value-type="float">
            <text:p>1.1369</text:p>
          </table:table-cell>
          <table:table-cell office:value-type="float" office:value="998.844" calcext:value-type="float">
            <text:p>998.844</text:p>
          </table:table-cell>
          <table:table-cell office:value-type="float" office:value="0.019576" calcext:value-type="float">
            <text:p>0.01957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18658" calcext:value-type="float">
            <text:p>1.18658</text:p>
          </table:table-cell>
          <table:table-cell office:value-type="float" office:value="998.787" calcext:value-type="float">
            <text:p>998.787</text:p>
          </table:table-cell>
          <table:table-cell office:value-type="float" office:value="0.0266762" calcext:value-type="float">
            <text:p>0.026676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23842" calcext:value-type="float">
            <text:p>1.23842</text:p>
          </table:table-cell>
          <table:table-cell office:value-type="float" office:value="998.727" calcext:value-type="float">
            <text:p>998.727</text:p>
          </table:table-cell>
          <table:table-cell office:value-type="float" office:value="0.0340849" calcext:value-type="float">
            <text:p>0.034084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29252" calcext:value-type="float">
            <text:p>1.29252</text:p>
          </table:table-cell>
          <table:table-cell office:value-type="float" office:value="998.666" calcext:value-type="float">
            <text:p>998.666</text:p>
          </table:table-cell>
          <table:table-cell office:value-type="float" office:value="0.0418156" calcext:value-type="float">
            <text:p>0.041815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34898" calcext:value-type="float">
            <text:p>1.34898</text:p>
          </table:table-cell>
          <table:table-cell office:value-type="float" office:value="998.601" calcext:value-type="float">
            <text:p>998.601</text:p>
          </table:table-cell>
          <table:table-cell office:value-type="float" office:value="0.0498822" calcext:value-type="float">
            <text:p>0.049882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40791" calcext:value-type="float">
            <text:p>1.40791</text:p>
          </table:table-cell>
          <table:table-cell office:value-type="float" office:value="998.534" calcext:value-type="float">
            <text:p>998.534</text:p>
          </table:table-cell>
          <table:table-cell office:value-type="float" office:value="0.0582995" calcext:value-type="float">
            <text:p>0.058299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4694" calcext:value-type="float">
            <text:p>1.4694</text:p>
          </table:table-cell>
          <table:table-cell office:value-type="float" office:value="998.464" calcext:value-type="float">
            <text:p>998.464</text:p>
          </table:table-cell>
          <table:table-cell office:value-type="float" office:value="0.0670827" calcext:value-type="float">
            <text:p>0.067082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3357" calcext:value-type="float">
            <text:p>1.53357</text:p>
          </table:table-cell>
          <table:table-cell office:value-type="float" office:value="998.39" calcext:value-type="float">
            <text:p>998.39</text:p>
          </table:table-cell>
          <table:table-cell office:value-type="float" office:value="0.0762478" calcext:value-type="float">
            <text:p>0.076247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60054" calcext:value-type="float">
            <text:p>1.60054</text:p>
          </table:table-cell>
          <table:table-cell office:value-type="float" office:value="998.314" calcext:value-type="float">
            <text:p>998.314</text:p>
          </table:table-cell>
          <table:table-cell office:value-type="float" office:value="0.0858115" calcext:value-type="float">
            <text:p>0.085811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67043" calcext:value-type="float">
            <text:p>1.67043</text:p>
          </table:table-cell>
          <table:table-cell office:value-type="float" office:value="998.234" calcext:value-type="float">
            <text:p>998.234</text:p>
          </table:table-cell>
          <table:table-cell office:value-type="float" office:value="0.095791" calcext:value-type="float">
            <text:p>0.09579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74337" calcext:value-type="float">
            <text:p>1.74337</text:p>
          </table:table-cell>
          <table:table-cell office:value-type="float" office:value="998.15" calcext:value-type="float">
            <text:p>998.15</text:p>
          </table:table-cell>
          <table:table-cell office:value-type="float" office:value="0.106205" calcext:value-type="float">
            <text:p>0.10620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81948" calcext:value-type="float">
            <text:p>1.81948</text:p>
          </table:table-cell>
          <table:table-cell office:value-type="float" office:value="998.063" calcext:value-type="float">
            <text:p>998.063</text:p>
          </table:table-cell>
          <table:table-cell office:value-type="float" office:value="0.117071" calcext:value-type="float">
            <text:p>0.11707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8989" calcext:value-type="float">
            <text:p>1.8989</text:p>
          </table:table-cell>
          <table:table-cell office:value-type="float" office:value="997.973" calcext:value-type="float">
            <text:p>997.973</text:p>
          </table:table-cell>
          <table:table-cell office:value-type="float" office:value="0.12841" calcext:value-type="float">
            <text:p>0.1284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98179" calcext:value-type="float">
            <text:p>1.98179</text:p>
          </table:table-cell>
          <table:table-cell office:value-type="float" office:value="997.878" calcext:value-type="float">
            <text:p>997.878</text:p>
          </table:table-cell>
          <table:table-cell office:value-type="float" office:value="0.140243" calcext:value-type="float">
            <text:p>0.14024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.06828" calcext:value-type="float">
            <text:p>2.06828</text:p>
          </table:table-cell>
          <table:table-cell office:value-type="float" office:value="997.779" calcext:value-type="float">
            <text:p>997.779</text:p>
          </table:table-cell>
          <table:table-cell office:value-type="float" office:value="0.15259" calcext:value-type="float">
            <text:p>0.1525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15854" calcext:value-type="float">
            <text:p>2.15854</text:p>
          </table:table-cell>
          <table:table-cell office:value-type="float" office:value="997.676" calcext:value-type="float">
            <text:p>997.676</text:p>
          </table:table-cell>
          <table:table-cell office:value-type="float" office:value="0.165474" calcext:value-type="float">
            <text:p>0.16547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.25272" calcext:value-type="float">
            <text:p>2.25272</text:p>
          </table:table-cell>
          <table:table-cell office:value-type="float" office:value="997.568" calcext:value-type="float">
            <text:p>997.568</text:p>
          </table:table-cell>
          <table:table-cell office:value-type="float" office:value="0.178919" calcext:value-type="float">
            <text:p>0.178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1" calcext:value-type="float">
            <text:p>2.351</text:p>
          </table:table-cell>
          <table:table-cell office:value-type="float" office:value="997.456" calcext:value-type="float">
            <text:p>997.456</text:p>
          </table:table-cell>
          <table:table-cell office:value-type="float" office:value="0.192949" calcext:value-type="float">
            <text:p>0.19294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.45356" calcext:value-type="float">
            <text:p>2.45356</text:p>
          </table:table-cell>
          <table:table-cell office:value-type="float" office:value="997.339" calcext:value-type="float">
            <text:p>997.339</text:p>
          </table:table-cell>
          <table:table-cell office:value-type="float" office:value="0.207589" calcext:value-type="float">
            <text:p>0.20758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56058" calcext:value-type="float">
            <text:p>2.56058</text:p>
          </table:table-cell>
          <table:table-cell office:value-type="float" office:value="997.217" calcext:value-type="float">
            <text:p>997.217</text:p>
          </table:table-cell>
          <table:table-cell office:value-type="float" office:value="0.222866" calcext:value-type="float">
            <text:p>0.22286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2.67225" calcext:value-type="float">
            <text:p>2.67225</text:p>
          </table:table-cell>
          <table:table-cell office:value-type="float" office:value="997.089" calcext:value-type="float">
            <text:p>997.089</text:p>
          </table:table-cell>
          <table:table-cell office:value-type="float" office:value="0.238808" calcext:value-type="float">
            <text:p>0.23880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78877" calcext:value-type="float">
            <text:p>2.78877</text:p>
          </table:table-cell>
          <table:table-cell office:value-type="float" office:value="996.956" calcext:value-type="float">
            <text:p>996.956</text:p>
          </table:table-cell>
          <table:table-cell office:value-type="float" office:value="0.255443" calcext:value-type="float">
            <text:p>0.25544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.91035" calcext:value-type="float">
            <text:p>2.91035</text:p>
          </table:table-cell>
          <table:table-cell office:value-type="float" office:value="996.817" calcext:value-type="float">
            <text:p>996.817</text:p>
          </table:table-cell>
          <table:table-cell office:value-type="float" office:value="0.272802" calcext:value-type="float">
            <text:p>0.27280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03722" calcext:value-type="float">
            <text:p>3.03722</text:p>
          </table:table-cell>
          <table:table-cell office:value-type="float" office:value="996.672" calcext:value-type="float">
            <text:p>996.672</text:p>
          </table:table-cell>
          <table:table-cell office:value-type="float" office:value="0.290916" calcext:value-type="float">
            <text:p>0.290916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3.16959" calcext:value-type="float">
            <text:p>3.16959</text:p>
          </table:table-cell>
          <table:table-cell office:value-type="float" office:value="996.521" calcext:value-type="float">
            <text:p>996.521</text:p>
          </table:table-cell>
          <table:table-cell office:value-type="float" office:value="0.309818" calcext:value-type="float">
            <text:p>0.30981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.30771" calcext:value-type="float">
            <text:p>3.30771</text:p>
          </table:table-cell>
          <table:table-cell office:value-type="float" office:value="996.363" calcext:value-type="float">
            <text:p>996.363</text:p>
          </table:table-cell>
          <table:table-cell office:value-type="float" office:value="0.329542" calcext:value-type="float">
            <text:p>0.32954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3.45182" calcext:value-type="float">
            <text:p>3.45182</text:p>
          </table:table-cell>
          <table:table-cell office:value-type="float" office:value="996.198" calcext:value-type="float">
            <text:p>996.198</text:p>
          </table:table-cell>
          <table:table-cell office:value-type="float" office:value="0.350124" calcext:value-type="float">
            <text:p>0.35012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60218" calcext:value-type="float">
            <text:p>3.60218</text:p>
          </table:table-cell>
          <table:table-cell office:value-type="float" office:value="996.026" calcext:value-type="float">
            <text:p>996.026</text:p>
          </table:table-cell>
          <table:table-cell office:value-type="float" office:value="0.3716" calcext:value-type="float">
            <text:p>0.371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3.75906" calcext:value-type="float">
            <text:p>3.75906</text:p>
          </table:table-cell>
          <table:table-cell office:value-type="float" office:value="995.847" calcext:value-type="float">
            <text:p>995.847</text:p>
          </table:table-cell>
          <table:table-cell office:value-type="float" office:value="0.394011" calcext:value-type="float">
            <text:p>0.39401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92274" calcext:value-type="float">
            <text:p>3.92274</text:p>
          </table:table-cell>
          <table:table-cell office:value-type="float" office:value="995.66" calcext:value-type="float">
            <text:p>995.66</text:p>
          </table:table-cell>
          <table:table-cell office:value-type="float" office:value="0.417395" calcext:value-type="float">
            <text:p>0.41739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.09351" calcext:value-type="float">
            <text:p>4.09351</text:p>
          </table:table-cell>
          <table:table-cell office:value-type="float" office:value="995.465" calcext:value-type="float">
            <text:p>995.465</text:p>
          </table:table-cell>
          <table:table-cell office:value-type="float" office:value="0.441796" calcext:value-type="float">
            <text:p>0.44179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.27167" calcext:value-type="float">
            <text:p>4.27167</text:p>
          </table:table-cell>
          <table:table-cell office:value-type="float" office:value="995.261" calcext:value-type="float">
            <text:p>995.261</text:p>
          </table:table-cell>
          <table:table-cell office:value-type="float" office:value="0.467258" calcext:value-type="float">
            <text:p>0.46725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.45754" calcext:value-type="float">
            <text:p>4.45754</text:p>
          </table:table-cell>
          <table:table-cell office:value-type="float" office:value="995.049" calcext:value-type="float">
            <text:p>995.049</text:p>
          </table:table-cell>
          <table:table-cell office:value-type="float" office:value="0.493826" calcext:value-type="float">
            <text:p>0.49382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.65146" calcext:value-type="float">
            <text:p>4.65146</text:p>
          </table:table-cell>
          <table:table-cell office:value-type="float" office:value="994.827" calcext:value-type="float">
            <text:p>994.827</text:p>
          </table:table-cell>
          <table:table-cell office:value-type="float" office:value="0.521549" calcext:value-type="float">
            <text:p>0.52154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.85376" calcext:value-type="float">
            <text:p>4.85376</text:p>
          </table:table-cell>
          <table:table-cell office:value-type="float" office:value="994.596" calcext:value-type="float">
            <text:p>994.596</text:p>
          </table:table-cell>
          <table:table-cell office:value-type="float" office:value="0.550476" calcext:value-type="float">
            <text:p>0.55047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.0648" calcext:value-type="float">
            <text:p>5.0648</text:p>
          </table:table-cell>
          <table:table-cell office:value-type="float" office:value="994.355" calcext:value-type="float">
            <text:p>994.355</text:p>
          </table:table-cell>
          <table:table-cell office:value-type="float" office:value="0.580659" calcext:value-type="float">
            <text:p>0.580659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5.28495" calcext:value-type="float">
            <text:p>5.28495</text:p>
          </table:table-cell>
          <table:table-cell office:value-type="float" office:value="994.103" calcext:value-type="float">
            <text:p>994.103</text:p>
          </table:table-cell>
          <table:table-cell office:value-type="float" office:value="0.612152" calcext:value-type="float">
            <text:p>0.612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1461" calcext:value-type="float">
            <text:p>5.51461</text:p>
          </table:table-cell>
          <table:table-cell office:value-type="float" office:value="993.84" calcext:value-type="float">
            <text:p>993.84</text:p>
          </table:table-cell>
          <table:table-cell office:value-type="float" office:value="0.645013" calcext:value-type="float">
            <text:p>0.64501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5.75418" calcext:value-type="float">
            <text:p>5.75418</text:p>
          </table:table-cell>
          <table:table-cell office:value-type="float" office:value="993.567" calcext:value-type="float">
            <text:p>993.567</text:p>
          </table:table-cell>
          <table:table-cell office:value-type="float" office:value="0.6793" calcext:value-type="float">
            <text:p>0.679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.00407" calcext:value-type="float">
            <text:p>6.00407</text:p>
          </table:table-cell>
          <table:table-cell office:value-type="float" office:value="993.281" calcext:value-type="float">
            <text:p>993.281</text:p>
          </table:table-cell>
          <table:table-cell office:value-type="float" office:value="0.715075" calcext:value-type="float">
            <text:p>0.71507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6.26473" calcext:value-type="float">
            <text:p>6.26473</text:p>
          </table:table-cell>
          <table:table-cell office:value-type="float" office:value="992.983" calcext:value-type="float">
            <text:p>992.983</text:p>
          </table:table-cell>
          <table:table-cell office:value-type="float" office:value="0.752402" calcext:value-type="float">
            <text:p>0.75240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.53662" calcext:value-type="float">
            <text:p>6.53662</text:p>
          </table:table-cell>
          <table:table-cell office:value-type="float" office:value="992.672" calcext:value-type="float">
            <text:p>992.672</text:p>
          </table:table-cell>
          <table:table-cell office:value-type="float" office:value="0.791348" calcext:value-type="float">
            <text:p>0.791348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6.8202" calcext:value-type="float">
            <text:p>6.8202</text:p>
          </table:table-cell>
          <table:table-cell office:value-type="float" office:value="992.348" calcext:value-type="float">
            <text:p>992.348</text:p>
          </table:table-cell>
          <table:table-cell office:value-type="float" office:value="0.831982" calcext:value-type="float">
            <text:p>0.83198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.11597" calcext:value-type="float">
            <text:p>7.11597</text:p>
          </table:table-cell>
          <table:table-cell office:value-type="float" office:value="992.01" calcext:value-type="float">
            <text:p>992.01</text:p>
          </table:table-cell>
          <table:table-cell office:value-type="float" office:value="0.874377" calcext:value-type="float">
            <text:p>0.874377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7.42445" calcext:value-type="float">
            <text:p>7.42445</text:p>
          </table:table-cell>
          <table:table-cell office:value-type="float" office:value="991.657" calcext:value-type="float">
            <text:p>991.657</text:p>
          </table:table-cell>
          <table:table-cell office:value-type="float" office:value="0.918609" calcext:value-type="float">
            <text:p>0.91860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.74618" calcext:value-type="float">
            <text:p>7.74618</text:p>
          </table:table-cell>
          <table:table-cell office:value-type="float" office:value="991.289" calcext:value-type="float">
            <text:p>991.289</text:p>
          </table:table-cell>
          <table:table-cell office:value-type="float" office:value="0.964757" calcext:value-type="float">
            <text:p>0.964757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8.0817" calcext:value-type="float">
            <text:p>8.0817</text:p>
          </table:table-cell>
          <table:table-cell office:value-type="float" office:value="990.905" calcext:value-type="float">
            <text:p>990.905</text:p>
          </table:table-cell>
          <table:table-cell office:value-type="float" office:value="1.0129" calcext:value-type="float">
            <text:p>1.012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.4316" calcext:value-type="float">
            <text:p>8.4316</text:p>
          </table:table-cell>
          <table:table-cell office:value-type="float" office:value="990.505" calcext:value-type="float">
            <text:p>990.505</text:p>
          </table:table-cell>
          <table:table-cell office:value-type="float" office:value="1.06313" calcext:value-type="float">
            <text:p>1.06313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8.79648" calcext:value-type="float">
            <text:p>8.79648</text:p>
          </table:table-cell>
          <table:table-cell office:value-type="float" office:value="990.088" calcext:value-type="float">
            <text:p>990.088</text:p>
          </table:table-cell>
          <table:table-cell office:value-type="float" office:value="1.11553" calcext:value-type="float">
            <text:p>1.1155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9.17696" calcext:value-type="float">
            <text:p>9.17696</text:p>
          </table:table-cell>
          <table:table-cell office:value-type="float" office:value="989.653" calcext:value-type="float">
            <text:p>989.653</text:p>
          </table:table-cell>
          <table:table-cell office:value-type="float" office:value="1.1702" calcext:value-type="float">
            <text:p>1.1702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9.57371" calcext:value-type="float">
            <text:p>9.57371</text:p>
          </table:table-cell>
          <table:table-cell office:value-type="float" office:value="989.199" calcext:value-type="float">
            <text:p>989.199</text:p>
          </table:table-cell>
          <table:table-cell office:value-type="float" office:value="1.22723" calcext:value-type="float">
            <text:p>1.2272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9.98739" calcext:value-type="float">
            <text:p>9.98739</text:p>
          </table:table-cell>
          <table:table-cell office:value-type="float" office:value="988.726" calcext:value-type="float">
            <text:p>988.726</text:p>
          </table:table-cell>
          <table:table-cell office:value-type="float" office:value="1.28673" calcext:value-type="float">
            <text:p>1.28673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0.4187" calcext:value-type="float">
            <text:p>10.4187</text:p>
          </table:table-cell>
          <table:table-cell office:value-type="float" office:value="988.233" calcext:value-type="float">
            <text:p>988.233</text:p>
          </table:table-cell>
          <table:table-cell office:value-type="float" office:value="1.34879" calcext:value-type="float">
            <text:p>1.3487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.8684" calcext:value-type="float">
            <text:p>10.8684</text:p>
          </table:table-cell>
          <table:table-cell office:value-type="float" office:value="987.718" calcext:value-type="float">
            <text:p>987.718</text:p>
          </table:table-cell>
          <table:table-cell office:value-type="float" office:value="1.41353" calcext:value-type="float">
            <text:p>1.41353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1.3372" calcext:value-type="float">
            <text:p>11.3372</text:p>
          </table:table-cell>
          <table:table-cell office:value-type="float" office:value="987.182" calcext:value-type="float">
            <text:p>987.182</text:p>
          </table:table-cell>
          <table:table-cell office:value-type="float" office:value="1.48107" calcext:value-type="float">
            <text:p>1.4810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1.8259" calcext:value-type="float">
            <text:p>11.8259</text:p>
          </table:table-cell>
          <table:table-cell office:value-type="float" office:value="986.623" calcext:value-type="float">
            <text:p>986.623</text:p>
          </table:table-cell>
          <table:table-cell office:value-type="float" office:value="1.55151" calcext:value-type="float">
            <text:p>1.55151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2.3354" calcext:value-type="float">
            <text:p>12.3354</text:p>
          </table:table-cell>
          <table:table-cell office:value-type="float" office:value="986.04" calcext:value-type="float">
            <text:p>986.04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8665" calcext:value-type="float">
            <text:p>12.8665</text:p>
          </table:table-cell>
          <table:table-cell office:value-type="float" office:value="985.432" calcext:value-type="float">
            <text:p>985.432</text:p>
          </table:table-cell>
          <table:table-cell office:value-type="float" office:value="1.70164" calcext:value-type="float">
            <text:p>1.70164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3.42" calcext:value-type="float">
            <text:p>13.42</text:p>
          </table:table-cell>
          <table:table-cell office:value-type="float" office:value="984.798" calcext:value-type="float">
            <text:p>984.798</text:p>
          </table:table-cell>
          <table:table-cell office:value-type="float" office:value="1.78158" calcext:value-type="float">
            <text:p>1.7815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3.9969" calcext:value-type="float">
            <text:p>13.9969</text:p>
          </table:table-cell>
          <table:table-cell office:value-type="float" office:value="984.138" calcext:value-type="float">
            <text:p>984.138</text:p>
          </table:table-cell>
          <table:table-cell office:value-type="float" office:value="1.86496" calcext:value-type="float">
            <text:p>1.86496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4.5982" calcext:value-type="float">
            <text:p>14.5982</text:p>
          </table:table-cell>
          <table:table-cell office:value-type="float" office:value="983.45" calcext:value-type="float">
            <text:p>983.45</text:p>
          </table:table-cell>
          <table:table-cell office:value-type="float" office:value="1.95193" calcext:value-type="float">
            <text:p>1.9519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5.2248" calcext:value-type="float">
            <text:p>15.2248</text:p>
          </table:table-cell>
          <table:table-cell office:value-type="float" office:value="982.733" calcext:value-type="float">
            <text:p>982.733</text:p>
          </table:table-cell>
          <table:table-cell office:value-type="float" office:value="2.04262" calcext:value-type="float">
            <text:p>2.0426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5.8777" calcext:value-type="float">
            <text:p>15.8777</text:p>
          </table:table-cell>
          <table:table-cell office:value-type="float" office:value="981.985" calcext:value-type="float">
            <text:p>981.985</text:p>
          </table:table-cell>
          <table:table-cell office:value-type="float" office:value="2.13721" calcext:value-type="float">
            <text:p>2.1372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6.5581" calcext:value-type="float">
            <text:p>16.5581</text:p>
          </table:table-cell>
          <table:table-cell office:value-type="float" office:value="981.206" calcext:value-type="float">
            <text:p>981.206</text:p>
          </table:table-cell>
          <table:table-cell office:value-type="float" office:value="2.23585" calcext:value-type="float">
            <text:p>2.23585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7.267" calcext:value-type="float">
            <text:p>17.267</text:p>
          </table:table-cell>
          <table:table-cell office:value-type="float" office:value="980.394" calcext:value-type="float">
            <text:p>980.394</text:p>
          </table:table-cell>
          <table:table-cell office:value-type="float" office:value="2.33872" calcext:value-type="float">
            <text:p>2.3387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8.0055" calcext:value-type="float">
            <text:p>18.0055</text:p>
          </table:table-cell>
          <table:table-cell office:value-type="float" office:value="979.549" calcext:value-type="float">
            <text:p>979.549</text:p>
          </table:table-cell>
          <table:table-cell office:value-type="float" office:value="2.44599" calcext:value-type="float">
            <text:p>2.44599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8.7748" calcext:value-type="float">
            <text:p>18.7748</text:p>
          </table:table-cell>
          <table:table-cell office:value-type="float" office:value="978.667" calcext:value-type="float">
            <text:p>978.667</text:p>
          </table:table-cell>
          <table:table-cell office:value-type="float" office:value="2.55784" calcext:value-type="float">
            <text:p>2.5578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9.5762" calcext:value-type="float">
            <text:p>19.5762</text:p>
          </table:table-cell>
          <table:table-cell office:value-type="float" office:value="977.749" calcext:value-type="float">
            <text:p>977.749</text:p>
          </table:table-cell>
          <table:table-cell office:value-type="float" office:value="2.67448" calcext:value-type="float">
            <text:p>2.67448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20.4108" calcext:value-type="float">
            <text:p>20.4108</text:p>
          </table:table-cell>
          <table:table-cell office:value-type="float" office:value="976.793" calcext:value-type="float">
            <text:p>976.793</text:p>
          </table:table-cell>
          <table:table-cell office:value-type="float" office:value="2.79608" calcext:value-type="float">
            <text:p>2.7960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1.2801" calcext:value-type="float">
            <text:p>21.2801</text:p>
          </table:table-cell>
          <table:table-cell office:value-type="float" office:value="975.797" calcext:value-type="float">
            <text:p>975.797</text:p>
          </table:table-cell>
          <table:table-cell office:value-type="float" office:value="2.92288" calcext:value-type="float">
            <text:p>2.92288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22.1854" calcext:value-type="float">
            <text:p>22.1854</text:p>
          </table:table-cell>
          <table:table-cell office:value-type="float" office:value="974.76" calcext:value-type="float">
            <text:p>974.76</text:p>
          </table:table-cell>
          <table:table-cell office:value-type="float" office:value="3.05506" calcext:value-type="float">
            <text:p>3.0550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3.128" calcext:value-type="float">
            <text:p>23.128</text:p>
          </table:table-cell>
          <table:table-cell office:value-type="float" office:value="973.679" calcext:value-type="float">
            <text:p>973.679</text:p>
          </table:table-cell>
          <table:table-cell office:value-type="float" office:value="3.19287" calcext:value-type="float">
            <text:p>3.19287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4.1094" calcext:value-type="float">
            <text:p>24.1094</text:p>
          </table:table-cell>
          <table:table-cell office:value-type="float" office:value="972.554" calcext:value-type="float">
            <text:p>972.554</text:p>
          </table:table-cell>
          <table:table-cell office:value-type="float" office:value="3.33654" calcext:value-type="float">
            <text:p>3.3365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5.1311" calcext:value-type="float">
            <text:p>25.1311</text:p>
          </table:table-cell>
          <table:table-cell office:value-type="float" office:value="971.383" calcext:value-type="float">
            <text:p>971.383</text:p>
          </table:table-cell>
          <table:table-cell office:value-type="float" office:value="3.48629" calcext:value-type="float">
            <text:p>3.48629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26.1946" calcext:value-type="float">
            <text:p>26.1946</text:p>
          </table:table-cell>
          <table:table-cell office:value-type="float" office:value="970.163" calcext:value-type="float">
            <text:p>970.163</text:p>
          </table:table-cell>
          <table:table-cell office:value-type="float" office:value="3.6424" calcext:value-type="float">
            <text:p>3.6424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7.3016" calcext:value-type="float">
            <text:p>27.3016</text:p>
          </table:table-cell>
          <table:table-cell office:value-type="float" office:value="968.893" calcext:value-type="float">
            <text:p>968.893</text:p>
          </table:table-cell>
          <table:table-cell office:value-type="float" office:value="3.8051" calcext:value-type="float">
            <text:p>3.8051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8.4535" calcext:value-type="float">
            <text:p>28.4535</text:p>
          </table:table-cell>
          <table:table-cell office:value-type="float" office:value="967.572" calcext:value-type="float">
            <text:p>967.572</text:p>
          </table:table-cell>
          <table:table-cell office:value-type="float" office:value="3.97468" calcext:value-type="float">
            <text:p>3.97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.6522" calcext:value-type="float">
            <text:p>29.6522</text:p>
          </table:table-cell>
          <table:table-cell office:value-type="float" office:value="966.196" calcext:value-type="float">
            <text:p>966.196</text:p>
          </table:table-cell>
          <table:table-cell office:value-type="float" office:value="4.15141" calcext:value-type="float">
            <text:p>4.15141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30.8994" calcext:value-type="float">
            <text:p>30.8994</text:p>
          </table:table-cell>
          <table:table-cell office:value-type="float" office:value="964.765" calcext:value-type="float">
            <text:p>964.765</text:p>
          </table:table-cell>
          <table:table-cell office:value-type="float" office:value="4.33558" calcext:value-type="float">
            <text:p>4.3355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2.1968" calcext:value-type="float">
            <text:p>32.1968</text:p>
          </table:table-cell>
          <table:table-cell office:value-type="float" office:value="963.276" calcext:value-type="float">
            <text:p>963.276</text:p>
          </table:table-cell>
          <table:table-cell office:value-type="float" office:value="4.5275" calcext:value-type="float">
            <text:p>4.5275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33.5463" calcext:value-type="float">
            <text:p>33.5463</text:p>
          </table:table-cell>
          <table:table-cell office:value-type="float" office:value="961.726" calcext:value-type="float">
            <text:p>961.726</text:p>
          </table:table-cell>
          <table:table-cell office:value-type="float" office:value="4.72747" calcext:value-type="float">
            <text:p>4.7274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4.9498" calcext:value-type="float">
            <text:p>34.9498</text:p>
          </table:table-cell>
          <table:table-cell office:value-type="float" office:value="960.114" calcext:value-type="float">
            <text:p>960.114</text:p>
          </table:table-cell>
          <table:table-cell office:value-type="float" office:value="4.93582" calcext:value-type="float">
            <text:p>4.93582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6.4091" calcext:value-type="float">
            <text:p>36.4091</text:p>
          </table:table-cell>
          <table:table-cell office:value-type="float" office:value="958.438" calcext:value-type="float">
            <text:p>958.438</text:p>
          </table:table-cell>
          <table:table-cell office:value-type="float" office:value="5.15289" calcext:value-type="float">
            <text:p>5.1528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7.9264" calcext:value-type="float">
            <text:p>37.9264</text:p>
          </table:table-cell>
          <table:table-cell office:value-type="float" office:value="956.695" calcext:value-type="float">
            <text:p>956.695</text:p>
          </table:table-cell>
          <table:table-cell office:value-type="float" office:value="5.37902" calcext:value-type="float">
            <text:p>5.37902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9.5035" calcext:value-type="float">
            <text:p>39.5035</text:p>
          </table:table-cell>
          <table:table-cell office:value-type="float" office:value="954.882" calcext:value-type="float">
            <text:p>954.882</text:p>
          </table:table-cell>
          <table:table-cell office:value-type="float" office:value="5.61456" calcext:value-type="float">
            <text:p>5.6145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1.1427" calcext:value-type="float">
            <text:p>41.1427</text:p>
          </table:table-cell>
          <table:table-cell office:value-type="float" office:value="952.997" calcext:value-type="float">
            <text:p>952.997</text:p>
          </table:table-cell>
          <table:table-cell office:value-type="float" office:value="5.8599" calcext:value-type="float">
            <text:p>5.8599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2.846" calcext:value-type="float">
            <text:p>42.846</text:p>
          </table:table-cell>
          <table:table-cell office:value-type="float" office:value="951.039" calcext:value-type="float">
            <text:p>951.039</text:p>
          </table:table-cell>
          <table:table-cell office:value-type="float" office:value="6.11541" calcext:value-type="float">
            <text:p>6.1154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4.6156" calcext:value-type="float">
            <text:p>44.6156</text:p>
          </table:table-cell>
          <table:table-cell office:value-type="float" office:value="949.003" calcext:value-type="float">
            <text:p>949.003</text:p>
          </table:table-cell>
          <table:table-cell office:value-type="float" office:value="6.3815" calcext:value-type="float">
            <text:p>6.3815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6.4538" calcext:value-type="float">
            <text:p>46.4538</text:p>
          </table:table-cell>
          <table:table-cell office:value-type="float" office:value="946.888" calcext:value-type="float">
            <text:p>946.888</text:p>
          </table:table-cell>
          <table:table-cell office:value-type="float" office:value="6.65858" calcext:value-type="float">
            <text:p>6.6585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.3628" calcext:value-type="float">
            <text:p>48.3628</text:p>
          </table:table-cell>
          <table:table-cell office:value-type="float" office:value="944.69" calcext:value-type="float">
            <text:p>944.69</text:p>
          </table:table-cell>
          <table:table-cell office:value-type="float" office:value="6.94706" calcext:value-type="float">
            <text:p>6.94706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50.3449" calcext:value-type="float">
            <text:p>50.3449</text:p>
          </table:table-cell>
          <table:table-cell office:value-type="float" office:value="942.408" calcext:value-type="float">
            <text:p>942.408</text:p>
          </table:table-cell>
          <table:table-cell office:value-type="float" office:value="7.2474" calcext:value-type="float">
            <text:p>7.247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52.4025" calcext:value-type="float">
            <text:p>52.4025</text:p>
          </table:table-cell>
          <table:table-cell office:value-type="float" office:value="940.037" calcext:value-type="float">
            <text:p>940.037</text:p>
          </table:table-cell>
          <table:table-cell office:value-type="float" office:value="7.56004" calcext:value-type="float">
            <text:p>7.56004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54.538" calcext:value-type="float">
            <text:p>54.538</text:p>
          </table:table-cell>
          <table:table-cell office:value-type="float" office:value="937.577" calcext:value-type="float">
            <text:p>937.577</text:p>
          </table:table-cell>
          <table:table-cell office:value-type="float" office:value="7.88546" calcext:value-type="float">
            <text:p>7.8854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6.7538" calcext:value-type="float">
            <text:p>56.7538</text:p>
          </table:table-cell>
          <table:table-cell office:value-type="float" office:value="935.022" calcext:value-type="float">
            <text:p>935.022</text:p>
          </table:table-cell>
          <table:table-cell office:value-type="float" office:value="8.22413" calcext:value-type="float">
            <text:p>8.22413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59.0524" calcext:value-type="float">
            <text:p>59.0524</text:p>
          </table:table-cell>
          <table:table-cell office:value-type="float" office:value="932.371" calcext:value-type="float">
            <text:p>932.371</text:p>
          </table:table-cell>
          <table:table-cell office:value-type="float" office:value="8.57656" calcext:value-type="float">
            <text:p>8.5765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61.4363" calcext:value-type="float">
            <text:p>61.4363</text:p>
          </table:table-cell>
          <table:table-cell office:value-type="float" office:value="929.62" calcext:value-type="float">
            <text:p>929.62</text:p>
          </table:table-cell>
          <table:table-cell office:value-type="float" office:value="8.94325" calcext:value-type="float">
            <text:p>8.94325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63.9079" calcext:value-type="float">
            <text:p>63.9079</text:p>
          </table:table-cell>
          <table:table-cell office:value-type="float" office:value="926.767" calcext:value-type="float">
            <text:p>926.767</text:p>
          </table:table-cell>
          <table:table-cell office:value-type="float" office:value="9.32475" calcext:value-type="float">
            <text:p>9.324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.4699" calcext:value-type="float">
            <text:p>66.4699</text:p>
          </table:table-cell>
          <table:table-cell office:value-type="float" office:value="923.809" calcext:value-type="float">
            <text:p>923.809</text:p>
          </table:table-cell>
          <table:table-cell office:value-type="float" office:value="9.72158" calcext:value-type="float">
            <text:p>9.72158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69.1247" calcext:value-type="float">
            <text:p>69.1247</text:p>
          </table:table-cell>
          <table:table-cell office:value-type="float" office:value="920.741" calcext:value-type="float">
            <text:p>920.741</text:p>
          </table:table-cell>
          <table:table-cell office:value-type="float" office:value="10.1343" calcext:value-type="float">
            <text:p>10.134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1.875" calcext:value-type="float">
            <text:p>71.875</text:p>
          </table:table-cell>
          <table:table-cell office:value-type="float" office:value="917.561" calcext:value-type="float">
            <text:p>917.561</text:p>
          </table:table-cell>
          <table:table-cell office:value-type="float" office:value="10.5635" calcext:value-type="float">
            <text:p>10.5635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74.7233" calcext:value-type="float">
            <text:p>74.7233</text:p>
          </table:table-cell>
          <table:table-cell office:value-type="float" office:value="914.267" calcext:value-type="float">
            <text:p>914.267</text:p>
          </table:table-cell>
          <table:table-cell office:value-type="float" office:value="11.0098" calcext:value-type="float">
            <text:p>11.009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7.6721" calcext:value-type="float">
            <text:p>77.6721</text:p>
          </table:table-cell>
          <table:table-cell office:value-type="float" office:value="910.854" calcext:value-type="float">
            <text:p>910.854</text:p>
          </table:table-cell>
          <table:table-cell office:value-type="float" office:value="11.4738" calcext:value-type="float">
            <text:p>11.4738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80.724" calcext:value-type="float">
            <text:p>80.724</text:p>
          </table:table-cell>
          <table:table-cell office:value-type="float" office:value="907.32" calcext:value-type="float">
            <text:p>907.32</text:p>
          </table:table-cell>
          <table:table-cell office:value-type="float" office:value="11.956" calcext:value-type="float">
            <text:p>11.95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3.8816" calcext:value-type="float">
            <text:p>83.8816</text:p>
          </table:table-cell>
          <table:table-cell office:value-type="float" office:value="903.661" calcext:value-type="float">
            <text:p>903.661</text:p>
          </table:table-cell>
          <table:table-cell office:value-type="float" office:value="12.4572" calcext:value-type="float">
            <text:p>12.4572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87.1474" calcext:value-type="float">
            <text:p>87.1474</text:p>
          </table:table-cell>
          <table:table-cell office:value-type="float" office:value="899.875" calcext:value-type="float">
            <text:p>899.875</text:p>
          </table:table-cell>
          <table:table-cell office:value-type="float" office:value="12.978" calcext:value-type="float">
            <text:p>12.97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0.5238" calcext:value-type="float">
            <text:p>90.5238</text:p>
          </table:table-cell>
          <table:table-cell office:value-type="float" office:value="895.957" calcext:value-type="float">
            <text:p>895.957</text:p>
          </table:table-cell>
          <table:table-cell office:value-type="float" office:value="13.5191" calcext:value-type="float">
            <text:p>13.5191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94.0133" calcext:value-type="float">
            <text:p>94.0133</text:p>
          </table:table-cell>
          <table:table-cell office:value-type="float" office:value="891.906" calcext:value-type="float">
            <text:p>891.906</text:p>
          </table:table-cell>
          <table:table-cell office:value-type="float" office:value="14.0811" calcext:value-type="float">
            <text:p>14.081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7.6183" calcext:value-type="float">
            <text:p>97.6183</text:p>
          </table:table-cell>
          <table:table-cell office:value-type="float" office:value="887.717" calcext:value-type="float">
            <text:p>887.717</text:p>
          </table:table-cell>
          <table:table-cell office:value-type="float" office:value="14.6648" calcext:value-type="float">
            <text:p>14.6648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01.341" calcext:value-type="float">
            <text:p>101.341</text:p>
          </table:table-cell>
          <table:table-cell office:value-type="float" office:value="883.388" calcext:value-type="float">
            <text:p>883.388</text:p>
          </table:table-cell>
          <table:table-cell office:value-type="float" office:value="15.2708" calcext:value-type="float">
            <text:p>15.2708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05.184" calcext:value-type="float">
            <text:p>105.184</text:p>
          </table:table-cell>
          <table:table-cell office:value-type="float" office:value="878.916" calcext:value-type="float">
            <text:p>878.916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09.149" calcext:value-type="float">
            <text:p>109.149</text:p>
          </table:table-cell>
          <table:table-cell office:value-type="float" office:value="874.298" calcext:value-type="float">
            <text:p>874.298</text:p>
          </table:table-cell>
          <table:table-cell office:value-type="float" office:value="16.553" calcext:value-type="float">
            <text:p>16.55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13.238" calcext:value-type="float">
            <text:p>113.238</text:p>
          </table:table-cell>
          <table:table-cell office:value-type="float" office:value="869.531" calcext:value-type="float">
            <text:p>869.531</text:p>
          </table:table-cell>
          <table:table-cell office:value-type="float" office:value="17.2306" calcext:value-type="float">
            <text:p>17.2306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17.454" calcext:value-type="float">
            <text:p>117.454</text:p>
          </table:table-cell>
          <table:table-cell office:value-type="float" office:value="864.613" calcext:value-type="float">
            <text:p>864.613</text:p>
          </table:table-cell>
          <table:table-cell office:value-type="float" office:value="17.9335" calcext:value-type="float">
            <text:p>17.933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1.797" calcext:value-type="float">
            <text:p>121.797</text:p>
          </table:table-cell>
          <table:table-cell office:value-type="float" office:value="859.54" calcext:value-type="float">
            <text:p>859.54</text:p>
          </table:table-cell>
          <table:table-cell office:value-type="float" office:value="18.6626" calcext:value-type="float">
            <text:p>18.6626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26.27" calcext:value-type="float">
            <text:p>126.27</text:p>
          </table:table-cell>
          <table:table-cell office:value-type="float" office:value="854.311" calcext:value-type="float">
            <text:p>854.311</text:p>
          </table:table-cell>
          <table:table-cell office:value-type="float" office:value="19.4187" calcext:value-type="float">
            <text:p>19.418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30.875" calcext:value-type="float">
            <text:p>130.875</text:p>
          </table:table-cell>
          <table:table-cell office:value-type="float" office:value="848.923" calcext:value-type="float">
            <text:p>848.923</text:p>
          </table:table-cell>
          <table:table-cell office:value-type="float" office:value="20.2025" calcext:value-type="float">
            <text:p>20.2025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135.612" calcext:value-type="float">
            <text:p>135.612</text:p>
          </table:table-cell>
          <table:table-cell office:value-type="float" office:value="843.373" calcext:value-type="float">
            <text:p>843.373</text:p>
          </table:table-cell>
          <table:table-cell office:value-type="float" office:value="21.0148" calcext:value-type="float">
            <text:p>21.01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.483" calcext:value-type="float">
            <text:p>140.483</text:p>
          </table:table-cell>
          <table:table-cell office:value-type="float" office:value="837.66" calcext:value-type="float">
            <text:p>837.66</text:p>
          </table:table-cell>
          <table:table-cell office:value-type="float" office:value="21.8565" calcext:value-type="float">
            <text:p>21.8565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145.489" calcext:value-type="float">
            <text:p>145.489</text:p>
          </table:table-cell>
          <table:table-cell office:value-type="float" office:value="831.783" calcext:value-type="float">
            <text:p>831.783</text:p>
          </table:table-cell>
          <table:table-cell office:value-type="float" office:value="22.7285" calcext:value-type="float">
            <text:p>22.728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50.63" calcext:value-type="float">
            <text:p>150.63</text:p>
          </table:table-cell>
          <table:table-cell office:value-type="float" office:value="825.738" calcext:value-type="float">
            <text:p>825.738</text:p>
          </table:table-cell>
          <table:table-cell office:value-type="float" office:value="23.6315" calcext:value-type="float">
            <text:p>23.6315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55.908" calcext:value-type="float">
            <text:p>155.908</text:p>
          </table:table-cell>
          <table:table-cell office:value-type="float" office:value="819.526" calcext:value-type="float">
            <text:p>819.526</text:p>
          </table:table-cell>
          <table:table-cell office:value-type="float" office:value="24.5664" calcext:value-type="float">
            <text:p>24.566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61.322" calcext:value-type="float">
            <text:p>161.322</text:p>
          </table:table-cell>
          <table:table-cell office:value-type="float" office:value="813.144" calcext:value-type="float">
            <text:p>813.144</text:p>
          </table:table-cell>
          <table:table-cell office:value-type="float" office:value="25.534" calcext:value-type="float">
            <text:p>25.534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66.873" calcext:value-type="float">
            <text:p>166.873</text:p>
          </table:table-cell>
          <table:table-cell office:value-type="float" office:value="806.592" calcext:value-type="float">
            <text:p>806.592</text:p>
          </table:table-cell>
          <table:table-cell office:value-type="float" office:value="26.5351" calcext:value-type="float">
            <text:p>26.535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72.56" calcext:value-type="float">
            <text:p>172.56</text:p>
          </table:table-cell>
          <table:table-cell office:value-type="float" office:value="799.87" calcext:value-type="float">
            <text:p>799.87</text:p>
          </table:table-cell>
          <table:table-cell office:value-type="float" office:value="27.5707" calcext:value-type="float">
            <text:p>27.5707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178.382" calcext:value-type="float">
            <text:p>178.382</text:p>
          </table:table-cell>
          <table:table-cell office:value-type="float" office:value="792.976" calcext:value-type="float">
            <text:p>792.976</text:p>
          </table:table-cell>
          <table:table-cell office:value-type="float" office:value="28.6416" calcext:value-type="float">
            <text:p>28.641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84.34" calcext:value-type="float">
            <text:p>184.34</text:p>
          </table:table-cell>
          <table:table-cell office:value-type="float" office:value="785.911" calcext:value-type="float">
            <text:p>785.911</text:p>
          </table:table-cell>
          <table:table-cell office:value-type="float" office:value="29.7485" calcext:value-type="float">
            <text:p>29.7485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190.432" calcext:value-type="float">
            <text:p>190.432</text:p>
          </table:table-cell>
          <table:table-cell office:value-type="float" office:value="778.676" calcext:value-type="float">
            <text:p>778.676</text:p>
          </table:table-cell>
          <table:table-cell office:value-type="float" office:value="30.8924" calcext:value-type="float">
            <text:p>30.892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96.656" calcext:value-type="float">
            <text:p>196.656</text:p>
          </table:table-cell>
          <table:table-cell office:value-type="float" office:value="771.27" calcext:value-type="float">
            <text:p>771.27</text:p>
          </table:table-cell>
          <table:table-cell office:value-type="float" office:value="32.074" calcext:value-type="float">
            <text:p>32.074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203.01" calcext:value-type="float">
            <text:p>203.01</text:p>
          </table:table-cell>
          <table:table-cell office:value-type="float" office:value="763.695" calcext:value-type="float">
            <text:p>763.695</text:p>
          </table:table-cell>
          <table:table-cell office:value-type="float" office:value="33.2942" calcext:value-type="float">
            <text:p>33.294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09.493" calcext:value-type="float">
            <text:p>209.493</text:p>
          </table:table-cell>
          <table:table-cell office:value-type="float" office:value="755.953" calcext:value-type="float">
            <text:p>755.953</text:p>
          </table:table-cell>
          <table:table-cell office:value-type="float" office:value="34.5537" calcext:value-type="float">
            <text:p>34.5537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216.102" calcext:value-type="float">
            <text:p>216.102</text:p>
          </table:table-cell>
          <table:table-cell office:value-type="float" office:value="748.044" calcext:value-type="float">
            <text:p>748.044</text:p>
          </table:table-cell>
          <table:table-cell office:value-type="float" office:value="35.8535" calcext:value-type="float">
            <text:p>35.853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22.835" calcext:value-type="float">
            <text:p>222.835</text:p>
          </table:table-cell>
          <table:table-cell office:value-type="float" office:value="739.971" calcext:value-type="float">
            <text:p>739.971</text:p>
          </table:table-cell>
          <table:table-cell office:value-type="float" office:value="37.1941" calcext:value-type="float">
            <text:p>37.1941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229.686" calcext:value-type="float">
            <text:p>229.686</text:p>
          </table:table-cell>
          <table:table-cell office:value-type="float" office:value="731.737" calcext:value-type="float">
            <text:p>731.737</text:p>
          </table:table-cell>
          <table:table-cell office:value-type="float" office:value="38.5765" calcext:value-type="float">
            <text:p>38.576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36.654" calcext:value-type="float">
            <text:p>236.654</text:p>
          </table:table-cell>
          <table:table-cell office:value-type="float" office:value="723.344" calcext:value-type="float">
            <text:p>723.344</text:p>
          </table:table-cell>
          <table:table-cell office:value-type="float" office:value="40.0014" calcext:value-type="float">
            <text:p>40.0014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243.734" calcext:value-type="float">
            <text:p>243.734</text:p>
          </table:table-cell>
          <table:table-cell office:value-type="float" office:value="714.796" calcext:value-type="float">
            <text:p>714.796</text:p>
          </table:table-cell>
          <table:table-cell office:value-type="float" office:value="41.4693" calcext:value-type="float">
            <text:p>41.469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0.922" calcext:value-type="float">
            <text:p>250.922</text:p>
          </table:table-cell>
          <table:table-cell office:value-type="float" office:value="706.097" calcext:value-type="float">
            <text:p>706.097</text:p>
          </table:table-cell>
          <table:table-cell office:value-type="float" office:value="42.9812" calcext:value-type="float">
            <text:p>42.9812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258.213" calcext:value-type="float">
            <text:p>258.213</text:p>
          </table:table-cell>
          <table:table-cell office:value-type="float" office:value="697.25" calcext:value-type="float">
            <text:p>697.25</text:p>
          </table:table-cell>
          <table:table-cell office:value-type="float" office:value="44.5375" calcext:value-type="float">
            <text:p>44.5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5.601" calcext:value-type="float">
            <text:p>265.601</text:p>
          </table:table-cell>
          <table:table-cell office:value-type="float" office:value="688.26" calcext:value-type="float">
            <text:p>688.26</text:p>
          </table:table-cell>
          <table:table-cell office:value-type="float" office:value="46.1389" calcext:value-type="float">
            <text:p>46.1389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273.081" calcext:value-type="float">
            <text:p>273.081</text:p>
          </table:table-cell>
          <table:table-cell office:value-type="float" office:value="679.133" calcext:value-type="float">
            <text:p>679.133</text:p>
          </table:table-cell>
          <table:table-cell office:value-type="float" office:value="47.7861" calcext:value-type="float">
            <text:p>47.7861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80.647" calcext:value-type="float">
            <text:p>280.647</text:p>
          </table:table-cell>
          <table:table-cell office:value-type="float" office:value="669.873" calcext:value-type="float">
            <text:p>669.873</text:p>
          </table:table-cell>
          <table:table-cell office:value-type="float" office:value="49.4796" calcext:value-type="float">
            <text:p>49.4796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288.293" calcext:value-type="float">
            <text:p>288.293</text:p>
          </table:table-cell>
          <table:table-cell office:value-type="float" office:value="660.487" calcext:value-type="float">
            <text:p>660.487</text:p>
          </table:table-cell>
          <table:table-cell office:value-type="float" office:value="51.2199" calcext:value-type="float">
            <text:p>51.219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96.012" calcext:value-type="float">
            <text:p>296.012</text:p>
          </table:table-cell>
          <table:table-cell office:value-type="float" office:value="650.981" calcext:value-type="float">
            <text:p>650.981</text:p>
          </table:table-cell>
          <table:table-cell office:value-type="float" office:value="53.0075" calcext:value-type="float">
            <text:p>53.0075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303.796" calcext:value-type="float">
            <text:p>303.796</text:p>
          </table:table-cell>
          <table:table-cell office:value-type="float" office:value="641.361" calcext:value-type="float">
            <text:p>641.361</text:p>
          </table:table-cell>
          <table:table-cell office:value-type="float" office:value="54.8429" calcext:value-type="float">
            <text:p>54.842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311.64" calcext:value-type="float">
            <text:p>311.64</text:p>
          </table:table-cell>
          <table:table-cell office:value-type="float" office:value="631.634" calcext:value-type="float">
            <text:p>631.634</text:p>
          </table:table-cell>
          <table:table-cell office:value-type="float" office:value="56.7264" calcext:value-type="float">
            <text:p>56.7264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319.534" calcext:value-type="float">
            <text:p>319.534</text:p>
          </table:table-cell>
          <table:table-cell office:value-type="float" office:value="621.807" calcext:value-type="float">
            <text:p>621.807</text:p>
          </table:table-cell>
          <table:table-cell office:value-type="float" office:value="58.6584" calcext:value-type="float">
            <text:p>58.658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327.472" calcext:value-type="float">
            <text:p>327.472</text:p>
          </table:table-cell>
          <table:table-cell office:value-type="float" office:value="611.889" calcext:value-type="float">
            <text:p>611.889</text:p>
          </table:table-cell>
          <table:table-cell office:value-type="float" office:value="60.6392" calcext:value-type="float">
            <text:p>60.6392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335.444" calcext:value-type="float">
            <text:p>335.444</text:p>
          </table:table-cell>
          <table:table-cell office:value-type="float" office:value="601.887" calcext:value-type="float">
            <text:p>601.887</text:p>
          </table:table-cell>
          <table:table-cell office:value-type="float" office:value="62.669" calcext:value-type="float">
            <text:p>62.66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43.442" calcext:value-type="float">
            <text:p>343.442</text:p>
          </table:table-cell>
          <table:table-cell office:value-type="float" office:value="591.81" calcext:value-type="float">
            <text:p>591.81</text:p>
          </table:table-cell>
          <table:table-cell office:value-type="float" office:value="64.7481" calcext:value-type="float">
            <text:p>64.7481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351.458" calcext:value-type="float">
            <text:p>351.458</text:p>
          </table:table-cell>
          <table:table-cell office:value-type="float" office:value="581.665" calcext:value-type="float">
            <text:p>581.665</text:p>
          </table:table-cell>
          <table:table-cell office:value-type="float" office:value="66.8767" calcext:value-type="float">
            <text:p>66.87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59.483" calcext:value-type="float">
            <text:p>359.483</text:p>
          </table:table-cell>
          <table:table-cell office:value-type="float" office:value="571.462" calcext:value-type="float">
            <text:p>571.462</text:p>
          </table:table-cell>
          <table:table-cell office:value-type="float" office:value="69.0547" calcext:value-type="float">
            <text:p>69.0547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367.508" calcext:value-type="float">
            <text:p>367.508</text:p>
          </table:table-cell>
          <table:table-cell office:value-type="float" office:value="561.21" calcext:value-type="float">
            <text:p>561.21</text:p>
          </table:table-cell>
          <table:table-cell office:value-type="float" office:value="71.2823" calcext:value-type="float">
            <text:p>71.282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75.524" calcext:value-type="float">
            <text:p>375.524</text:p>
          </table:table-cell>
          <table:table-cell office:value-type="float" office:value="550.917" calcext:value-type="float">
            <text:p>550.917</text:p>
          </table:table-cell>
          <table:table-cell office:value-type="float" office:value="73.5594" calcext:value-type="float">
            <text:p>73.5594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383.521" calcext:value-type="float">
            <text:p>383.521</text:p>
          </table:table-cell>
          <table:table-cell office:value-type="float" office:value="540.593" calcext:value-type="float">
            <text:p>540.593</text:p>
          </table:table-cell>
          <table:table-cell office:value-type="float" office:value="75.886" calcext:value-type="float">
            <text:p>75.88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91.49" calcext:value-type="float">
            <text:p>391.49</text:p>
          </table:table-cell>
          <table:table-cell office:value-type="float" office:value="530.248" calcext:value-type="float">
            <text:p>530.248</text:p>
          </table:table-cell>
          <table:table-cell office:value-type="float" office:value="78.2619" calcext:value-type="float">
            <text:p>78.2619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399.423" calcext:value-type="float">
            <text:p>399.423</text:p>
          </table:table-cell>
          <table:table-cell office:value-type="float" office:value="519.89" calcext:value-type="float">
            <text:p>519.89</text:p>
          </table:table-cell>
          <table:table-cell office:value-type="float" office:value="80.687" calcext:value-type="float">
            <text:p>80.68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407.309" calcext:value-type="float">
            <text:p>407.309</text:p>
          </table:table-cell>
          <table:table-cell office:value-type="float" office:value="509.53" calcext:value-type="float">
            <text:p>509.53</text:p>
          </table:table-cell>
          <table:table-cell office:value-type="float" office:value="83.161" calcext:value-type="float">
            <text:p>83.161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415.14" calcext:value-type="float">
            <text:p>415.14</text:p>
          </table:table-cell>
          <table:table-cell office:value-type="float" office:value="499.176" calcext:value-type="float">
            <text:p>499.176</text:p>
          </table:table-cell>
          <table:table-cell office:value-type="float" office:value="85.6836" calcext:value-type="float">
            <text:p>85.68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2.907" calcext:value-type="float">
            <text:p>422.907</text:p>
          </table:table-cell>
          <table:table-cell office:value-type="float" office:value="488.839" calcext:value-type="float">
            <text:p>488.839</text:p>
          </table:table-cell>
          <table:table-cell office:value-type="float" office:value="88.2544" calcext:value-type="float">
            <text:p>88.2544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430.6" calcext:value-type="float">
            <text:p>430.6</text:p>
          </table:table-cell>
          <table:table-cell office:value-type="float" office:value="478.527" calcext:value-type="float">
            <text:p>478.527</text:p>
          </table:table-cell>
          <table:table-cell office:value-type="float" office:value="90.8731" calcext:value-type="float">
            <text:p>90.8731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38.212" calcext:value-type="float">
            <text:p>438.212</text:p>
          </table:table-cell>
          <table:table-cell office:value-type="float" office:value="468.249" calcext:value-type="float">
            <text:p>468.249</text:p>
          </table:table-cell>
          <table:table-cell office:value-type="float" office:value="93.5391" calcext:value-type="float">
            <text:p>93.5391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445.733" calcext:value-type="float">
            <text:p>445.733</text:p>
          </table:table-cell>
          <table:table-cell office:value-type="float" office:value="458.015" calcext:value-type="float">
            <text:p>458.015</text:p>
          </table:table-cell>
          <table:table-cell office:value-type="float" office:value="96.2519" calcext:value-type="float">
            <text:p>96.251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53.154" calcext:value-type="float">
            <text:p>453.154</text:p>
          </table:table-cell>
          <table:table-cell office:value-type="float" office:value="447.835" calcext:value-type="float">
            <text:p>447.835</text:p>
          </table:table-cell>
          <table:table-cell office:value-type="float" office:value="99.011" calcext:value-type="float">
            <text:p>99.011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460.469" calcext:value-type="float">
            <text:p>460.469</text:p>
          </table:table-cell>
          <table:table-cell office:value-type="float" office:value="437.715" calcext:value-type="float">
            <text:p>437.715</text:p>
          </table:table-cell>
          <table:table-cell office:value-type="float" office:value="101.816" calcext:value-type="float">
            <text:p>101.81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67.669" calcext:value-type="float">
            <text:p>467.669</text:p>
          </table:table-cell>
          <table:table-cell office:value-type="float" office:value="427.666" calcext:value-type="float">
            <text:p>427.666</text:p>
          </table:table-cell>
          <table:table-cell office:value-type="float" office:value="104.665" calcext:value-type="float">
            <text:p>104.665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474.746" calcext:value-type="float">
            <text:p>474.746</text:p>
          </table:table-cell>
          <table:table-cell office:value-type="float" office:value="417.694" calcext:value-type="float">
            <text:p>417.694</text:p>
          </table:table-cell>
          <table:table-cell office:value-type="float" office:value="107.559" calcext:value-type="float">
            <text:p>107.55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81.694" calcext:value-type="float">
            <text:p>481.694</text:p>
          </table:table-cell>
          <table:table-cell office:value-type="float" office:value="407.809" calcext:value-type="float">
            <text:p>407.809</text:p>
          </table:table-cell>
          <table:table-cell office:value-type="float" office:value="110.497" calcext:value-type="float">
            <text:p>110.497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488.505" calcext:value-type="float">
            <text:p>488.505</text:p>
          </table:table-cell>
          <table:table-cell office:value-type="float" office:value="398.018" calcext:value-type="float">
            <text:p>398.018</text:p>
          </table:table-cell>
          <table:table-cell office:value-type="float" office:value="113.476" calcext:value-type="float">
            <text:p>113.47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95.174" calcext:value-type="float">
            <text:p>495.174</text:p>
          </table:table-cell>
          <table:table-cell office:value-type="float" office:value="388.328" calcext:value-type="float">
            <text:p>388.328</text:p>
          </table:table-cell>
          <table:table-cell office:value-type="float" office:value="116.498" calcext:value-type="float">
            <text:p>116.498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501.694" calcext:value-type="float">
            <text:p>501.694</text:p>
          </table:table-cell>
          <table:table-cell office:value-type="float" office:value="378.746" calcext:value-type="float">
            <text:p>378.746</text:p>
          </table:table-cell>
          <table:table-cell office:value-type="float" office:value="119.561" calcext:value-type="float">
            <text:p>119.56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508.059" calcext:value-type="float">
            <text:p>508.059</text:p>
          </table:table-cell>
          <table:table-cell office:value-type="float" office:value="369.278" calcext:value-type="float">
            <text:p>369.278</text:p>
          </table:table-cell>
          <table:table-cell office:value-type="float" office:value="122.663" calcext:value-type="float">
            <text:p>122.663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514.264" calcext:value-type="float">
            <text:p>514.264</text:p>
          </table:table-cell>
          <table:table-cell office:value-type="float" office:value="359.932" calcext:value-type="float">
            <text:p>359.932</text:p>
          </table:table-cell>
          <table:table-cell office:value-type="float" office:value="125.804" calcext:value-type="float">
            <text:p>125.804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20.305" calcext:value-type="float">
            <text:p>520.305</text:p>
          </table:table-cell>
          <table:table-cell office:value-type="float" office:value="350.712" calcext:value-type="float">
            <text:p>350.712</text:p>
          </table:table-cell>
          <table:table-cell office:value-type="float" office:value="128.983" calcext:value-type="float">
            <text:p>128.983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526.177" calcext:value-type="float">
            <text:p>526.177</text:p>
          </table:table-cell>
          <table:table-cell office:value-type="float" office:value="341.624" calcext:value-type="float">
            <text:p>341.624</text:p>
          </table:table-cell>
          <table:table-cell office:value-type="float" office:value="132.2" calcext:value-type="float">
            <text:p>132.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531.876" calcext:value-type="float">
            <text:p>531.876</text:p>
          </table:table-cell>
          <table:table-cell office:value-type="float" office:value="332.673" calcext:value-type="float">
            <text:p>332.673</text:p>
          </table:table-cell>
          <table:table-cell office:value-type="float" office:value="135.451" calcext:value-type="float">
            <text:p>135.451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537.399" calcext:value-type="float">
            <text:p>537.399</text:p>
          </table:table-cell>
          <table:table-cell office:value-type="float" office:value="323.863" calcext:value-type="float">
            <text:p>323.863</text:p>
          </table:table-cell>
          <table:table-cell office:value-type="float" office:value="138.738" calcext:value-type="float">
            <text:p>138.738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542.742" calcext:value-type="float">
            <text:p>542.742</text:p>
          </table:table-cell>
          <table:table-cell office:value-type="float" office:value="315.199" calcext:value-type="float">
            <text:p>315.199</text:p>
          </table:table-cell>
          <table:table-cell office:value-type="float" office:value="142.058" calcext:value-type="float">
            <text:p>142.058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547.904" calcext:value-type="float">
            <text:p>547.904</text:p>
          </table:table-cell>
          <table:table-cell office:value-type="float" office:value="306.685" calcext:value-type="float">
            <text:p>306.685</text:p>
          </table:table-cell>
          <table:table-cell office:value-type="float" office:value="145.411" calcext:value-type="float">
            <text:p>145.4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2.881" calcext:value-type="float">
            <text:p>552.881</text:p>
          </table:table-cell>
          <table:table-cell office:value-type="float" office:value="298.324" calcext:value-type="float">
            <text:p>298.324</text:p>
          </table:table-cell>
          <table:table-cell office:value-type="float" office:value="148.795" calcext:value-type="float">
            <text:p>148.795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557.672" calcext:value-type="float">
            <text:p>557.672</text:p>
          </table:table-cell>
          <table:table-cell office:value-type="float" office:value="290.118" calcext:value-type="float">
            <text:p>290.118</text:p>
          </table:table-cell>
          <table:table-cell office:value-type="float" office:value="152.209" calcext:value-type="float">
            <text:p>152.20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562.277" calcext:value-type="float">
            <text:p>562.277</text:p>
          </table:table-cell>
          <table:table-cell office:value-type="float" office:value="282.071" calcext:value-type="float">
            <text:p>282.071</text:p>
          </table:table-cell>
          <table:table-cell office:value-type="float" office:value="155.652" calcext:value-type="float">
            <text:p>155.652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566.692" calcext:value-type="float">
            <text:p>566.692</text:p>
          </table:table-cell>
          <table:table-cell office:value-type="float" office:value="274.184" calcext:value-type="float">
            <text:p>274.184</text:p>
          </table:table-cell>
          <table:table-cell office:value-type="float" office:value="159.123" calcext:value-type="float">
            <text:p>159.12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570.92" calcext:value-type="float">
            <text:p>570.92</text:p>
          </table:table-cell>
          <table:table-cell office:value-type="float" office:value="266.46" calcext:value-type="float">
            <text:p>266.46</text:p>
          </table:table-cell>
          <table:table-cell office:value-type="float" office:value="162.621" calcext:value-type="float">
            <text:p>162.621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574.958" calcext:value-type="float">
            <text:p>574.958</text:p>
          </table:table-cell>
          <table:table-cell office:value-type="float" office:value="258.898" calcext:value-type="float">
            <text:p>258.898</text:p>
          </table:table-cell>
          <table:table-cell office:value-type="float" office:value="166.144" calcext:value-type="float">
            <text:p>166.14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578.807" calcext:value-type="float">
            <text:p>578.807</text:p>
          </table:table-cell>
          <table:table-cell office:value-type="float" office:value="251.502" calcext:value-type="float">
            <text:p>251.502</text:p>
          </table:table-cell>
          <table:table-cell office:value-type="float" office:value="169.691" calcext:value-type="float">
            <text:p>169.691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582.468" calcext:value-type="float">
            <text:p>582.468</text:p>
          </table:table-cell>
          <table:table-cell office:value-type="float" office:value="244.27" calcext:value-type="float">
            <text:p>244.27</text:p>
          </table:table-cell>
          <table:table-cell office:value-type="float" office:value="173.262" calcext:value-type="float">
            <text:p>173.26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585.941" calcext:value-type="float">
            <text:p>585.941</text:p>
          </table:table-cell>
          <table:table-cell office:value-type="float" office:value="237.205" calcext:value-type="float">
            <text:p>237.205</text:p>
          </table:table-cell>
          <table:table-cell office:value-type="float" office:value="176.854" calcext:value-type="float">
            <text:p>176.854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589.229" calcext:value-type="float">
            <text:p>589.229</text:p>
          </table:table-cell>
          <table:table-cell office:value-type="float" office:value="230.304" calcext:value-type="float">
            <text:p>230.304</text:p>
          </table:table-cell>
          <table:table-cell office:value-type="float" office:value="180.467" calcext:value-type="float">
            <text:p>180.4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592.331" calcext:value-type="float">
            <text:p>592.331</text:p>
          </table:table-cell>
          <table:table-cell office:value-type="float" office:value="223.569" calcext:value-type="float">
            <text:p>223.569</text:p>
          </table:table-cell>
          <table:table-cell office:value-type="float" office:value="184.1" calcext:value-type="float">
            <text:p>184.1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595.25" calcext:value-type="float">
            <text:p>595.25</text:p>
          </table:table-cell>
          <table:table-cell office:value-type="float" office:value="216.999" calcext:value-type="float">
            <text:p>216.999</text:p>
          </table:table-cell>
          <table:table-cell office:value-type="float" office:value="187.751" calcext:value-type="float">
            <text:p>187.75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97.989" calcext:value-type="float">
            <text:p>597.989</text:p>
          </table:table-cell>
          <table:table-cell office:value-type="float" office:value="210.593" calcext:value-type="float">
            <text:p>210.593</text:p>
          </table:table-cell>
          <table:table-cell office:value-type="float" office:value="191.419" calcext:value-type="float">
            <text:p>191.419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600.548" calcext:value-type="float">
            <text:p>600.548</text:p>
          </table:table-cell>
          <table:table-cell office:value-type="float" office:value="204.349" calcext:value-type="float">
            <text:p>204.349</text:p>
          </table:table-cell>
          <table:table-cell office:value-type="float" office:value="195.103" calcext:value-type="float">
            <text:p>195.10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02.93" calcext:value-type="float">
            <text:p>602.93</text:p>
          </table:table-cell>
          <table:table-cell office:value-type="float" office:value="198.267" calcext:value-type="float">
            <text:p>198.267</text:p>
          </table:table-cell>
          <table:table-cell office:value-type="float" office:value="198.802" calcext:value-type="float">
            <text:p>198.802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605.139" calcext:value-type="float">
            <text:p>605.139</text:p>
          </table:table-cell>
          <table:table-cell office:value-type="float" office:value="192.346" calcext:value-type="float">
            <text:p>192.346</text:p>
          </table:table-cell>
          <table:table-cell office:value-type="float" office:value="202.515" calcext:value-type="float">
            <text:p>202.51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607.177" calcext:value-type="float">
            <text:p>607.177</text:p>
          </table:table-cell>
          <table:table-cell office:value-type="float" office:value="186.582" calcext:value-type="float">
            <text:p>186.582</text:p>
          </table:table-cell>
          <table:table-cell office:value-type="float" office:value="206.241" calcext:value-type="float">
            <text:p>206.241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609.046" calcext:value-type="float">
            <text:p>609.046</text:p>
          </table:table-cell>
          <table:table-cell office:value-type="float" office:value="180.975" calcext:value-type="float">
            <text:p>180.975</text:p>
          </table:table-cell>
          <table:table-cell office:value-type="float" office:value="209.979" calcext:value-type="float">
            <text:p>209.97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610.751" calcext:value-type="float">
            <text:p>610.751</text:p>
          </table:table-cell>
          <table:table-cell office:value-type="float" office:value="175.522" calcext:value-type="float">
            <text:p>175.522</text:p>
          </table:table-cell>
          <table:table-cell office:value-type="float" office:value="213.727" calcext:value-type="float">
            <text:p>213.727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612.294" calcext:value-type="float">
            <text:p>612.294</text:p>
          </table:table-cell>
          <table:table-cell office:value-type="float" office:value="170.221" calcext:value-type="float">
            <text:p>170.221</text:p>
          </table:table-cell>
          <table:table-cell office:value-type="float" office:value="217.485" calcext:value-type="float">
            <text:p>217.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3.678" calcext:value-type="float">
            <text:p>613.678</text:p>
          </table:table-cell>
          <table:table-cell office:value-type="float" office:value="165.071" calcext:value-type="float">
            <text:p>165.071</text:p>
          </table:table-cell>
          <table:table-cell office:value-type="float" office:value="221.251" calcext:value-type="float">
            <text:p>221.251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614.908" calcext:value-type="float">
            <text:p>614.908</text:p>
          </table:table-cell>
          <table:table-cell office:value-type="float" office:value="160.067" calcext:value-type="float">
            <text:p>160.067</text:p>
          </table:table-cell>
          <table:table-cell office:value-type="float" office:value="225.025" calcext:value-type="float">
            <text:p>225.02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615.986" calcext:value-type="float">
            <text:p>615.986</text:p>
          </table:table-cell>
          <table:table-cell office:value-type="float" office:value="155.208" calcext:value-type="float">
            <text:p>155.208</text:p>
          </table:table-cell>
          <table:table-cell office:value-type="float" office:value="228.806" calcext:value-type="float">
            <text:p>228.806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616.916" calcext:value-type="float">
            <text:p>616.916</text:p>
          </table:table-cell>
          <table:table-cell office:value-type="float" office:value="150.491" calcext:value-type="float">
            <text:p>150.491</text:p>
          </table:table-cell>
          <table:table-cell office:value-type="float" office:value="232.592" calcext:value-type="float">
            <text:p>232.59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17.703" calcext:value-type="float">
            <text:p>617.703</text:p>
          </table:table-cell>
          <table:table-cell office:value-type="float" office:value="145.914" calcext:value-type="float">
            <text:p>145.914</text:p>
          </table:table-cell>
          <table:table-cell office:value-type="float" office:value="236.383" calcext:value-type="float">
            <text:p>236.383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618.349" calcext:value-type="float">
            <text:p>618.349</text:p>
          </table:table-cell>
          <table:table-cell office:value-type="float" office:value="141.473" calcext:value-type="float">
            <text:p>141.473</text:p>
          </table:table-cell>
          <table:table-cell office:value-type="float" office:value="240.178" calcext:value-type="float">
            <text:p>240.178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618.858" calcext:value-type="float">
            <text:p>618.858</text:p>
          </table:table-cell>
          <table:table-cell office:value-type="float" office:value="137.166" calcext:value-type="float">
            <text:p>137.166</text:p>
          </table:table-cell>
          <table:table-cell office:value-type="float" office:value="243.976" calcext:value-type="float">
            <text:p>243.976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619.234" calcext:value-type="float">
            <text:p>619.234</text:p>
          </table:table-cell>
          <table:table-cell office:value-type="float" office:value="132.989" calcext:value-type="float">
            <text:p>132.989</text:p>
          </table:table-cell>
          <table:table-cell office:value-type="float" office:value="247.776" calcext:value-type="float">
            <text:p>247.77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619.482" calcext:value-type="float">
            <text:p>619.482</text:p>
          </table:table-cell>
          <table:table-cell office:value-type="float" office:value="128.941" calcext:value-type="float">
            <text:p>128.941</text:p>
          </table:table-cell>
          <table:table-cell office:value-type="float" office:value="251.578" calcext:value-type="float">
            <text:p>251.578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619.604" calcext:value-type="float">
            <text:p>619.604</text:p>
          </table:table-cell>
          <table:table-cell office:value-type="float" office:value="125.017" calcext:value-type="float">
            <text:p>125.017</text:p>
          </table:table-cell>
          <table:table-cell office:value-type="float" office:value="255.38" calcext:value-type="float">
            <text:p>255.3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19.604" calcext:value-type="float">
            <text:p>619.604</text:p>
          </table:table-cell>
          <table:table-cell office:value-type="float" office:value="121.214" calcext:value-type="float">
            <text:p>121.214</text:p>
          </table:table-cell>
          <table:table-cell office:value-type="float" office:value="259.181" calcext:value-type="float">
            <text:p>259.181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619.487" calcext:value-type="float">
            <text:p>619.487</text:p>
          </table:table-cell>
          <table:table-cell office:value-type="float" office:value="117.531" calcext:value-type="float">
            <text:p>117.531</text:p>
          </table:table-cell>
          <table:table-cell office:value-type="float" office:value="262.982" calcext:value-type="float">
            <text:p>262.982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619.256" calcext:value-type="float">
            <text:p>619.256</text:p>
          </table:table-cell>
          <table:table-cell office:value-type="float" office:value="113.964" calcext:value-type="float">
            <text:p>113.964</text:p>
          </table:table-cell>
          <table:table-cell office:value-type="float" office:value="266.781" calcext:value-type="float">
            <text:p>266.781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618.914" calcext:value-type="float">
            <text:p>618.914</text:p>
          </table:table-cell>
          <table:table-cell office:value-type="float" office:value="110.509" calcext:value-type="float">
            <text:p>110.509</text:p>
          </table:table-cell>
          <table:table-cell office:value-type="float" office:value="270.577" calcext:value-type="float">
            <text:p>270.577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618.465" calcext:value-type="float">
            <text:p>618.465</text:p>
          </table:table-cell>
          <table:table-cell office:value-type="float" office:value="107.165" calcext:value-type="float">
            <text:p>107.165</text:p>
          </table:table-cell>
          <table:table-cell office:value-type="float" office:value="274.37" calcext:value-type="float">
            <text:p>274.37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617.914" calcext:value-type="float">
            <text:p>617.914</text:p>
          </table:table-cell>
          <table:table-cell office:value-type="float" office:value="103.927" calcext:value-type="float">
            <text:p>103.927</text:p>
          </table:table-cell>
          <table:table-cell office:value-type="float" office:value="278.159" calcext:value-type="float">
            <text:p>278.15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617.263" calcext:value-type="float">
            <text:p>617.263</text:p>
          </table:table-cell>
          <table:table-cell office:value-type="float" office:value="100.793" calcext:value-type="float">
            <text:p>100.793</text:p>
          </table:table-cell>
          <table:table-cell office:value-type="float" office:value="281.944" calcext:value-type="float">
            <text:p>281.944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616.516" calcext:value-type="float">
            <text:p>616.516</text:p>
          </table:table-cell>
          <table:table-cell office:value-type="float" office:value="97.7609" calcext:value-type="float">
            <text:p>97.7609</text:p>
          </table:table-cell>
          <table:table-cell office:value-type="float" office:value="285.723" calcext:value-type="float">
            <text:p>285.723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15.676" calcext:value-type="float">
            <text:p>615.676</text:p>
          </table:table-cell>
          <table:table-cell office:value-type="float" office:value="94.8267" calcext:value-type="float">
            <text:p>94.8267</text:p>
          </table:table-cell>
          <table:table-cell office:value-type="float" office:value="289.497" calcext:value-type="float">
            <text:p>289.497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614.747" calcext:value-type="float">
            <text:p>614.747</text:p>
          </table:table-cell>
          <table:table-cell office:value-type="float" office:value="91.9879" calcext:value-type="float">
            <text:p>91.9879</text:p>
          </table:table-cell>
          <table:table-cell office:value-type="float" office:value="293.265" calcext:value-type="float">
            <text:p>293.2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.733" calcext:value-type="float">
            <text:p>613.733</text:p>
          </table:table-cell>
          <table:table-cell office:value-type="float" office:value="89.2419" calcext:value-type="float">
            <text:p>89.2419</text:p>
          </table:table-cell>
          <table:table-cell office:value-type="float" office:value="297.026" calcext:value-type="float">
            <text:p>297.026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612.635" calcext:value-type="float">
            <text:p>612.635</text:p>
          </table:table-cell>
          <table:table-cell office:value-type="float" office:value="86.5859" calcext:value-type="float">
            <text:p>86.5859</text:p>
          </table:table-cell>
          <table:table-cell office:value-type="float" office:value="300.779" calcext:value-type="float">
            <text:p>300.77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611.459" calcext:value-type="float">
            <text:p>611.459</text:p>
          </table:table-cell>
          <table:table-cell office:value-type="float" office:value="84.0172" calcext:value-type="float">
            <text:p>84.0172</text:p>
          </table:table-cell>
          <table:table-cell office:value-type="float" office:value="304.524" calcext:value-type="float">
            <text:p>304.524</text:p>
          </table:table-cell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610.206" calcext:value-type="float">
            <text:p>610.206</text:p>
          </table:table-cell>
          <table:table-cell office:value-type="float" office:value="81.5331" calcext:value-type="float">
            <text:p>81.5331</text:p>
          </table:table-cell>
          <table:table-cell office:value-type="float" office:value="308.261" calcext:value-type="float">
            <text:p>308.26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608.879" calcext:value-type="float">
            <text:p>608.879</text:p>
          </table:table-cell>
          <table:table-cell office:value-type="float" office:value="79.1311" calcext:value-type="float">
            <text:p>79.1311</text:p>
          </table:table-cell>
          <table:table-cell office:value-type="float" office:value="311.99" calcext:value-type="float">
            <text:p>311.99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607.483" calcext:value-type="float">
            <text:p>607.483</text:p>
          </table:table-cell>
          <table:table-cell office:value-type="float" office:value="76.8087" calcext:value-type="float">
            <text:p>76.8087</text:p>
          </table:table-cell>
          <table:table-cell office:value-type="float" office:value="315.708" calcext:value-type="float">
            <text:p>315.708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606.019" calcext:value-type="float">
            <text:p>606.019</text:p>
          </table:table-cell>
          <table:table-cell office:value-type="float" office:value="74.5634" calcext:value-type="float">
            <text:p>74.5634</text:p>
          </table:table-cell>
          <table:table-cell office:value-type="float" office:value="319.417" calcext:value-type="float">
            <text:p>319.417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604.491" calcext:value-type="float">
            <text:p>604.491</text:p>
          </table:table-cell>
          <table:table-cell office:value-type="float" office:value="72.3928" calcext:value-type="float">
            <text:p>72.3928</text:p>
          </table:table-cell>
          <table:table-cell office:value-type="float" office:value="323.116" calcext:value-type="float">
            <text:p>323.116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602.901" calcext:value-type="float">
            <text:p>602.901</text:p>
          </table:table-cell>
          <table:table-cell office:value-type="float" office:value="70.2945" calcext:value-type="float">
            <text:p>70.2945</text:p>
          </table:table-cell>
          <table:table-cell office:value-type="float" office:value="326.805" calcext:value-type="float">
            <text:p>326.805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601.252" calcext:value-type="float">
            <text:p>601.252</text:p>
          </table:table-cell>
          <table:table-cell office:value-type="float" office:value="68.2662" calcext:value-type="float">
            <text:p>68.2662</text:p>
          </table:table-cell>
          <table:table-cell office:value-type="float" office:value="330.482" calcext:value-type="float">
            <text:p>330.48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599.546" calcext:value-type="float">
            <text:p>599.546</text:p>
          </table:table-cell>
          <table:table-cell office:value-type="float" office:value="66.3057" calcext:value-type="float">
            <text:p>66.3057</text:p>
          </table:table-cell>
          <table:table-cell office:value-type="float" office:value="334.148" calcext:value-type="float">
            <text:p>334.148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597.787" calcext:value-type="float">
            <text:p>597.787</text:p>
          </table:table-cell>
          <table:table-cell office:value-type="float" office:value="64.4109" calcext:value-type="float">
            <text:p>64.4109</text:p>
          </table:table-cell>
          <table:table-cell office:value-type="float" office:value="337.802" calcext:value-type="float">
            <text:p>337.802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595.976" calcext:value-type="float">
            <text:p>595.976</text:p>
          </table:table-cell>
          <table:table-cell office:value-type="float" office:value="62.5795" calcext:value-type="float">
            <text:p>62.5795</text:p>
          </table:table-cell>
          <table:table-cell office:value-type="float" office:value="341.445" calcext:value-type="float">
            <text:p>341.445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594.116" calcext:value-type="float">
            <text:p>594.116</text:p>
          </table:table-cell>
          <table:table-cell office:value-type="float" office:value="60.8096" calcext:value-type="float">
            <text:p>60.8096</text:p>
          </table:table-cell>
          <table:table-cell office:value-type="float" office:value="345.075" calcext:value-type="float">
            <text:p>345.075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92.209" calcext:value-type="float">
            <text:p>592.209</text:p>
          </table:table-cell>
          <table:table-cell office:value-type="float" office:value="59.099" calcext:value-type="float">
            <text:p>59.099</text:p>
          </table:table-cell>
          <table:table-cell office:value-type="float" office:value="348.692" calcext:value-type="float">
            <text:p>348.692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590.258" calcext:value-type="float">
            <text:p>590.258</text:p>
          </table:table-cell>
          <table:table-cell office:value-type="float" office:value="57.4459" calcext:value-type="float">
            <text:p>57.4459</text:p>
          </table:table-cell>
          <table:table-cell office:value-type="float" office:value="352.297" calcext:value-type="float">
            <text:p>352.297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588.264" calcext:value-type="float">
            <text:p>588.264</text:p>
          </table:table-cell>
          <table:table-cell office:value-type="float" office:value="55.8484" calcext:value-type="float">
            <text:p>55.8484</text:p>
          </table:table-cell>
          <table:table-cell office:value-type="float" office:value="355.888" calcext:value-type="float">
            <text:p>355.888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586.23" calcext:value-type="float">
            <text:p>586.23</text:p>
          </table:table-cell>
          <table:table-cell office:value-type="float" office:value="54.3045" calcext:value-type="float">
            <text:p>54.3045</text:p>
          </table:table-cell>
          <table:table-cell office:value-type="float" office:value="359.466" calcext:value-type="float">
            <text:p>359.466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584.158" calcext:value-type="float">
            <text:p>584.158</text:p>
          </table:table-cell>
          <table:table-cell office:value-type="float" office:value="52.8126" calcext:value-type="float">
            <text:p>52.8126</text:p>
          </table:table-cell>
          <table:table-cell office:value-type="float" office:value="363.03" calcext:value-type="float">
            <text:p>363.03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582.049" calcext:value-type="float">
            <text:p>582.049</text:p>
          </table:table-cell>
          <table:table-cell office:value-type="float" office:value="51.3709" calcext:value-type="float">
            <text:p>51.3709</text:p>
          </table:table-cell>
          <table:table-cell office:value-type="float" office:value="366.58" calcext:value-type="float">
            <text:p>366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9.906" calcext:value-type="float">
            <text:p>579.906</text:p>
          </table:table-cell>
          <table:table-cell office:value-type="float" office:value="49.9777" calcext:value-type="float">
            <text:p>49.9777</text:p>
          </table:table-cell>
          <table:table-cell office:value-type="float" office:value="370.116" calcext:value-type="float">
            <text:p>370.116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577.731" calcext:value-type="float">
            <text:p>577.731</text:p>
          </table:table-cell>
          <table:table-cell office:value-type="float" office:value="48.6314" calcext:value-type="float">
            <text:p>48.6314</text:p>
          </table:table-cell>
          <table:table-cell office:value-type="float" office:value="373.637" calcext:value-type="float">
            <text:p>373.637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575.525" calcext:value-type="float">
            <text:p>575.525</text:p>
          </table:table-cell>
          <table:table-cell office:value-type="float" office:value="47.3304" calcext:value-type="float">
            <text:p>47.3304</text:p>
          </table:table-cell>
          <table:table-cell office:value-type="float" office:value="377.145" calcext:value-type="float">
            <text:p>377.145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573.29" calcext:value-type="float">
            <text:p>573.29</text:p>
          </table:table-cell>
          <table:table-cell office:value-type="float" office:value="46.0731" calcext:value-type="float">
            <text:p>46.0731</text:p>
          </table:table-cell>
          <table:table-cell office:value-type="float" office:value="380.637" calcext:value-type="float">
            <text:p>380.637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571.028" calcext:value-type="float">
            <text:p>571.028</text:p>
          </table:table-cell>
          <table:table-cell office:value-type="float" office:value="44.8582" calcext:value-type="float">
            <text:p>44.8582</text:p>
          </table:table-cell>
          <table:table-cell office:value-type="float" office:value="384.114" calcext:value-type="float">
            <text:p>384.114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568.739" calcext:value-type="float">
            <text:p>568.739</text:p>
          </table:table-cell>
          <table:table-cell office:value-type="float" office:value="43.6841" calcext:value-type="float">
            <text:p>43.6841</text:p>
          </table:table-cell>
          <table:table-cell office:value-type="float" office:value="387.576" calcext:value-type="float">
            <text:p>387.576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566.427" calcext:value-type="float">
            <text:p>566.427</text:p>
          </table:table-cell>
          <table:table-cell office:value-type="float" office:value="42.5495" calcext:value-type="float">
            <text:p>42.5495</text:p>
          </table:table-cell>
          <table:table-cell office:value-type="float" office:value="391.023" calcext:value-type="float">
            <text:p>391.023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564.092" calcext:value-type="float">
            <text:p>564.092</text:p>
          </table:table-cell>
          <table:table-cell office:value-type="float" office:value="41.4531" calcext:value-type="float">
            <text:p>41.4531</text:p>
          </table:table-cell>
          <table:table-cell office:value-type="float" office:value="394.455" calcext:value-type="float">
            <text:p>394.45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61.736" calcext:value-type="float">
            <text:p>561.736</text:p>
          </table:table-cell>
          <table:table-cell office:value-type="float" office:value="40.3935" calcext:value-type="float">
            <text:p>40.3935</text:p>
          </table:table-cell>
          <table:table-cell office:value-type="float" office:value="397.871" calcext:value-type="float">
            <text:p>397.871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559.359" calcext:value-type="float">
            <text:p>559.359</text:p>
          </table:table-cell>
          <table:table-cell office:value-type="float" office:value="39.3694" calcext:value-type="float">
            <text:p>39.3694</text:p>
          </table:table-cell>
          <table:table-cell office:value-type="float" office:value="401.271" calcext:value-type="float">
            <text:p>401.27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56.964" calcext:value-type="float">
            <text:p>556.964</text:p>
          </table:table-cell>
          <table:table-cell office:value-type="float" office:value="38.3798" calcext:value-type="float">
            <text:p>38.3798</text:p>
          </table:table-cell>
          <table:table-cell office:value-type="float" office:value="404.656" calcext:value-type="float">
            <text:p>404.656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554.552" calcext:value-type="float">
            <text:p>554.552</text:p>
          </table:table-cell>
          <table:table-cell office:value-type="float" office:value="37.4234" calcext:value-type="float">
            <text:p>37.4234</text:p>
          </table:table-cell>
          <table:table-cell office:value-type="float" office:value="408.024" calcext:value-type="float">
            <text:p>408.02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52.124" calcext:value-type="float">
            <text:p>552.124</text:p>
          </table:table-cell>
          <table:table-cell office:value-type="float" office:value="36.4991" calcext:value-type="float">
            <text:p>36.4991</text:p>
          </table:table-cell>
          <table:table-cell office:value-type="float" office:value="411.377" calcext:value-type="float">
            <text:p>411.377</text:p>
          </table:table-cell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549.681" calcext:value-type="float">
            <text:p>549.681</text:p>
          </table:table-cell>
          <table:table-cell office:value-type="float" office:value="35.6057" calcext:value-type="float">
            <text:p>35.6057</text:p>
          </table:table-cell>
          <table:table-cell office:value-type="float" office:value="414.714" calcext:value-type="float">
            <text:p>414.714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547.224" calcext:value-type="float">
            <text:p>547.224</text:p>
          </table:table-cell>
          <table:table-cell office:value-type="float" office:value="34.7423" calcext:value-type="float">
            <text:p>34.7423</text:p>
          </table:table-cell>
          <table:table-cell office:value-type="float" office:value="418.034" calcext:value-type="float">
            <text:p>418.034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544.754" calcext:value-type="float">
            <text:p>544.754</text:p>
          </table:table-cell>
          <table:table-cell office:value-type="float" office:value="33.9078" calcext:value-type="float">
            <text:p>33.9078</text:p>
          </table:table-cell>
          <table:table-cell office:value-type="float" office:value="421.338" calcext:value-type="float">
            <text:p>421.33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42.273" calcext:value-type="float">
            <text:p>542.273</text:p>
          </table:table-cell>
          <table:table-cell office:value-type="float" office:value="33.1013" calcext:value-type="float">
            <text:p>33.1013</text:p>
          </table:table-cell>
          <table:table-cell office:value-type="float" office:value="424.626" calcext:value-type="float">
            <text:p>424.626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539.781" calcext:value-type="float">
            <text:p>539.781</text:p>
          </table:table-cell>
          <table:table-cell office:value-type="float" office:value="32.3217" calcext:value-type="float">
            <text:p>32.3217</text:p>
          </table:table-cell>
          <table:table-cell office:value-type="float" office:value="427.897" calcext:value-type="float">
            <text:p>427.897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37.28" calcext:value-type="float">
            <text:p>537.28</text:p>
          </table:table-cell>
          <table:table-cell office:value-type="float" office:value="31.5683" calcext:value-type="float">
            <text:p>31.5683</text:p>
          </table:table-cell>
          <table:table-cell office:value-type="float" office:value="431.152" calcext:value-type="float">
            <text:p>431.152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534.77" calcext:value-type="float">
            <text:p>534.77</text:p>
          </table:table-cell>
          <table:table-cell office:value-type="float" office:value="30.84" calcext:value-type="float">
            <text:p>30.84</text:p>
          </table:table-cell>
          <table:table-cell office:value-type="float" office:value="434.39" calcext:value-type="float">
            <text:p>434.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2.252" calcext:value-type="float">
            <text:p>532.252</text:p>
          </table:table-cell>
          <table:table-cell office:value-type="float" office:value="30.136" calcext:value-type="float">
            <text:p>30.136</text:p>
          </table:table-cell>
          <table:table-cell office:value-type="float" office:value="437.612" calcext:value-type="float">
            <text:p>437.612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529.728" calcext:value-type="float">
            <text:p>529.728</text:p>
          </table:table-cell>
          <table:table-cell office:value-type="float" office:value="29.4555" calcext:value-type="float">
            <text:p>29.4555</text:p>
          </table:table-cell>
          <table:table-cell office:value-type="float" office:value="440.817" calcext:value-type="float">
            <text:p>440.817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527.197" calcext:value-type="float">
            <text:p>527.197</text:p>
          </table:table-cell>
          <table:table-cell office:value-type="float" office:value="28.7978" calcext:value-type="float">
            <text:p>28.7978</text:p>
          </table:table-cell>
          <table:table-cell office:value-type="float" office:value="444.005" calcext:value-type="float">
            <text:p>444.005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524.661" calcext:value-type="float">
            <text:p>524.661</text:p>
          </table:table-cell>
          <table:table-cell office:value-type="float" office:value="28.162" calcext:value-type="float">
            <text:p>28.162</text:p>
          </table:table-cell>
          <table:table-cell office:value-type="float" office:value="447.177" calcext:value-type="float">
            <text:p>447.177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22.121" calcext:value-type="float">
            <text:p>522.121</text:p>
          </table:table-cell>
          <table:table-cell office:value-type="float" office:value="27.5475" calcext:value-type="float">
            <text:p>27.5475</text:p>
          </table:table-cell>
          <table:table-cell office:value-type="float" office:value="450.332" calcext:value-type="float">
            <text:p>450.332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519.577" calcext:value-type="float">
            <text:p>519.577</text:p>
          </table:table-cell>
          <table:table-cell office:value-type="float" office:value="26.9534" calcext:value-type="float">
            <text:p>26.9534</text:p>
          </table:table-cell>
          <table:table-cell office:value-type="float" office:value="453.47" calcext:value-type="float">
            <text:p>453.47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7.03" calcext:value-type="float">
            <text:p>517.03</text:p>
          </table:table-cell>
          <table:table-cell office:value-type="float" office:value="26.3791" calcext:value-type="float">
            <text:p>26.3791</text:p>
          </table:table-cell>
          <table:table-cell office:value-type="float" office:value="456.591" calcext:value-type="float">
            <text:p>456.591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514.48" calcext:value-type="float">
            <text:p>514.48</text:p>
          </table:table-cell>
          <table:table-cell office:value-type="float" office:value="25.824" calcext:value-type="float">
            <text:p>25.824</text:p>
          </table:table-cell>
          <table:table-cell office:value-type="float" office:value="459.696" calcext:value-type="float">
            <text:p>459.69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511.929" calcext:value-type="float">
            <text:p>511.929</text:p>
          </table:table-cell>
          <table:table-cell office:value-type="float" office:value="25.2874" calcext:value-type="float">
            <text:p>25.2874</text:p>
          </table:table-cell>
          <table:table-cell office:value-type="float" office:value="462.784" calcext:value-type="float">
            <text:p>462.784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509.377" calcext:value-type="float">
            <text:p>509.377</text:p>
          </table:table-cell>
          <table:table-cell office:value-type="float" office:value="24.7686" calcext:value-type="float">
            <text:p>24.7686</text:p>
          </table:table-cell>
          <table:table-cell office:value-type="float" office:value="465.855" calcext:value-type="float">
            <text:p>465.85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506.824" calcext:value-type="float">
            <text:p>506.824</text:p>
          </table:table-cell>
          <table:table-cell office:value-type="float" office:value="24.2672" calcext:value-type="float">
            <text:p>24.2672</text:p>
          </table:table-cell>
          <table:table-cell office:value-type="float" office:value="468.909" calcext:value-type="float">
            <text:p>468.909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504.271" calcext:value-type="float">
            <text:p>504.271</text:p>
          </table:table-cell>
          <table:table-cell office:value-type="float" office:value="23.7825" calcext:value-type="float">
            <text:p>23.7825</text:p>
          </table:table-cell>
          <table:table-cell office:value-type="float" office:value="471.946" calcext:value-type="float">
            <text:p>471.946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501.719" calcext:value-type="float">
            <text:p>501.719</text:p>
          </table:table-cell>
          <table:table-cell office:value-type="float" office:value="23.3139" calcext:value-type="float">
            <text:p>23.3139</text:p>
          </table:table-cell>
          <table:table-cell office:value-type="float" office:value="474.967" calcext:value-type="float">
            <text:p>474.967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499.168" calcext:value-type="float">
            <text:p>499.168</text:p>
          </table:table-cell>
          <table:table-cell office:value-type="float" office:value="22.861" calcext:value-type="float">
            <text:p>22.861</text:p>
          </table:table-cell>
          <table:table-cell office:value-type="float" office:value="477.971" calcext:value-type="float">
            <text:p>477.971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96.619" calcext:value-type="float">
            <text:p>496.619</text:p>
          </table:table-cell>
          <table:table-cell office:value-type="float" office:value="22.4232" calcext:value-type="float">
            <text:p>22.4232</text:p>
          </table:table-cell>
          <table:table-cell office:value-type="float" office:value="480.958" calcext:value-type="float">
            <text:p>480.958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494.072" calcext:value-type="float">
            <text:p>494.072</text:p>
          </table:table-cell>
          <table:table-cell office:value-type="float" office:value="22" calcext:value-type="float">
            <text:p>22</text:p>
          </table:table-cell>
          <table:table-cell office:value-type="float" office:value="483.928" calcext:value-type="float">
            <text:p>483.928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91.528" calcext:value-type="float">
            <text:p>491.528</text:p>
          </table:table-cell>
          <table:table-cell office:value-type="float" office:value="21.5909" calcext:value-type="float">
            <text:p>21.5909</text:p>
          </table:table-cell>
          <table:table-cell office:value-type="float" office:value="486.882" calcext:value-type="float">
            <text:p>486.882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488.986" calcext:value-type="float">
            <text:p>488.986</text:p>
          </table:table-cell>
          <table:table-cell office:value-type="float" office:value="21.1955" calcext:value-type="float">
            <text:p>21.1955</text:p>
          </table:table-cell>
          <table:table-cell office:value-type="float" office:value="489.818" calcext:value-type="float">
            <text:p>489.818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86.448" calcext:value-type="float">
            <text:p>486.448</text:p>
          </table:table-cell>
          <table:table-cell office:value-type="float" office:value="20.8133" calcext:value-type="float">
            <text:p>20.8133</text:p>
          </table:table-cell>
          <table:table-cell office:value-type="float" office:value="492.738" calcext:value-type="float">
            <text:p>492.738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483.914" calcext:value-type="float">
            <text:p>483.914</text:p>
          </table:table-cell>
          <table:table-cell office:value-type="float" office:value="20.444" calcext:value-type="float">
            <text:p>20.444</text:p>
          </table:table-cell>
          <table:table-cell office:value-type="float" office:value="495.642" calcext:value-type="float">
            <text:p>495.6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1.384" calcext:value-type="float">
            <text:p>481.384</text:p>
          </table:table-cell>
          <table:table-cell office:value-type="float" office:value="20.087" calcext:value-type="float">
            <text:p>20.087</text:p>
          </table:table-cell>
          <table:table-cell office:value-type="float" office:value="498.529" calcext:value-type="float">
            <text:p>498.529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78.859" calcext:value-type="float">
            <text:p>478.859</text:p>
          </table:table-cell>
          <table:table-cell office:value-type="float" office:value="19.742" calcext:value-type="float">
            <text:p>19.742</text:p>
          </table:table-cell>
          <table:table-cell office:value-type="float" office:value="501.399" calcext:value-type="float">
            <text:p>501.39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76.339" calcext:value-type="float">
            <text:p>476.339</text:p>
          </table:table-cell>
          <table:table-cell office:value-type="float" office:value="19.4086" calcext:value-type="float">
            <text:p>19.4086</text:p>
          </table:table-cell>
          <table:table-cell office:value-type="float" office:value="504.253" calcext:value-type="float">
            <text:p>504.253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473.824" calcext:value-type="float">
            <text:p>473.824</text:p>
          </table:table-cell>
          <table:table-cell office:value-type="float" office:value="19.0864" calcext:value-type="float">
            <text:p>19.0864</text:p>
          </table:table-cell>
          <table:table-cell office:value-type="float" office:value="507.09" calcext:value-type="float">
            <text:p>507.09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71.315" calcext:value-type="float">
            <text:p>471.315</text:p>
          </table:table-cell>
          <table:table-cell office:value-type="float" office:value="18.775" calcext:value-type="float">
            <text:p>18.775</text:p>
          </table:table-cell>
          <table:table-cell office:value-type="float" office:value="509.91" calcext:value-type="float">
            <text:p>509.91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68.812" calcext:value-type="float">
            <text:p>468.812</text:p>
          </table:table-cell>
          <table:table-cell office:value-type="float" office:value="18.4742" calcext:value-type="float">
            <text:p>18.4742</text:p>
          </table:table-cell>
          <table:table-cell office:value-type="float" office:value="512.714" calcext:value-type="float">
            <text:p>512.71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66.315" calcext:value-type="float">
            <text:p>466.315</text:p>
          </table:table-cell>
          <table:table-cell office:value-type="float" office:value="18.1836" calcext:value-type="float">
            <text:p>18.1836</text:p>
          </table:table-cell>
          <table:table-cell office:value-type="float" office:value="515.502" calcext:value-type="float">
            <text:p>515.502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63.824" calcext:value-type="float">
            <text:p>463.824</text:p>
          </table:table-cell>
          <table:table-cell office:value-type="float" office:value="17.9028" calcext:value-type="float">
            <text:p>17.9028</text:p>
          </table:table-cell>
          <table:table-cell office:value-type="float" office:value="518.273" calcext:value-type="float">
            <text:p>518.27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61.34" calcext:value-type="float">
            <text:p>461.34</text:p>
          </table:table-cell>
          <table:table-cell office:value-type="float" office:value="17.6315" calcext:value-type="float">
            <text:p>17.6315</text:p>
          </table:table-cell>
          <table:table-cell office:value-type="float" office:value="521.028" calcext:value-type="float">
            <text:p>521.028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458.864" calcext:value-type="float">
            <text:p>458.864</text:p>
          </table:table-cell>
          <table:table-cell office:value-type="float" office:value="17.3696" calcext:value-type="float">
            <text:p>17.3696</text:p>
          </table:table-cell>
          <table:table-cell office:value-type="float" office:value="523.767" calcext:value-type="float">
            <text:p>523.76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56.394" calcext:value-type="float">
            <text:p>456.394</text:p>
          </table:table-cell>
          <table:table-cell office:value-type="float" office:value="17.1165" calcext:value-type="float">
            <text:p>17.1165</text:p>
          </table:table-cell>
          <table:table-cell office:value-type="float" office:value="526.489" calcext:value-type="float">
            <text:p>526.489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453.932" calcext:value-type="float">
            <text:p>453.932</text:p>
          </table:table-cell>
          <table:table-cell office:value-type="float" office:value="16.8722" calcext:value-type="float">
            <text:p>16.8722</text:p>
          </table:table-cell>
          <table:table-cell office:value-type="float" office:value="529.195" calcext:value-type="float">
            <text:p>529.195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51.478" calcext:value-type="float">
            <text:p>451.478</text:p>
          </table:table-cell>
          <table:table-cell office:value-type="float" office:value="16.6362" calcext:value-type="float">
            <text:p>16.6362</text:p>
          </table:table-cell>
          <table:table-cell office:value-type="float" office:value="531.886" calcext:value-type="float">
            <text:p>531.886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449.032" calcext:value-type="float">
            <text:p>449.032</text:p>
          </table:table-cell>
          <table:table-cell office:value-type="float" office:value="16.4084" calcext:value-type="float">
            <text:p>16.4084</text:p>
          </table:table-cell>
          <table:table-cell office:value-type="float" office:value="534.56" calcext:value-type="float">
            <text:p>534.56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46.594" calcext:value-type="float">
            <text:p>446.594</text:p>
          </table:table-cell>
          <table:table-cell office:value-type="float" office:value="16.1885" calcext:value-type="float">
            <text:p>16.1885</text:p>
          </table:table-cell>
          <table:table-cell office:value-type="float" office:value="537.218" calcext:value-type="float">
            <text:p>537.218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444.164" calcext:value-type="float">
            <text:p>444.164</text:p>
          </table:table-cell>
          <table:table-cell office:value-type="float" office:value="15.9762" calcext:value-type="float">
            <text:p>15.9762</text:p>
          </table:table-cell>
          <table:table-cell office:value-type="float" office:value="539.86" calcext:value-type="float">
            <text:p>539.86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41.743" calcext:value-type="float">
            <text:p>441.743</text:p>
          </table:table-cell>
          <table:table-cell office:value-type="float" office:value="15.7713" calcext:value-type="float">
            <text:p>15.7713</text:p>
          </table:table-cell>
          <table:table-cell office:value-type="float" office:value="542.486" calcext:value-type="float">
            <text:p>542.486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439.331" calcext:value-type="float">
            <text:p>439.331</text:p>
          </table:table-cell>
          <table:table-cell office:value-type="float" office:value="15.5737" calcext:value-type="float">
            <text:p>15.5737</text:p>
          </table:table-cell>
          <table:table-cell office:value-type="float" office:value="545.096" calcext:value-type="float">
            <text:p>545.09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36.927" calcext:value-type="float">
            <text:p>436.927</text:p>
          </table:table-cell>
          <table:table-cell office:value-type="float" office:value="15.383" calcext:value-type="float">
            <text:p>15.383</text:p>
          </table:table-cell>
          <table:table-cell office:value-type="float" office:value="547.69" calcext:value-type="float">
            <text:p>547.69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434.532" calcext:value-type="float">
            <text:p>434.532</text:p>
          </table:table-cell>
          <table:table-cell office:value-type="float" office:value="15.199" calcext:value-type="float">
            <text:p>15.199</text:p>
          </table:table-cell>
          <table:table-cell office:value-type="float" office:value="550.269" calcext:value-type="float">
            <text:p>550.2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2.146" calcext:value-type="float">
            <text:p>432.146</text:p>
          </table:table-cell>
          <table:table-cell office:value-type="float" office:value="15.0216" calcext:value-type="float">
            <text:p>15.0216</text:p>
          </table:table-cell>
          <table:table-cell office:value-type="float" office:value="552.832" calcext:value-type="float">
            <text:p>552.832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429.77" calcext:value-type="float">
            <text:p>429.77</text:p>
          </table:table-cell>
          <table:table-cell office:value-type="float" office:value="14.8506" calcext:value-type="float">
            <text:p>14.8506</text:p>
          </table:table-cell>
          <table:table-cell office:value-type="float" office:value="555.379" calcext:value-type="float">
            <text:p>555.379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27.403" calcext:value-type="float">
            <text:p>427.403</text:p>
          </table:table-cell>
          <table:table-cell office:value-type="float" office:value="14.6858" calcext:value-type="float">
            <text:p>14.6858</text:p>
          </table:table-cell>
          <table:table-cell office:value-type="float" office:value="557.911" calcext:value-type="float">
            <text:p>557.911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425.046" calcext:value-type="float">
            <text:p>425.046</text:p>
          </table:table-cell>
          <table:table-cell office:value-type="float" office:value="14.5269" calcext:value-type="float">
            <text:p>14.5269</text:p>
          </table:table-cell>
          <table:table-cell office:value-type="float" office:value="560.427" calcext:value-type="float">
            <text:p>560.427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22.698" calcext:value-type="float">
            <text:p>422.698</text:p>
          </table:table-cell>
          <table:table-cell office:value-type="float" office:value="14.3738" calcext:value-type="float">
            <text:p>14.3738</text:p>
          </table:table-cell>
          <table:table-cell office:value-type="float" office:value="562.928" calcext:value-type="float">
            <text:p>562.928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420.36" calcext:value-type="float">
            <text:p>420.36</text:p>
          </table:table-cell>
          <table:table-cell office:value-type="float" office:value="14.2264" calcext:value-type="float">
            <text:p>14.2264</text:p>
          </table:table-cell>
          <table:table-cell office:value-type="float" office:value="565.414" calcext:value-type="float">
            <text:p>565.414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18.032" calcext:value-type="float">
            <text:p>418.032</text:p>
          </table:table-cell>
          <table:table-cell office:value-type="float" office:value="14.0844" calcext:value-type="float">
            <text:p>14.0844</text:p>
          </table:table-cell>
          <table:table-cell office:value-type="float" office:value="567.884" calcext:value-type="float">
            <text:p>567.884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415.713" calcext:value-type="float">
            <text:p>415.713</text:p>
          </table:table-cell>
          <table:table-cell office:value-type="float" office:value="13.9477" calcext:value-type="float">
            <text:p>13.9477</text:p>
          </table:table-cell>
          <table:table-cell office:value-type="float" office:value="570.339" calcext:value-type="float">
            <text:p>570.33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13.405" calcext:value-type="float">
            <text:p>413.405</text:p>
          </table:table-cell>
          <table:table-cell office:value-type="float" office:value="13.8162" calcext:value-type="float">
            <text:p>13.8162</text:p>
          </table:table-cell>
          <table:table-cell office:value-type="float" office:value="572.779" calcext:value-type="float">
            <text:p>572.779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411.107" calcext:value-type="float">
            <text:p>411.107</text:p>
          </table:table-cell>
          <table:table-cell office:value-type="float" office:value="13.6897" calcext:value-type="float">
            <text:p>13.6897</text:p>
          </table:table-cell>
          <table:table-cell office:value-type="float" office:value="575.203" calcext:value-type="float">
            <text:p>575.203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08.819" calcext:value-type="float">
            <text:p>408.819</text:p>
          </table:table-cell>
          <table:table-cell office:value-type="float" office:value="13.5681" calcext:value-type="float">
            <text:p>13.5681</text:p>
          </table:table-cell>
          <table:table-cell office:value-type="float" office:value="577.613" calcext:value-type="float">
            <text:p>577.613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406.541" calcext:value-type="float">
            <text:p>406.541</text:p>
          </table:table-cell>
          <table:table-cell office:value-type="float" office:value="13.4512" calcext:value-type="float">
            <text:p>13.4512</text:p>
          </table:table-cell>
          <table:table-cell office:value-type="float" office:value="580.008" calcext:value-type="float">
            <text:p>580.00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04.274" calcext:value-type="float">
            <text:p>404.274</text:p>
          </table:table-cell>
          <table:table-cell office:value-type="float" office:value="13.3389" calcext:value-type="float">
            <text:p>13.3389</text:p>
          </table:table-cell>
          <table:table-cell office:value-type="float" office:value="582.388" calcext:value-type="float">
            <text:p>582.388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402.016" calcext:value-type="float">
            <text:p>402.016</text:p>
          </table:table-cell>
          <table:table-cell office:value-type="float" office:value="13.231" calcext:value-type="float">
            <text:p>13.231</text:p>
          </table:table-cell>
          <table:table-cell office:value-type="float" office:value="584.753" calcext:value-type="float">
            <text:p>584.753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399.77" calcext:value-type="float">
            <text:p>399.77</text:p>
          </table:table-cell>
          <table:table-cell office:value-type="float" office:value="13.1275" calcext:value-type="float">
            <text:p>13.1275</text:p>
          </table:table-cell>
          <table:table-cell office:value-type="float" office:value="587.103" calcext:value-type="float">
            <text:p>587.103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397.534" calcext:value-type="float">
            <text:p>397.534</text:p>
          </table:table-cell>
          <table:table-cell office:value-type="float" office:value="13.0281" calcext:value-type="float">
            <text:p>13.0281</text:p>
          </table:table-cell>
          <table:table-cell office:value-type="float" office:value="589.438" calcext:value-type="float">
            <text:p>589.438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95.308" calcext:value-type="float">
            <text:p>395.308</text:p>
          </table:table-cell>
          <table:table-cell office:value-type="float" office:value="12.9329" calcext:value-type="float">
            <text:p>12.9329</text:p>
          </table:table-cell>
          <table:table-cell office:value-type="float" office:value="591.759" calcext:value-type="float">
            <text:p>591.759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393.093" calcext:value-type="float">
            <text:p>393.093</text:p>
          </table:table-cell>
          <table:table-cell office:value-type="float" office:value="12.8416" calcext:value-type="float">
            <text:p>12.8416</text:p>
          </table:table-cell>
          <table:table-cell office:value-type="float" office:value="594.065" calcext:value-type="float">
            <text:p>594.065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390.889" calcext:value-type="float">
            <text:p>390.889</text:p>
          </table:table-cell>
          <table:table-cell office:value-type="float" office:value="12.7542" calcext:value-type="float">
            <text:p>12.7542</text:p>
          </table:table-cell>
          <table:table-cell office:value-type="float" office:value="596.357" calcext:value-type="float">
            <text:p>596.357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388.695" calcext:value-type="float">
            <text:p>388.695</text:p>
          </table:table-cell>
          <table:table-cell office:value-type="float" office:value="12.6706" calcext:value-type="float">
            <text:p>12.6706</text:p>
          </table:table-cell>
          <table:table-cell office:value-type="float" office:value="598.635" calcext:value-type="float">
            <text:p>598.6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.512" calcext:value-type="float">
            <text:p>386.512</text:p>
          </table:table-cell>
          <table:table-cell office:value-type="float" office:value="12.5906" calcext:value-type="float">
            <text:p>12.5906</text:p>
          </table:table-cell>
          <table:table-cell office:value-type="float" office:value="600.898" calcext:value-type="float">
            <text:p>600.898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384.339" calcext:value-type="float">
            <text:p>384.339</text:p>
          </table:table-cell>
          <table:table-cell office:value-type="float" office:value="12.5142" calcext:value-type="float">
            <text:p>12.5142</text:p>
          </table:table-cell>
          <table:table-cell office:value-type="float" office:value="603.146" calcext:value-type="float">
            <text:p>603.146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382.178" calcext:value-type="float">
            <text:p>382.178</text:p>
          </table:table-cell>
          <table:table-cell office:value-type="float" office:value="12.4412" calcext:value-type="float">
            <text:p>12.4412</text:p>
          </table:table-cell>
          <table:table-cell office:value-type="float" office:value="605.381" calcext:value-type="float">
            <text:p>605.381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380.027" calcext:value-type="float">
            <text:p>380.027</text:p>
          </table:table-cell>
          <table:table-cell office:value-type="float" office:value="12.3716" calcext:value-type="float">
            <text:p>12.3716</text:p>
          </table:table-cell>
          <table:table-cell office:value-type="float" office:value="607.602" calcext:value-type="float">
            <text:p>607.60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77.887" calcext:value-type="float">
            <text:p>377.887</text:p>
          </table:table-cell>
          <table:table-cell office:value-type="float" office:value="12.3053" calcext:value-type="float">
            <text:p>12.3053</text:p>
          </table:table-cell>
          <table:table-cell office:value-type="float" office:value="609.808" calcext:value-type="float">
            <text:p>609.808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375.757" calcext:value-type="float">
            <text:p>375.757</text:p>
          </table:table-cell>
          <table:table-cell office:value-type="float" office:value="12.2422" calcext:value-type="float">
            <text:p>12.242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373.639" calcext:value-type="float">
            <text:p>373.639</text:p>
          </table:table-cell>
          <table:table-cell office:value-type="float" office:value="12.1822" calcext:value-type="float">
            <text:p>12.1822</text:p>
          </table:table-cell>
          <table:table-cell office:value-type="float" office:value="614.179" calcext:value-type="float">
            <text:p>614.179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371.531" calcext:value-type="float">
            <text:p>371.531</text:p>
          </table:table-cell>
          <table:table-cell office:value-type="float" office:value="12.1252" calcext:value-type="float">
            <text:p>12.1252</text:p>
          </table:table-cell>
          <table:table-cell office:value-type="float" office:value="616.344" calcext:value-type="float">
            <text:p>616.344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69.434" calcext:value-type="float">
            <text:p>369.434</text:p>
          </table:table-cell>
          <table:table-cell office:value-type="float" office:value="12.0711" calcext:value-type="float">
            <text:p>12.0711</text:p>
          </table:table-cell>
          <table:table-cell office:value-type="float" office:value="618.494" calcext:value-type="float">
            <text:p>618.494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367.348" calcext:value-type="float">
            <text:p>367.348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620.632" calcext:value-type="float">
            <text:p>620.63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365.273" calcext:value-type="float">
            <text:p>365.273</text:p>
          </table:table-cell>
          <table:table-cell office:value-type="float" office:value="11.9715" calcext:value-type="float">
            <text:p>11.9715</text:p>
          </table:table-cell>
          <table:table-cell office:value-type="float" office:value="622.755" calcext:value-type="float">
            <text:p>622.755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363.209" calcext:value-type="float">
            <text:p>363.209</text:p>
          </table:table-cell>
          <table:table-cell office:value-type="float" office:value="11.9259" calcext:value-type="float">
            <text:p>11.9259</text:p>
          </table:table-cell>
          <table:table-cell office:value-type="float" office:value="624.865" calcext:value-type="float">
            <text:p>624.86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61.156" calcext:value-type="float">
            <text:p>361.156</text:p>
          </table:table-cell>
          <table:table-cell office:value-type="float" office:value="11.8828" calcext:value-type="float">
            <text:p>11.8828</text:p>
          </table:table-cell>
          <table:table-cell office:value-type="float" office:value="626.962" calcext:value-type="float">
            <text:p>626.962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359.113" calcext:value-type="float">
            <text:p>359.113</text:p>
          </table:table-cell>
          <table:table-cell office:value-type="float" office:value="11.8424" calcext:value-type="float">
            <text:p>11.8424</text:p>
          </table:table-cell>
          <table:table-cell office:value-type="float" office:value="629.045" calcext:value-type="float">
            <text:p>629.04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357.081" calcext:value-type="float">
            <text:p>357.081</text:p>
          </table:table-cell>
          <table:table-cell office:value-type="float" office:value="11.8045" calcext:value-type="float">
            <text:p>11.8045</text:p>
          </table:table-cell>
          <table:table-cell office:value-type="float" office:value="631.114" calcext:value-type="float">
            <text:p>631.114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355.06" calcext:value-type="float">
            <text:p>355.06</text:p>
          </table:table-cell>
          <table:table-cell office:value-type="float" office:value="11.769" calcext:value-type="float">
            <text:p>11.769</text:p>
          </table:table-cell>
          <table:table-cell office:value-type="float" office:value="633.171" calcext:value-type="float">
            <text:p>633.17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53.05" calcext:value-type="float">
            <text:p>353.05</text:p>
          </table:table-cell>
          <table:table-cell office:value-type="float" office:value="11.7359" calcext:value-type="float">
            <text:p>11.7359</text:p>
          </table:table-cell>
          <table:table-cell office:value-type="float" office:value="635.214" calcext:value-type="float">
            <text:p>635.214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351.05" calcext:value-type="float">
            <text:p>351.05</text:p>
          </table:table-cell>
          <table:table-cell office:value-type="float" office:value="11.7052" calcext:value-type="float">
            <text:p>11.7052</text:p>
          </table:table-cell>
          <table:table-cell office:value-type="float" office:value="637.244" calcext:value-type="float">
            <text:p>637.244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349.062" calcext:value-type="float">
            <text:p>349.062</text:p>
          </table:table-cell>
          <table:table-cell office:value-type="float" office:value="11.6767" calcext:value-type="float">
            <text:p>11.6767</text:p>
          </table:table-cell>
          <table:table-cell office:value-type="float" office:value="639.261" calcext:value-type="float">
            <text:p>639.261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347.084" calcext:value-type="float">
            <text:p>347.084</text:p>
          </table:table-cell>
          <table:table-cell office:value-type="float" office:value="11.6505" calcext:value-type="float">
            <text:p>11.6505</text:p>
          </table:table-cell>
          <table:table-cell office:value-type="float" office:value="641.265" calcext:value-type="float">
            <text:p>641.2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5.117" calcext:value-type="float">
            <text:p>345.117</text:p>
          </table:table-cell>
          <table:table-cell office:value-type="float" office:value="11.6264" calcext:value-type="float">
            <text:p>11.6264</text:p>
          </table:table-cell>
          <table:table-cell office:value-type="float" office:value="643.257" calcext:value-type="float">
            <text:p>643.257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343.161" calcext:value-type="float">
            <text:p>343.161</text:p>
          </table:table-cell>
          <table:table-cell office:value-type="float" office:value="11.6045" calcext:value-type="float">
            <text:p>11.6045</text:p>
          </table:table-cell>
          <table:table-cell office:value-type="float" office:value="645.235" calcext:value-type="float">
            <text:p>645.23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341.215" calcext:value-type="float">
            <text:p>341.215</text:p>
          </table:table-cell>
          <table:table-cell office:value-type="float" office:value="11.5846" calcext:value-type="float">
            <text:p>11.5846</text:p>
          </table:table-cell>
          <table:table-cell office:value-type="float" office:value="647.2" calcext:value-type="float">
            <text:p>647.2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339.28" calcext:value-type="float">
            <text:p>339.28</text:p>
          </table:table-cell>
          <table:table-cell office:value-type="float" office:value="11.5667" calcext:value-type="float">
            <text:p>11.5667</text:p>
          </table:table-cell>
          <table:table-cell office:value-type="float" office:value="649.153" calcext:value-type="float">
            <text:p>649.15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37.356" calcext:value-type="float">
            <text:p>337.356</text:p>
          </table:table-cell>
          <table:table-cell office:value-type="float" office:value="11.5508" calcext:value-type="float">
            <text:p>11.5508</text:p>
          </table:table-cell>
          <table:table-cell office:value-type="float" office:value="651.094" calcext:value-type="float">
            <text:p>651.094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335.442" calcext:value-type="float">
            <text:p>335.442</text:p>
          </table:table-cell>
          <table:table-cell office:value-type="float" office:value="11.5368" calcext:value-type="float">
            <text:p>11.5368</text:p>
          </table:table-cell>
          <table:table-cell office:value-type="float" office:value="653.021" calcext:value-type="float">
            <text:p>653.021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333.539" calcext:value-type="float">
            <text:p>333.539</text:p>
          </table:table-cell>
          <table:table-cell office:value-type="float" office:value="11.5247" calcext:value-type="float">
            <text:p>11.5247</text:p>
          </table:table-cell>
          <table:table-cell office:value-type="float" office:value="654.936" calcext:value-type="float">
            <text:p>654.936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331.647" calcext:value-type="float">
            <text:p>331.647</text:p>
          </table:table-cell>
          <table:table-cell office:value-type="float" office:value="11.5144" calcext:value-type="float">
            <text:p>11.5144</text:p>
          </table:table-cell>
          <table:table-cell office:value-type="float" office:value="656.839" calcext:value-type="float">
            <text:p>656.83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29.765" calcext:value-type="float">
            <text:p>329.765</text:p>
          </table:table-cell>
          <table:table-cell office:value-type="float" office:value="11.5059" calcext:value-type="float">
            <text:p>11.5059</text:p>
          </table:table-cell>
          <table:table-cell office:value-type="float" office:value="658.729" calcext:value-type="float">
            <text:p>658.729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327.893" calcext:value-type="float">
            <text:p>327.893</text:p>
          </table:table-cell>
          <table:table-cell office:value-type="float" office:value="11.4991" calcext:value-type="float">
            <text:p>11.4991</text:p>
          </table:table-cell>
          <table:table-cell office:value-type="float" office:value="660.607" calcext:value-type="float">
            <text:p>660.60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326.033" calcext:value-type="float">
            <text:p>326.033</text:p>
          </table:table-cell>
          <table:table-cell office:value-type="float" office:value="11.4941" calcext:value-type="float">
            <text:p>11.4941</text:p>
          </table:table-cell>
          <table:table-cell office:value-type="float" office:value="662.473" calcext:value-type="float">
            <text:p>662.473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324.182" calcext:value-type="float">
            <text:p>324.182</text:p>
          </table:table-cell>
          <table:table-cell office:value-type="float" office:value="11.4907" calcext:value-type="float">
            <text:p>11.4907</text:p>
          </table:table-cell>
          <table:table-cell office:value-type="float" office:value="664.327" calcext:value-type="float">
            <text:p>664.327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22.342" calcext:value-type="float">
            <text:p>322.342</text:p>
          </table:table-cell>
          <table:table-cell office:value-type="float" office:value="11.489" calcext:value-type="float">
            <text:p>11.489</text:p>
          </table:table-cell>
          <table:table-cell office:value-type="float" office:value="666.169" calcext:value-type="float">
            <text:p>666.169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320.513" calcext:value-type="float">
            <text:p>320.513</text:p>
          </table:table-cell>
          <table:table-cell office:value-type="float" office:value="11.4888" calcext:value-type="float">
            <text:p>11.4888</text:p>
          </table:table-cell>
          <table:table-cell office:value-type="float" office:value="667.998" calcext:value-type="float">
            <text:p>667.998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318.694" calcext:value-type="float">
            <text:p>318.694</text:p>
          </table:table-cell>
          <table:table-cell office:value-type="float" office:value="11.4903" calcext:value-type="float">
            <text:p>11.4903</text:p>
          </table:table-cell>
          <table:table-cell office:value-type="float" office:value="669.816" calcext:value-type="float">
            <text:p>669.816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316.885" calcext:value-type="float">
            <text:p>316.885</text:p>
          </table:table-cell>
          <table:table-cell office:value-type="float" office:value="11.4932" calcext:value-type="float">
            <text:p>11.4932</text:p>
          </table:table-cell>
          <table:table-cell office:value-type="float" office:value="671.622" calcext:value-type="float">
            <text:p>671.622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15.087" calcext:value-type="float">
            <text:p>315.087</text:p>
          </table:table-cell>
          <table:table-cell office:value-type="float" office:value="11.4977" calcext:value-type="float">
            <text:p>11.4977</text:p>
          </table:table-cell>
          <table:table-cell office:value-type="float" office:value="673.416" calcext:value-type="float">
            <text:p>673.416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313.299" calcext:value-type="float">
            <text:p>313.299</text:p>
          </table:table-cell>
          <table:table-cell office:value-type="float" office:value="11.5036" calcext:value-type="float">
            <text:p>11.5036</text:p>
          </table:table-cell>
          <table:table-cell office:value-type="float" office:value="675.198" calcext:value-type="float">
            <text:p>675.19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311.521" calcext:value-type="float">
            <text:p>311.521</text:p>
          </table:table-cell>
          <table:table-cell office:value-type="float" office:value="11.5109" calcext:value-type="float">
            <text:p>11.5109</text:p>
          </table:table-cell>
          <table:table-cell office:value-type="float" office:value="676.968" calcext:value-type="float">
            <text:p>676.968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309.753" calcext:value-type="float">
            <text:p>309.753</text:p>
          </table:table-cell>
          <table:table-cell office:value-type="float" office:value="11.5196" calcext:value-type="float">
            <text:p>11.5196</text:p>
          </table:table-cell>
          <table:table-cell office:value-type="float" office:value="678.727" calcext:value-type="float">
            <text:p>678.7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7.995" calcext:value-type="float">
            <text:p>307.995</text:p>
          </table:table-cell>
          <table:table-cell office:value-type="float" office:value="11.5297" calcext:value-type="float">
            <text:p>11.5297</text:p>
          </table:table-cell>
          <table:table-cell office:value-type="float" office:value="680.475" calcext:value-type="float">
            <text:p>680.475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306.248" calcext:value-type="float">
            <text:p>306.248</text:p>
          </table:table-cell>
          <table:table-cell office:value-type="float" office:value="11.5412" calcext:value-type="float">
            <text:p>11.5412</text:p>
          </table:table-cell>
          <table:table-cell office:value-type="float" office:value="682.211" calcext:value-type="float">
            <text:p>682.211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304.511" calcext:value-type="float">
            <text:p>304.511</text:p>
          </table:table-cell>
          <table:table-cell office:value-type="float" office:value="11.5539" calcext:value-type="float">
            <text:p>11.5539</text:p>
          </table:table-cell>
          <table:table-cell office:value-type="float" office:value="683.935" calcext:value-type="float">
            <text:p>683.935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302.783" calcext:value-type="float">
            <text:p>302.783</text:p>
          </table:table-cell>
          <table:table-cell office:value-type="float" office:value="11.568" calcext:value-type="float">
            <text:p>11.568</text:p>
          </table:table-cell>
          <table:table-cell office:value-type="float" office:value="685.649" calcext:value-type="float">
            <text:p>685.649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01.066" calcext:value-type="float">
            <text:p>301.066</text:p>
          </table:table-cell>
          <table:table-cell office:value-type="float" office:value="11.5833" calcext:value-type="float">
            <text:p>11.5833</text:p>
          </table:table-cell>
          <table:table-cell office:value-type="float" office:value="687.351" calcext:value-type="float">
            <text:p>687.351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299.359" calcext:value-type="float">
            <text:p>299.359</text:p>
          </table:table-cell>
          <table:table-cell office:value-type="float" office:value="11.5998" calcext:value-type="float">
            <text:p>11.5998</text:p>
          </table:table-cell>
          <table:table-cell office:value-type="float" office:value="689.041" calcext:value-type="float">
            <text:p>689.041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97.661" calcext:value-type="float">
            <text:p>297.661</text:p>
          </table:table-cell>
          <table:table-cell office:value-type="float" office:value="11.6176" calcext:value-type="float">
            <text:p>11.6176</text:p>
          </table:table-cell>
          <table:table-cell office:value-type="float" office:value="690.721" calcext:value-type="float">
            <text:p>690.721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295.974" calcext:value-type="float">
            <text:p>295.974</text:p>
          </table:table-cell>
          <table:table-cell office:value-type="float" office:value="11.6365" calcext:value-type="float">
            <text:p>11.6365</text:p>
          </table:table-cell>
          <table:table-cell office:value-type="float" office:value="692.39" calcext:value-type="float">
            <text:p>692.39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94.296" calcext:value-type="float">
            <text:p>294.296</text:p>
          </table:table-cell>
          <table:table-cell office:value-type="float" office:value="11.6566" calcext:value-type="float">
            <text:p>11.6566</text:p>
          </table:table-cell>
          <table:table-cell office:value-type="float" office:value="694.047" calcext:value-type="float">
            <text:p>694.047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292.628" calcext:value-type="float">
            <text:p>292.628</text:p>
          </table:table-cell>
          <table:table-cell office:value-type="float" office:value="11.6779" calcext:value-type="float">
            <text:p>11.6779</text:p>
          </table:table-cell>
          <table:table-cell office:value-type="float" office:value="695.694" calcext:value-type="float">
            <text:p>695.694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90.97" calcext:value-type="float">
            <text:p>290.97</text:p>
          </table:table-cell>
          <table:table-cell office:value-type="float" office:value="11.7003" calcext:value-type="float">
            <text:p>11.7003</text:p>
          </table:table-cell>
          <table:table-cell office:value-type="float" office:value="697.329" calcext:value-type="float">
            <text:p>697.329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289.322" calcext:value-type="float">
            <text:p>289.322</text:p>
          </table:table-cell>
          <table:table-cell office:value-type="float" office:value="11.7237" calcext:value-type="float">
            <text:p>11.7237</text:p>
          </table:table-cell>
          <table:table-cell office:value-type="float" office:value="698.954" calcext:value-type="float">
            <text:p>698.95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87.683" calcext:value-type="float">
            <text:p>287.683</text:p>
          </table:table-cell>
          <table:table-cell office:value-type="float" office:value="11.7483" calcext:value-type="float">
            <text:p>11.7483</text:p>
          </table:table-cell>
          <table:table-cell office:value-type="float" office:value="700.568" calcext:value-type="float">
            <text:p>700.568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286.054" calcext:value-type="float">
            <text:p>286.054</text:p>
          </table:table-cell>
          <table:table-cell office:value-type="float" office:value="11.7738" calcext:value-type="float">
            <text:p>11.7738</text:p>
          </table:table-cell>
          <table:table-cell office:value-type="float" office:value="702.172" calcext:value-type="float">
            <text:p>702.172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84.435" calcext:value-type="float">
            <text:p>284.435</text:p>
          </table:table-cell>
          <table:table-cell office:value-type="float" office:value="11.8005" calcext:value-type="float">
            <text:p>11.8005</text:p>
          </table:table-cell>
          <table:table-cell office:value-type="float" office:value="703.765" calcext:value-type="float">
            <text:p>703.765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282.825" calcext:value-type="float">
            <text:p>282.825</text:p>
          </table:table-cell>
          <table:table-cell office:value-type="float" office:value="11.8281" calcext:value-type="float">
            <text:p>11.8281</text:p>
          </table:table-cell>
          <table:table-cell office:value-type="float" office:value="705.347" calcext:value-type="float">
            <text:p>705.347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81.225" calcext:value-type="float">
            <text:p>281.225</text:p>
          </table:table-cell>
          <table:table-cell office:value-type="float" office:value="11.8568" calcext:value-type="float">
            <text:p>11.8568</text:p>
          </table:table-cell>
          <table:table-cell office:value-type="float" office:value="706.919" calcext:value-type="float">
            <text:p>706.919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279.634" calcext:value-type="float">
            <text:p>279.634</text:p>
          </table:table-cell>
          <table:table-cell office:value-type="float" office:value="11.8864" calcext:value-type="float">
            <text:p>11.8864</text:p>
          </table:table-cell>
          <table:table-cell office:value-type="float" office:value="708.48" calcext:value-type="float">
            <text:p>708.48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78.052" calcext:value-type="float">
            <text:p>278.052</text:p>
          </table:table-cell>
          <table:table-cell office:value-type="float" office:value="11.917" calcext:value-type="float">
            <text:p>11.917</text:p>
          </table:table-cell>
          <table:table-cell office:value-type="float" office:value="710.031" calcext:value-type="float">
            <text:p>710.031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276.48" calcext:value-type="float">
            <text:p>276.48</text:p>
          </table:table-cell>
          <table:table-cell office:value-type="float" office:value="11.9485" calcext:value-type="float">
            <text:p>11.9485</text:p>
          </table:table-cell>
          <table:table-cell office:value-type="float" office:value="711.571" calcext:value-type="float">
            <text:p>711.5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4.917" calcext:value-type="float">
            <text:p>274.917</text:p>
          </table:table-cell>
          <table:table-cell office:value-type="float" office:value="11.981" calcext:value-type="float">
            <text:p>11.981</text:p>
          </table:table-cell>
          <table:table-cell office:value-type="float" office:value="713.102" calcext:value-type="float">
            <text:p>713.102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273.364" calcext:value-type="float">
            <text:p>273.364</text:p>
          </table:table-cell>
          <table:table-cell office:value-type="float" office:value="12.0144" calcext:value-type="float">
            <text:p>12.0144</text:p>
          </table:table-cell>
          <table:table-cell office:value-type="float" office:value="714.622" calcext:value-type="float">
            <text:p>714.622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71.819" calcext:value-type="float">
            <text:p>271.819</text:p>
          </table:table-cell>
          <table:table-cell office:value-type="float" office:value="12.0486" calcext:value-type="float">
            <text:p>12.0486</text:p>
          </table:table-cell>
          <table:table-cell office:value-type="float" office:value="716.132" calcext:value-type="float">
            <text:p>716.132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270.284" calcext:value-type="float">
            <text:p>270.284</text:p>
          </table:table-cell>
          <table:table-cell office:value-type="float" office:value="12.0838" calcext:value-type="float">
            <text:p>12.0838</text:p>
          </table:table-cell>
          <table:table-cell office:value-type="float" office:value="717.632" calcext:value-type="float">
            <text:p>717.63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68.758" calcext:value-type="float">
            <text:p>268.758</text:p>
          </table:table-cell>
          <table:table-cell office:value-type="float" office:value="12.1198" calcext:value-type="float">
            <text:p>12.1198</text:p>
          </table:table-cell>
          <table:table-cell office:value-type="float" office:value="719.122" calcext:value-type="float">
            <text:p>719.12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267.241" calcext:value-type="float">
            <text:p>267.241</text:p>
          </table:table-cell>
          <table:table-cell office:value-type="float" office:value="12.1567" calcext:value-type="float">
            <text:p>12.1567</text:p>
          </table:table-cell>
          <table:table-cell office:value-type="float" office:value="720.602" calcext:value-type="float">
            <text:p>720.602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65.734" calcext:value-type="float">
            <text:p>265.734</text:p>
          </table:table-cell>
          <table:table-cell office:value-type="float" office:value="12.1944" calcext:value-type="float">
            <text:p>12.1944</text:p>
          </table:table-cell>
          <table:table-cell office:value-type="float" office:value="722.072" calcext:value-type="float">
            <text:p>722.072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264.235" calcext:value-type="float">
            <text:p>264.235</text:p>
          </table:table-cell>
          <table:table-cell office:value-type="float" office:value="12.2329" calcext:value-type="float">
            <text:p>12.2329</text:p>
          </table:table-cell>
          <table:table-cell office:value-type="float" office:value="723.532" calcext:value-type="float">
            <text:p>723.532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62.745" calcext:value-type="float">
            <text:p>262.745</text:p>
          </table:table-cell>
          <table:table-cell office:value-type="float" office:value="12.2723" calcext:value-type="float">
            <text:p>12.2723</text:p>
          </table:table-cell>
          <table:table-cell office:value-type="float" office:value="724.983" calcext:value-type="float">
            <text:p>724.983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261.264" calcext:value-type="float">
            <text:p>261.264</text:p>
          </table:table-cell>
          <table:table-cell office:value-type="float" office:value="12.3124" calcext:value-type="float">
            <text:p>12.3124</text:p>
          </table:table-cell>
          <table:table-cell office:value-type="float" office:value="726.424" calcext:value-type="float">
            <text:p>726.42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59.792" calcext:value-type="float">
            <text:p>259.792</text:p>
          </table:table-cell>
          <table:table-cell office:value-type="float" office:value="12.3533" calcext:value-type="float">
            <text:p>12.3533</text:p>
          </table:table-cell>
          <table:table-cell office:value-type="float" office:value="727.855" calcext:value-type="float">
            <text:p>727.855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258.329" calcext:value-type="float">
            <text:p>258.329</text:p>
          </table:table-cell>
          <table:table-cell office:value-type="float" office:value="12.395" calcext:value-type="float">
            <text:p>12.395</text:p>
          </table:table-cell>
          <table:table-cell office:value-type="float" office:value="729.276" calcext:value-type="float">
            <text:p>729.276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56.874" calcext:value-type="float">
            <text:p>256.874</text:p>
          </table:table-cell>
          <table:table-cell office:value-type="float" office:value="12.4375" calcext:value-type="float">
            <text:p>12.4375</text:p>
          </table:table-cell>
          <table:table-cell office:value-type="float" office:value="730.688" calcext:value-type="float">
            <text:p>730.688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255.429" calcext:value-type="float">
            <text:p>255.429</text:p>
          </table:table-cell>
          <table:table-cell office:value-type="float" office:value="12.4807" calcext:value-type="float">
            <text:p>12.4807</text:p>
          </table:table-cell>
          <table:table-cell office:value-type="float" office:value="732.091" calcext:value-type="float">
            <text:p>732.091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53.991" calcext:value-type="float">
            <text:p>253.991</text:p>
          </table:table-cell>
          <table:table-cell office:value-type="float" office:value="12.5246" calcext:value-type="float">
            <text:p>12.5246</text:p>
          </table:table-cell>
          <table:table-cell office:value-type="float" office:value="733.484" calcext:value-type="float">
            <text:p>733.484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52.563" calcext:value-type="float">
            <text:p>252.563</text:p>
          </table:table-cell>
          <table:table-cell office:value-type="float" office:value="12.5693" calcext:value-type="float">
            <text:p>12.5693</text:p>
          </table:table-cell>
          <table:table-cell office:value-type="float" office:value="734.868" calcext:value-type="float">
            <text:p>734.868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51.143" calcext:value-type="float">
            <text:p>251.143</text:p>
          </table:table-cell>
          <table:table-cell office:value-type="float" office:value="12.6147" calcext:value-type="float">
            <text:p>12.6147</text:p>
          </table:table-cell>
          <table:table-cell office:value-type="float" office:value="736.242" calcext:value-type="float">
            <text:p>736.242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249.732" calcext:value-type="float">
            <text:p>249.732</text:p>
          </table:table-cell>
          <table:table-cell office:value-type="float" office:value="12.6608" calcext:value-type="float">
            <text:p>12.6608</text:p>
          </table:table-cell>
          <table:table-cell office:value-type="float" office:value="737.607" calcext:value-type="float">
            <text:p>737.607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48.329" calcext:value-type="float">
            <text:p>248.329</text:p>
          </table:table-cell>
          <table:table-cell office:value-type="float" office:value="12.7075" calcext:value-type="float">
            <text:p>12.7075</text:p>
          </table:table-cell>
          <table:table-cell office:value-type="float" office:value="738.963" calcext:value-type="float">
            <text:p>738.963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246.935" calcext:value-type="float">
            <text:p>246.935</text:p>
          </table:table-cell>
          <table:table-cell office:value-type="float" office:value="12.755" calcext:value-type="float">
            <text:p>12.755</text:p>
          </table:table-cell>
          <table:table-cell office:value-type="float" office:value="740.31" calcext:value-type="float">
            <text:p>740.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5.549" calcext:value-type="float">
            <text:p>245.549</text:p>
          </table:table-cell>
          <table:table-cell office:value-type="float" office:value="12.8031" calcext:value-type="float">
            <text:p>12.8031</text:p>
          </table:table-cell>
          <table:table-cell office:value-type="float" office:value="741.648" calcext:value-type="float">
            <text:p>741.648</text:p>
          </table:table-cell>
        </table:table-row>
        <table:table-row table:style-name="ro1">
          <table:table-cell office:value-type="float" office:value="20.05" calcext:value-type="float">
            <text:p>20.05</text:p>
          </table:table-cell>
          <table:table-cell office:value-type="float" office:value="244.172" calcext:value-type="float">
            <text:p>244.172</text:p>
          </table:table-cell>
          <table:table-cell office:value-type="float" office:value="12.8519" calcext:value-type="float">
            <text:p>12.8519</text:p>
          </table:table-cell>
          <table:table-cell office:value-type="float" office:value="742.976" calcext:value-type="float">
            <text:p>742.976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42.803" calcext:value-type="float">
            <text:p>242.803</text:p>
          </table:table-cell>
          <table:table-cell office:value-type="float" office:value="12.9014" calcext:value-type="float">
            <text:p>12.9014</text:p>
          </table:table-cell>
          <table:table-cell office:value-type="float" office:value="744.296" calcext:value-type="float">
            <text:p>744.296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241.442" calcext:value-type="float">
            <text:p>241.442</text:p>
          </table:table-cell>
          <table:table-cell office:value-type="float" office:value="12.9515" calcext:value-type="float">
            <text:p>12.9515</text:p>
          </table:table-cell>
          <table:table-cell office:value-type="float" office:value="745.607" calcext:value-type="float">
            <text:p>745.607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40.089" calcext:value-type="float">
            <text:p>240.089</text:p>
          </table:table-cell>
          <table:table-cell office:value-type="float" office:value="13.0022" calcext:value-type="float">
            <text:p>13.0022</text:p>
          </table:table-cell>
          <table:table-cell office:value-type="float" office:value="746.909" calcext:value-type="float">
            <text:p>746.909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38.745" calcext:value-type="float">
            <text:p>238.745</text:p>
          </table:table-cell>
          <table:table-cell office:value-type="float" office:value="13.0536" calcext:value-type="float">
            <text:p>13.0536</text:p>
          </table:table-cell>
          <table:table-cell office:value-type="float" office:value="748.202" calcext:value-type="float">
            <text:p>748.202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37.408" calcext:value-type="float">
            <text:p>237.408</text:p>
          </table:table-cell>
          <table:table-cell office:value-type="float" office:value="13.1056" calcext:value-type="float">
            <text:p>13.1056</text:p>
          </table:table-cell>
          <table:table-cell office:value-type="float" office:value="749.486" calcext:value-type="float">
            <text:p>749.486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236.08" calcext:value-type="float">
            <text:p>236.08</text:p>
          </table:table-cell>
          <table:table-cell office:value-type="float" office:value="13.1582" calcext:value-type="float">
            <text:p>13.1582</text:p>
          </table:table-cell>
          <table:table-cell office:value-type="float" office:value="750.762" calcext:value-type="float">
            <text:p>750.762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34.76" calcext:value-type="float">
            <text:p>234.76</text:p>
          </table:table-cell>
          <table:table-cell office:value-type="float" office:value="13.2114" calcext:value-type="float">
            <text:p>13.2114</text:p>
          </table:table-cell>
          <table:table-cell office:value-type="float" office:value="752.029" calcext:value-type="float">
            <text:p>752.029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233.448" calcext:value-type="float">
            <text:p>233.448</text:p>
          </table:table-cell>
          <table:table-cell office:value-type="float" office:value="13.2652" calcext:value-type="float">
            <text:p>13.2652</text:p>
          </table:table-cell>
          <table:table-cell office:value-type="float" office:value="753.287" calcext:value-type="float">
            <text:p>753.287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32.143" calcext:value-type="float">
            <text:p>232.143</text:p>
          </table:table-cell>
          <table:table-cell office:value-type="float" office:value="13.3196" calcext:value-type="float">
            <text:p>13.3196</text:p>
          </table:table-cell>
          <table:table-cell office:value-type="float" office:value="754.537" calcext:value-type="float">
            <text:p>754.537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230.847" calcext:value-type="float">
            <text:p>230.847</text:p>
          </table:table-cell>
          <table:table-cell office:value-type="float" office:value="13.3746" calcext:value-type="float">
            <text:p>13.3746</text:p>
          </table:table-cell>
          <table:table-cell office:value-type="float" office:value="755.778" calcext:value-type="float">
            <text:p>755.778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29.559" calcext:value-type="float">
            <text:p>229.559</text:p>
          </table:table-cell>
          <table:table-cell office:value-type="float" office:value="13.4301" calcext:value-type="float">
            <text:p>13.4301</text:p>
          </table:table-cell>
          <table:table-cell office:value-type="float" office:value="757.011" calcext:value-type="float">
            <text:p>757.011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228.278" calcext:value-type="float">
            <text:p>228.278</text:p>
          </table:table-cell>
          <table:table-cell office:value-type="float" office:value="13.4862" calcext:value-type="float">
            <text:p>13.4862</text:p>
          </table:table-cell>
          <table:table-cell office:value-type="float" office:value="758.236" calcext:value-type="float">
            <text:p>758.236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27.005" calcext:value-type="float">
            <text:p>227.005</text:p>
          </table:table-cell>
          <table:table-cell office:value-type="float" office:value="13.5429" calcext:value-type="float">
            <text:p>13.5429</text:p>
          </table:table-cell>
          <table:table-cell office:value-type="float" office:value="759.452" calcext:value-type="float">
            <text:p>759.45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225.74" calcext:value-type="float">
            <text:p>225.74</text:p>
          </table:table-cell>
          <table:table-cell office:value-type="float" office:value="13.6001" calcext:value-type="float">
            <text:p>13.6001</text:p>
          </table:table-cell>
          <table:table-cell office:value-type="float" office:value="760.66" calcext:value-type="float">
            <text:p>760.66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24.483" calcext:value-type="float">
            <text:p>224.483</text:p>
          </table:table-cell>
          <table:table-cell office:value-type="float" office:value="13.6579" calcext:value-type="float">
            <text:p>13.6579</text:p>
          </table:table-cell>
          <table:table-cell office:value-type="float" office:value="761.859" calcext:value-type="float">
            <text:p>761.859</text:p>
          </table:table-cell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223.233" calcext:value-type="float">
            <text:p>223.233</text:p>
          </table:table-cell>
          <table:table-cell office:value-type="float" office:value="13.7162" calcext:value-type="float">
            <text:p>13.7162</text:p>
          </table:table-cell>
          <table:table-cell office:value-type="float" office:value="763.051" calcext:value-type="float">
            <text:p>763.051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21.991" calcext:value-type="float">
            <text:p>221.991</text:p>
          </table:table-cell>
          <table:table-cell office:value-type="float" office:value="13.775" calcext:value-type="float">
            <text:p>13.775</text:p>
          </table:table-cell>
          <table:table-cell office:value-type="float" office:value="764.234" calcext:value-type="float">
            <text:p>764.234</text:p>
          </table:table-cell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220.756" calcext:value-type="float">
            <text:p>220.756</text:p>
          </table:table-cell>
          <table:table-cell office:value-type="float" office:value="13.8344" calcext:value-type="float">
            <text:p>13.8344</text:p>
          </table:table-cell>
          <table:table-cell office:value-type="float" office:value="765.409" calcext:value-type="float">
            <text:p>765.4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9.529" calcext:value-type="float">
            <text:p>219.529</text:p>
          </table:table-cell>
          <table:table-cell office:value-type="float" office:value="13.8943" calcext:value-type="float">
            <text:p>13.8943</text:p>
          </table:table-cell>
          <table:table-cell office:value-type="float" office:value="766.576" calcext:value-type="float">
            <text:p>766.576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218.31" calcext:value-type="float">
            <text:p>218.31</text:p>
          </table:table-cell>
          <table:table-cell office:value-type="float" office:value="13.9547" calcext:value-type="float">
            <text:p>13.9547</text:p>
          </table:table-cell>
          <table:table-cell office:value-type="float" office:value="767.735" calcext:value-type="float">
            <text:p>767.735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17.098" calcext:value-type="float">
            <text:p>217.098</text:p>
          </table:table-cell>
          <table:table-cell office:value-type="float" office:value="14.0156" calcext:value-type="float">
            <text:p>14.0156</text:p>
          </table:table-cell>
          <table:table-cell office:value-type="float" office:value="768.887" calcext:value-type="float">
            <text:p>768.887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215.893" calcext:value-type="float">
            <text:p>215.893</text:p>
          </table:table-cell>
          <table:table-cell office:value-type="float" office:value="14.077" calcext:value-type="float">
            <text:p>14.077</text:p>
          </table:table-cell>
          <table:table-cell office:value-type="float" office:value="770.03" calcext:value-type="float">
            <text:p>770.03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14.696" calcext:value-type="float">
            <text:p>214.696</text:p>
          </table:table-cell>
          <table:table-cell office:value-type="float" office:value="14.139" calcext:value-type="float">
            <text:p>14.139</text:p>
          </table:table-cell>
          <table:table-cell office:value-type="float" office:value="771.165" calcext:value-type="float">
            <text:p>771.165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13.506" calcext:value-type="float">
            <text:p>213.506</text:p>
          </table:table-cell>
          <table:table-cell office:value-type="float" office:value="14.2014" calcext:value-type="float">
            <text:p>14.2014</text:p>
          </table:table-cell>
          <table:table-cell office:value-type="float" office:value="772.293" calcext:value-type="float">
            <text:p>772.293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12.323" calcext:value-type="float">
            <text:p>212.323</text:p>
          </table:table-cell>
          <table:table-cell office:value-type="float" office:value="14.2643" calcext:value-type="float">
            <text:p>14.2643</text:p>
          </table:table-cell>
          <table:table-cell office:value-type="float" office:value="773.413" calcext:value-type="float">
            <text:p>773.413</text:p>
          </table:table-cell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211.147" calcext:value-type="float">
            <text:p>211.147</text:p>
          </table:table-cell>
          <table:table-cell office:value-type="float" office:value="14.3277" calcext:value-type="float">
            <text:p>14.3277</text:p>
          </table:table-cell>
          <table:table-cell office:value-type="float" office:value="774.525" calcext:value-type="float">
            <text:p>774.52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09.979" calcext:value-type="float">
            <text:p>209.979</text:p>
          </table:table-cell>
          <table:table-cell office:value-type="float" office:value="14.3915" calcext:value-type="float">
            <text:p>14.3915</text:p>
          </table:table-cell>
          <table:table-cell office:value-type="float" office:value="775.63" calcext:value-type="float">
            <text:p>775.63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208.818" calcext:value-type="float">
            <text:p>208.818</text:p>
          </table:table-cell>
          <table:table-cell office:value-type="float" office:value="14.4559" calcext:value-type="float">
            <text:p>14.4559</text:p>
          </table:table-cell>
          <table:table-cell office:value-type="float" office:value="776.727" calcext:value-type="float">
            <text:p>776.727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07.663" calcext:value-type="float">
            <text:p>207.663</text:p>
          </table:table-cell>
          <table:table-cell office:value-type="float" office:value="14.5207" calcext:value-type="float">
            <text:p>14.5207</text:p>
          </table:table-cell>
          <table:table-cell office:value-type="float" office:value="777.816" calcext:value-type="float">
            <text:p>777.816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206.516" calcext:value-type="float">
            <text:p>206.516</text:p>
          </table:table-cell>
          <table:table-cell office:value-type="float" office:value="14.5859" calcext:value-type="float">
            <text:p>14.5859</text:p>
          </table:table-cell>
          <table:table-cell office:value-type="float" office:value="778.898" calcext:value-type="float">
            <text:p>778.898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05.376" calcext:value-type="float">
            <text:p>205.376</text:p>
          </table:table-cell>
          <table:table-cell office:value-type="float" office:value="14.6516" calcext:value-type="float">
            <text:p>14.6516</text:p>
          </table:table-cell>
          <table:table-cell office:value-type="float" office:value="779.972" calcext:value-type="float">
            <text:p>779.972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204.243" calcext:value-type="float">
            <text:p>204.243</text:p>
          </table:table-cell>
          <table:table-cell office:value-type="float" office:value="14.7178" calcext:value-type="float">
            <text:p>14.7178</text:p>
          </table:table-cell>
          <table:table-cell office:value-type="float" office:value="781.039" calcext:value-type="float">
            <text:p>781.039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03.117" calcext:value-type="float">
            <text:p>203.117</text:p>
          </table:table-cell>
          <table:table-cell office:value-type="float" office:value="14.7845" calcext:value-type="float">
            <text:p>14.7845</text:p>
          </table:table-cell>
          <table:table-cell office:value-type="float" office:value="782.099" calcext:value-type="float">
            <text:p>782.099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201.997" calcext:value-type="float">
            <text:p>201.997</text:p>
          </table:table-cell>
          <table:table-cell office:value-type="float" office:value="14.8515" calcext:value-type="float">
            <text:p>14.8515</text:p>
          </table:table-cell>
          <table:table-cell office:value-type="float" office:value="783.151" calcext:value-type="float">
            <text:p>783.151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00.885" calcext:value-type="float">
            <text:p>200.885</text:p>
          </table:table-cell>
          <table:table-cell office:value-type="float" office:value="14.9191" calcext:value-type="float">
            <text:p>14.9191</text:p>
          </table:table-cell>
          <table:table-cell office:value-type="float" office:value="784.196" calcext:value-type="float">
            <text:p>784.196</text:p>
          </table:table-cell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199.779" calcext:value-type="float">
            <text:p>199.779</text:p>
          </table:table-cell>
          <table:table-cell office:value-type="float" office:value="14.987" calcext:value-type="float">
            <text:p>14.987</text:p>
          </table:table-cell>
          <table:table-cell office:value-type="float" office:value="785.234" calcext:value-type="float">
            <text:p>785.234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98.68" calcext:value-type="float">
            <text:p>198.68</text:p>
          </table:table-cell>
          <table:table-cell office:value-type="float" office:value="15.0554" calcext:value-type="float">
            <text:p>15.0554</text:p>
          </table:table-cell>
          <table:table-cell office:value-type="float" office:value="786.264" calcext:value-type="float">
            <text:p>786.264</text:p>
          </table:table-cell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197.588" calcext:value-type="float">
            <text:p>197.588</text:p>
          </table:table-cell>
          <table:table-cell office:value-type="float" office:value="15.1242" calcext:value-type="float">
            <text:p>15.1242</text:p>
          </table:table-cell>
          <table:table-cell office:value-type="float" office:value="787.288" calcext:value-type="float">
            <text:p>787.2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6.503" calcext:value-type="float">
            <text:p>196.503</text:p>
          </table:table-cell>
          <table:table-cell office:value-type="float" office:value="15.1935" calcext:value-type="float">
            <text:p>15.1935</text:p>
          </table:table-cell>
          <table:table-cell office:value-type="float" office:value="788.304" calcext:value-type="float">
            <text:p>788.304</text:p>
          </table:table-cell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195.424" calcext:value-type="float">
            <text:p>195.424</text:p>
          </table:table-cell>
          <table:table-cell office:value-type="float" office:value="15.2632" calcext:value-type="float">
            <text:p>15.2632</text:p>
          </table:table-cell>
          <table:table-cell office:value-type="float" office:value="789.313" calcext:value-type="float">
            <text:p>789.313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94.352" calcext:value-type="float">
            <text:p>194.352</text:p>
          </table:table-cell>
          <table:table-cell office:value-type="float" office:value="15.3333" calcext:value-type="float">
            <text:p>15.3333</text:p>
          </table:table-cell>
          <table:table-cell office:value-type="float" office:value="790.315" calcext:value-type="float">
            <text:p>790.315</text:p>
          </table:table-cell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193.286" calcext:value-type="float">
            <text:p>193.286</text:p>
          </table:table-cell>
          <table:table-cell office:value-type="float" office:value="15.4038" calcext:value-type="float">
            <text:p>15.4038</text:p>
          </table:table-cell>
          <table:table-cell office:value-type="float" office:value="791.31" calcext:value-type="float">
            <text:p>791.3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92.227" calcext:value-type="float">
            <text:p>192.227</text:p>
          </table:table-cell>
          <table:table-cell office:value-type="float" office:value="15.4747" calcext:value-type="float">
            <text:p>15.4747</text:p>
          </table:table-cell>
          <table:table-cell office:value-type="float" office:value="792.299" calcext:value-type="float">
            <text:p>792.299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191.174" calcext:value-type="float">
            <text:p>191.174</text:p>
          </table:table-cell>
          <table:table-cell office:value-type="float" office:value="15.546" calcext:value-type="float">
            <text:p>15.546</text:p>
          </table:table-cell>
          <table:table-cell office:value-type="float" office:value="793.28" calcext:value-type="float">
            <text:p>793.28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90.128" calcext:value-type="float">
            <text:p>190.128</text:p>
          </table:table-cell>
          <table:table-cell office:value-type="float" office:value="15.6178" calcext:value-type="float">
            <text:p>15.6178</text:p>
          </table:table-cell>
          <table:table-cell office:value-type="float" office:value="794.255" calcext:value-type="float">
            <text:p>794.255</text:p>
          </table:table-cell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189.088" calcext:value-type="float">
            <text:p>189.088</text:p>
          </table:table-cell>
          <table:table-cell office:value-type="float" office:value="15.6899" calcext:value-type="float">
            <text:p>15.6899</text:p>
          </table:table-cell>
          <table:table-cell office:value-type="float" office:value="795.222" calcext:value-type="float">
            <text:p>795.22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88.054" calcext:value-type="float">
            <text:p>188.054</text:p>
          </table:table-cell>
          <table:table-cell office:value-type="float" office:value="15.7624" calcext:value-type="float">
            <text:p>15.7624</text:p>
          </table:table-cell>
          <table:table-cell office:value-type="float" office:value="796.183" calcext:value-type="float">
            <text:p>796.183</text:p>
          </table:table-cell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187.027" calcext:value-type="float">
            <text:p>187.027</text:p>
          </table:table-cell>
          <table:table-cell office:value-type="float" office:value="15.8354" calcext:value-type="float">
            <text:p>15.8354</text:p>
          </table:table-cell>
          <table:table-cell office:value-type="float" office:value="797.137" calcext:value-type="float">
            <text:p>797.137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86.006" calcext:value-type="float">
            <text:p>186.006</text:p>
          </table:table-cell>
          <table:table-cell office:value-type="float" office:value="15.9087" calcext:value-type="float">
            <text:p>15.9087</text:p>
          </table:table-cell>
          <table:table-cell office:value-type="float" office:value="798.085" calcext:value-type="float">
            <text:p>798.085</text:p>
          </table:table-cell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184.992" calcext:value-type="float">
            <text:p>184.992</text:p>
          </table:table-cell>
          <table:table-cell office:value-type="float" office:value="15.9824" calcext:value-type="float">
            <text:p>15.9824</text:p>
          </table:table-cell>
          <table:table-cell office:value-type="float" office:value="799.026" calcext:value-type="float">
            <text:p>799.026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83.984" calcext:value-type="float">
            <text:p>183.984</text:p>
          </table:table-cell>
          <table:table-cell office:value-type="float" office:value="16.0565" calcext:value-type="float">
            <text:p>16.0565</text:p>
          </table:table-cell>
          <table:table-cell office:value-type="float" office:value="799.96" calcext:value-type="float">
            <text:p>799.96</text:p>
          </table:table-cell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182.981" calcext:value-type="float">
            <text:p>182.981</text:p>
          </table:table-cell>
          <table:table-cell office:value-type="float" office:value="16.131" calcext:value-type="float">
            <text:p>16.131</text:p>
          </table:table-cell>
          <table:table-cell office:value-type="float" office:value="800.888" calcext:value-type="float">
            <text:p>800.888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81.985" calcext:value-type="float">
            <text:p>181.985</text:p>
          </table:table-cell>
          <table:table-cell office:value-type="float" office:value="16.2058" calcext:value-type="float">
            <text:p>16.2058</text:p>
          </table:table-cell>
          <table:table-cell office:value-type="float" office:value="801.809" calcext:value-type="float">
            <text:p>801.809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180.995" calcext:value-type="float">
            <text:p>180.995</text:p>
          </table:table-cell>
          <table:table-cell office:value-type="float" office:value="16.2811" calcext:value-type="float">
            <text:p>16.2811</text:p>
          </table:table-cell>
          <table:table-cell office:value-type="float" office:value="802.724" calcext:value-type="float">
            <text:p>802.724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80.011" calcext:value-type="float">
            <text:p>180.011</text:p>
          </table:table-cell>
          <table:table-cell office:value-type="float" office:value="16.3567" calcext:value-type="float">
            <text:p>16.3567</text:p>
          </table:table-cell>
          <table:table-cell office:value-type="float" office:value="803.632" calcext:value-type="float">
            <text:p>803.632</text:p>
          </table:table-cell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179.034" calcext:value-type="float">
            <text:p>179.034</text:p>
          </table:table-cell>
          <table:table-cell office:value-type="float" office:value="16.4327" calcext:value-type="float">
            <text:p>16.4327</text:p>
          </table:table-cell>
          <table:table-cell office:value-type="float" office:value="804.534" calcext:value-type="float">
            <text:p>804.534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78.062" calcext:value-type="float">
            <text:p>178.062</text:p>
          </table:table-cell>
          <table:table-cell office:value-type="float" office:value="16.509" calcext:value-type="float">
            <text:p>16.509</text:p>
          </table:table-cell>
          <table:table-cell office:value-type="float" office:value="805.429" calcext:value-type="float">
            <text:p>805.429</text:p>
          </table:table-cell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177.096" calcext:value-type="float">
            <text:p>177.096</text:p>
          </table:table-cell>
          <table:table-cell office:value-type="float" office:value="16.5858" calcext:value-type="float">
            <text:p>16.5858</text:p>
          </table:table-cell>
          <table:table-cell office:value-type="float" office:value="806.318" calcext:value-type="float">
            <text:p>806.3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6.136" calcext:value-type="float">
            <text:p>176.136</text:p>
          </table:table-cell>
          <table:table-cell office:value-type="float" office:value="16.6629" calcext:value-type="float">
            <text:p>16.6629</text:p>
          </table:table-cell>
          <table:table-cell office:value-type="float" office:value="807.201" calcext:value-type="float">
            <text:p>807.201</text:p>
          </table:table-cell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175.182" calcext:value-type="float">
            <text:p>175.182</text:p>
          </table:table-cell>
          <table:table-cell office:value-type="float" office:value="16.7403" calcext:value-type="float">
            <text:p>16.7403</text:p>
          </table:table-cell>
          <table:table-cell office:value-type="float" office:value="808.078" calcext:value-type="float">
            <text:p>808.078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74.233" calcext:value-type="float">
            <text:p>174.233</text:p>
          </table:table-cell>
          <table:table-cell office:value-type="float" office:value="16.8181" calcext:value-type="float">
            <text:p>16.8181</text:p>
          </table:table-cell>
          <table:table-cell office:value-type="float" office:value="808.948" calcext:value-type="float">
            <text:p>808.948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173.291" calcext:value-type="float">
            <text:p>173.291</text:p>
          </table:table-cell>
          <table:table-cell office:value-type="float" office:value="16.8963" calcext:value-type="float">
            <text:p>16.8963</text:p>
          </table:table-cell>
          <table:table-cell office:value-type="float" office:value="809.813" calcext:value-type="float">
            <text:p>809.813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72.354" calcext:value-type="float">
            <text:p>172.354</text:p>
          </table:table-cell>
          <table:table-cell office:value-type="float" office:value="16.9748" calcext:value-type="float">
            <text:p>16.9748</text:p>
          </table:table-cell>
          <table:table-cell office:value-type="float" office:value="810.671" calcext:value-type="float">
            <text:p>810.671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171.423" calcext:value-type="float">
            <text:p>171.423</text:p>
          </table:table-cell>
          <table:table-cell office:value-type="float" office:value="17.0537" calcext:value-type="float">
            <text:p>17.0537</text:p>
          </table:table-cell>
          <table:table-cell office:value-type="float" office:value="811.523" calcext:value-type="float">
            <text:p>811.52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70.498" calcext:value-type="float">
            <text:p>170.498</text:p>
          </table:table-cell>
          <table:table-cell office:value-type="float" office:value="17.1329" calcext:value-type="float">
            <text:p>17.1329</text:p>
          </table:table-cell>
          <table:table-cell office:value-type="float" office:value="812.369" calcext:value-type="float">
            <text:p>812.369</text:p>
          </table:table-cell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169.579" calcext:value-type="float">
            <text:p>169.579</text:p>
          </table:table-cell>
          <table:table-cell office:value-type="float" office:value="17.2125" calcext:value-type="float">
            <text:p>17.2125</text:p>
          </table:table-cell>
          <table:table-cell office:value-type="float" office:value="813.209" calcext:value-type="float">
            <text:p>813.209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68.665" calcext:value-type="float">
            <text:p>168.665</text:p>
          </table:table-cell>
          <table:table-cell office:value-type="float" office:value="17.2924" calcext:value-type="float">
            <text:p>17.2924</text:p>
          </table:table-cell>
          <table:table-cell office:value-type="float" office:value="814.043" calcext:value-type="float">
            <text:p>814.043</text:p>
          </table:table-cell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167.756" calcext:value-type="float">
            <text:p>167.756</text:p>
          </table:table-cell>
          <table:table-cell office:value-type="float" office:value="17.3727" calcext:value-type="float">
            <text:p>17.3727</text:p>
          </table:table-cell>
          <table:table-cell office:value-type="float" office:value="814.871" calcext:value-type="float">
            <text:p>814.871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66.854" calcext:value-type="float">
            <text:p>166.854</text:p>
          </table:table-cell>
          <table:table-cell office:value-type="float" office:value="17.4533" calcext:value-type="float">
            <text:p>17.4533</text:p>
          </table:table-cell>
          <table:table-cell office:value-type="float" office:value="815.693" calcext:value-type="float">
            <text:p>815.693</text:p>
          </table:table-cell>
        </table:table-row>
        <table:table-row table:style-name="ro1">
          <table:table-cell office:value-type="float" office:value="23.55" calcext:value-type="float">
            <text:p>23.55</text:p>
          </table:table-cell>
          <table:table-cell office:value-type="float" office:value="165.956" calcext:value-type="float">
            <text:p>165.956</text:p>
          </table:table-cell>
          <table:table-cell office:value-type="float" office:value="17.5343" calcext:value-type="float">
            <text:p>17.5343</text:p>
          </table:table-cell>
          <table:table-cell office:value-type="float" office:value="816.509" calcext:value-type="float">
            <text:p>816.509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65.065" calcext:value-type="float">
            <text:p>165.065</text:p>
          </table:table-cell>
          <table:table-cell office:value-type="float" office:value="17.6156" calcext:value-type="float">
            <text:p>17.6156</text:p>
          </table:table-cell>
          <table:table-cell office:value-type="float" office:value="817.32" calcext:value-type="float">
            <text:p>817.32</text:p>
          </table:table-cell>
        </table:table-row>
        <table:table-row table:style-name="ro1">
          <table:table-cell office:value-type="float" office:value="23.65" calcext:value-type="float">
            <text:p>23.65</text:p>
          </table:table-cell>
          <table:table-cell office:value-type="float" office:value="164.178" calcext:value-type="float">
            <text:p>164.178</text:p>
          </table:table-cell>
          <table:table-cell office:value-type="float" office:value="17.6972" calcext:value-type="float">
            <text:p>17.6972</text:p>
          </table:table-cell>
          <table:table-cell office:value-type="float" office:value="818.124" calcext:value-type="float">
            <text:p>818.124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63.298" calcext:value-type="float">
            <text:p>163.298</text:p>
          </table:table-cell>
          <table:table-cell office:value-type="float" office:value="17.7791" calcext:value-type="float">
            <text:p>17.7791</text:p>
          </table:table-cell>
          <table:table-cell office:value-type="float" office:value="818.923" calcext:value-type="float">
            <text:p>818.923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162.422" calcext:value-type="float">
            <text:p>162.422</text:p>
          </table:table-cell>
          <table:table-cell office:value-type="float" office:value="17.8614" calcext:value-type="float">
            <text:p>17.8614</text:p>
          </table:table-cell>
          <table:table-cell office:value-type="float" office:value="819.716" calcext:value-type="float">
            <text:p>819.716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61.552" calcext:value-type="float">
            <text:p>161.552</text:p>
          </table:table-cell>
          <table:table-cell office:value-type="float" office:value="17.9441" calcext:value-type="float">
            <text:p>17.9441</text:p>
          </table:table-cell>
          <table:table-cell office:value-type="float" office:value="820.504" calcext:value-type="float">
            <text:p>820.504</text:p>
          </table:table-cell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160.687" calcext:value-type="float">
            <text:p>160.687</text:p>
          </table:table-cell>
          <table:table-cell office:value-type="float" office:value="18.027" calcext:value-type="float">
            <text:p>18.027</text:p>
          </table:table-cell>
          <table:table-cell office:value-type="float" office:value="821.286" calcext:value-type="float">
            <text:p>821.286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59.828" calcext:value-type="float">
            <text:p>159.828</text:p>
          </table:table-cell>
          <table:table-cell office:value-type="float" office:value="18.1103" calcext:value-type="float">
            <text:p>18.1103</text:p>
          </table:table-cell>
          <table:table-cell office:value-type="float" office:value="822.062" calcext:value-type="float">
            <text:p>822.062</text:p>
          </table:table-cell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158.974" calcext:value-type="float">
            <text:p>158.974</text:p>
          </table:table-cell>
          <table:table-cell office:value-type="float" office:value="18.1939" calcext:value-type="float">
            <text:p>18.1939</text:p>
          </table:table-cell>
          <table:table-cell office:value-type="float" office:value="822.832" calcext:value-type="float">
            <text:p>822.8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.125" calcext:value-type="float">
            <text:p>158.125</text:p>
          </table:table-cell>
          <table:table-cell office:value-type="float" office:value="18.2778" calcext:value-type="float">
            <text:p>18.2778</text:p>
          </table:table-cell>
          <table:table-cell office:value-type="float" office:value="823.598" calcext:value-type="float">
            <text:p>823.598</text:p>
          </table:table-cell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157.281" calcext:value-type="float">
            <text:p>157.281</text:p>
          </table:table-cell>
          <table:table-cell office:value-type="float" office:value="18.3621" calcext:value-type="float">
            <text:p>18.3621</text:p>
          </table:table-cell>
          <table:table-cell office:value-type="float" office:value="824.357" calcext:value-type="float">
            <text:p>824.357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56.442" calcext:value-type="float">
            <text:p>156.442</text:p>
          </table:table-cell>
          <table:table-cell office:value-type="float" office:value="18.4466" calcext:value-type="float">
            <text:p>18.4466</text:p>
          </table:table-cell>
          <table:table-cell office:value-type="float" office:value="825.111" calcext:value-type="float">
            <text:p>825.111</text:p>
          </table:table-cell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155.609" calcext:value-type="float">
            <text:p>155.609</text:p>
          </table:table-cell>
          <table:table-cell office:value-type="float" office:value="18.5315" calcext:value-type="float">
            <text:p>18.5315</text:p>
          </table:table-cell>
          <table:table-cell office:value-type="float" office:value="825.86" calcext:value-type="float">
            <text:p>825.86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54.78" calcext:value-type="float">
            <text:p>154.78</text:p>
          </table:table-cell>
          <table:table-cell office:value-type="float" office:value="18.6167" calcext:value-type="float">
            <text:p>18.6167</text:p>
          </table:table-cell>
          <table:table-cell office:value-type="float" office:value="826.603" calcext:value-type="float">
            <text:p>826.603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153.957" calcext:value-type="float">
            <text:p>153.957</text:p>
          </table:table-cell>
          <table:table-cell office:value-type="float" office:value="18.7022" calcext:value-type="float">
            <text:p>18.7022</text:p>
          </table:table-cell>
          <table:table-cell office:value-type="float" office:value="827.341" calcext:value-type="float">
            <text:p>827.341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53.139" calcext:value-type="float">
            <text:p>153.139</text:p>
          </table:table-cell>
          <table:table-cell office:value-type="float" office:value="18.788" calcext:value-type="float">
            <text:p>18.788</text:p>
          </table:table-cell>
          <table:table-cell office:value-type="float" office:value="828.073" calcext:value-type="float">
            <text:p>828.073</text:p>
          </table:table-cell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152.326" calcext:value-type="float">
            <text:p>152.326</text:p>
          </table:table-cell>
          <table:table-cell office:value-type="float" office:value="18.8742" calcext:value-type="float">
            <text:p>18.8742</text:p>
          </table:table-cell>
          <table:table-cell office:value-type="float" office:value="828.8" calcext:value-type="float">
            <text:p>828.8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51.517" calcext:value-type="float">
            <text:p>151.517</text:p>
          </table:table-cell>
          <table:table-cell office:value-type="float" office:value="18.9606" calcext:value-type="float">
            <text:p>18.9606</text:p>
          </table:table-cell>
          <table:table-cell office:value-type="float" office:value="829.522" calcext:value-type="float">
            <text:p>829.522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150.714" calcext:value-type="float">
            <text:p>150.714</text:p>
          </table:table-cell>
          <table:table-cell office:value-type="float" office:value="19.0474" calcext:value-type="float">
            <text:p>19.0474</text:p>
          </table:table-cell>
          <table:table-cell office:value-type="float" office:value="830.239" calcext:value-type="float">
            <text:p>830.239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49.916" calcext:value-type="float">
            <text:p>149.916</text:p>
          </table:table-cell>
          <table:table-cell office:value-type="float" office:value="19.1344" calcext:value-type="float">
            <text:p>19.1344</text:p>
          </table:table-cell>
          <table:table-cell office:value-type="float" office:value="830.95" calcext:value-type="float">
            <text:p>830.95</text:p>
          </table:table-cell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149.122" calcext:value-type="float">
            <text:p>149.122</text:p>
          </table:table-cell>
          <table:table-cell office:value-type="float" office:value="19.2218" calcext:value-type="float">
            <text:p>19.2218</text:p>
          </table:table-cell>
          <table:table-cell office:value-type="float" office:value="831.656" calcext:value-type="float">
            <text:p>831.656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48.333" calcext:value-type="float">
            <text:p>148.333</text:p>
          </table:table-cell>
          <table:table-cell office:value-type="float" office:value="19.3095" calcext:value-type="float">
            <text:p>19.3095</text:p>
          </table:table-cell>
          <table:table-cell office:value-type="float" office:value="832.357" calcext:value-type="float">
            <text:p>832.357</text:p>
          </table:table-cell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147.549" calcext:value-type="float">
            <text:p>147.549</text:p>
          </table:table-cell>
          <table:table-cell office:value-type="float" office:value="19.3975" calcext:value-type="float">
            <text:p>19.3975</text:p>
          </table:table-cell>
          <table:table-cell office:value-type="float" office:value="833.053" calcext:value-type="float">
            <text:p>833.053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46.77" calcext:value-type="float">
            <text:p>146.77</text:p>
          </table:table-cell>
          <table:table-cell office:value-type="float" office:value="19.4857" calcext:value-type="float">
            <text:p>19.4857</text:p>
          </table:table-cell>
          <table:table-cell office:value-type="float" office:value="833.744" calcext:value-type="float">
            <text:p>833.744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145.996" calcext:value-type="float">
            <text:p>145.996</text:p>
          </table:table-cell>
          <table:table-cell office:value-type="float" office:value="19.5743" calcext:value-type="float">
            <text:p>19.5743</text:p>
          </table:table-cell>
          <table:table-cell office:value-type="float" office:value="834.43" calcext:value-type="float">
            <text:p>834.43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45.226" calcext:value-type="float">
            <text:p>145.226</text:p>
          </table:table-cell>
          <table:table-cell office:value-type="float" office:value="19.6632" calcext:value-type="float">
            <text:p>19.6632</text:p>
          </table:table-cell>
          <table:table-cell office:value-type="float" office:value="835.11" calcext:value-type="float">
            <text:p>835.11</text:p>
          </table:table-cell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144.462" calcext:value-type="float">
            <text:p>144.462</text:p>
          </table:table-cell>
          <table:table-cell office:value-type="float" office:value="19.7524" calcext:value-type="float">
            <text:p>19.7524</text:p>
          </table:table-cell>
          <table:table-cell office:value-type="float" office:value="835.786" calcext:value-type="float">
            <text:p>835.786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43.701" calcext:value-type="float">
            <text:p>143.701</text:p>
          </table:table-cell>
          <table:table-cell office:value-type="float" office:value="19.8418" calcext:value-type="float">
            <text:p>19.8418</text:p>
          </table:table-cell>
          <table:table-cell office:value-type="float" office:value="836.457" calcext:value-type="float">
            <text:p>836.457</text:p>
          </table:table-cell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142.946" calcext:value-type="float">
            <text:p>142.946</text:p>
          </table:table-cell>
          <table:table-cell office:value-type="float" office:value="19.9316" calcext:value-type="float">
            <text:p>19.9316</text:p>
          </table:table-cell>
          <table:table-cell office:value-type="float" office:value="837.123" calcext:value-type="float">
            <text:p>837.1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2.195" calcext:value-type="float">
            <text:p>142.195</text:p>
          </table:table-cell>
          <table:table-cell office:value-type="float" office:value="20.0216" calcext:value-type="float">
            <text:p>20.0216</text:p>
          </table:table-cell>
          <table:table-cell office:value-type="float" office:value="837.783" calcext:value-type="float">
            <text:p>837.783</text:p>
          </table:table-cell>
        </table:table-row>
        <table:table-row table:style-name="ro1">
          <table:table-cell office:value-type="float" office:value="25.05" calcext:value-type="float">
            <text:p>25.05</text:p>
          </table:table-cell>
          <table:table-cell office:value-type="float" office:value="141.448" calcext:value-type="float">
            <text:p>141.448</text:p>
          </table:table-cell>
          <table:table-cell office:value-type="float" office:value="20.112" calcext:value-type="float">
            <text:p>20.112</text:p>
          </table:table-cell>
          <table:table-cell office:value-type="float" office:value="838.44" calcext:value-type="float">
            <text:p>838.44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140.707" calcext:value-type="float">
            <text:p>140.707</text:p>
          </table:table-cell>
          <table:table-cell office:value-type="float" office:value="20.2026" calcext:value-type="float">
            <text:p>20.2026</text:p>
          </table:table-cell>
          <table:table-cell office:value-type="float" office:value="839.091" calcext:value-type="float">
            <text:p>839.091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139.969" calcext:value-type="float">
            <text:p>139.969</text:p>
          </table:table-cell>
          <table:table-cell office:value-type="float" office:value="20.2935" calcext:value-type="float">
            <text:p>20.2935</text:p>
          </table:table-cell>
          <table:table-cell office:value-type="float" office:value="839.737" calcext:value-type="float">
            <text:p>839.737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39.237" calcext:value-type="float">
            <text:p>139.237</text:p>
          </table:table-cell>
          <table:table-cell office:value-type="float" office:value="20.3848" calcext:value-type="float">
            <text:p>20.3848</text:p>
          </table:table-cell>
          <table:table-cell office:value-type="float" office:value="840.379" calcext:value-type="float">
            <text:p>840.379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138.508" calcext:value-type="float">
            <text:p>138.508</text:p>
          </table:table-cell>
          <table:table-cell office:value-type="float" office:value="20.4763" calcext:value-type="float">
            <text:p>20.4763</text:p>
          </table:table-cell>
          <table:table-cell office:value-type="float" office:value="841.015" calcext:value-type="float">
            <text:p>841.015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137.784" calcext:value-type="float">
            <text:p>137.784</text:p>
          </table:table-cell>
          <table:table-cell office:value-type="float" office:value="20.568" calcext:value-type="float">
            <text:p>20.568</text:p>
          </table:table-cell>
          <table:table-cell office:value-type="float" office:value="841.648" calcext:value-type="float">
            <text:p>841.648</text:p>
          </table:table-cell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137.065" calcext:value-type="float">
            <text:p>137.065</text:p>
          </table:table-cell>
          <table:table-cell office:value-type="float" office:value="20.6601" calcext:value-type="float">
            <text:p>20.6601</text:p>
          </table:table-cell>
          <table:table-cell office:value-type="float" office:value="842.275" calcext:value-type="float">
            <text:p>842.275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36.35" calcext:value-type="float">
            <text:p>136.35</text:p>
          </table:table-cell>
          <table:table-cell office:value-type="float" office:value="20.7525" calcext:value-type="float">
            <text:p>20.7525</text:p>
          </table:table-cell>
          <table:table-cell office:value-type="float" office:value="842.898" calcext:value-type="float">
            <text:p>842.898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135.639" calcext:value-type="float">
            <text:p>135.639</text:p>
          </table:table-cell>
          <table:table-cell office:value-type="float" office:value="20.8451" calcext:value-type="float">
            <text:p>20.8451</text:p>
          </table:table-cell>
          <table:table-cell office:value-type="float" office:value="843.516" calcext:value-type="float">
            <text:p>843.516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34.933" calcext:value-type="float">
            <text:p>134.933</text:p>
          </table:table-cell>
          <table:table-cell office:value-type="float" office:value="20.938" calcext:value-type="float">
            <text:p>20.938</text:p>
          </table:table-cell>
          <table:table-cell office:value-type="float" office:value="844.129" calcext:value-type="float">
            <text:p>844.129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134.231" calcext:value-type="float">
            <text:p>134.231</text:p>
          </table:table-cell>
          <table:table-cell office:value-type="float" office:value="21.0312" calcext:value-type="float">
            <text:p>21.0312</text:p>
          </table:table-cell>
          <table:table-cell office:value-type="float" office:value="844.738" calcext:value-type="float">
            <text:p>844.738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33.533" calcext:value-type="float">
            <text:p>133.533</text:p>
          </table:table-cell>
          <table:table-cell office:value-type="float" office:value="21.1247" calcext:value-type="float">
            <text:p>21.1247</text:p>
          </table:table-cell>
          <table:table-cell office:value-type="float" office:value="845.342" calcext:value-type="float">
            <text:p>845.342</text:p>
          </table:table-cell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132.839" calcext:value-type="float">
            <text:p>132.839</text:p>
          </table:table-cell>
          <table:table-cell office:value-type="float" office:value="21.2184" calcext:value-type="float">
            <text:p>21.2184</text:p>
          </table:table-cell>
          <table:table-cell office:value-type="float" office:value="845.942" calcext:value-type="float">
            <text:p>845.942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132.15" calcext:value-type="float">
            <text:p>132.15</text:p>
          </table:table-cell>
          <table:table-cell office:value-type="float" office:value="21.3125" calcext:value-type="float">
            <text:p>21.3125</text:p>
          </table:table-cell>
          <table:table-cell office:value-type="float" office:value="846.537" calcext:value-type="float">
            <text:p>846.537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131.465" calcext:value-type="float">
            <text:p>131.465</text:p>
          </table:table-cell>
          <table:table-cell office:value-type="float" office:value="21.4068" calcext:value-type="float">
            <text:p>21.4068</text:p>
          </table:table-cell>
          <table:table-cell office:value-type="float" office:value="847.128" calcext:value-type="float">
            <text:p>847.128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30.784" calcext:value-type="float">
            <text:p>130.784</text:p>
          </table:table-cell>
          <table:table-cell office:value-type="float" office:value="21.5014" calcext:value-type="float">
            <text:p>21.5014</text:p>
          </table:table-cell>
          <table:table-cell office:value-type="float" office:value="847.715" calcext:value-type="float">
            <text:p>847.715</text:p>
          </table:table-cell>
        </table:table-row>
        <table:table-row table:style-name="ro1">
          <table:table-cell office:value-type="float" office:value="25.85" calcext:value-type="float">
            <text:p>25.85</text:p>
          </table:table-cell>
          <table:table-cell office:value-type="float" office:value="130.107" calcext:value-type="float">
            <text:p>130.107</text:p>
          </table:table-cell>
          <table:table-cell office:value-type="float" office:value="21.5962" calcext:value-type="float">
            <text:p>21.5962</text:p>
          </table:table-cell>
          <table:table-cell office:value-type="float" office:value="848.297" calcext:value-type="float">
            <text:p>848.297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129.435" calcext:value-type="float">
            <text:p>129.435</text:p>
          </table:table-cell>
          <table:table-cell office:value-type="float" office:value="21.6913" calcext:value-type="float">
            <text:p>21.6913</text:p>
          </table:table-cell>
          <table:table-cell office:value-type="float" office:value="848.874" calcext:value-type="float">
            <text:p>848.874</text:p>
          </table:table-cell>
        </table:table-row>
        <table:table-row table:style-name="ro1">
          <table:table-cell office:value-type="float" office:value="25.95" calcext:value-type="float">
            <text:p>25.95</text:p>
          </table:table-cell>
          <table:table-cell office:value-type="float" office:value="128.766" calcext:value-type="float">
            <text:p>128.766</text:p>
          </table:table-cell>
          <table:table-cell office:value-type="float" office:value="21.7867" calcext:value-type="float">
            <text:p>21.7867</text:p>
          </table:table-cell>
          <table:table-cell office:value-type="float" office:value="849.447" calcext:value-type="float">
            <text:p>849.4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8.101" calcext:value-type="float">
            <text:p>128.101</text:p>
          </table:table-cell>
          <table:table-cell office:value-type="float" office:value="21.8824" calcext:value-type="float">
            <text:p>21.8824</text:p>
          </table:table-cell>
          <table:table-cell office:value-type="float" office:value="850.016" calcext:value-type="float">
            <text:p>850.016</text:p>
          </table:table-cell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127.441" calcext:value-type="float">
            <text:p>127.441</text:p>
          </table:table-cell>
          <table:table-cell office:value-type="float" office:value="21.9783" calcext:value-type="float">
            <text:p>21.9783</text:p>
          </table:table-cell>
          <table:table-cell office:value-type="float" office:value="850.581" calcext:value-type="float">
            <text:p>850.581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126.785" calcext:value-type="float">
            <text:p>126.785</text:p>
          </table:table-cell>
          <table:table-cell office:value-type="float" office:value="22.0745" calcext:value-type="float">
            <text:p>22.0745</text:p>
          </table:table-cell>
          <table:table-cell office:value-type="float" office:value="851.141" calcext:value-type="float">
            <text:p>851.141</text:p>
          </table:table-cell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126.132" calcext:value-type="float">
            <text:p>126.132</text:p>
          </table:table-cell>
          <table:table-cell office:value-type="float" office:value="22.171" calcext:value-type="float">
            <text:p>22.171</text:p>
          </table:table-cell>
          <table:table-cell office:value-type="float" office:value="851.697" calcext:value-type="float">
            <text:p>851.697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25.484" calcext:value-type="float">
            <text:p>125.484</text:p>
          </table:table-cell>
          <table:table-cell office:value-type="float" office:value="22.2677" calcext:value-type="float">
            <text:p>22.2677</text:p>
          </table:table-cell>
          <table:table-cell office:value-type="float" office:value="852.249" calcext:value-type="float">
            <text:p>852.249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124.839" calcext:value-type="float">
            <text:p>124.839</text:p>
          </table:table-cell>
          <table:table-cell office:value-type="float" office:value="22.3647" calcext:value-type="float">
            <text:p>22.3647</text:p>
          </table:table-cell>
          <table:table-cell office:value-type="float" office:value="852.796" calcext:value-type="float">
            <text:p>852.796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4.198" calcext:value-type="float">
            <text:p>124.198</text:p>
          </table:table-cell>
          <table:table-cell office:value-type="float" office:value="22.462" calcext:value-type="float">
            <text:p>22.462</text:p>
          </table:table-cell>
          <table:table-cell office:value-type="float" office:value="853.34" calcext:value-type="float">
            <text:p>853.34</text:p>
          </table:table-cell>
        </table:table-row>
        <table:table-row table:style-name="ro1">
          <table:table-cell office:value-type="float" office:value="26.35" calcext:value-type="float">
            <text:p>26.35</text:p>
          </table:table-cell>
          <table:table-cell office:value-type="float" office:value="123.562" calcext:value-type="float">
            <text:p>123.562</text:p>
          </table:table-cell>
          <table:table-cell office:value-type="float" office:value="22.5595" calcext:value-type="float">
            <text:p>22.5595</text:p>
          </table:table-cell>
          <table:table-cell office:value-type="float" office:value="853.879" calcext:value-type="float">
            <text:p>853.879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22.929" calcext:value-type="float">
            <text:p>122.929</text:p>
          </table:table-cell>
          <table:table-cell office:value-type="float" office:value="22.6573" calcext:value-type="float">
            <text:p>22.6573</text:p>
          </table:table-cell>
          <table:table-cell office:value-type="float" office:value="854.414" calcext:value-type="float">
            <text:p>854.414</text:p>
          </table:table-cell>
        </table:table-row>
        <table:table-row table:style-name="ro1">
          <table:table-cell office:value-type="float" office:value="26.45" calcext:value-type="float">
            <text:p>26.45</text:p>
          </table:table-cell>
          <table:table-cell office:value-type="float" office:value="122.3" calcext:value-type="float">
            <text:p>122.3</text:p>
          </table:table-cell>
          <table:table-cell office:value-type="float" office:value="22.7554" calcext:value-type="float">
            <text:p>22.7554</text:p>
          </table:table-cell>
          <table:table-cell office:value-type="float" office:value="854.945" calcext:value-type="float">
            <text:p>854.945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21.674" calcext:value-type="float">
            <text:p>121.674</text:p>
          </table:table-cell>
          <table:table-cell office:value-type="float" office:value="22.8537" calcext:value-type="float">
            <text:p>22.8537</text:p>
          </table:table-cell>
          <table:table-cell office:value-type="float" office:value="855.472" calcext:value-type="float">
            <text:p>855.472</text:p>
          </table:table-cell>
        </table:table-row>
        <table:table-row table:style-name="ro1">
          <table:table-cell office:value-type="float" office:value="26.55" calcext:value-type="float">
            <text:p>26.55</text:p>
          </table:table-cell>
          <table:table-cell office:value-type="float" office:value="121.053" calcext:value-type="float">
            <text:p>121.053</text:p>
          </table:table-cell>
          <table:table-cell office:value-type="float" office:value="22.9522" calcext:value-type="float">
            <text:p>22.9522</text:p>
          </table:table-cell>
          <table:table-cell office:value-type="float" office:value="855.995" calcext:value-type="float">
            <text:p>855.995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20.435" calcext:value-type="float">
            <text:p>120.435</text:p>
          </table:table-cell>
          <table:table-cell office:value-type="float" office:value="23.0511" calcext:value-type="float">
            <text:p>23.0511</text:p>
          </table:table-cell>
          <table:table-cell office:value-type="float" office:value="856.514" calcext:value-type="float">
            <text:p>856.514</text:p>
          </table:table-cell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119.821" calcext:value-type="float">
            <text:p>119.821</text:p>
          </table:table-cell>
          <table:table-cell office:value-type="float" office:value="23.1502" calcext:value-type="float">
            <text:p>23.1502</text:p>
          </table:table-cell>
          <table:table-cell office:value-type="float" office:value="857.028" calcext:value-type="float">
            <text:p>857.028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119.211" calcext:value-type="float">
            <text:p>119.211</text:p>
          </table:table-cell>
          <table:table-cell office:value-type="float" office:value="23.2495" calcext:value-type="float">
            <text:p>23.2495</text:p>
          </table:table-cell>
          <table:table-cell office:value-type="float" office:value="857.539" calcext:value-type="float">
            <text:p>857.539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118.605" calcext:value-type="float">
            <text:p>118.605</text:p>
          </table:table-cell>
          <table:table-cell office:value-type="float" office:value="23.3491" calcext:value-type="float">
            <text:p>23.3491</text:p>
          </table:table-cell>
          <table:table-cell office:value-type="float" office:value="858.046" calcext:value-type="float">
            <text:p>858.046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18.002" calcext:value-type="float">
            <text:p>118.002</text:p>
          </table:table-cell>
          <table:table-cell office:value-type="float" office:value="23.449" calcext:value-type="float">
            <text:p>23.449</text:p>
          </table:table-cell>
          <table:table-cell office:value-type="float" office:value="858.549" calcext:value-type="float">
            <text:p>858.549</text:p>
          </table:table-cell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float" office:value="117.403" calcext:value-type="float">
            <text:p>117.403</text:p>
          </table:table-cell>
          <table:table-cell office:value-type="float" office:value="23.5491" calcext:value-type="float">
            <text:p>23.5491</text:p>
          </table:table-cell>
          <table:table-cell office:value-type="float" office:value="859.048" calcext:value-type="float">
            <text:p>859.048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116.807" calcext:value-type="float">
            <text:p>116.807</text:p>
          </table:table-cell>
          <table:table-cell office:value-type="float" office:value="23.6494" calcext:value-type="float">
            <text:p>23.6494</text:p>
          </table:table-cell>
          <table:table-cell office:value-type="float" office:value="859.543" calcext:value-type="float">
            <text:p>859.543</text:p>
          </table:table-cell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116.215" calcext:value-type="float">
            <text:p>116.215</text:p>
          </table:table-cell>
          <table:table-cell office:value-type="float" office:value="23.7501" calcext:value-type="float">
            <text:p>23.7501</text:p>
          </table:table-cell>
          <table:table-cell office:value-type="float" office:value="860.035" calcext:value-type="float">
            <text:p>860.0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.627" calcext:value-type="float">
            <text:p>115.627</text:p>
          </table:table-cell>
          <table:table-cell office:value-type="float" office:value="23.8509" calcext:value-type="float">
            <text:p>23.8509</text:p>
          </table:table-cell>
          <table:table-cell office:value-type="float" office:value="860.522" calcext:value-type="float">
            <text:p>860.522</text:p>
          </table:table-cell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115.042" calcext:value-type="float">
            <text:p>115.042</text:p>
          </table:table-cell>
          <table:table-cell office:value-type="float" office:value="23.952" calcext:value-type="float">
            <text:p>23.952</text:p>
          </table:table-cell>
          <table:table-cell office:value-type="float" office:value="861.006" calcext:value-type="float">
            <text:p>861.006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114.461" calcext:value-type="float">
            <text:p>114.461</text:p>
          </table:table-cell>
          <table:table-cell office:value-type="float" office:value="24.0534" calcext:value-type="float">
            <text:p>24.0534</text:p>
          </table:table-cell>
          <table:table-cell office:value-type="float" office:value="861.486" calcext:value-type="float">
            <text:p>861.486</text:p>
          </table:table-cell>
        </table:table-row>
        <table:table-row table:style-name="ro1">
          <table:table-cell office:value-type="float" office:value="27.15" calcext:value-type="float">
            <text:p>27.15</text:p>
          </table:table-cell>
          <table:table-cell office:value-type="float" office:value="113.883" calcext:value-type="float">
            <text:p>113.883</text:p>
          </table:table-cell>
          <table:table-cell office:value-type="float" office:value="24.155" calcext:value-type="float">
            <text:p>24.155</text:p>
          </table:table-cell>
          <table:table-cell office:value-type="float" office:value="861.962" calcext:value-type="float">
            <text:p>861.962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13.309" calcext:value-type="float">
            <text:p>113.309</text:p>
          </table:table-cell>
          <table:table-cell office:value-type="float" office:value="24.2569" calcext:value-type="float">
            <text:p>24.2569</text:p>
          </table:table-cell>
          <table:table-cell office:value-type="float" office:value="862.434" calcext:value-type="float">
            <text:p>862.434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112.738" calcext:value-type="float">
            <text:p>112.738</text:p>
          </table:table-cell>
          <table:table-cell office:value-type="float" office:value="24.359" calcext:value-type="float">
            <text:p>24.359</text:p>
          </table:table-cell>
          <table:table-cell office:value-type="float" office:value="862.903" calcext:value-type="float">
            <text:p>862.903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112.171" calcext:value-type="float">
            <text:p>112.171</text:p>
          </table:table-cell>
          <table:table-cell office:value-type="float" office:value="24.4614" calcext:value-type="float">
            <text:p>24.4614</text:p>
          </table:table-cell>
          <table:table-cell office:value-type="float" office:value="863.368" calcext:value-type="float">
            <text:p>863.368</text:p>
          </table:table-cell>
        </table:table-row>
        <table:table-row table:style-name="ro1">
          <table:table-cell office:value-type="float" office:value="27.35" calcext:value-type="float">
            <text:p>27.35</text:p>
          </table:table-cell>
          <table:table-cell office:value-type="float" office:value="111.607" calcext:value-type="float">
            <text:p>111.607</text:p>
          </table:table-cell>
          <table:table-cell office:value-type="float" office:value="24.564" calcext:value-type="float">
            <text:p>24.564</text:p>
          </table:table-cell>
          <table:table-cell office:value-type="float" office:value="863.829" calcext:value-type="float">
            <text:p>863.829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11.047" calcext:value-type="float">
            <text:p>111.047</text:p>
          </table:table-cell>
          <table:table-cell office:value-type="float" office:value="24.6668" calcext:value-type="float">
            <text:p>24.6668</text:p>
          </table:table-cell>
          <table:table-cell office:value-type="float" office:value="864.287" calcext:value-type="float">
            <text:p>864.287</text:p>
          </table:table-cell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110.49" calcext:value-type="float">
            <text:p>110.49</text:p>
          </table:table-cell>
          <table:table-cell office:value-type="float" office:value="24.7699" calcext:value-type="float">
            <text:p>24.7699</text:p>
          </table:table-cell>
          <table:table-cell office:value-type="float" office:value="864.741" calcext:value-type="float">
            <text:p>864.741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109.936" calcext:value-type="float">
            <text:p>109.936</text:p>
          </table:table-cell>
          <table:table-cell office:value-type="float" office:value="24.8733" calcext:value-type="float">
            <text:p>24.8733</text:p>
          </table:table-cell>
          <table:table-cell office:value-type="float" office:value="865.191" calcext:value-type="float">
            <text:p>865.191</text:p>
          </table:table-cell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109.385" calcext:value-type="float">
            <text:p>109.385</text:p>
          </table:table-cell>
          <table:table-cell office:value-type="float" office:value="24.9769" calcext:value-type="float">
            <text:p>24.9769</text:p>
          </table:table-cell>
          <table:table-cell office:value-type="float" office:value="865.638" calcext:value-type="float">
            <text:p>865.638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08.838" calcext:value-type="float">
            <text:p>108.838</text:p>
          </table:table-cell>
          <table:table-cell office:value-type="float" office:value="25.0807" calcext:value-type="float">
            <text:p>25.0807</text:p>
          </table:table-cell>
          <table:table-cell office:value-type="float" office:value="866.081" calcext:value-type="float">
            <text:p>866.081</text:p>
          </table:table-cell>
        </table:table-row>
        <table:table-row table:style-name="ro1">
          <table:table-cell office:value-type="float" office:value="27.65" calcext:value-type="float">
            <text:p>27.65</text:p>
          </table:table-cell>
          <table:table-cell office:value-type="float" office:value="108.295" calcext:value-type="float">
            <text:p>108.295</text:p>
          </table:table-cell>
          <table:table-cell office:value-type="float" office:value="25.1848" calcext:value-type="float">
            <text:p>25.1848</text:p>
          </table:table-cell>
          <table:table-cell office:value-type="float" office:value="866.521" calcext:value-type="float">
            <text:p>866.521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107.754" calcext:value-type="float">
            <text:p>107.754</text:p>
          </table:table-cell>
          <table:table-cell office:value-type="float" office:value="25.2891" calcext:value-type="float">
            <text:p>25.2891</text:p>
          </table:table-cell>
          <table:table-cell office:value-type="float" office:value="866.957" calcext:value-type="float">
            <text:p>866.957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107.217" calcext:value-type="float">
            <text:p>107.217</text:p>
          </table:table-cell>
          <table:table-cell office:value-type="float" office:value="25.3936" calcext:value-type="float">
            <text:p>25.3936</text:p>
          </table:table-cell>
          <table:table-cell office:value-type="float" office:value="867.389" calcext:value-type="float">
            <text:p>867.389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06.683" calcext:value-type="float">
            <text:p>106.683</text:p>
          </table:table-cell>
          <table:table-cell office:value-type="float" office:value="25.4984" calcext:value-type="float">
            <text:p>25.4984</text:p>
          </table:table-cell>
          <table:table-cell office:value-type="float" office:value="867.819" calcext:value-type="float">
            <text:p>867.819</text:p>
          </table:table-cell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106.152" calcext:value-type="float">
            <text:p>106.152</text:p>
          </table:table-cell>
          <table:table-cell office:value-type="float" office:value="25.6034" calcext:value-type="float">
            <text:p>25.6034</text:p>
          </table:table-cell>
          <table:table-cell office:value-type="float" office:value="868.244" calcext:value-type="float">
            <text:p>868.244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105.625" calcext:value-type="float">
            <text:p>105.625</text:p>
          </table:table-cell>
          <table:table-cell office:value-type="float" office:value="25.7087" calcext:value-type="float">
            <text:p>25.7087</text:p>
          </table:table-cell>
          <table:table-cell office:value-type="float" office:value="868.667" calcext:value-type="float">
            <text:p>868.667</text:p>
          </table:table-cell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105.1" calcext:value-type="float">
            <text:p>105.1</text:p>
          </table:table-cell>
          <table:table-cell office:value-type="float" office:value="25.8142" calcext:value-type="float">
            <text:p>25.8142</text:p>
          </table:table-cell>
          <table:table-cell office:value-type="float" office:value="869.086" calcext:value-type="float">
            <text:p>869.0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4.579" calcext:value-type="float">
            <text:p>104.579</text:p>
          </table:table-cell>
          <table:table-cell office:value-type="float" office:value="25.9199" calcext:value-type="float">
            <text:p>25.9199</text:p>
          </table:table-cell>
          <table:table-cell office:value-type="float" office:value="869.501" calcext:value-type="float">
            <text:p>869.501</text:p>
          </table:table-cell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104.061" calcext:value-type="float">
            <text:p>104.061</text:p>
          </table:table-cell>
          <table:table-cell office:value-type="float" office:value="26.0259" calcext:value-type="float">
            <text:p>26.0259</text:p>
          </table:table-cell>
          <table:table-cell office:value-type="float" office:value="869.913" calcext:value-type="float">
            <text:p>869.913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103.546" calcext:value-type="float">
            <text:p>103.546</text:p>
          </table:table-cell>
          <table:table-cell office:value-type="float" office:value="26.1321" calcext:value-type="float">
            <text:p>26.1321</text:p>
          </table:table-cell>
          <table:table-cell office:value-type="float" office:value="870.322" calcext:value-type="float">
            <text:p>870.322</text:p>
          </table:table-cell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103.034" calcext:value-type="float">
            <text:p>103.034</text:p>
          </table:table-cell>
          <table:table-cell office:value-type="float" office:value="26.2385" calcext:value-type="float">
            <text:p>26.2385</text:p>
          </table:table-cell>
          <table:table-cell office:value-type="float" office:value="870.727" calcext:value-type="float">
            <text:p>870.727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02.525" calcext:value-type="float">
            <text:p>102.525</text:p>
          </table:table-cell>
          <table:table-cell office:value-type="float" office:value="26.3452" calcext:value-type="float">
            <text:p>26.3452</text:p>
          </table:table-cell>
          <table:table-cell office:value-type="float" office:value="871.129" calcext:value-type="float">
            <text:p>871.129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102.02" calcext:value-type="float">
            <text:p>102.02</text:p>
          </table:table-cell>
          <table:table-cell office:value-type="float" office:value="26.4521" calcext:value-type="float">
            <text:p>26.4521</text:p>
          </table:table-cell>
          <table:table-cell office:value-type="float" office:value="871.528" calcext:value-type="float">
            <text:p>871.528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101.517" calcext:value-type="float">
            <text:p>101.517</text:p>
          </table:table-cell>
          <table:table-cell office:value-type="float" office:value="26.5592" calcext:value-type="float">
            <text:p>26.5592</text:p>
          </table:table-cell>
          <table:table-cell office:value-type="float" office:value="871.924" calcext:value-type="float">
            <text:p>871.924</text:p>
          </table:table-cell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101.017" calcext:value-type="float">
            <text:p>101.017</text:p>
          </table:table-cell>
          <table:table-cell office:value-type="float" office:value="26.6666" calcext:value-type="float">
            <text:p>26.6666</text:p>
          </table:table-cell>
          <table:table-cell office:value-type="float" office:value="872.316" calcext:value-type="float">
            <text:p>872.316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00.521" calcext:value-type="float">
            <text:p>100.521</text:p>
          </table:table-cell>
          <table:table-cell office:value-type="float" office:value="26.7742" calcext:value-type="float">
            <text:p>26.7742</text:p>
          </table:table-cell>
          <table:table-cell office:value-type="float" office:value="872.705" calcext:value-type="float">
            <text:p>872.705</text:p>
          </table:table-cell>
        </table:table-row>
        <table:table-row table:style-name="ro1">
          <table:table-cell office:value-type="float" office:value="28.45" calcext:value-type="float">
            <text:p>28.45</text:p>
          </table:table-cell>
          <table:table-cell office:value-type="float" office:value="100.027" calcext:value-type="float">
            <text:p>100.027</text:p>
          </table:table-cell>
          <table:table-cell office:value-type="float" office:value="26.882" calcext:value-type="float">
            <text:p>26.882</text:p>
          </table:table-cell>
          <table:table-cell office:value-type="float" office:value="873.091" calcext:value-type="float">
            <text:p>873.091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99.5362" calcext:value-type="float">
            <text:p>99.5362</text:p>
          </table:table-cell>
          <table:table-cell office:value-type="float" office:value="26.9901" calcext:value-type="float">
            <text:p>26.9901</text:p>
          </table:table-cell>
          <table:table-cell office:value-type="float" office:value="873.474" calcext:value-type="float">
            <text:p>873.474</text:p>
          </table:table-cell>
        </table:table-row>
        <table:table-row table:style-name="ro1">
          <table:table-cell office:value-type="float" office:value="28.55" calcext:value-type="float">
            <text:p>28.55</text:p>
          </table:table-cell>
          <table:table-cell office:value-type="float" office:value="99.0484" calcext:value-type="float">
            <text:p>99.0484</text:p>
          </table:table-cell>
          <table:table-cell office:value-type="float" office:value="27.0984" calcext:value-type="float">
            <text:p>27.0984</text:p>
          </table:table-cell>
          <table:table-cell office:value-type="float" office:value="873.853" calcext:value-type="float">
            <text:p>873.853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98.5636" calcext:value-type="float">
            <text:p>98.5636</text:p>
          </table:table-cell>
          <table:table-cell office:value-type="float" office:value="27.2069" calcext:value-type="float">
            <text:p>27.2069</text:p>
          </table:table-cell>
          <table:table-cell office:value-type="float" office:value="874.23" calcext:value-type="float">
            <text:p>874.23</text:p>
          </table:table-cell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98.0816" calcext:value-type="float">
            <text:p>98.0816</text:p>
          </table:table-cell>
          <table:table-cell office:value-type="float" office:value="27.3156" calcext:value-type="float">
            <text:p>27.3156</text:p>
          </table:table-cell>
          <table:table-cell office:value-type="float" office:value="874.603" calcext:value-type="float">
            <text:p>874.603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97.6026" calcext:value-type="float">
            <text:p>97.6026</text:p>
          </table:table-cell>
          <table:table-cell office:value-type="float" office:value="27.4246" calcext:value-type="float">
            <text:p>27.4246</text:p>
          </table:table-cell>
          <table:table-cell office:value-type="float" office:value="874.973" calcext:value-type="float">
            <text:p>874.973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97.1264" calcext:value-type="float">
            <text:p>97.1264</text:p>
          </table:table-cell>
          <table:table-cell office:value-type="float" office:value="27.5338" calcext:value-type="float">
            <text:p>27.5338</text:p>
          </table:table-cell>
          <table:table-cell office:value-type="float" office:value="875.34" calcext:value-type="float">
            <text:p>875.34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96.6531" calcext:value-type="float">
            <text:p>96.6531</text:p>
          </table:table-cell>
          <table:table-cell office:value-type="float" office:value="27.6432" calcext:value-type="float">
            <text:p>27.6432</text:p>
          </table:table-cell>
          <table:table-cell office:value-type="float" office:value="875.704" calcext:value-type="float">
            <text:p>875.704</text:p>
          </table:table-cell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96.1826" calcext:value-type="float">
            <text:p>96.1826</text:p>
          </table:table-cell>
          <table:table-cell office:value-type="float" office:value="27.7528" calcext:value-type="float">
            <text:p>27.7528</text:p>
          </table:table-cell>
          <table:table-cell office:value-type="float" office:value="876.065" calcext:value-type="float">
            <text:p>876.065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95.7149" calcext:value-type="float">
            <text:p>95.7149</text:p>
          </table:table-cell>
          <table:table-cell office:value-type="float" office:value="27.8627" calcext:value-type="float">
            <text:p>27.8627</text:p>
          </table:table-cell>
          <table:table-cell office:value-type="float" office:value="876.422" calcext:value-type="float">
            <text:p>876.422</text:p>
          </table:table-cell>
        </table:table-row>
        <table:table-row table:style-name="ro1">
          <table:table-cell office:value-type="float" office:value="28.95" calcext:value-type="float">
            <text:p>28.95</text:p>
          </table:table-cell>
          <table:table-cell office:value-type="float" office:value="95.25" calcext:value-type="float">
            <text:p>95.25</text:p>
          </table:table-cell>
          <table:table-cell office:value-type="float" office:value="27.9728" calcext:value-type="float">
            <text:p>27.9728</text:p>
          </table:table-cell>
          <table:table-cell office:value-type="float" office:value="876.777" calcext:value-type="float">
            <text:p>876.7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4.7879" calcext:value-type="float">
            <text:p>94.7879</text:p>
          </table:table-cell>
          <table:table-cell office:value-type="float" office:value="28.0831" calcext:value-type="float">
            <text:p>28.0831</text:p>
          </table:table-cell>
          <table:table-cell office:value-type="float" office:value="877.129" calcext:value-type="float">
            <text:p>877.129</text:p>
          </table:table-cell>
        </table:table-row>
        <table:table-row table:style-name="ro1">
          <table:table-cell office:value-type="float" office:value="29.05" calcext:value-type="float">
            <text:p>29.05</text:p>
          </table:table-cell>
          <table:table-cell office:value-type="float" office:value="94.3286" calcext:value-type="float">
            <text:p>94.3286</text:p>
          </table:table-cell>
          <table:table-cell office:value-type="float" office:value="28.1936" calcext:value-type="float">
            <text:p>28.1936</text:p>
          </table:table-cell>
          <table:table-cell office:value-type="float" office:value="877.478" calcext:value-type="float">
            <text:p>877.478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93.872" calcext:value-type="float">
            <text:p>93.872</text:p>
          </table:table-cell>
          <table:table-cell office:value-type="float" office:value="28.3043" calcext:value-type="float">
            <text:p>28.3043</text:p>
          </table:table-cell>
          <table:table-cell office:value-type="float" office:value="877.824" calcext:value-type="float">
            <text:p>877.824</text:p>
          </table:table-cell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93.4182" calcext:value-type="float">
            <text:p>93.4182</text:p>
          </table:table-cell>
          <table:table-cell office:value-type="float" office:value="28.4153" calcext:value-type="float">
            <text:p>28.4153</text:p>
          </table:table-cell>
          <table:table-cell office:value-type="float" office:value="878.167" calcext:value-type="float">
            <text:p>878.167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92.967" calcext:value-type="float">
            <text:p>92.967</text:p>
          </table:table-cell>
          <table:table-cell office:value-type="float" office:value="28.5265" calcext:value-type="float">
            <text:p>28.5265</text:p>
          </table:table-cell>
          <table:table-cell office:value-type="float" office:value="878.506" calcext:value-type="float">
            <text:p>878.506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92.5186" calcext:value-type="float">
            <text:p>92.5186</text:p>
          </table:table-cell>
          <table:table-cell office:value-type="float" office:value="28.6379" calcext:value-type="float">
            <text:p>28.6379</text:p>
          </table:table-cell>
          <table:table-cell office:value-type="float" office:value="878.844" calcext:value-type="float">
            <text:p>878.844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92.0728" calcext:value-type="float">
            <text:p>92.0728</text:p>
          </table:table-cell>
          <table:table-cell office:value-type="float" office:value="28.7495" calcext:value-type="float">
            <text:p>28.7495</text:p>
          </table:table-cell>
          <table:table-cell office:value-type="float" office:value="879.178" calcext:value-type="float">
            <text:p>879.178</text:p>
          </table:table-cell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91.6297" calcext:value-type="float">
            <text:p>91.6297</text:p>
          </table:table-cell>
          <table:table-cell office:value-type="float" office:value="28.8613" calcext:value-type="float">
            <text:p>28.8613</text:p>
          </table:table-cell>
          <table:table-cell office:value-type="float" office:value="879.509" calcext:value-type="float">
            <text:p>879.509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91.1893" calcext:value-type="float">
            <text:p>91.1893</text:p>
          </table:table-cell>
          <table:table-cell office:value-type="float" office:value="28.9734" calcext:value-type="float">
            <text:p>28.9734</text:p>
          </table:table-cell>
          <table:table-cell office:value-type="float" office:value="879.837" calcext:value-type="float">
            <text:p>879.837</text:p>
          </table:table-cell>
        </table:table-row>
        <table:table-row table:style-name="ro1">
          <table:table-cell office:value-type="float" office:value="29.45" calcext:value-type="float">
            <text:p>29.45</text:p>
          </table:table-cell>
          <table:table-cell office:value-type="float" office:value="90.7514" calcext:value-type="float">
            <text:p>90.7514</text:p>
          </table:table-cell>
          <table:table-cell office:value-type="float" office:value="29.0857" calcext:value-type="float">
            <text:p>29.0857</text:p>
          </table:table-cell>
          <table:table-cell office:value-type="float" office:value="880.163" calcext:value-type="float">
            <text:p>880.163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90.3162" calcext:value-type="float">
            <text:p>90.3162</text:p>
          </table:table-cell>
          <table:table-cell office:value-type="float" office:value="29.1982" calcext:value-type="float">
            <text:p>29.1982</text:p>
          </table:table-cell>
          <table:table-cell office:value-type="float" office:value="880.486" calcext:value-type="float">
            <text:p>880.486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89.8836" calcext:value-type="float">
            <text:p>89.8836</text:p>
          </table:table-cell>
          <table:table-cell office:value-type="float" office:value="29.3109" calcext:value-type="float">
            <text:p>29.3109</text:p>
          </table:table-cell>
          <table:table-cell office:value-type="float" office:value="880.806" calcext:value-type="float">
            <text:p>880.806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89.4535" calcext:value-type="float">
            <text:p>89.4535</text:p>
          </table:table-cell>
          <table:table-cell office:value-type="float" office:value="29.4238" calcext:value-type="float">
            <text:p>29.4238</text:p>
          </table:table-cell>
          <table:table-cell office:value-type="float" office:value="881.123" calcext:value-type="float">
            <text:p>881.123</text:p>
          </table:table-cell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89.0261" calcext:value-type="float">
            <text:p>89.0261</text:p>
          </table:table-cell>
          <table:table-cell office:value-type="float" office:value="29.5369" calcext:value-type="float">
            <text:p>29.5369</text:p>
          </table:table-cell>
          <table:table-cell office:value-type="float" office:value="881.437" calcext:value-type="float">
            <text:p>881.437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88.6011" calcext:value-type="float">
            <text:p>88.6011</text:p>
          </table:table-cell>
          <table:table-cell office:value-type="float" office:value="29.6502" calcext:value-type="float">
            <text:p>29.6502</text:p>
          </table:table-cell>
          <table:table-cell office:value-type="float" office:value="881.749" calcext:value-type="float">
            <text:p>881.749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88.1787" calcext:value-type="float">
            <text:p>88.1787</text:p>
          </table:table-cell>
          <table:table-cell office:value-type="float" office:value="29.7638" calcext:value-type="float">
            <text:p>29.7638</text:p>
          </table:table-cell>
          <table:table-cell office:value-type="float" office:value="882.057" calcext:value-type="float">
            <text:p>882.057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87.7588" calcext:value-type="float">
            <text:p>87.7588</text:p>
          </table:table-cell>
          <table:table-cell office:value-type="float" office:value="29.8776" calcext:value-type="float">
            <text:p>29.8776</text:p>
          </table:table-cell>
          <table:table-cell office:value-type="float" office:value="882.364" calcext:value-type="float">
            <text:p>882.364</text:p>
          </table:table-cell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87.3414" calcext:value-type="float">
            <text:p>87.3414</text:p>
          </table:table-cell>
          <table:table-cell office:value-type="float" office:value="29.9915" calcext:value-type="float">
            <text:p>29.9915</text:p>
          </table:table-cell>
          <table:table-cell office:value-type="float" office:value="882.667" calcext:value-type="float">
            <text:p>882.667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86.9265" calcext:value-type="float">
            <text:p>86.9265</text:p>
          </table:table-cell>
          <table:table-cell office:value-type="float" office:value="30.1057" calcext:value-type="float">
            <text:p>30.1057</text:p>
          </table:table-cell>
          <table:table-cell office:value-type="float" office:value="882.968" calcext:value-type="float">
            <text:p>882.968</text:p>
          </table:table-cell>
        </table:table-row>
        <table:table-row table:style-name="ro1">
          <table:table-cell office:value-type="float" office:value="29.95" calcext:value-type="float">
            <text:p>29.95</text:p>
          </table:table-cell>
          <table:table-cell office:value-type="float" office:value="86.5141" calcext:value-type="float">
            <text:p>86.5141</text:p>
          </table:table-cell>
          <table:table-cell office:value-type="float" office:value="30.2201" calcext:value-type="float">
            <text:p>30.2201</text:p>
          </table:table-cell>
          <table:table-cell office:value-type="float" office:value="883.266" calcext:value-type="float">
            <text:p>883.2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6.1041" calcext:value-type="float">
            <text:p>86.1041</text:p>
          </table:table-cell>
          <table:table-cell office:value-type="float" office:value="30.3347" calcext:value-type="float">
            <text:p>30.3347</text:p>
          </table:table-cell>
          <table:table-cell office:value-type="float" office:value="883.561" calcext:value-type="float">
            <text:p>883.561</text:p>
          </table:table-cell>
        </table:table-row>
        <table:table-row table:style-name="ro1">
          <table:table-cell office:value-type="float" office:value="30.05" calcext:value-type="float">
            <text:p>30.05</text:p>
          </table:table-cell>
          <table:table-cell office:value-type="float" office:value="85.6965" calcext:value-type="float">
            <text:p>85.6965</text:p>
          </table:table-cell>
          <table:table-cell office:value-type="float" office:value="30.4495" calcext:value-type="float">
            <text:p>30.4495</text:p>
          </table:table-cell>
          <table:table-cell office:value-type="float" office:value="883.854" calcext:value-type="float">
            <text:p>883.854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85.2914" calcext:value-type="float">
            <text:p>85.2914</text:p>
          </table:table-cell>
          <table:table-cell office:value-type="float" office:value="30.5646" calcext:value-type="float">
            <text:p>30.5646</text:p>
          </table:table-cell>
          <table:table-cell office:value-type="float" office:value="884.144" calcext:value-type="float">
            <text:p>884.144</text:p>
          </table:table-cell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float" office:value="84.8887" calcext:value-type="float">
            <text:p>84.8887</text:p>
          </table:table-cell>
          <table:table-cell office:value-type="float" office:value="30.6798" calcext:value-type="float">
            <text:p>30.6798</text:p>
          </table:table-cell>
          <table:table-cell office:value-type="float" office:value="884.432" calcext:value-type="float">
            <text:p>884.432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84.4884" calcext:value-type="float">
            <text:p>84.4884</text:p>
          </table:table-cell>
          <table:table-cell office:value-type="float" office:value="30.7952" calcext:value-type="float">
            <text:p>30.7952</text:p>
          </table:table-cell>
          <table:table-cell office:value-type="float" office:value="884.716" calcext:value-type="float">
            <text:p>884.716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84.0904" calcext:value-type="float">
            <text:p>84.0904</text:p>
          </table:table-cell>
          <table:table-cell office:value-type="float" office:value="30.9109" calcext:value-type="float">
            <text:p>30.9109</text:p>
          </table:table-cell>
          <table:table-cell office:value-type="float" office:value="884.999" calcext:value-type="float">
            <text:p>884.999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83.6948" calcext:value-type="float">
            <text:p>83.6948</text:p>
          </table:table-cell>
          <table:table-cell office:value-type="float" office:value="31.0267" calcext:value-type="float">
            <text:p>31.0267</text:p>
          </table:table-cell>
          <table:table-cell office:value-type="float" office:value="885.279" calcext:value-type="float">
            <text:p>885.279</text:p>
          </table:table-cell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83.3015" calcext:value-type="float">
            <text:p>83.3015</text:p>
          </table:table-cell>
          <table:table-cell office:value-type="float" office:value="31.1427" calcext:value-type="float">
            <text:p>31.1427</text:p>
          </table:table-cell>
          <table:table-cell office:value-type="float" office:value="885.556" calcext:value-type="float">
            <text:p>885.556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82.9106" calcext:value-type="float">
            <text:p>82.9106</text:p>
          </table:table-cell>
          <table:table-cell office:value-type="float" office:value="31.259" calcext:value-type="float">
            <text:p>31.259</text:p>
          </table:table-cell>
          <table:table-cell office:value-type="float" office:value="885.83" calcext:value-type="float">
            <text:p>885.83</text:p>
          </table:table-cell>
        </table:table-row>
        <table:table-row table:style-name="ro1">
          <table:table-cell office:value-type="float" office:value="30.45" calcext:value-type="float">
            <text:p>30.45</text:p>
          </table:table-cell>
          <table:table-cell office:value-type="float" office:value="82.522" calcext:value-type="float">
            <text:p>82.522</text:p>
          </table:table-cell>
          <table:table-cell office:value-type="float" office:value="31.3754" calcext:value-type="float">
            <text:p>31.3754</text:p>
          </table:table-cell>
          <table:table-cell office:value-type="float" office:value="886.103" calcext:value-type="float">
            <text:p>886.103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82.1357" calcext:value-type="float">
            <text:p>82.1357</text:p>
          </table:table-cell>
          <table:table-cell office:value-type="float" office:value="31.4921" calcext:value-type="float">
            <text:p>31.4921</text:p>
          </table:table-cell>
          <table:table-cell office:value-type="float" office:value="886.372" calcext:value-type="float">
            <text:p>886.372</text:p>
          </table:table-cell>
        </table:table-row>
        <table:table-row table:style-name="ro1">
          <table:table-cell office:value-type="float" office:value="30.55" calcext:value-type="float">
            <text:p>30.55</text:p>
          </table:table-cell>
          <table:table-cell office:value-type="float" office:value="81.7517" calcext:value-type="float">
            <text:p>81.7517</text:p>
          </table:table-cell>
          <table:table-cell office:value-type="float" office:value="31.609" calcext:value-type="float">
            <text:p>31.609</text:p>
          </table:table-cell>
          <table:table-cell office:value-type="float" office:value="886.639" calcext:value-type="float">
            <text:p>886.639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81.3699" calcext:value-type="float">
            <text:p>81.3699</text:p>
          </table:table-cell>
          <table:table-cell office:value-type="float" office:value="31.726" calcext:value-type="float">
            <text:p>31.726</text:p>
          </table:table-cell>
          <table:table-cell office:value-type="float" office:value="886.904" calcext:value-type="float">
            <text:p>886.904</text:p>
          </table:table-cell>
        </table:table-row>
        <table:table-row table:style-name="ro1">
          <table:table-cell office:value-type="float" office:value="30.65" calcext:value-type="float">
            <text:p>30.65</text:p>
          </table:table-cell>
          <table:table-cell office:value-type="float" office:value="80.9905" calcext:value-type="float">
            <text:p>80.9905</text:p>
          </table:table-cell>
          <table:table-cell office:value-type="float" office:value="31.8433" calcext:value-type="float">
            <text:p>31.8433</text:p>
          </table:table-cell>
          <table:table-cell office:value-type="float" office:value="887.166" calcext:value-type="float">
            <text:p>887.166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80.6132" calcext:value-type="float">
            <text:p>80.6132</text:p>
          </table:table-cell>
          <table:table-cell office:value-type="float" office:value="31.9607" calcext:value-type="float">
            <text:p>31.9607</text:p>
          </table:table-cell>
          <table:table-cell office:value-type="float" office:value="887.426" calcext:value-type="float">
            <text:p>887.426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80.2382" calcext:value-type="float">
            <text:p>80.2382</text:p>
          </table:table-cell>
          <table:table-cell office:value-type="float" office:value="32.0784" calcext:value-type="float">
            <text:p>32.0784</text:p>
          </table:table-cell>
          <table:table-cell office:value-type="float" office:value="887.683" calcext:value-type="float">
            <text:p>887.683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79.8654" calcext:value-type="float">
            <text:p>79.8654</text:p>
          </table:table-cell>
          <table:table-cell office:value-type="float" office:value="32.1963" calcext:value-type="float">
            <text:p>32.1963</text:p>
          </table:table-cell>
          <table:table-cell office:value-type="float" office:value="887.938" calcext:value-type="float">
            <text:p>887.938</text:p>
          </table:table-cell>
        </table:table-row>
        <table:table-row table:style-name="ro1">
          <table:table-cell office:value-type="float" office:value="30.85" calcext:value-type="float">
            <text:p>30.85</text:p>
          </table:table-cell>
          <table:table-cell office:value-type="float" office:value="79.4948" calcext:value-type="float">
            <text:p>79.4948</text:p>
          </table:table-cell>
          <table:table-cell office:value-type="float" office:value="32.3143" calcext:value-type="float">
            <text:p>32.3143</text:p>
          </table:table-cell>
          <table:table-cell office:value-type="float" office:value="888.191" calcext:value-type="float">
            <text:p>888.191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79.1264" calcext:value-type="float">
            <text:p>79.1264</text:p>
          </table:table-cell>
          <table:table-cell office:value-type="float" office:value="32.4326" calcext:value-type="float">
            <text:p>32.4326</text:p>
          </table:table-cell>
          <table:table-cell office:value-type="float" office:value="888.441" calcext:value-type="float">
            <text:p>888.441</text:p>
          </table:table-cell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78.7602" calcext:value-type="float">
            <text:p>78.7602</text:p>
          </table:table-cell>
          <table:table-cell office:value-type="float" office:value="32.551" calcext:value-type="float">
            <text:p>32.551</text:p>
          </table:table-cell>
          <table:table-cell office:value-type="float" office:value="888.689" calcext:value-type="float">
            <text:p>888.6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.3961" calcext:value-type="float">
            <text:p>78.3961</text:p>
          </table:table-cell>
          <table:table-cell office:value-type="float" office:value="32.6697" calcext:value-type="float">
            <text:p>32.6697</text:p>
          </table:table-cell>
          <table:table-cell office:value-type="float" office:value="888.934" calcext:value-type="float">
            <text:p>888.934</text:p>
          </table:table-cell>
        </table:table-row>
        <table:table-row table:style-name="ro1">
          <table:table-cell office:value-type="float" office:value="31.05" calcext:value-type="float">
            <text:p>31.05</text:p>
          </table:table-cell>
          <table:table-cell office:value-type="float" office:value="78.0342" calcext:value-type="float">
            <text:p>78.0342</text:p>
          </table:table-cell>
          <table:table-cell office:value-type="float" office:value="32.7885" calcext:value-type="float">
            <text:p>32.7885</text:p>
          </table:table-cell>
          <table:table-cell office:value-type="float" office:value="889.177" calcext:value-type="float">
            <text:p>889.177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77.6744" calcext:value-type="float">
            <text:p>77.6744</text:p>
          </table:table-cell>
          <table:table-cell office:value-type="float" office:value="32.9076" calcext:value-type="float">
            <text:p>32.9076</text:p>
          </table:table-cell>
          <table:table-cell office:value-type="float" office:value="889.418" calcext:value-type="float">
            <text:p>889.418</text:p>
          </table:table-cell>
        </table:table-row>
        <table:table-row table:style-name="ro1">
          <table:table-cell office:value-type="float" office:value="31.15" calcext:value-type="float">
            <text:p>31.15</text:p>
          </table:table-cell>
          <table:table-cell office:value-type="float" office:value="77.3168" calcext:value-type="float">
            <text:p>77.3168</text:p>
          </table:table-cell>
          <table:table-cell office:value-type="float" office:value="33.0268" calcext:value-type="float">
            <text:p>33.0268</text:p>
          </table:table-cell>
          <table:table-cell office:value-type="float" office:value="889.656" calcext:value-type="float">
            <text:p>889.656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76.9612" calcext:value-type="float">
            <text:p>76.9612</text:p>
          </table:table-cell>
          <table:table-cell office:value-type="float" office:value="33.1462" calcext:value-type="float">
            <text:p>33.1462</text:p>
          </table:table-cell>
          <table:table-cell office:value-type="float" office:value="889.893" calcext:value-type="float">
            <text:p>889.893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76.6078" calcext:value-type="float">
            <text:p>76.6078</text:p>
          </table:table-cell>
          <table:table-cell office:value-type="float" office:value="33.2658" calcext:value-type="float">
            <text:p>33.2658</text:p>
          </table:table-cell>
          <table:table-cell office:value-type="float" office:value="890.126" calcext:value-type="float">
            <text:p>890.126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76.2564" calcext:value-type="float">
            <text:p>76.2564</text:p>
          </table:table-cell>
          <table:table-cell office:value-type="float" office:value="33.3856" calcext:value-type="float">
            <text:p>33.3856</text:p>
          </table:table-cell>
          <table:table-cell office:value-type="float" office:value="890.358" calcext:value-type="float">
            <text:p>890.358</text:p>
          </table:table-cell>
        </table:table-row>
        <table:table-row table:style-name="ro1">
          <table:table-cell office:value-type="float" office:value="31.35" calcext:value-type="float">
            <text:p>31.35</text:p>
          </table:table-cell>
          <table:table-cell office:value-type="float" office:value="75.9071" calcext:value-type="float">
            <text:p>75.9071</text:p>
          </table:table-cell>
          <table:table-cell office:value-type="float" office:value="33.5056" calcext:value-type="float">
            <text:p>33.5056</text:p>
          </table:table-cell>
          <table:table-cell office:value-type="float" office:value="890.587" calcext:value-type="float">
            <text:p>890.587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75.5598" calcext:value-type="float">
            <text:p>75.5598</text:p>
          </table:table-cell>
          <table:table-cell office:value-type="float" office:value="33.6258" calcext:value-type="float">
            <text:p>33.6258</text:p>
          </table:table-cell>
          <table:table-cell office:value-type="float" office:value="890.814" calcext:value-type="float">
            <text:p>890.814</text:p>
          </table:table-cell>
        </table:table-row>
        <table:table-row table:style-name="ro1">
          <table:table-cell office:value-type="float" office:value="31.45" calcext:value-type="float">
            <text:p>31.45</text:p>
          </table:table-cell>
          <table:table-cell office:value-type="float" office:value="75.2146" calcext:value-type="float">
            <text:p>75.2146</text:p>
          </table:table-cell>
          <table:table-cell office:value-type="float" office:value="33.7462" calcext:value-type="float">
            <text:p>33.7462</text:p>
          </table:table-cell>
          <table:table-cell office:value-type="float" office:value="891.039" calcext:value-type="float">
            <text:p>891.039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74.8714" calcext:value-type="float">
            <text:p>74.8714</text:p>
          </table:table-cell>
          <table:table-cell office:value-type="float" office:value="33.8668" calcext:value-type="float">
            <text:p>33.8668</text:p>
          </table:table-cell>
          <table:table-cell office:value-type="float" office:value="891.262" calcext:value-type="float">
            <text:p>891.262</text:p>
          </table:table-cell>
        </table:table-row>
        <table:table-row table:style-name="ro1">
          <table:table-cell office:value-type="float" office:value="31.55" calcext:value-type="float">
            <text:p>31.55</text:p>
          </table:table-cell>
          <table:table-cell office:value-type="float" office:value="74.5303" calcext:value-type="float">
            <text:p>74.5303</text:p>
          </table:table-cell>
          <table:table-cell office:value-type="float" office:value="33.9876" calcext:value-type="float">
            <text:p>33.9876</text:p>
          </table:table-cell>
          <table:table-cell office:value-type="float" office:value="891.482" calcext:value-type="float">
            <text:p>891.482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74.1911" calcext:value-type="float">
            <text:p>74.1911</text:p>
          </table:table-cell>
          <table:table-cell office:value-type="float" office:value="34.1085" calcext:value-type="float">
            <text:p>34.1085</text:p>
          </table:table-cell>
          <table:table-cell office:value-type="float" office:value="891.7" calcext:value-type="float">
            <text:p>891.7</text:p>
          </table:table-cell>
        </table:table-row>
        <table:table-row table:style-name="ro1">
          <table:table-cell office:value-type="float" office:value="31.65" calcext:value-type="float">
            <text:p>31.65</text:p>
          </table:table-cell>
          <table:table-cell office:value-type="float" office:value="73.8539" calcext:value-type="float">
            <text:p>73.8539</text:p>
          </table:table-cell>
          <table:table-cell office:value-type="float" office:value="34.2297" calcext:value-type="float">
            <text:p>34.2297</text:p>
          </table:table-cell>
          <table:table-cell office:value-type="float" office:value="891.916" calcext:value-type="float">
            <text:p>891.916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73.5188" calcext:value-type="float">
            <text:p>73.5188</text:p>
          </table:table-cell>
          <table:table-cell office:value-type="float" office:value="34.351" calcext:value-type="float">
            <text:p>34.351</text:p>
          </table:table-cell>
          <table:table-cell office:value-type="float" office:value="892.13" calcext:value-type="float">
            <text:p>892.13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73.1855" calcext:value-type="float">
            <text:p>73.1855</text:p>
          </table:table-cell>
          <table:table-cell office:value-type="float" office:value="34.4725" calcext:value-type="float">
            <text:p>34.4725</text:p>
          </table:table-cell>
          <table:table-cell office:value-type="float" office:value="892.342" calcext:value-type="float">
            <text:p>892.342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72.8543" calcext:value-type="float">
            <text:p>72.8543</text:p>
          </table:table-cell>
          <table:table-cell office:value-type="float" office:value="34.5942" calcext:value-type="float">
            <text:p>34.5942</text:p>
          </table:table-cell>
          <table:table-cell office:value-type="float" office:value="892.552" calcext:value-type="float">
            <text:p>892.552</text:p>
          </table:table-cell>
        </table:table-row>
        <table:table-row table:style-name="ro1">
          <table:table-cell office:value-type="float" office:value="31.85" calcext:value-type="float">
            <text:p>31.85</text:p>
          </table:table-cell>
          <table:table-cell office:value-type="float" office:value="72.5249" calcext:value-type="float">
            <text:p>72.5249</text:p>
          </table:table-cell>
          <table:table-cell office:value-type="float" office:value="34.7161" calcext:value-type="float">
            <text:p>34.7161</text:p>
          </table:table-cell>
          <table:table-cell office:value-type="float" office:value="892.759" calcext:value-type="float">
            <text:p>892.759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72.1976" calcext:value-type="float">
            <text:p>72.1976</text:p>
          </table:table-cell>
          <table:table-cell office:value-type="float" office:value="34.8382" calcext:value-type="float">
            <text:p>34.8382</text:p>
          </table:table-cell>
          <table:table-cell office:value-type="float" office:value="892.964" calcext:value-type="float">
            <text:p>892.964</text:p>
          </table:table-cell>
        </table:table-row>
        <table:table-row table:style-name="ro1">
          <table:table-cell office:value-type="float" office:value="31.95" calcext:value-type="float">
            <text:p>31.95</text:p>
          </table:table-cell>
          <table:table-cell office:value-type="float" office:value="71.8721" calcext:value-type="float">
            <text:p>71.8721</text:p>
          </table:table-cell>
          <table:table-cell office:value-type="float" office:value="34.9604" calcext:value-type="float">
            <text:p>34.9604</text:p>
          </table:table-cell>
          <table:table-cell office:value-type="float" office:value="893.167" calcext:value-type="float">
            <text:p>893.1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.5485" calcext:value-type="float">
            <text:p>71.5485</text:p>
          </table:table-cell>
          <table:table-cell office:value-type="float" office:value="35.0829" calcext:value-type="float">
            <text:p>35.0829</text:p>
          </table:table-cell>
          <table:table-cell office:value-type="float" office:value="893.369" calcext:value-type="float">
            <text:p>893.369</text:p>
          </table:table-cell>
        </table:table-row>
        <table:table-row table:style-name="ro1">
          <table:table-cell office:value-type="float" office:value="32.05" calcext:value-type="float">
            <text:p>32.05</text:p>
          </table:table-cell>
          <table:table-cell office:value-type="float" office:value="71.2268" calcext:value-type="float">
            <text:p>71.2268</text:p>
          </table:table-cell>
          <table:table-cell office:value-type="float" office:value="35.2055" calcext:value-type="float">
            <text:p>35.2055</text:p>
          </table:table-cell>
          <table:table-cell office:value-type="float" office:value="893.568" calcext:value-type="float">
            <text:p>893.568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70.9071" calcext:value-type="float">
            <text:p>70.9071</text:p>
          </table:table-cell>
          <table:table-cell office:value-type="float" office:value="35.3283" calcext:value-type="float">
            <text:p>35.3283</text:p>
          </table:table-cell>
          <table:table-cell office:value-type="float" office:value="893.765" calcext:value-type="float">
            <text:p>893.765</text:p>
          </table:table-cell>
        </table:table-row>
        <table:table-row table:style-name="ro1">
          <table:table-cell office:value-type="float" office:value="32.15" calcext:value-type="float">
            <text:p>32.15</text:p>
          </table:table-cell>
          <table:table-cell office:value-type="float" office:value="70.5891" calcext:value-type="float">
            <text:p>70.5891</text:p>
          </table:table-cell>
          <table:table-cell office:value-type="float" office:value="35.4513" calcext:value-type="float">
            <text:p>35.4513</text:p>
          </table:table-cell>
          <table:table-cell office:value-type="float" office:value="893.96" calcext:value-type="float">
            <text:p>893.96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70.2731" calcext:value-type="float">
            <text:p>70.2731</text:p>
          </table:table-cell>
          <table:table-cell office:value-type="float" office:value="35.5745" calcext:value-type="float">
            <text:p>35.5745</text:p>
          </table:table-cell>
          <table:table-cell office:value-type="float" office:value="894.152" calcext:value-type="float">
            <text:p>894.152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69.9589" calcext:value-type="float">
            <text:p>69.9589</text:p>
          </table:table-cell>
          <table:table-cell office:value-type="float" office:value="35.6978" calcext:value-type="float">
            <text:p>35.6978</text:p>
          </table:table-cell>
          <table:table-cell office:value-type="float" office:value="894.343" calcext:value-type="float">
            <text:p>894.343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69.6465" calcext:value-type="float">
            <text:p>69.6465</text:p>
          </table:table-cell>
          <table:table-cell office:value-type="float" office:value="35.8214" calcext:value-type="float">
            <text:p>35.8214</text:p>
          </table:table-cell>
          <table:table-cell office:value-type="float" office:value="894.532" calcext:value-type="float">
            <text:p>894.532</text:p>
          </table:table-cell>
        </table:table-row>
        <table:table-row table:style-name="ro1">
          <table:table-cell office:value-type="float" office:value="32.35" calcext:value-type="float">
            <text:p>32.35</text:p>
          </table:table-cell>
          <table:table-cell office:value-type="float" office:value="69.3359" calcext:value-type="float">
            <text:p>69.3359</text:p>
          </table:table-cell>
          <table:table-cell office:value-type="float" office:value="35.9451" calcext:value-type="float">
            <text:p>35.9451</text:p>
          </table:table-cell>
          <table:table-cell office:value-type="float" office:value="894.719" calcext:value-type="float">
            <text:p>894.719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69.0272" calcext:value-type="float">
            <text:p>69.0272</text:p>
          </table:table-cell>
          <table:table-cell office:value-type="float" office:value="36.069" calcext:value-type="float">
            <text:p>36.069</text:p>
          </table:table-cell>
          <table:table-cell office:value-type="float" office:value="894.904" calcext:value-type="float">
            <text:p>894.904</text:p>
          </table:table-cell>
        </table:table-row>
        <table:table-row table:style-name="ro1">
          <table:table-cell office:value-type="float" office:value="32.45" calcext:value-type="float">
            <text:p>32.45</text:p>
          </table:table-cell>
          <table:table-cell office:value-type="float" office:value="68.7203" calcext:value-type="float">
            <text:p>68.7203</text:p>
          </table:table-cell>
          <table:table-cell office:value-type="float" office:value="36.1931" calcext:value-type="float">
            <text:p>36.1931</text:p>
          </table:table-cell>
          <table:table-cell office:value-type="float" office:value="895.087" calcext:value-type="float">
            <text:p>895.08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68.4151" calcext:value-type="float">
            <text:p>68.4151</text:p>
          </table:table-cell>
          <table:table-cell office:value-type="float" office:value="36.3173" calcext:value-type="float">
            <text:p>36.3173</text:p>
          </table:table-cell>
          <table:table-cell office:value-type="float" office:value="895.268" calcext:value-type="float">
            <text:p>895.268</text:p>
          </table:table-cell>
        </table:table-row>
        <table:table-row table:style-name="ro1">
          <table:table-cell office:value-type="float" office:value="32.55" calcext:value-type="float">
            <text:p>32.55</text:p>
          </table:table-cell>
          <table:table-cell office:value-type="float" office:value="68.1118" calcext:value-type="float">
            <text:p>68.1118</text:p>
          </table:table-cell>
          <table:table-cell office:value-type="float" office:value="36.4417" calcext:value-type="float">
            <text:p>36.4417</text:p>
          </table:table-cell>
          <table:table-cell office:value-type="float" office:value="895.447" calcext:value-type="float">
            <text:p>895.447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67.8102" calcext:value-type="float">
            <text:p>67.8102</text:p>
          </table:table-cell>
          <table:table-cell office:value-type="float" office:value="36.5663" calcext:value-type="float">
            <text:p>36.5663</text:p>
          </table:table-cell>
          <table:table-cell office:value-type="float" office:value="895.623" calcext:value-type="float">
            <text:p>895.623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float" office:value="67.5103" calcext:value-type="float">
            <text:p>67.5103</text:p>
          </table:table-cell>
          <table:table-cell office:value-type="float" office:value="36.6911" calcext:value-type="float">
            <text:p>36.6911</text:p>
          </table:table-cell>
          <table:table-cell office:value-type="float" office:value="895.799" calcext:value-type="float">
            <text:p>895.799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67.2123" calcext:value-type="float">
            <text:p>67.2123</text:p>
          </table:table-cell>
          <table:table-cell office:value-type="float" office:value="36.8161" calcext:value-type="float">
            <text:p>36.8161</text:p>
          </table:table-cell>
          <table:table-cell office:value-type="float" office:value="895.972" calcext:value-type="float">
            <text:p>895.972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66.9159" calcext:value-type="float">
            <text:p>66.9159</text:p>
          </table:table-cell>
          <table:table-cell office:value-type="float" office:value="36.9412" calcext:value-type="float">
            <text:p>36.9412</text:p>
          </table:table-cell>
          <table:table-cell office:value-type="float" office:value="896.143" calcext:value-type="float">
            <text:p>896.143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66.6213" calcext:value-type="float">
            <text:p>66.6213</text:p>
          </table:table-cell>
          <table:table-cell office:value-type="float" office:value="37.0665" calcext:value-type="float">
            <text:p>37.0665</text:p>
          </table:table-cell>
          <table:table-cell office:value-type="float" office:value="896.312" calcext:value-type="float">
            <text:p>896.312</text:p>
          </table:table-cell>
        </table:table-row>
        <table:table-row table:style-name="ro1">
          <table:table-cell office:value-type="float" office:value="32.85" calcext:value-type="float">
            <text:p>32.85</text:p>
          </table:table-cell>
          <table:table-cell office:value-type="float" office:value="66.3284" calcext:value-type="float">
            <text:p>66.3284</text:p>
          </table:table-cell>
          <table:table-cell office:value-type="float" office:value="37.192" calcext:value-type="float">
            <text:p>37.192</text:p>
          </table:table-cell>
          <table:table-cell office:value-type="float" office:value="896.48" calcext:value-type="float">
            <text:p>896.48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66.0372" calcext:value-type="float">
            <text:p>66.0372</text:p>
          </table:table-cell>
          <table:table-cell office:value-type="float" office:value="37.3176" calcext:value-type="float">
            <text:p>37.3176</text:p>
          </table:table-cell>
          <table:table-cell office:value-type="float" office:value="896.645" calcext:value-type="float">
            <text:p>896.645</text:p>
          </table:table-cell>
        </table:table-row>
        <table:table-row table:style-name="ro1">
          <table:table-cell office:value-type="float" office:value="32.95" calcext:value-type="float">
            <text:p>32.95</text:p>
          </table:table-cell>
          <table:table-cell office:value-type="float" office:value="65.7476" calcext:value-type="float">
            <text:p>65.7476</text:p>
          </table:table-cell>
          <table:table-cell office:value-type="float" office:value="37.4435" calcext:value-type="float">
            <text:p>37.4435</text:p>
          </table:table-cell>
          <table:table-cell office:value-type="float" office:value="896.809" calcext:value-type="float">
            <text:p>896.8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5.4598" calcext:value-type="float">
            <text:p>65.4598</text:p>
          </table:table-cell>
          <table:table-cell office:value-type="float" office:value="37.5695" calcext:value-type="float">
            <text:p>37.5695</text:p>
          </table:table-cell>
          <table:table-cell office:value-type="float" office:value="896.971" calcext:value-type="float">
            <text:p>896.971</text:p>
          </table:table-cell>
        </table:table-row>
        <table:table-row table:style-name="ro1">
          <table:table-cell office:value-type="float" office:value="33.05" calcext:value-type="float">
            <text:p>33.05</text:p>
          </table:table-cell>
          <table:table-cell office:value-type="float" office:value="65.1736" calcext:value-type="float">
            <text:p>65.1736</text:p>
          </table:table-cell>
          <table:table-cell office:value-type="float" office:value="37.6956" calcext:value-type="float">
            <text:p>37.6956</text:p>
          </table:table-cell>
          <table:table-cell office:value-type="float" office:value="897.131" calcext:value-type="float">
            <text:p>897.131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64.8892" calcext:value-type="float">
            <text:p>64.8892</text:p>
          </table:table-cell>
          <table:table-cell office:value-type="float" office:value="37.822" calcext:value-type="float">
            <text:p>37.822</text:p>
          </table:table-cell>
          <table:table-cell office:value-type="float" office:value="897.289" calcext:value-type="float">
            <text:p>897.289</text:p>
          </table:table-cell>
        </table:table-row>
        <table:table-row table:style-name="ro1">
          <table:table-cell office:value-type="float" office:value="33.15" calcext:value-type="float">
            <text:p>33.15</text:p>
          </table:table-cell>
          <table:table-cell office:value-type="float" office:value="64.6063" calcext:value-type="float">
            <text:p>64.6063</text:p>
          </table:table-cell>
          <table:table-cell office:value-type="float" office:value="37.9485" calcext:value-type="float">
            <text:p>37.9485</text:p>
          </table:table-cell>
          <table:table-cell office:value-type="float" office:value="897.445" calcext:value-type="float">
            <text:p>897.445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64.3251" calcext:value-type="float">
            <text:p>64.3251</text:p>
          </table:table-cell>
          <table:table-cell office:value-type="float" office:value="38.0752" calcext:value-type="float">
            <text:p>38.0752</text:p>
          </table:table-cell>
          <table:table-cell office:value-type="float" office:value="897.6" calcext:value-type="float">
            <text:p>897.6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64.0455" calcext:value-type="float">
            <text:p>64.0455</text:p>
          </table:table-cell>
          <table:table-cell office:value-type="float" office:value="38.202" calcext:value-type="float">
            <text:p>38.202</text:p>
          </table:table-cell>
          <table:table-cell office:value-type="float" office:value="897.752" calcext:value-type="float">
            <text:p>897.752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63.7676" calcext:value-type="float">
            <text:p>63.7676</text:p>
          </table:table-cell>
          <table:table-cell office:value-type="float" office:value="38.329" calcext:value-type="float">
            <text:p>38.329</text:p>
          </table:table-cell>
          <table:table-cell office:value-type="float" office:value="897.903" calcext:value-type="float">
            <text:p>897.903</text:p>
          </table:table-cell>
        </table:table-row>
        <table:table-row table:style-name="ro1">
          <table:table-cell office:value-type="float" office:value="33.35" calcext:value-type="float">
            <text:p>33.35</text:p>
          </table:table-cell>
          <table:table-cell office:value-type="float" office:value="63.4912" calcext:value-type="float">
            <text:p>63.4912</text:p>
          </table:table-cell>
          <table:table-cell office:value-type="float" office:value="38.4562" calcext:value-type="float">
            <text:p>38.4562</text:p>
          </table:table-cell>
          <table:table-cell office:value-type="float" office:value="898.053" calcext:value-type="float">
            <text:p>898.053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63.2165" calcext:value-type="float">
            <text:p>63.2165</text:p>
          </table:table-cell>
          <table:table-cell office:value-type="float" office:value="38.5836" calcext:value-type="float">
            <text:p>38.5836</text:p>
          </table:table-cell>
          <table:table-cell office:value-type="float" office:value="898.2" calcext:value-type="float">
            <text:p>898.2</text:p>
          </table:table-cell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float" office:value="62.9434" calcext:value-type="float">
            <text:p>62.9434</text:p>
          </table:table-cell>
          <table:table-cell office:value-type="float" office:value="38.7111" calcext:value-type="float">
            <text:p>38.7111</text:p>
          </table:table-cell>
          <table:table-cell office:value-type="float" office:value="898.346" calcext:value-type="float">
            <text:p>898.346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62.6718" calcext:value-type="float">
            <text:p>62.6718</text:p>
          </table:table-cell>
          <table:table-cell office:value-type="float" office:value="38.8388" calcext:value-type="float">
            <text:p>38.8388</text:p>
          </table:table-cell>
          <table:table-cell office:value-type="float" office:value="898.489" calcext:value-type="float">
            <text:p>898.489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62.4018" calcext:value-type="float">
            <text:p>62.4018</text:p>
          </table:table-cell>
          <table:table-cell office:value-type="float" office:value="38.9666" calcext:value-type="float">
            <text:p>38.9666</text:p>
          </table:table-cell>
          <table:table-cell office:value-type="float" office:value="898.632" calcext:value-type="float">
            <text:p>898.632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62.1334" calcext:value-type="float">
            <text:p>62.1334</text:p>
          </table:table-cell>
          <table:table-cell office:value-type="float" office:value="39.0946" calcext:value-type="float">
            <text:p>39.0946</text:p>
          </table:table-cell>
          <table:table-cell office:value-type="float" office:value="898.772" calcext:value-type="float">
            <text:p>898.772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61.8665" calcext:value-type="float">
            <text:p>61.8665</text:p>
          </table:table-cell>
          <table:table-cell office:value-type="float" office:value="39.2228" calcext:value-type="float">
            <text:p>39.2228</text:p>
          </table:table-cell>
          <table:table-cell office:value-type="float" office:value="898.911" calcext:value-type="float">
            <text:p>898.911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61.6011" calcext:value-type="float">
            <text:p>61.6011</text:p>
          </table:table-cell>
          <table:table-cell office:value-type="float" office:value="39.3512" calcext:value-type="float">
            <text:p>39.3512</text:p>
          </table:table-cell>
          <table:table-cell office:value-type="float" office:value="899.048" calcext:value-type="float">
            <text:p>899.048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61.3373" calcext:value-type="float">
            <text:p>61.3373</text:p>
          </table:table-cell>
          <table:table-cell office:value-type="float" office:value="39.4797" calcext:value-type="float">
            <text:p>39.4797</text:p>
          </table:table-cell>
          <table:table-cell office:value-type="float" office:value="899.183" calcext:value-type="float">
            <text:p>899.183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61.0751" calcext:value-type="float">
            <text:p>61.0751</text:p>
          </table:table-cell>
          <table:table-cell office:value-type="float" office:value="39.6083" calcext:value-type="float">
            <text:p>39.6083</text:p>
          </table:table-cell>
          <table:table-cell office:value-type="float" office:value="899.317" calcext:value-type="float">
            <text:p>899.317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float" office:value="60.8143" calcext:value-type="float">
            <text:p>60.8143</text:p>
          </table:table-cell>
          <table:table-cell office:value-type="float" office:value="39.7372" calcext:value-type="float">
            <text:p>39.7372</text:p>
          </table:table-cell>
          <table:table-cell office:value-type="float" office:value="899.449" calcext:value-type="float">
            <text:p>899.449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60.555" calcext:value-type="float">
            <text:p>60.555</text:p>
          </table:table-cell>
          <table:table-cell office:value-type="float" office:value="39.8662" calcext:value-type="float">
            <text:p>39.8662</text:p>
          </table:table-cell>
          <table:table-cell office:value-type="float" office:value="899.579" calcext:value-type="float">
            <text:p>899.579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float" office:value="60.2973" calcext:value-type="float">
            <text:p>60.2973</text:p>
          </table:table-cell>
          <table:table-cell office:value-type="float" office:value="39.9953" calcext:value-type="float">
            <text:p>39.9953</text:p>
          </table:table-cell>
          <table:table-cell office:value-type="float" office:value="899.707" calcext:value-type="float">
            <text:p>899.7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.041" calcext:value-type="float">
            <text:p>60.041</text:p>
          </table:table-cell>
          <table:table-cell office:value-type="float" office:value="40.1246" calcext:value-type="float">
            <text:p>40.1246</text:p>
          </table:table-cell>
          <table:table-cell office:value-type="float" office:value="899.834" calcext:value-type="float">
            <text:p>899.834</text:p>
          </table:table-cell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float" office:value="59.7862" calcext:value-type="float">
            <text:p>59.7862</text:p>
          </table:table-cell>
          <table:table-cell office:value-type="float" office:value="40.2541" calcext:value-type="float">
            <text:p>40.2541</text:p>
          </table:table-cell>
          <table:table-cell office:value-type="float" office:value="899.96" calcext:value-type="float">
            <text:p>899.96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59.5329" calcext:value-type="float">
            <text:p>59.5329</text:p>
          </table:table-cell>
          <table:table-cell office:value-type="float" office:value="40.3837" calcext:value-type="float">
            <text:p>40.3837</text:p>
          </table:table-cell>
          <table:table-cell office:value-type="float" office:value="900.083" calcext:value-type="float">
            <text:p>900.083</text:p>
          </table:table-cell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float" office:value="59.281" calcext:value-type="float">
            <text:p>59.281</text:p>
          </table:table-cell>
          <table:table-cell office:value-type="float" office:value="40.5135" calcext:value-type="float">
            <text:p>40.5135</text:p>
          </table:table-cell>
          <table:table-cell office:value-type="float" office:value="900.205" calcext:value-type="float">
            <text:p>900.205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59.0306" calcext:value-type="float">
            <text:p>59.0306</text:p>
          </table:table-cell>
          <table:table-cell office:value-type="float" office:value="40.6435" calcext:value-type="float">
            <text:p>40.6435</text:p>
          </table:table-cell>
          <table:table-cell office:value-type="float" office:value="900.326" calcext:value-type="float">
            <text:p>900.326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58.7816" calcext:value-type="float">
            <text:p>58.7816</text:p>
          </table:table-cell>
          <table:table-cell office:value-type="float" office:value="40.7736" calcext:value-type="float">
            <text:p>40.7736</text:p>
          </table:table-cell>
          <table:table-cell office:value-type="float" office:value="900.445" calcext:value-type="float">
            <text:p>900.445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58.534" calcext:value-type="float">
            <text:p>58.534</text:p>
          </table:table-cell>
          <table:table-cell office:value-type="float" office:value="40.9038" calcext:value-type="float">
            <text:p>40.9038</text:p>
          </table:table-cell>
          <table:table-cell office:value-type="float" office:value="900.562" calcext:value-type="float">
            <text:p>900.562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float" office:value="58.2879" calcext:value-type="float">
            <text:p>58.2879</text:p>
          </table:table-cell>
          <table:table-cell office:value-type="float" office:value="41.0343" calcext:value-type="float">
            <text:p>41.0343</text:p>
          </table:table-cell>
          <table:table-cell office:value-type="float" office:value="900.678" calcext:value-type="float">
            <text:p>900.678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58.0432" calcext:value-type="float">
            <text:p>58.0432</text:p>
          </table:table-cell>
          <table:table-cell office:value-type="float" office:value="41.1648" calcext:value-type="float">
            <text:p>41.1648</text:p>
          </table:table-cell>
          <table:table-cell office:value-type="float" office:value="900.792" calcext:value-type="float">
            <text:p>900.792</text:p>
          </table:table-cell>
        </table:table-row>
        <table:table-row table:style-name="ro1">
          <table:table-cell office:value-type="float" office:value="34.45" calcext:value-type="float">
            <text:p>34.45</text:p>
          </table:table-cell>
          <table:table-cell office:value-type="float" office:value="57.7999" calcext:value-type="float">
            <text:p>57.7999</text:p>
          </table:table-cell>
          <table:table-cell office:value-type="float" office:value="41.2956" calcext:value-type="float">
            <text:p>41.2956</text:p>
          </table:table-cell>
          <table:table-cell office:value-type="float" office:value="900.905" calcext:value-type="float">
            <text:p>900.905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57.558" calcext:value-type="float">
            <text:p>57.558</text:p>
          </table:table-cell>
          <table:table-cell office:value-type="float" office:value="41.4264" calcext:value-type="float">
            <text:p>41.4264</text:p>
          </table:table-cell>
          <table:table-cell office:value-type="float" office:value="901.016" calcext:value-type="float">
            <text:p>901.016</text:p>
          </table:table-cell>
        </table:table-row>
        <table:table-row table:style-name="ro1">
          <table:table-cell office:value-type="float" office:value="34.55" calcext:value-type="float">
            <text:p>34.55</text:p>
          </table:table-cell>
          <table:table-cell office:value-type="float" office:value="57.3175" calcext:value-type="float">
            <text:p>57.3175</text:p>
          </table:table-cell>
          <table:table-cell office:value-type="float" office:value="41.5575" calcext:value-type="float">
            <text:p>41.5575</text:p>
          </table:table-cell>
          <table:table-cell office:value-type="float" office:value="901.125" calcext:value-type="float">
            <text:p>901.125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57.0783" calcext:value-type="float">
            <text:p>57.0783</text:p>
          </table:table-cell>
          <table:table-cell office:value-type="float" office:value="41.6887" calcext:value-type="float">
            <text:p>41.6887</text:p>
          </table:table-cell>
          <table:table-cell office:value-type="float" office:value="901.233" calcext:value-type="float">
            <text:p>901.233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56.8406" calcext:value-type="float">
            <text:p>56.8406</text:p>
          </table:table-cell>
          <table:table-cell office:value-type="float" office:value="41.82" calcext:value-type="float">
            <text:p>41.82</text:p>
          </table:table-cell>
          <table:table-cell office:value-type="float" office:value="901.339" calcext:value-type="float">
            <text:p>901.339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56.6042" calcext:value-type="float">
            <text:p>56.6042</text:p>
          </table:table-cell>
          <table:table-cell office:value-type="float" office:value="41.9515" calcext:value-type="float">
            <text:p>41.9515</text:p>
          </table:table-cell>
          <table:table-cell office:value-type="float" office:value="901.444" calcext:value-type="float">
            <text:p>901.444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56.3691" calcext:value-type="float">
            <text:p>56.3691</text:p>
          </table:table-cell>
          <table:table-cell office:value-type="float" office:value="42.0831" calcext:value-type="float">
            <text:p>42.0831</text:p>
          </table:table-cell>
          <table:table-cell office:value-type="float" office:value="901.548" calcext:value-type="float">
            <text:p>901.548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56.1354" calcext:value-type="float">
            <text:p>56.1354</text:p>
          </table:table-cell>
          <table:table-cell office:value-type="float" office:value="42.2149" calcext:value-type="float">
            <text:p>42.2149</text:p>
          </table:table-cell>
          <table:table-cell office:value-type="float" office:value="901.65" calcext:value-type="float">
            <text:p>901.65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55.9031" calcext:value-type="float">
            <text:p>55.9031</text:p>
          </table:table-cell>
          <table:table-cell office:value-type="float" office:value="42.3469" calcext:value-type="float">
            <text:p>42.3469</text:p>
          </table:table-cell>
          <table:table-cell office:value-type="float" office:value="901.75" calcext:value-type="float">
            <text:p>901.75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55.6721" calcext:value-type="float">
            <text:p>55.6721</text:p>
          </table:table-cell>
          <table:table-cell office:value-type="float" office:value="42.479" calcext:value-type="float">
            <text:p>42.479</text:p>
          </table:table-cell>
          <table:table-cell office:value-type="float" office:value="901.849" calcext:value-type="float">
            <text:p>901.849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55.4423" calcext:value-type="float">
            <text:p>55.4423</text:p>
          </table:table-cell>
          <table:table-cell office:value-type="float" office:value="42.6112" calcext:value-type="float">
            <text:p>42.6112</text:p>
          </table:table-cell>
          <table:table-cell office:value-type="float" office:value="901.946" calcext:value-type="float">
            <text:p>901.9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.214" calcext:value-type="float">
            <text:p>55.214</text:p>
          </table:table-cell>
          <table:table-cell office:value-type="float" office:value="42.7436" calcext:value-type="float">
            <text:p>42.7436</text:p>
          </table:table-cell>
          <table:table-cell office:value-type="float" office:value="902.042" calcext:value-type="float">
            <text:p>902.042</text:p>
          </table:table-cell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float" office:value="54.9869" calcext:value-type="float">
            <text:p>54.9869</text:p>
          </table:table-cell>
          <table:table-cell office:value-type="float" office:value="42.8762" calcext:value-type="float">
            <text:p>42.8762</text:p>
          </table:table-cell>
          <table:table-cell office:value-type="float" office:value="902.137" calcext:value-type="float">
            <text:p>902.137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54.7611" calcext:value-type="float">
            <text:p>54.7611</text:p>
          </table:table-cell>
          <table:table-cell office:value-type="float" office:value="43.0088" calcext:value-type="float">
            <text:p>43.0088</text:p>
          </table:table-cell>
          <table:table-cell office:value-type="float" office:value="902.23" calcext:value-type="float">
            <text:p>902.23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float" office:value="54.5366" calcext:value-type="float">
            <text:p>54.5366</text:p>
          </table:table-cell>
          <table:table-cell office:value-type="float" office:value="43.1417" calcext:value-type="float">
            <text:p>43.1417</text:p>
          </table:table-cell>
          <table:table-cell office:value-type="float" office:value="902.322" calcext:value-type="float">
            <text:p>902.322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54.3134" calcext:value-type="float">
            <text:p>54.3134</text:p>
          </table:table-cell>
          <table:table-cell office:value-type="float" office:value="43.2747" calcext:value-type="float">
            <text:p>43.2747</text:p>
          </table:table-cell>
          <table:table-cell office:value-type="float" office:value="902.412" calcext:value-type="float">
            <text:p>902.412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54.0914" calcext:value-type="float">
            <text:p>54.0914</text:p>
          </table:table-cell>
          <table:table-cell office:value-type="float" office:value="43.4078" calcext:value-type="float">
            <text:p>43.4078</text:p>
          </table:table-cell>
          <table:table-cell office:value-type="float" office:value="902.501" calcext:value-type="float">
            <text:p>902.501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53.8708" calcext:value-type="float">
            <text:p>53.8708</text:p>
          </table:table-cell>
          <table:table-cell office:value-type="float" office:value="43.5411" calcext:value-type="float">
            <text:p>43.5411</text:p>
          </table:table-cell>
          <table:table-cell office:value-type="float" office:value="902.588" calcext:value-type="float">
            <text:p>902.588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53.6514" calcext:value-type="float">
            <text:p>53.6514</text:p>
          </table:table-cell>
          <table:table-cell office:value-type="float" office:value="43.6745" calcext:value-type="float">
            <text:p>43.6745</text:p>
          </table:table-cell>
          <table:table-cell office:value-type="float" office:value="902.674" calcext:value-type="float">
            <text:p>902.674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53.4332" calcext:value-type="float">
            <text:p>53.4332</text:p>
          </table:table-cell>
          <table:table-cell office:value-type="float" office:value="43.808" calcext:value-type="float">
            <text:p>43.808</text:p>
          </table:table-cell>
          <table:table-cell office:value-type="float" office:value="902.759" calcext:value-type="float">
            <text:p>902.759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float" office:value="53.2163" calcext:value-type="float">
            <text:p>53.2163</text:p>
          </table:table-cell>
          <table:table-cell office:value-type="float" office:value="43.9417" calcext:value-type="float">
            <text:p>43.9417</text:p>
          </table:table-cell>
          <table:table-cell office:value-type="float" office:value="902.842" calcext:value-type="float">
            <text:p>902.842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53.0006" calcext:value-type="float">
            <text:p>53.0006</text:p>
          </table:table-cell>
          <table:table-cell office:value-type="float" office:value="44.0756" calcext:value-type="float">
            <text:p>44.0756</text:p>
          </table:table-cell>
          <table:table-cell office:value-type="float" office:value="902.924" calcext:value-type="float">
            <text:p>902.924</text:p>
          </table:table-cell>
        </table:table-row>
        <table:table-row table:style-name="ro1">
          <table:table-cell office:value-type="float" office:value="35.55" calcext:value-type="float">
            <text:p>35.55</text:p>
          </table:table-cell>
          <table:table-cell office:value-type="float" office:value="52.7861" calcext:value-type="float">
            <text:p>52.7861</text:p>
          </table:table-cell>
          <table:table-cell office:value-type="float" office:value="44.2096" calcext:value-type="float">
            <text:p>44.2096</text:p>
          </table:table-cell>
          <table:table-cell office:value-type="float" office:value="903.004" calcext:value-type="float">
            <text:p>903.004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52.5729" calcext:value-type="float">
            <text:p>52.5729</text:p>
          </table:table-cell>
          <table:table-cell office:value-type="float" office:value="44.3437" calcext:value-type="float">
            <text:p>44.3437</text:p>
          </table:table-cell>
          <table:table-cell office:value-type="float" office:value="903.083" calcext:value-type="float">
            <text:p>903.083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float" office:value="52.3609" calcext:value-type="float">
            <text:p>52.3609</text:p>
          </table:table-cell>
          <table:table-cell office:value-type="float" office:value="44.4779" calcext:value-type="float">
            <text:p>44.4779</text:p>
          </table:table-cell>
          <table:table-cell office:value-type="float" office:value="903.161" calcext:value-type="float">
            <text:p>903.161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52.1501" calcext:value-type="float">
            <text:p>52.1501</text:p>
          </table:table-cell>
          <table:table-cell office:value-type="float" office:value="44.6124" calcext:value-type="float">
            <text:p>44.6124</text:p>
          </table:table-cell>
          <table:table-cell office:value-type="float" office:value="903.238" calcext:value-type="float">
            <text:p>903.238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51.9405" calcext:value-type="float">
            <text:p>51.9405</text:p>
          </table:table-cell>
          <table:table-cell office:value-type="float" office:value="44.7469" calcext:value-type="float">
            <text:p>44.7469</text:p>
          </table:table-cell>
          <table:table-cell office:value-type="float" office:value="903.313" calcext:value-type="float">
            <text:p>903.313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51.7321" calcext:value-type="float">
            <text:p>51.7321</text:p>
          </table:table-cell>
          <table:table-cell office:value-type="float" office:value="44.8816" calcext:value-type="float">
            <text:p>44.8816</text:p>
          </table:table-cell>
          <table:table-cell office:value-type="float" office:value="903.386" calcext:value-type="float">
            <text:p>903.386</text:p>
          </table:table-cell>
        </table:table-row>
        <table:table-row table:style-name="ro1">
          <table:table-cell office:value-type="float" office:value="35.85" calcext:value-type="float">
            <text:p>35.85</text:p>
          </table:table-cell>
          <table:table-cell office:value-type="float" office:value="51.5248" calcext:value-type="float">
            <text:p>51.5248</text:p>
          </table:table-cell>
          <table:table-cell office:value-type="float" office:value="45.0164" calcext:value-type="float">
            <text:p>45.0164</text:p>
          </table:table-cell>
          <table:table-cell office:value-type="float" office:value="903.459" calcext:value-type="float">
            <text:p>903.459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51.3188" calcext:value-type="float">
            <text:p>51.3188</text:p>
          </table:table-cell>
          <table:table-cell office:value-type="float" office:value="45.1514" calcext:value-type="float">
            <text:p>45.1514</text:p>
          </table:table-cell>
          <table:table-cell office:value-type="float" office:value="903.53" calcext:value-type="float">
            <text:p>903.53</text:p>
          </table:table-cell>
        </table:table-row>
        <table:table-row table:style-name="ro1">
          <table:table-cell office:value-type="float" office:value="35.95" calcext:value-type="float">
            <text:p>35.95</text:p>
          </table:table-cell>
          <table:table-cell office:value-type="float" office:value="51.1139" calcext:value-type="float">
            <text:p>51.1139</text:p>
          </table:table-cell>
          <table:table-cell office:value-type="float" office:value="45.2865" calcext:value-type="float">
            <text:p>45.2865</text:p>
          </table:table-cell>
          <table:table-cell office:value-type="float" office:value="903.6" calcext:value-type="float">
            <text:p>903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.9102" calcext:value-type="float">
            <text:p>50.9102</text:p>
          </table:table-cell>
          <table:table-cell office:value-type="float" office:value="45.4217" calcext:value-type="float">
            <text:p>45.4217</text:p>
          </table:table-cell>
          <table:table-cell office:value-type="float" office:value="903.668" calcext:value-type="float">
            <text:p>903.668</text:p>
          </table:table-cell>
        </table:table-row>
        <table:table-row table:style-name="ro1">
          <table:table-cell office:value-type="float" office:value="36.05" calcext:value-type="float">
            <text:p>36.05</text:p>
          </table:table-cell>
          <table:table-cell office:value-type="float" office:value="50.7076" calcext:value-type="float">
            <text:p>50.7076</text:p>
          </table:table-cell>
          <table:table-cell office:value-type="float" office:value="45.5571" calcext:value-type="float">
            <text:p>45.5571</text:p>
          </table:table-cell>
          <table:table-cell office:value-type="float" office:value="903.735" calcext:value-type="float">
            <text:p>903.735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50.5062" calcext:value-type="float">
            <text:p>50.5062</text:p>
          </table:table-cell>
          <table:table-cell office:value-type="float" office:value="45.6926" calcext:value-type="float">
            <text:p>45.6926</text:p>
          </table:table-cell>
          <table:table-cell office:value-type="float" office:value="903.801" calcext:value-type="float">
            <text:p>903.801</text:p>
          </table:table-cell>
        </table:table-row>
        <table:table-row table:style-name="ro1">
          <table:table-cell office:value-type="float" office:value="36.15" calcext:value-type="float">
            <text:p>36.15</text:p>
          </table:table-cell>
          <table:table-cell office:value-type="float" office:value="50.3059" calcext:value-type="float">
            <text:p>50.3059</text:p>
          </table:table-cell>
          <table:table-cell office:value-type="float" office:value="45.8282" calcext:value-type="float">
            <text:p>45.8282</text:p>
          </table:table-cell>
          <table:table-cell office:value-type="float" office:value="903.866" calcext:value-type="float">
            <text:p>903.866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50.1067" calcext:value-type="float">
            <text:p>50.1067</text:p>
          </table:table-cell>
          <table:table-cell office:value-type="float" office:value="45.964" calcext:value-type="float">
            <text:p>45.964</text:p>
          </table:table-cell>
          <table:table-cell office:value-type="float" office:value="903.929" calcext:value-type="float">
            <text:p>903.929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49.9087" calcext:value-type="float">
            <text:p>49.9087</text:p>
          </table:table-cell>
          <table:table-cell office:value-type="float" office:value="46.0999" calcext:value-type="float">
            <text:p>46.0999</text:p>
          </table:table-cell>
          <table:table-cell office:value-type="float" office:value="903.991" calcext:value-type="float">
            <text:p>903.991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49.7118" calcext:value-type="float">
            <text:p>49.7118</text:p>
          </table:table-cell>
          <table:table-cell office:value-type="float" office:value="46.236" calcext:value-type="float">
            <text:p>46.236</text:p>
          </table:table-cell>
          <table:table-cell office:value-type="float" office:value="904.052" calcext:value-type="float">
            <text:p>904.052</text:p>
          </table:table-cell>
        </table:table-row>
        <table:table-row table:style-name="ro1">
          <table:table-cell office:value-type="float" office:value="36.35" calcext:value-type="float">
            <text:p>36.35</text:p>
          </table:table-cell>
          <table:table-cell office:value-type="float" office:value="49.5161" calcext:value-type="float">
            <text:p>49.5161</text:p>
          </table:table-cell>
          <table:table-cell office:value-type="float" office:value="46.3721" calcext:value-type="float">
            <text:p>46.3721</text:p>
          </table:table-cell>
          <table:table-cell office:value-type="float" office:value="904.112" calcext:value-type="float">
            <text:p>904.112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49.3214" calcext:value-type="float">
            <text:p>49.3214</text:p>
          </table:table-cell>
          <table:table-cell office:value-type="float" office:value="46.5085" calcext:value-type="float">
            <text:p>46.5085</text:p>
          </table:table-cell>
          <table:table-cell office:value-type="float" office:value="904.17" calcext:value-type="float">
            <text:p>904.17</text:p>
          </table:table-cell>
        </table:table-row>
        <table:table-row table:style-name="ro1">
          <table:table-cell office:value-type="float" office:value="36.45" calcext:value-type="float">
            <text:p>36.45</text:p>
          </table:table-cell>
          <table:table-cell office:value-type="float" office:value="49.1278" calcext:value-type="float">
            <text:p>49.1278</text:p>
          </table:table-cell>
          <table:table-cell office:value-type="float" office:value="46.6449" calcext:value-type="float">
            <text:p>46.6449</text:p>
          </table:table-cell>
          <table:table-cell office:value-type="float" office:value="904.227" calcext:value-type="float">
            <text:p>904.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4:35:52.344536481</dc:date>
    <meta:editing-duration>PT1M16S</meta:editing-duration>
    <meta:editing-cycles>1</meta:editing-cycles>
    <meta:document-statistic meta:table-count="1" meta:cell-count="29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5cm" svg:height="14.212cm" xlink:href=".." xlink:type="simple" chart:class="chart:line" chart:style-name="ch1">
        <chart:title svg:x="8.603cm" svg:y="0.42cm" chart:style-name="ch2">
          <text:p>Euler</text:p>
        </chart:title>
        <chart:subtitle svg:x="8.431cm" svg:y="1.483cm" chart:style-name="ch3">
          <text:p>h = 0.05</text:p>
        </chart:subtitle>
        <chart:legend chart:legend-position="end" svg:x="16.823cm" svg:y="6.309cm" style:legend-expansion="high" chart:style-name="ch4"/>
        <chart:plot-area chart:style-name="ch5" table:cell-range-address="'euler-0-05'.A1:'euler-0-05'.D731" chart:data-source-has-labels="both" svg:x="1.379cm" svg:y="2.45cm" svg:width="15.076cm" svg:height="10.497cm">
          <chart:coordinate-region svg:x="2.371cm" svg:y="2.649cm" svg:width="14.084cm" svg:height="9.168cm"/>
          <chart:axis chart:dimension="x" chart:name="primary-x" chart:style-name="ch6" chartooo:axis-type="auto">
            <chartooo:date-scale/>
            <chart:title svg:x="7.643cm" svg:y="13.231cm" chart:style-name="ch7">
              <text:p>Tiempo (en días)</text:p>
            </chart:title>
            <chart:categories table:cell-range-address="'euler-0-05'.A2:'euler-0-05'.A731"/>
          </chart:axis>
          <chart:axis chart:dimension="y" chart:name="primary-y" chart:style-name="ch6">
            <chart:title svg:x="0.451cm" svg:y="9.343cm" chart:style-name="ch8">
              <text:p>Número de individuos</text:p>
            </chart:title>
            <chart:grid chart:style-name="ch9" chart:class="major"/>
          </chart:axis>
          <chart:series chart:style-name="ch10" chart:values-cell-range-address="'euler-0-05'.B2:'euler-0-05'.B731" chart:label-cell-address="'euler-0-05'.B1:'euler-0-05'.B1" chart:class="chart:line">
            <chart:data-point chart:repeated="730"/>
          </chart:series>
          <chart:series chart:style-name="ch11" chart:values-cell-range-address="'euler-0-05'.C2:'euler-0-05'.C731" chart:label-cell-address="'euler-0-05'.C1:'euler-0-05'.C1" chart:class="chart:line">
            <chart:data-point chart:repeated="730"/>
          </chart:series>
          <chart:series chart:style-name="ch12" chart:values-cell-range-address="'euler-0-05'.D2:'euler-0-05'.D731" chart:label-cell-address="'euler-0-05'.D1:'euler-0-05'.D1" chart:class="chart:line">
            <chart:data-point chart:repeated="7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'euler-0-05'.B1:'euler-0-05'.B1</svg:desc>
                </draw:g>
              </table:table-cell>
              <table:table-cell office:value-type="string">
                <text:p>S</text:p>
                <draw:g>
                  <svg:desc>'euler-0-05'.C1:'euler-0-05'.C1</svg:desc>
                </draw:g>
              </table:table-cell>
              <table:table-cell office:value-type="string">
                <text:p>R</text:p>
                <draw:g>
                  <svg:desc>'euler-0-05'.D1:'euler-0-05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euler-0-05'.A2:'euler-0-05'.A731</svg:desc>
                </draw:g>
              </table:table-cell>
              <table:table-cell office:value-type="float" office:value="1">
                <text:p>1</text:p>
                <draw:g>
                  <svg:desc>'euler-0-05'.B2:'euler-0-05'.B731</svg:desc>
                </draw:g>
              </table:table-cell>
              <table:table-cell office:value-type="float" office:value="999">
                <text:p>999</text:p>
                <draw:g>
                  <svg:desc>'euler-0-05'.C2:'euler-0-05'.C731</svg:desc>
                </draw:g>
              </table:table-cell>
              <table:table-cell office:value-type="float" office:value="0">
                <text:p>0</text:p>
                <draw:g>
                  <svg:desc>'euler-0-05'.D2:'euler-0-05'.D73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.0437">
                <text:p>1.0437</text:p>
              </table:table-cell>
              <table:table-cell office:value-type="float" office:value="998.95">
                <text:p>998.9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08931">
                <text:p>1.08931</text:p>
              </table:table-cell>
              <table:table-cell office:value-type="float" office:value="998.898">
                <text:p>998.898</text:p>
              </table:table-cell>
              <table:table-cell office:value-type="float" office:value="0.0127714">
                <text:p>0.012771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.1369">
                <text:p>1.1369</text:p>
              </table:table-cell>
              <table:table-cell office:value-type="float" office:value="998.844">
                <text:p>998.844</text:p>
              </table:table-cell>
              <table:table-cell office:value-type="float" office:value="0.019576">
                <text:p>0.01957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18658">
                <text:p>1.18658</text:p>
              </table:table-cell>
              <table:table-cell office:value-type="float" office:value="998.787">
                <text:p>998.787</text:p>
              </table:table-cell>
              <table:table-cell office:value-type="float" office:value="0.0266762">
                <text:p>0.026676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23842">
                <text:p>1.23842</text:p>
              </table:table-cell>
              <table:table-cell office:value-type="float" office:value="998.727">
                <text:p>998.727</text:p>
              </table:table-cell>
              <table:table-cell office:value-type="float" office:value="0.0340849">
                <text:p>0.034084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29252">
                <text:p>1.29252</text:p>
              </table:table-cell>
              <table:table-cell office:value-type="float" office:value="998.666">
                <text:p>998.666</text:p>
              </table:table-cell>
              <table:table-cell office:value-type="float" office:value="0.0418156">
                <text:p>0.041815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.34898">
                <text:p>1.34898</text:p>
              </table:table-cell>
              <table:table-cell office:value-type="float" office:value="998.601">
                <text:p>998.601</text:p>
              </table:table-cell>
              <table:table-cell office:value-type="float" office:value="0.0498822">
                <text:p>0.049882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40791">
                <text:p>1.40791</text:p>
              </table:table-cell>
              <table:table-cell office:value-type="float" office:value="998.534">
                <text:p>998.534</text:p>
              </table:table-cell>
              <table:table-cell office:value-type="float" office:value="0.0582995">
                <text:p>0.058299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.4694">
                <text:p>1.4694</text:p>
              </table:table-cell>
              <table:table-cell office:value-type="float" office:value="998.464">
                <text:p>998.464</text:p>
              </table:table-cell>
              <table:table-cell office:value-type="float" office:value="0.0670827">
                <text:p>0.067082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53357">
                <text:p>1.53357</text:p>
              </table:table-cell>
              <table:table-cell office:value-type="float" office:value="998.39">
                <text:p>998.39</text:p>
              </table:table-cell>
              <table:table-cell office:value-type="float" office:value="0.0762478">
                <text:p>0.076247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.60054">
                <text:p>1.60054</text:p>
              </table:table-cell>
              <table:table-cell office:value-type="float" office:value="998.314">
                <text:p>998.314</text:p>
              </table:table-cell>
              <table:table-cell office:value-type="float" office:value="0.0858115">
                <text:p>0.085811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67043">
                <text:p>1.67043</text:p>
              </table:table-cell>
              <table:table-cell office:value-type="float" office:value="998.234">
                <text:p>998.234</text:p>
              </table:table-cell>
              <table:table-cell office:value-type="float" office:value="0.095791">
                <text:p>0.09579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.74337">
                <text:p>1.74337</text:p>
              </table:table-cell>
              <table:table-cell office:value-type="float" office:value="998.15">
                <text:p>998.15</text:p>
              </table:table-cell>
              <table:table-cell office:value-type="float" office:value="0.106205">
                <text:p>0.10620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81948">
                <text:p>1.81948</text:p>
              </table:table-cell>
              <table:table-cell office:value-type="float" office:value="998.063">
                <text:p>998.063</text:p>
              </table:table-cell>
              <table:table-cell office:value-type="float" office:value="0.117071">
                <text:p>0.11707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8989">
                <text:p>1.8989</text:p>
              </table:table-cell>
              <table:table-cell office:value-type="float" office:value="997.973">
                <text:p>997.973</text:p>
              </table:table-cell>
              <table:table-cell office:value-type="float" office:value="0.12841">
                <text:p>0.1284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98179">
                <text:p>1.98179</text:p>
              </table:table-cell>
              <table:table-cell office:value-type="float" office:value="997.878">
                <text:p>997.878</text:p>
              </table:table-cell>
              <table:table-cell office:value-type="float" office:value="0.140243">
                <text:p>0.14024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.06828">
                <text:p>2.06828</text:p>
              </table:table-cell>
              <table:table-cell office:value-type="float" office:value="997.779">
                <text:p>997.779</text:p>
              </table:table-cell>
              <table:table-cell office:value-type="float" office:value="0.15259">
                <text:p>0.1525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15854">
                <text:p>2.15854</text:p>
              </table:table-cell>
              <table:table-cell office:value-type="float" office:value="997.676">
                <text:p>997.676</text:p>
              </table:table-cell>
              <table:table-cell office:value-type="float" office:value="0.165474">
                <text:p>0.16547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.25272">
                <text:p>2.25272</text:p>
              </table:table-cell>
              <table:table-cell office:value-type="float" office:value="997.568">
                <text:p>997.568</text:p>
              </table:table-cell>
              <table:table-cell office:value-type="float" office:value="0.178919">
                <text:p>0.17891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351">
                <text:p>2.351</text:p>
              </table:table-cell>
              <table:table-cell office:value-type="float" office:value="997.456">
                <text:p>997.456</text:p>
              </table:table-cell>
              <table:table-cell office:value-type="float" office:value="0.192949">
                <text:p>0.192949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2.45356">
                <text:p>2.45356</text:p>
              </table:table-cell>
              <table:table-cell office:value-type="float" office:value="997.339">
                <text:p>997.339</text:p>
              </table:table-cell>
              <table:table-cell office:value-type="float" office:value="0.207589">
                <text:p>0.20758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56058">
                <text:p>2.56058</text:p>
              </table:table-cell>
              <table:table-cell office:value-type="float" office:value="997.217">
                <text:p>997.217</text:p>
              </table:table-cell>
              <table:table-cell office:value-type="float" office:value="0.222866">
                <text:p>0.222866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2.67225">
                <text:p>2.67225</text:p>
              </table:table-cell>
              <table:table-cell office:value-type="float" office:value="997.089">
                <text:p>997.089</text:p>
              </table:table-cell>
              <table:table-cell office:value-type="float" office:value="0.238808">
                <text:p>0.23880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.78877">
                <text:p>2.78877</text:p>
              </table:table-cell>
              <table:table-cell office:value-type="float" office:value="996.956">
                <text:p>996.956</text:p>
              </table:table-cell>
              <table:table-cell office:value-type="float" office:value="0.255443">
                <text:p>0.255443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2.91035">
                <text:p>2.91035</text:p>
              </table:table-cell>
              <table:table-cell office:value-type="float" office:value="996.817">
                <text:p>996.817</text:p>
              </table:table-cell>
              <table:table-cell office:value-type="float" office:value="0.272802">
                <text:p>0.27280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.03722">
                <text:p>3.03722</text:p>
              </table:table-cell>
              <table:table-cell office:value-type="float" office:value="996.672">
                <text:p>996.672</text:p>
              </table:table-cell>
              <table:table-cell office:value-type="float" office:value="0.290916">
                <text:p>0.290916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3.16959">
                <text:p>3.16959</text:p>
              </table:table-cell>
              <table:table-cell office:value-type="float" office:value="996.521">
                <text:p>996.521</text:p>
              </table:table-cell>
              <table:table-cell office:value-type="float" office:value="0.309818">
                <text:p>0.30981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.30771">
                <text:p>3.30771</text:p>
              </table:table-cell>
              <table:table-cell office:value-type="float" office:value="996.363">
                <text:p>996.363</text:p>
              </table:table-cell>
              <table:table-cell office:value-type="float" office:value="0.329542">
                <text:p>0.329542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3.45182">
                <text:p>3.45182</text:p>
              </table:table-cell>
              <table:table-cell office:value-type="float" office:value="996.198">
                <text:p>996.198</text:p>
              </table:table-cell>
              <table:table-cell office:value-type="float" office:value="0.350124">
                <text:p>0.35012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.60218">
                <text:p>3.60218</text:p>
              </table:table-cell>
              <table:table-cell office:value-type="float" office:value="996.026">
                <text:p>996.026</text:p>
              </table:table-cell>
              <table:table-cell office:value-type="float" office:value="0.3716">
                <text:p>0.3716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3.75906">
                <text:p>3.75906</text:p>
              </table:table-cell>
              <table:table-cell office:value-type="float" office:value="995.847">
                <text:p>995.847</text:p>
              </table:table-cell>
              <table:table-cell office:value-type="float" office:value="0.394011">
                <text:p>0.39401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.92274">
                <text:p>3.92274</text:p>
              </table:table-cell>
              <table:table-cell office:value-type="float" office:value="995.66">
                <text:p>995.66</text:p>
              </table:table-cell>
              <table:table-cell office:value-type="float" office:value="0.417395">
                <text:p>0.417395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4.09351">
                <text:p>4.09351</text:p>
              </table:table-cell>
              <table:table-cell office:value-type="float" office:value="995.465">
                <text:p>995.465</text:p>
              </table:table-cell>
              <table:table-cell office:value-type="float" office:value="0.441796">
                <text:p>0.441796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.27167">
                <text:p>4.27167</text:p>
              </table:table-cell>
              <table:table-cell office:value-type="float" office:value="995.261">
                <text:p>995.261</text:p>
              </table:table-cell>
              <table:table-cell office:value-type="float" office:value="0.467258">
                <text:p>0.467258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4.45754">
                <text:p>4.45754</text:p>
              </table:table-cell>
              <table:table-cell office:value-type="float" office:value="995.049">
                <text:p>995.049</text:p>
              </table:table-cell>
              <table:table-cell office:value-type="float" office:value="0.493826">
                <text:p>0.49382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.65146">
                <text:p>4.65146</text:p>
              </table:table-cell>
              <table:table-cell office:value-type="float" office:value="994.827">
                <text:p>994.827</text:p>
              </table:table-cell>
              <table:table-cell office:value-type="float" office:value="0.521549">
                <text:p>0.521549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4.85376">
                <text:p>4.85376</text:p>
              </table:table-cell>
              <table:table-cell office:value-type="float" office:value="994.596">
                <text:p>994.596</text:p>
              </table:table-cell>
              <table:table-cell office:value-type="float" office:value="0.550476">
                <text:p>0.550476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5.0648">
                <text:p>5.0648</text:p>
              </table:table-cell>
              <table:table-cell office:value-type="float" office:value="994.355">
                <text:p>994.355</text:p>
              </table:table-cell>
              <table:table-cell office:value-type="float" office:value="0.580659">
                <text:p>0.580659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5.28495">
                <text:p>5.28495</text:p>
              </table:table-cell>
              <table:table-cell office:value-type="float" office:value="994.103">
                <text:p>994.103</text:p>
              </table:table-cell>
              <table:table-cell office:value-type="float" office:value="0.612152">
                <text:p>0.6121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51461">
                <text:p>5.51461</text:p>
              </table:table-cell>
              <table:table-cell office:value-type="float" office:value="993.84">
                <text:p>993.84</text:p>
              </table:table-cell>
              <table:table-cell office:value-type="float" office:value="0.645013">
                <text:p>0.645013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5.75418">
                <text:p>5.75418</text:p>
              </table:table-cell>
              <table:table-cell office:value-type="float" office:value="993.567">
                <text:p>993.567</text:p>
              </table:table-cell>
              <table:table-cell office:value-type="float" office:value="0.6793">
                <text:p>0.679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6.00407">
                <text:p>6.00407</text:p>
              </table:table-cell>
              <table:table-cell office:value-type="float" office:value="993.281">
                <text:p>993.281</text:p>
              </table:table-cell>
              <table:table-cell office:value-type="float" office:value="0.715075">
                <text:p>0.715075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6.26473">
                <text:p>6.26473</text:p>
              </table:table-cell>
              <table:table-cell office:value-type="float" office:value="992.983">
                <text:p>992.983</text:p>
              </table:table-cell>
              <table:table-cell office:value-type="float" office:value="0.752402">
                <text:p>0.75240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6.53662">
                <text:p>6.53662</text:p>
              </table:table-cell>
              <table:table-cell office:value-type="float" office:value="992.672">
                <text:p>992.672</text:p>
              </table:table-cell>
              <table:table-cell office:value-type="float" office:value="0.791348">
                <text:p>0.791348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6.8202">
                <text:p>6.8202</text:p>
              </table:table-cell>
              <table:table-cell office:value-type="float" office:value="992.348">
                <text:p>992.348</text:p>
              </table:table-cell>
              <table:table-cell office:value-type="float" office:value="0.831982">
                <text:p>0.83198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7.11597">
                <text:p>7.11597</text:p>
              </table:table-cell>
              <table:table-cell office:value-type="float" office:value="992.01">
                <text:p>992.01</text:p>
              </table:table-cell>
              <table:table-cell office:value-type="float" office:value="0.874377">
                <text:p>0.874377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7.42445">
                <text:p>7.42445</text:p>
              </table:table-cell>
              <table:table-cell office:value-type="float" office:value="991.657">
                <text:p>991.657</text:p>
              </table:table-cell>
              <table:table-cell office:value-type="float" office:value="0.918609">
                <text:p>0.91860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7.74618">
                <text:p>7.74618</text:p>
              </table:table-cell>
              <table:table-cell office:value-type="float" office:value="991.289">
                <text:p>991.289</text:p>
              </table:table-cell>
              <table:table-cell office:value-type="float" office:value="0.964757">
                <text:p>0.964757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8.0817">
                <text:p>8.0817</text:p>
              </table:table-cell>
              <table:table-cell office:value-type="float" office:value="990.905">
                <text:p>990.905</text:p>
              </table:table-cell>
              <table:table-cell office:value-type="float" office:value="1.0129">
                <text:p>1.012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.4316">
                <text:p>8.4316</text:p>
              </table:table-cell>
              <table:table-cell office:value-type="float" office:value="990.505">
                <text:p>990.505</text:p>
              </table:table-cell>
              <table:table-cell office:value-type="float" office:value="1.06313">
                <text:p>1.06313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8.79648">
                <text:p>8.79648</text:p>
              </table:table-cell>
              <table:table-cell office:value-type="float" office:value="990.088">
                <text:p>990.088</text:p>
              </table:table-cell>
              <table:table-cell office:value-type="float" office:value="1.11553">
                <text:p>1.1155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9.17696">
                <text:p>9.17696</text:p>
              </table:table-cell>
              <table:table-cell office:value-type="float" office:value="989.653">
                <text:p>989.653</text:p>
              </table:table-cell>
              <table:table-cell office:value-type="float" office:value="1.1702">
                <text:p>1.1702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9.57371">
                <text:p>9.57371</text:p>
              </table:table-cell>
              <table:table-cell office:value-type="float" office:value="989.199">
                <text:p>989.199</text:p>
              </table:table-cell>
              <table:table-cell office:value-type="float" office:value="1.22723">
                <text:p>1.2272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9.98739">
                <text:p>9.98739</text:p>
              </table:table-cell>
              <table:table-cell office:value-type="float" office:value="988.726">
                <text:p>988.726</text:p>
              </table:table-cell>
              <table:table-cell office:value-type="float" office:value="1.28673">
                <text:p>1.28673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10.4187">
                <text:p>10.4187</text:p>
              </table:table-cell>
              <table:table-cell office:value-type="float" office:value="988.233">
                <text:p>988.233</text:p>
              </table:table-cell>
              <table:table-cell office:value-type="float" office:value="1.34879">
                <text:p>1.3487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0.8684">
                <text:p>10.8684</text:p>
              </table:table-cell>
              <table:table-cell office:value-type="float" office:value="987.718">
                <text:p>987.718</text:p>
              </table:table-cell>
              <table:table-cell office:value-type="float" office:value="1.41353">
                <text:p>1.41353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11.3372">
                <text:p>11.3372</text:p>
              </table:table-cell>
              <table:table-cell office:value-type="float" office:value="987.182">
                <text:p>987.182</text:p>
              </table:table-cell>
              <table:table-cell office:value-type="float" office:value="1.48107">
                <text:p>1.48107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1.8259">
                <text:p>11.8259</text:p>
              </table:table-cell>
              <table:table-cell office:value-type="float" office:value="986.623">
                <text:p>986.623</text:p>
              </table:table-cell>
              <table:table-cell office:value-type="float" office:value="1.55151">
                <text:p>1.55151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12.3354">
                <text:p>12.3354</text:p>
              </table:table-cell>
              <table:table-cell office:value-type="float" office:value="986.04">
                <text:p>986.04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8665">
                <text:p>12.8665</text:p>
              </table:table-cell>
              <table:table-cell office:value-type="float" office:value="985.432">
                <text:p>985.432</text:p>
              </table:table-cell>
              <table:table-cell office:value-type="float" office:value="1.70164">
                <text:p>1.70164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13.42">
                <text:p>13.42</text:p>
              </table:table-cell>
              <table:table-cell office:value-type="float" office:value="984.798">
                <text:p>984.798</text:p>
              </table:table-cell>
              <table:table-cell office:value-type="float" office:value="1.78158">
                <text:p>1.78158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3.9969">
                <text:p>13.9969</text:p>
              </table:table-cell>
              <table:table-cell office:value-type="float" office:value="984.138">
                <text:p>984.138</text:p>
              </table:table-cell>
              <table:table-cell office:value-type="float" office:value="1.86496">
                <text:p>1.86496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4.5982">
                <text:p>14.5982</text:p>
              </table:table-cell>
              <table:table-cell office:value-type="float" office:value="983.45">
                <text:p>983.45</text:p>
              </table:table-cell>
              <table:table-cell office:value-type="float" office:value="1.95193">
                <text:p>1.95193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5.2248">
                <text:p>15.2248</text:p>
              </table:table-cell>
              <table:table-cell office:value-type="float" office:value="982.733">
                <text:p>982.733</text:p>
              </table:table-cell>
              <table:table-cell office:value-type="float" office:value="2.04262">
                <text:p>2.04262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5.8777">
                <text:p>15.8777</text:p>
              </table:table-cell>
              <table:table-cell office:value-type="float" office:value="981.985">
                <text:p>981.985</text:p>
              </table:table-cell>
              <table:table-cell office:value-type="float" office:value="2.13721">
                <text:p>2.13721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6.5581">
                <text:p>16.5581</text:p>
              </table:table-cell>
              <table:table-cell office:value-type="float" office:value="981.206">
                <text:p>981.206</text:p>
              </table:table-cell>
              <table:table-cell office:value-type="float" office:value="2.23585">
                <text:p>2.23585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17.267">
                <text:p>17.267</text:p>
              </table:table-cell>
              <table:table-cell office:value-type="float" office:value="980.394">
                <text:p>980.394</text:p>
              </table:table-cell>
              <table:table-cell office:value-type="float" office:value="2.33872">
                <text:p>2.3387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8.0055">
                <text:p>18.0055</text:p>
              </table:table-cell>
              <table:table-cell office:value-type="float" office:value="979.549">
                <text:p>979.549</text:p>
              </table:table-cell>
              <table:table-cell office:value-type="float" office:value="2.44599">
                <text:p>2.44599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18.7748">
                <text:p>18.7748</text:p>
              </table:table-cell>
              <table:table-cell office:value-type="float" office:value="978.667">
                <text:p>978.667</text:p>
              </table:table-cell>
              <table:table-cell office:value-type="float" office:value="2.55784">
                <text:p>2.5578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9.5762">
                <text:p>19.5762</text:p>
              </table:table-cell>
              <table:table-cell office:value-type="float" office:value="977.749">
                <text:p>977.749</text:p>
              </table:table-cell>
              <table:table-cell office:value-type="float" office:value="2.67448">
                <text:p>2.67448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20.4108">
                <text:p>20.4108</text:p>
              </table:table-cell>
              <table:table-cell office:value-type="float" office:value="976.793">
                <text:p>976.793</text:p>
              </table:table-cell>
              <table:table-cell office:value-type="float" office:value="2.79608">
                <text:p>2.7960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1.2801">
                <text:p>21.2801</text:p>
              </table:table-cell>
              <table:table-cell office:value-type="float" office:value="975.797">
                <text:p>975.797</text:p>
              </table:table-cell>
              <table:table-cell office:value-type="float" office:value="2.92288">
                <text:p>2.92288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22.1854">
                <text:p>22.1854</text:p>
              </table:table-cell>
              <table:table-cell office:value-type="float" office:value="974.76">
                <text:p>974.76</text:p>
              </table:table-cell>
              <table:table-cell office:value-type="float" office:value="3.05506">
                <text:p>3.05506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3.128">
                <text:p>23.128</text:p>
              </table:table-cell>
              <table:table-cell office:value-type="float" office:value="973.679">
                <text:p>973.679</text:p>
              </table:table-cell>
              <table:table-cell office:value-type="float" office:value="3.19287">
                <text:p>3.19287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24.1094">
                <text:p>24.1094</text:p>
              </table:table-cell>
              <table:table-cell office:value-type="float" office:value="972.554">
                <text:p>972.554</text:p>
              </table:table-cell>
              <table:table-cell office:value-type="float" office:value="3.33654">
                <text:p>3.3365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5.1311">
                <text:p>25.1311</text:p>
              </table:table-cell>
              <table:table-cell office:value-type="float" office:value="971.383">
                <text:p>971.383</text:p>
              </table:table-cell>
              <table:table-cell office:value-type="float" office:value="3.48629">
                <text:p>3.48629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26.1946">
                <text:p>26.1946</text:p>
              </table:table-cell>
              <table:table-cell office:value-type="float" office:value="970.163">
                <text:p>970.163</text:p>
              </table:table-cell>
              <table:table-cell office:value-type="float" office:value="3.6424">
                <text:p>3.642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7.3016">
                <text:p>27.3016</text:p>
              </table:table-cell>
              <table:table-cell office:value-type="float" office:value="968.893">
                <text:p>968.893</text:p>
              </table:table-cell>
              <table:table-cell office:value-type="float" office:value="3.8051">
                <text:p>3.8051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28.4535">
                <text:p>28.4535</text:p>
              </table:table-cell>
              <table:table-cell office:value-type="float" office:value="967.572">
                <text:p>967.572</text:p>
              </table:table-cell>
              <table:table-cell office:value-type="float" office:value="3.97468">
                <text:p>3.974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.6522">
                <text:p>29.6522</text:p>
              </table:table-cell>
              <table:table-cell office:value-type="float" office:value="966.196">
                <text:p>966.196</text:p>
              </table:table-cell>
              <table:table-cell office:value-type="float" office:value="4.15141">
                <text:p>4.15141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30.8994">
                <text:p>30.8994</text:p>
              </table:table-cell>
              <table:table-cell office:value-type="float" office:value="964.765">
                <text:p>964.765</text:p>
              </table:table-cell>
              <table:table-cell office:value-type="float" office:value="4.33558">
                <text:p>4.33558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2.1968">
                <text:p>32.1968</text:p>
              </table:table-cell>
              <table:table-cell office:value-type="float" office:value="963.276">
                <text:p>963.276</text:p>
              </table:table-cell>
              <table:table-cell office:value-type="float" office:value="4.5275">
                <text:p>4.5275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33.5463">
                <text:p>33.5463</text:p>
              </table:table-cell>
              <table:table-cell office:value-type="float" office:value="961.726">
                <text:p>961.726</text:p>
              </table:table-cell>
              <table:table-cell office:value-type="float" office:value="4.72747">
                <text:p>4.72747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4.9498">
                <text:p>34.9498</text:p>
              </table:table-cell>
              <table:table-cell office:value-type="float" office:value="960.114">
                <text:p>960.114</text:p>
              </table:table-cell>
              <table:table-cell office:value-type="float" office:value="4.93582">
                <text:p>4.93582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36.4091">
                <text:p>36.4091</text:p>
              </table:table-cell>
              <table:table-cell office:value-type="float" office:value="958.438">
                <text:p>958.438</text:p>
              </table:table-cell>
              <table:table-cell office:value-type="float" office:value="5.15289">
                <text:p>5.15289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7.9264">
                <text:p>37.9264</text:p>
              </table:table-cell>
              <table:table-cell office:value-type="float" office:value="956.695">
                <text:p>956.695</text:p>
              </table:table-cell>
              <table:table-cell office:value-type="float" office:value="5.37902">
                <text:p>5.37902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39.5035">
                <text:p>39.5035</text:p>
              </table:table-cell>
              <table:table-cell office:value-type="float" office:value="954.882">
                <text:p>954.882</text:p>
              </table:table-cell>
              <table:table-cell office:value-type="float" office:value="5.61456">
                <text:p>5.61456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41.1427">
                <text:p>41.1427</text:p>
              </table:table-cell>
              <table:table-cell office:value-type="float" office:value="952.997">
                <text:p>952.997</text:p>
              </table:table-cell>
              <table:table-cell office:value-type="float" office:value="5.8599">
                <text:p>5.8599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42.846">
                <text:p>42.846</text:p>
              </table:table-cell>
              <table:table-cell office:value-type="float" office:value="951.039">
                <text:p>951.039</text:p>
              </table:table-cell>
              <table:table-cell office:value-type="float" office:value="6.11541">
                <text:p>6.1154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4.6156">
                <text:p>44.6156</text:p>
              </table:table-cell>
              <table:table-cell office:value-type="float" office:value="949.003">
                <text:p>949.003</text:p>
              </table:table-cell>
              <table:table-cell office:value-type="float" office:value="6.3815">
                <text:p>6.3815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46.4538">
                <text:p>46.4538</text:p>
              </table:table-cell>
              <table:table-cell office:value-type="float" office:value="946.888">
                <text:p>946.888</text:p>
              </table:table-cell>
              <table:table-cell office:value-type="float" office:value="6.65858">
                <text:p>6.65858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48.3628">
                <text:p>48.3628</text:p>
              </table:table-cell>
              <table:table-cell office:value-type="float" office:value="944.69">
                <text:p>944.69</text:p>
              </table:table-cell>
              <table:table-cell office:value-type="float" office:value="6.94706">
                <text:p>6.94706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50.3449">
                <text:p>50.3449</text:p>
              </table:table-cell>
              <table:table-cell office:value-type="float" office:value="942.408">
                <text:p>942.408</text:p>
              </table:table-cell>
              <table:table-cell office:value-type="float" office:value="7.2474">
                <text:p>7.2474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52.4025">
                <text:p>52.4025</text:p>
              </table:table-cell>
              <table:table-cell office:value-type="float" office:value="940.037">
                <text:p>940.037</text:p>
              </table:table-cell>
              <table:table-cell office:value-type="float" office:value="7.56004">
                <text:p>7.56004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54.538">
                <text:p>54.538</text:p>
              </table:table-cell>
              <table:table-cell office:value-type="float" office:value="937.577">
                <text:p>937.577</text:p>
              </table:table-cell>
              <table:table-cell office:value-type="float" office:value="7.88546">
                <text:p>7.8854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56.7538">
                <text:p>56.7538</text:p>
              </table:table-cell>
              <table:table-cell office:value-type="float" office:value="935.022">
                <text:p>935.022</text:p>
              </table:table-cell>
              <table:table-cell office:value-type="float" office:value="8.22413">
                <text:p>8.22413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59.0524">
                <text:p>59.0524</text:p>
              </table:table-cell>
              <table:table-cell office:value-type="float" office:value="932.371">
                <text:p>932.371</text:p>
              </table:table-cell>
              <table:table-cell office:value-type="float" office:value="8.57656">
                <text:p>8.57656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61.4363">
                <text:p>61.4363</text:p>
              </table:table-cell>
              <table:table-cell office:value-type="float" office:value="929.62">
                <text:p>929.62</text:p>
              </table:table-cell>
              <table:table-cell office:value-type="float" office:value="8.94325">
                <text:p>8.94325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63.9079">
                <text:p>63.9079</text:p>
              </table:table-cell>
              <table:table-cell office:value-type="float" office:value="926.767">
                <text:p>926.767</text:p>
              </table:table-cell>
              <table:table-cell office:value-type="float" office:value="9.32475">
                <text:p>9.324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6.4699">
                <text:p>66.4699</text:p>
              </table:table-cell>
              <table:table-cell office:value-type="float" office:value="923.809">
                <text:p>923.809</text:p>
              </table:table-cell>
              <table:table-cell office:value-type="float" office:value="9.72158">
                <text:p>9.72158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69.1247">
                <text:p>69.1247</text:p>
              </table:table-cell>
              <table:table-cell office:value-type="float" office:value="920.741">
                <text:p>920.741</text:p>
              </table:table-cell>
              <table:table-cell office:value-type="float" office:value="10.1343">
                <text:p>10.1343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71.875">
                <text:p>71.875</text:p>
              </table:table-cell>
              <table:table-cell office:value-type="float" office:value="917.561">
                <text:p>917.561</text:p>
              </table:table-cell>
              <table:table-cell office:value-type="float" office:value="10.5635">
                <text:p>10.5635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74.7233">
                <text:p>74.7233</text:p>
              </table:table-cell>
              <table:table-cell office:value-type="float" office:value="914.267">
                <text:p>914.267</text:p>
              </table:table-cell>
              <table:table-cell office:value-type="float" office:value="11.0098">
                <text:p>11.009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77.6721">
                <text:p>77.6721</text:p>
              </table:table-cell>
              <table:table-cell office:value-type="float" office:value="910.854">
                <text:p>910.854</text:p>
              </table:table-cell>
              <table:table-cell office:value-type="float" office:value="11.4738">
                <text:p>11.4738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80.724">
                <text:p>80.724</text:p>
              </table:table-cell>
              <table:table-cell office:value-type="float" office:value="907.32">
                <text:p>907.32</text:p>
              </table:table-cell>
              <table:table-cell office:value-type="float" office:value="11.956">
                <text:p>11.95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83.8816">
                <text:p>83.8816</text:p>
              </table:table-cell>
              <table:table-cell office:value-type="float" office:value="903.661">
                <text:p>903.661</text:p>
              </table:table-cell>
              <table:table-cell office:value-type="float" office:value="12.4572">
                <text:p>12.4572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87.1474">
                <text:p>87.1474</text:p>
              </table:table-cell>
              <table:table-cell office:value-type="float" office:value="899.875">
                <text:p>899.875</text:p>
              </table:table-cell>
              <table:table-cell office:value-type="float" office:value="12.978">
                <text:p>12.97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90.5238">
                <text:p>90.5238</text:p>
              </table:table-cell>
              <table:table-cell office:value-type="float" office:value="895.957">
                <text:p>895.957</text:p>
              </table:table-cell>
              <table:table-cell office:value-type="float" office:value="13.5191">
                <text:p>13.5191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94.0133">
                <text:p>94.0133</text:p>
              </table:table-cell>
              <table:table-cell office:value-type="float" office:value="891.906">
                <text:p>891.906</text:p>
              </table:table-cell>
              <table:table-cell office:value-type="float" office:value="14.0811">
                <text:p>14.081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97.6183">
                <text:p>97.6183</text:p>
              </table:table-cell>
              <table:table-cell office:value-type="float" office:value="887.717">
                <text:p>887.717</text:p>
              </table:table-cell>
              <table:table-cell office:value-type="float" office:value="14.6648">
                <text:p>14.6648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101.341">
                <text:p>101.341</text:p>
              </table:table-cell>
              <table:table-cell office:value-type="float" office:value="883.388">
                <text:p>883.388</text:p>
              </table:table-cell>
              <table:table-cell office:value-type="float" office:value="15.2708">
                <text:p>15.2708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05.184">
                <text:p>105.184</text:p>
              </table:table-cell>
              <table:table-cell office:value-type="float" office:value="878.916">
                <text:p>878.916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109.149">
                <text:p>109.149</text:p>
              </table:table-cell>
              <table:table-cell office:value-type="float" office:value="874.298">
                <text:p>874.298</text:p>
              </table:table-cell>
              <table:table-cell office:value-type="float" office:value="16.553">
                <text:p>16.55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13.238">
                <text:p>113.238</text:p>
              </table:table-cell>
              <table:table-cell office:value-type="float" office:value="869.531">
                <text:p>869.531</text:p>
              </table:table-cell>
              <table:table-cell office:value-type="float" office:value="17.2306">
                <text:p>17.2306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117.454">
                <text:p>117.454</text:p>
              </table:table-cell>
              <table:table-cell office:value-type="float" office:value="864.613">
                <text:p>864.613</text:p>
              </table:table-cell>
              <table:table-cell office:value-type="float" office:value="17.9335">
                <text:p>17.933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21.797">
                <text:p>121.797</text:p>
              </table:table-cell>
              <table:table-cell office:value-type="float" office:value="859.54">
                <text:p>859.54</text:p>
              </table:table-cell>
              <table:table-cell office:value-type="float" office:value="18.6626">
                <text:p>18.6626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126.27">
                <text:p>126.27</text:p>
              </table:table-cell>
              <table:table-cell office:value-type="float" office:value="854.311">
                <text:p>854.311</text:p>
              </table:table-cell>
              <table:table-cell office:value-type="float" office:value="19.4187">
                <text:p>19.4187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30.875">
                <text:p>130.875</text:p>
              </table:table-cell>
              <table:table-cell office:value-type="float" office:value="848.923">
                <text:p>848.923</text:p>
              </table:table-cell>
              <table:table-cell office:value-type="float" office:value="20.2025">
                <text:p>20.2025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135.612">
                <text:p>135.612</text:p>
              </table:table-cell>
              <table:table-cell office:value-type="float" office:value="843.373">
                <text:p>843.373</text:p>
              </table:table-cell>
              <table:table-cell office:value-type="float" office:value="21.0148">
                <text:p>21.01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0.483">
                <text:p>140.483</text:p>
              </table:table-cell>
              <table:table-cell office:value-type="float" office:value="837.66">
                <text:p>837.66</text:p>
              </table:table-cell>
              <table:table-cell office:value-type="float" office:value="21.8565">
                <text:p>21.8565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145.489">
                <text:p>145.489</text:p>
              </table:table-cell>
              <table:table-cell office:value-type="float" office:value="831.783">
                <text:p>831.783</text:p>
              </table:table-cell>
              <table:table-cell office:value-type="float" office:value="22.7285">
                <text:p>22.7285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50.63">
                <text:p>150.63</text:p>
              </table:table-cell>
              <table:table-cell office:value-type="float" office:value="825.738">
                <text:p>825.738</text:p>
              </table:table-cell>
              <table:table-cell office:value-type="float" office:value="23.6315">
                <text:p>23.6315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155.908">
                <text:p>155.908</text:p>
              </table:table-cell>
              <table:table-cell office:value-type="float" office:value="819.526">
                <text:p>819.526</text:p>
              </table:table-cell>
              <table:table-cell office:value-type="float" office:value="24.5664">
                <text:p>24.5664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61.322">
                <text:p>161.322</text:p>
              </table:table-cell>
              <table:table-cell office:value-type="float" office:value="813.144">
                <text:p>813.144</text:p>
              </table:table-cell>
              <table:table-cell office:value-type="float" office:value="25.534">
                <text:p>25.534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166.873">
                <text:p>166.873</text:p>
              </table:table-cell>
              <table:table-cell office:value-type="float" office:value="806.592">
                <text:p>806.592</text:p>
              </table:table-cell>
              <table:table-cell office:value-type="float" office:value="26.5351">
                <text:p>26.5351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72.56">
                <text:p>172.56</text:p>
              </table:table-cell>
              <table:table-cell office:value-type="float" office:value="799.87">
                <text:p>799.87</text:p>
              </table:table-cell>
              <table:table-cell office:value-type="float" office:value="27.5707">
                <text:p>27.5707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178.382">
                <text:p>178.382</text:p>
              </table:table-cell>
              <table:table-cell office:value-type="float" office:value="792.976">
                <text:p>792.976</text:p>
              </table:table-cell>
              <table:table-cell office:value-type="float" office:value="28.6416">
                <text:p>28.641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84.34">
                <text:p>184.34</text:p>
              </table:table-cell>
              <table:table-cell office:value-type="float" office:value="785.911">
                <text:p>785.911</text:p>
              </table:table-cell>
              <table:table-cell office:value-type="float" office:value="29.7485">
                <text:p>29.7485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190.432">
                <text:p>190.432</text:p>
              </table:table-cell>
              <table:table-cell office:value-type="float" office:value="778.676">
                <text:p>778.676</text:p>
              </table:table-cell>
              <table:table-cell office:value-type="float" office:value="30.8924">
                <text:p>30.892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96.656">
                <text:p>196.656</text:p>
              </table:table-cell>
              <table:table-cell office:value-type="float" office:value="771.27">
                <text:p>771.27</text:p>
              </table:table-cell>
              <table:table-cell office:value-type="float" office:value="32.074">
                <text:p>32.074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203.01">
                <text:p>203.01</text:p>
              </table:table-cell>
              <table:table-cell office:value-type="float" office:value="763.695">
                <text:p>763.695</text:p>
              </table:table-cell>
              <table:table-cell office:value-type="float" office:value="33.2942">
                <text:p>33.2942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209.493">
                <text:p>209.493</text:p>
              </table:table-cell>
              <table:table-cell office:value-type="float" office:value="755.953">
                <text:p>755.953</text:p>
              </table:table-cell>
              <table:table-cell office:value-type="float" office:value="34.5537">
                <text:p>34.5537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216.102">
                <text:p>216.102</text:p>
              </table:table-cell>
              <table:table-cell office:value-type="float" office:value="748.044">
                <text:p>748.044</text:p>
              </table:table-cell>
              <table:table-cell office:value-type="float" office:value="35.8535">
                <text:p>35.853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222.835">
                <text:p>222.835</text:p>
              </table:table-cell>
              <table:table-cell office:value-type="float" office:value="739.971">
                <text:p>739.971</text:p>
              </table:table-cell>
              <table:table-cell office:value-type="float" office:value="37.1941">
                <text:p>37.1941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229.686">
                <text:p>229.686</text:p>
              </table:table-cell>
              <table:table-cell office:value-type="float" office:value="731.737">
                <text:p>731.737</text:p>
              </table:table-cell>
              <table:table-cell office:value-type="float" office:value="38.5765">
                <text:p>38.5765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36.654">
                <text:p>236.654</text:p>
              </table:table-cell>
              <table:table-cell office:value-type="float" office:value="723.344">
                <text:p>723.344</text:p>
              </table:table-cell>
              <table:table-cell office:value-type="float" office:value="40.0014">
                <text:p>40.0014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243.734">
                <text:p>243.734</text:p>
              </table:table-cell>
              <table:table-cell office:value-type="float" office:value="714.796">
                <text:p>714.796</text:p>
              </table:table-cell>
              <table:table-cell office:value-type="float" office:value="41.4693">
                <text:p>41.4693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250.922">
                <text:p>250.922</text:p>
              </table:table-cell>
              <table:table-cell office:value-type="float" office:value="706.097">
                <text:p>706.097</text:p>
              </table:table-cell>
              <table:table-cell office:value-type="float" office:value="42.9812">
                <text:p>42.9812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258.213">
                <text:p>258.213</text:p>
              </table:table-cell>
              <table:table-cell office:value-type="float" office:value="697.25">
                <text:p>697.25</text:p>
              </table:table-cell>
              <table:table-cell office:value-type="float" office:value="44.5375">
                <text:p>44.53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5.601">
                <text:p>265.601</text:p>
              </table:table-cell>
              <table:table-cell office:value-type="float" office:value="688.26">
                <text:p>688.26</text:p>
              </table:table-cell>
              <table:table-cell office:value-type="float" office:value="46.1389">
                <text:p>46.1389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273.081">
                <text:p>273.081</text:p>
              </table:table-cell>
              <table:table-cell office:value-type="float" office:value="679.133">
                <text:p>679.133</text:p>
              </table:table-cell>
              <table:table-cell office:value-type="float" office:value="47.7861">
                <text:p>47.7861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280.647">
                <text:p>280.647</text:p>
              </table:table-cell>
              <table:table-cell office:value-type="float" office:value="669.873">
                <text:p>669.873</text:p>
              </table:table-cell>
              <table:table-cell office:value-type="float" office:value="49.4796">
                <text:p>49.4796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288.293">
                <text:p>288.293</text:p>
              </table:table-cell>
              <table:table-cell office:value-type="float" office:value="660.487">
                <text:p>660.487</text:p>
              </table:table-cell>
              <table:table-cell office:value-type="float" office:value="51.2199">
                <text:p>51.219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296.012">
                <text:p>296.012</text:p>
              </table:table-cell>
              <table:table-cell office:value-type="float" office:value="650.981">
                <text:p>650.981</text:p>
              </table:table-cell>
              <table:table-cell office:value-type="float" office:value="53.0075">
                <text:p>53.0075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303.796">
                <text:p>303.796</text:p>
              </table:table-cell>
              <table:table-cell office:value-type="float" office:value="641.361">
                <text:p>641.361</text:p>
              </table:table-cell>
              <table:table-cell office:value-type="float" office:value="54.8429">
                <text:p>54.842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311.64">
                <text:p>311.64</text:p>
              </table:table-cell>
              <table:table-cell office:value-type="float" office:value="631.634">
                <text:p>631.634</text:p>
              </table:table-cell>
              <table:table-cell office:value-type="float" office:value="56.7264">
                <text:p>56.7264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319.534">
                <text:p>319.534</text:p>
              </table:table-cell>
              <table:table-cell office:value-type="float" office:value="621.807">
                <text:p>621.807</text:p>
              </table:table-cell>
              <table:table-cell office:value-type="float" office:value="58.6584">
                <text:p>58.6584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327.472">
                <text:p>327.472</text:p>
              </table:table-cell>
              <table:table-cell office:value-type="float" office:value="611.889">
                <text:p>611.889</text:p>
              </table:table-cell>
              <table:table-cell office:value-type="float" office:value="60.6392">
                <text:p>60.6392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335.444">
                <text:p>335.444</text:p>
              </table:table-cell>
              <table:table-cell office:value-type="float" office:value="601.887">
                <text:p>601.887</text:p>
              </table:table-cell>
              <table:table-cell office:value-type="float" office:value="62.669">
                <text:p>62.66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343.442">
                <text:p>343.442</text:p>
              </table:table-cell>
              <table:table-cell office:value-type="float" office:value="591.81">
                <text:p>591.81</text:p>
              </table:table-cell>
              <table:table-cell office:value-type="float" office:value="64.7481">
                <text:p>64.7481</text:p>
              </table:table-cell>
            </table:table-row>
            <table:table-row>
              <table:table-cell office:value-type="float" office:value="7.55">
                <text:p>7.55</text:p>
              </table:table-cell>
              <table:table-cell office:value-type="float" office:value="351.458">
                <text:p>351.458</text:p>
              </table:table-cell>
              <table:table-cell office:value-type="float" office:value="581.665">
                <text:p>581.665</text:p>
              </table:table-cell>
              <table:table-cell office:value-type="float" office:value="66.8767">
                <text:p>66.876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359.483">
                <text:p>359.483</text:p>
              </table:table-cell>
              <table:table-cell office:value-type="float" office:value="571.462">
                <text:p>571.462</text:p>
              </table:table-cell>
              <table:table-cell office:value-type="float" office:value="69.0547">
                <text:p>69.0547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367.508">
                <text:p>367.508</text:p>
              </table:table-cell>
              <table:table-cell office:value-type="float" office:value="561.21">
                <text:p>561.21</text:p>
              </table:table-cell>
              <table:table-cell office:value-type="float" office:value="71.2823">
                <text:p>71.2823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375.524">
                <text:p>375.524</text:p>
              </table:table-cell>
              <table:table-cell office:value-type="float" office:value="550.917">
                <text:p>550.917</text:p>
              </table:table-cell>
              <table:table-cell office:value-type="float" office:value="73.5594">
                <text:p>73.5594</text:p>
              </table:table-cell>
            </table:table-row>
            <table:table-row>
              <table:table-cell office:value-type="float" office:value="7.75">
                <text:p>7.75</text:p>
              </table:table-cell>
              <table:table-cell office:value-type="float" office:value="383.521">
                <text:p>383.521</text:p>
              </table:table-cell>
              <table:table-cell office:value-type="float" office:value="540.593">
                <text:p>540.593</text:p>
              </table:table-cell>
              <table:table-cell office:value-type="float" office:value="75.886">
                <text:p>75.886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391.49">
                <text:p>391.49</text:p>
              </table:table-cell>
              <table:table-cell office:value-type="float" office:value="530.248">
                <text:p>530.248</text:p>
              </table:table-cell>
              <table:table-cell office:value-type="float" office:value="78.2619">
                <text:p>78.2619</text:p>
              </table:table-cell>
            </table:table-row>
            <table:table-row>
              <table:table-cell office:value-type="float" office:value="7.85">
                <text:p>7.85</text:p>
              </table:table-cell>
              <table:table-cell office:value-type="float" office:value="399.423">
                <text:p>399.423</text:p>
              </table:table-cell>
              <table:table-cell office:value-type="float" office:value="519.89">
                <text:p>519.89</text:p>
              </table:table-cell>
              <table:table-cell office:value-type="float" office:value="80.687">
                <text:p>80.687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407.309">
                <text:p>407.309</text:p>
              </table:table-cell>
              <table:table-cell office:value-type="float" office:value="509.53">
                <text:p>509.53</text:p>
              </table:table-cell>
              <table:table-cell office:value-type="float" office:value="83.161">
                <text:p>83.161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415.14">
                <text:p>415.14</text:p>
              </table:table-cell>
              <table:table-cell office:value-type="float" office:value="499.176">
                <text:p>499.176</text:p>
              </table:table-cell>
              <table:table-cell office:value-type="float" office:value="85.6836">
                <text:p>85.68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22.907">
                <text:p>422.907</text:p>
              </table:table-cell>
              <table:table-cell office:value-type="float" office:value="488.839">
                <text:p>488.839</text:p>
              </table:table-cell>
              <table:table-cell office:value-type="float" office:value="88.2544">
                <text:p>88.2544</text:p>
              </table:table-cell>
            </table:table-row>
            <table:table-row>
              <table:table-cell office:value-type="float" office:value="8.05">
                <text:p>8.05</text:p>
              </table:table-cell>
              <table:table-cell office:value-type="float" office:value="430.6">
                <text:p>430.6</text:p>
              </table:table-cell>
              <table:table-cell office:value-type="float" office:value="478.527">
                <text:p>478.527</text:p>
              </table:table-cell>
              <table:table-cell office:value-type="float" office:value="90.8731">
                <text:p>90.8731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438.212">
                <text:p>438.212</text:p>
              </table:table-cell>
              <table:table-cell office:value-type="float" office:value="468.249">
                <text:p>468.249</text:p>
              </table:table-cell>
              <table:table-cell office:value-type="float" office:value="93.5391">
                <text:p>93.5391</text:p>
              </table:table-cell>
            </table:table-row>
            <table:table-row>
              <table:table-cell office:value-type="float" office:value="8.15">
                <text:p>8.15</text:p>
              </table:table-cell>
              <table:table-cell office:value-type="float" office:value="445.733">
                <text:p>445.733</text:p>
              </table:table-cell>
              <table:table-cell office:value-type="float" office:value="458.015">
                <text:p>458.015</text:p>
              </table:table-cell>
              <table:table-cell office:value-type="float" office:value="96.2519">
                <text:p>96.2519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453.154">
                <text:p>453.154</text:p>
              </table:table-cell>
              <table:table-cell office:value-type="float" office:value="447.835">
                <text:p>447.835</text:p>
              </table:table-cell>
              <table:table-cell office:value-type="float" office:value="99.011">
                <text:p>99.011</text:p>
              </table:table-cell>
            </table:table-row>
            <table:table-row>
              <table:table-cell office:value-type="float" office:value="8.25">
                <text:p>8.25</text:p>
              </table:table-cell>
              <table:table-cell office:value-type="float" office:value="460.469">
                <text:p>460.469</text:p>
              </table:table-cell>
              <table:table-cell office:value-type="float" office:value="437.715">
                <text:p>437.715</text:p>
              </table:table-cell>
              <table:table-cell office:value-type="float" office:value="101.816">
                <text:p>101.816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467.669">
                <text:p>467.669</text:p>
              </table:table-cell>
              <table:table-cell office:value-type="float" office:value="427.666">
                <text:p>427.666</text:p>
              </table:table-cell>
              <table:table-cell office:value-type="float" office:value="104.665">
                <text:p>104.665</text:p>
              </table:table-cell>
            </table:table-row>
            <table:table-row>
              <table:table-cell office:value-type="float" office:value="8.35">
                <text:p>8.35</text:p>
              </table:table-cell>
              <table:table-cell office:value-type="float" office:value="474.746">
                <text:p>474.746</text:p>
              </table:table-cell>
              <table:table-cell office:value-type="float" office:value="417.694">
                <text:p>417.694</text:p>
              </table:table-cell>
              <table:table-cell office:value-type="float" office:value="107.559">
                <text:p>107.559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481.694">
                <text:p>481.694</text:p>
              </table:table-cell>
              <table:table-cell office:value-type="float" office:value="407.809">
                <text:p>407.809</text:p>
              </table:table-cell>
              <table:table-cell office:value-type="float" office:value="110.497">
                <text:p>110.497</text:p>
              </table:table-cell>
            </table:table-row>
            <table:table-row>
              <table:table-cell office:value-type="float" office:value="8.45">
                <text:p>8.45</text:p>
              </table:table-cell>
              <table:table-cell office:value-type="float" office:value="488.505">
                <text:p>488.505</text:p>
              </table:table-cell>
              <table:table-cell office:value-type="float" office:value="398.018">
                <text:p>398.018</text:p>
              </table:table-cell>
              <table:table-cell office:value-type="float" office:value="113.476">
                <text:p>113.476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495.174">
                <text:p>495.174</text:p>
              </table:table-cell>
              <table:table-cell office:value-type="float" office:value="388.328">
                <text:p>388.328</text:p>
              </table:table-cell>
              <table:table-cell office:value-type="float" office:value="116.498">
                <text:p>116.498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501.694">
                <text:p>501.694</text:p>
              </table:table-cell>
              <table:table-cell office:value-type="float" office:value="378.746">
                <text:p>378.746</text:p>
              </table:table-cell>
              <table:table-cell office:value-type="float" office:value="119.561">
                <text:p>119.561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508.059">
                <text:p>508.059</text:p>
              </table:table-cell>
              <table:table-cell office:value-type="float" office:value="369.278">
                <text:p>369.278</text:p>
              </table:table-cell>
              <table:table-cell office:value-type="float" office:value="122.663">
                <text:p>122.663</text:p>
              </table:table-cell>
            </table:table-row>
            <table:table-row>
              <table:table-cell office:value-type="float" office:value="8.65">
                <text:p>8.65</text:p>
              </table:table-cell>
              <table:table-cell office:value-type="float" office:value="514.264">
                <text:p>514.264</text:p>
              </table:table-cell>
              <table:table-cell office:value-type="float" office:value="359.932">
                <text:p>359.932</text:p>
              </table:table-cell>
              <table:table-cell office:value-type="float" office:value="125.804">
                <text:p>125.804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520.305">
                <text:p>520.305</text:p>
              </table:table-cell>
              <table:table-cell office:value-type="float" office:value="350.712">
                <text:p>350.712</text:p>
              </table:table-cell>
              <table:table-cell office:value-type="float" office:value="128.983">
                <text:p>128.983</text:p>
              </table:table-cell>
            </table:table-row>
            <table:table-row>
              <table:table-cell office:value-type="float" office:value="8.75">
                <text:p>8.75</text:p>
              </table:table-cell>
              <table:table-cell office:value-type="float" office:value="526.177">
                <text:p>526.177</text:p>
              </table:table-cell>
              <table:table-cell office:value-type="float" office:value="341.624">
                <text:p>341.624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531.876">
                <text:p>531.876</text:p>
              </table:table-cell>
              <table:table-cell office:value-type="float" office:value="332.673">
                <text:p>332.673</text:p>
              </table:table-cell>
              <table:table-cell office:value-type="float" office:value="135.451">
                <text:p>135.451</text:p>
              </table:table-cell>
            </table:table-row>
            <table:table-row>
              <table:table-cell office:value-type="float" office:value="8.85">
                <text:p>8.85</text:p>
              </table:table-cell>
              <table:table-cell office:value-type="float" office:value="537.399">
                <text:p>537.399</text:p>
              </table:table-cell>
              <table:table-cell office:value-type="float" office:value="323.863">
                <text:p>323.863</text:p>
              </table:table-cell>
              <table:table-cell office:value-type="float" office:value="138.738">
                <text:p>138.738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542.742">
                <text:p>542.742</text:p>
              </table:table-cell>
              <table:table-cell office:value-type="float" office:value="315.199">
                <text:p>315.199</text:p>
              </table:table-cell>
              <table:table-cell office:value-type="float" office:value="142.058">
                <text:p>142.058</text:p>
              </table:table-cell>
            </table:table-row>
            <table:table-row>
              <table:table-cell office:value-type="float" office:value="8.95">
                <text:p>8.95</text:p>
              </table:table-cell>
              <table:table-cell office:value-type="float" office:value="547.904">
                <text:p>547.904</text:p>
              </table:table-cell>
              <table:table-cell office:value-type="float" office:value="306.685">
                <text:p>306.685</text:p>
              </table:table-cell>
              <table:table-cell office:value-type="float" office:value="145.411">
                <text:p>145.4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2.881">
                <text:p>552.881</text:p>
              </table:table-cell>
              <table:table-cell office:value-type="float" office:value="298.324">
                <text:p>298.324</text:p>
              </table:table-cell>
              <table:table-cell office:value-type="float" office:value="148.795">
                <text:p>148.795</text:p>
              </table:table-cell>
            </table:table-row>
            <table:table-row>
              <table:table-cell office:value-type="float" office:value="9.05">
                <text:p>9.05</text:p>
              </table:table-cell>
              <table:table-cell office:value-type="float" office:value="557.672">
                <text:p>557.672</text:p>
              </table:table-cell>
              <table:table-cell office:value-type="float" office:value="290.118">
                <text:p>290.118</text:p>
              </table:table-cell>
              <table:table-cell office:value-type="float" office:value="152.209">
                <text:p>152.209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562.277">
                <text:p>562.277</text:p>
              </table:table-cell>
              <table:table-cell office:value-type="float" office:value="282.071">
                <text:p>282.071</text:p>
              </table:table-cell>
              <table:table-cell office:value-type="float" office:value="155.652">
                <text:p>155.652</text:p>
              </table:table-cell>
            </table:table-row>
            <table:table-row>
              <table:table-cell office:value-type="float" office:value="9.15">
                <text:p>9.15</text:p>
              </table:table-cell>
              <table:table-cell office:value-type="float" office:value="566.692">
                <text:p>566.692</text:p>
              </table:table-cell>
              <table:table-cell office:value-type="float" office:value="274.184">
                <text:p>274.184</text:p>
              </table:table-cell>
              <table:table-cell office:value-type="float" office:value="159.123">
                <text:p>159.123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570.92">
                <text:p>570.92</text:p>
              </table:table-cell>
              <table:table-cell office:value-type="float" office:value="266.46">
                <text:p>266.46</text:p>
              </table:table-cell>
              <table:table-cell office:value-type="float" office:value="162.621">
                <text:p>162.621</text:p>
              </table:table-cell>
            </table:table-row>
            <table:table-row>
              <table:table-cell office:value-type="float" office:value="9.25">
                <text:p>9.25</text:p>
              </table:table-cell>
              <table:table-cell office:value-type="float" office:value="574.958">
                <text:p>574.958</text:p>
              </table:table-cell>
              <table:table-cell office:value-type="float" office:value="258.898">
                <text:p>258.898</text:p>
              </table:table-cell>
              <table:table-cell office:value-type="float" office:value="166.144">
                <text:p>166.144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578.807">
                <text:p>578.807</text:p>
              </table:table-cell>
              <table:table-cell office:value-type="float" office:value="251.502">
                <text:p>251.502</text:p>
              </table:table-cell>
              <table:table-cell office:value-type="float" office:value="169.691">
                <text:p>169.691</text:p>
              </table:table-cell>
            </table:table-row>
            <table:table-row>
              <table:table-cell office:value-type="float" office:value="9.35">
                <text:p>9.35</text:p>
              </table:table-cell>
              <table:table-cell office:value-type="float" office:value="582.468">
                <text:p>582.468</text:p>
              </table:table-cell>
              <table:table-cell office:value-type="float" office:value="244.27">
                <text:p>244.27</text:p>
              </table:table-cell>
              <table:table-cell office:value-type="float" office:value="173.262">
                <text:p>173.262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585.941">
                <text:p>585.941</text:p>
              </table:table-cell>
              <table:table-cell office:value-type="float" office:value="237.205">
                <text:p>237.205</text:p>
              </table:table-cell>
              <table:table-cell office:value-type="float" office:value="176.854">
                <text:p>176.854</text:p>
              </table:table-cell>
            </table:table-row>
            <table:table-row>
              <table:table-cell office:value-type="float" office:value="9.45">
                <text:p>9.45</text:p>
              </table:table-cell>
              <table:table-cell office:value-type="float" office:value="589.229">
                <text:p>589.229</text:p>
              </table:table-cell>
              <table:table-cell office:value-type="float" office:value="230.304">
                <text:p>230.304</text:p>
              </table:table-cell>
              <table:table-cell office:value-type="float" office:value="180.467">
                <text:p>180.467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592.331">
                <text:p>592.331</text:p>
              </table:table-cell>
              <table:table-cell office:value-type="float" office:value="223.569">
                <text:p>223.569</text:p>
              </table:table-cell>
              <table:table-cell office:value-type="float" office:value="184.1">
                <text:p>184.1</text:p>
              </table:table-cell>
            </table:table-row>
            <table:table-row>
              <table:table-cell office:value-type="float" office:value="9.55">
                <text:p>9.55</text:p>
              </table:table-cell>
              <table:table-cell office:value-type="float" office:value="595.25">
                <text:p>595.25</text:p>
              </table:table-cell>
              <table:table-cell office:value-type="float" office:value="216.999">
                <text:p>216.999</text:p>
              </table:table-cell>
              <table:table-cell office:value-type="float" office:value="187.751">
                <text:p>187.75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597.989">
                <text:p>597.989</text:p>
              </table:table-cell>
              <table:table-cell office:value-type="float" office:value="210.593">
                <text:p>210.593</text:p>
              </table:table-cell>
              <table:table-cell office:value-type="float" office:value="191.419">
                <text:p>191.419</text:p>
              </table:table-cell>
            </table:table-row>
            <table:table-row>
              <table:table-cell office:value-type="float" office:value="9.65">
                <text:p>9.65</text:p>
              </table:table-cell>
              <table:table-cell office:value-type="float" office:value="600.548">
                <text:p>600.548</text:p>
              </table:table-cell>
              <table:table-cell office:value-type="float" office:value="204.349">
                <text:p>204.349</text:p>
              </table:table-cell>
              <table:table-cell office:value-type="float" office:value="195.103">
                <text:p>195.103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602.93">
                <text:p>602.93</text:p>
              </table:table-cell>
              <table:table-cell office:value-type="float" office:value="198.267">
                <text:p>198.267</text:p>
              </table:table-cell>
              <table:table-cell office:value-type="float" office:value="198.802">
                <text:p>198.802</text:p>
              </table:table-cell>
            </table:table-row>
            <table:table-row>
              <table:table-cell office:value-type="float" office:value="9.75">
                <text:p>9.75</text:p>
              </table:table-cell>
              <table:table-cell office:value-type="float" office:value="605.139">
                <text:p>605.139</text:p>
              </table:table-cell>
              <table:table-cell office:value-type="float" office:value="192.346">
                <text:p>192.346</text:p>
              </table:table-cell>
              <table:table-cell office:value-type="float" office:value="202.515">
                <text:p>202.51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607.177">
                <text:p>607.177</text:p>
              </table:table-cell>
              <table:table-cell office:value-type="float" office:value="186.582">
                <text:p>186.582</text:p>
              </table:table-cell>
              <table:table-cell office:value-type="float" office:value="206.241">
                <text:p>206.241</text:p>
              </table:table-cell>
            </table:table-row>
            <table:table-row>
              <table:table-cell office:value-type="float" office:value="9.85">
                <text:p>9.85</text:p>
              </table:table-cell>
              <table:table-cell office:value-type="float" office:value="609.046">
                <text:p>609.046</text:p>
              </table:table-cell>
              <table:table-cell office:value-type="float" office:value="180.975">
                <text:p>180.975</text:p>
              </table:table-cell>
              <table:table-cell office:value-type="float" office:value="209.979">
                <text:p>209.979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610.751">
                <text:p>610.751</text:p>
              </table:table-cell>
              <table:table-cell office:value-type="float" office:value="175.522">
                <text:p>175.522</text:p>
              </table:table-cell>
              <table:table-cell office:value-type="float" office:value="213.727">
                <text:p>213.727</text:p>
              </table:table-cell>
            </table:table-row>
            <table:table-row>
              <table:table-cell office:value-type="float" office:value="9.95">
                <text:p>9.95</text:p>
              </table:table-cell>
              <table:table-cell office:value-type="float" office:value="612.294">
                <text:p>612.294</text:p>
              </table:table-cell>
              <table:table-cell office:value-type="float" office:value="170.221">
                <text:p>170.221</text:p>
              </table:table-cell>
              <table:table-cell office:value-type="float" office:value="217.485">
                <text:p>217.4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3.678">
                <text:p>613.678</text:p>
              </table:table-cell>
              <table:table-cell office:value-type="float" office:value="165.071">
                <text:p>165.071</text:p>
              </table:table-cell>
              <table:table-cell office:value-type="float" office:value="221.251">
                <text:p>221.251</text:p>
              </table:table-cell>
            </table:table-row>
            <table:table-row>
              <table:table-cell office:value-type="float" office:value="10.05">
                <text:p>10.05</text:p>
              </table:table-cell>
              <table:table-cell office:value-type="float" office:value="614.908">
                <text:p>614.908</text:p>
              </table:table-cell>
              <table:table-cell office:value-type="float" office:value="160.067">
                <text:p>160.067</text:p>
              </table:table-cell>
              <table:table-cell office:value-type="float" office:value="225.025">
                <text:p>225.025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615.986">
                <text:p>615.986</text:p>
              </table:table-cell>
              <table:table-cell office:value-type="float" office:value="155.208">
                <text:p>155.208</text:p>
              </table:table-cell>
              <table:table-cell office:value-type="float" office:value="228.806">
                <text:p>228.806</text:p>
              </table:table-cell>
            </table:table-row>
            <table:table-row>
              <table:table-cell office:value-type="float" office:value="10.15">
                <text:p>10.15</text:p>
              </table:table-cell>
              <table:table-cell office:value-type="float" office:value="616.916">
                <text:p>616.916</text:p>
              </table:table-cell>
              <table:table-cell office:value-type="float" office:value="150.491">
                <text:p>150.491</text:p>
              </table:table-cell>
              <table:table-cell office:value-type="float" office:value="232.592">
                <text:p>232.592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617.703">
                <text:p>617.703</text:p>
              </table:table-cell>
              <table:table-cell office:value-type="float" office:value="145.914">
                <text:p>145.914</text:p>
              </table:table-cell>
              <table:table-cell office:value-type="float" office:value="236.383">
                <text:p>236.383</text:p>
              </table:table-cell>
            </table:table-row>
            <table:table-row>
              <table:table-cell office:value-type="float" office:value="10.25">
                <text:p>10.25</text:p>
              </table:table-cell>
              <table:table-cell office:value-type="float" office:value="618.349">
                <text:p>618.349</text:p>
              </table:table-cell>
              <table:table-cell office:value-type="float" office:value="141.473">
                <text:p>141.473</text:p>
              </table:table-cell>
              <table:table-cell office:value-type="float" office:value="240.178">
                <text:p>240.178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618.858">
                <text:p>618.858</text:p>
              </table:table-cell>
              <table:table-cell office:value-type="float" office:value="137.166">
                <text:p>137.166</text:p>
              </table:table-cell>
              <table:table-cell office:value-type="float" office:value="243.976">
                <text:p>243.976</text:p>
              </table:table-cell>
            </table:table-row>
            <table:table-row>
              <table:table-cell office:value-type="float" office:value="10.35">
                <text:p>10.35</text:p>
              </table:table-cell>
              <table:table-cell office:value-type="float" office:value="619.234">
                <text:p>619.234</text:p>
              </table:table-cell>
              <table:table-cell office:value-type="float" office:value="132.989">
                <text:p>132.989</text:p>
              </table:table-cell>
              <table:table-cell office:value-type="float" office:value="247.776">
                <text:p>247.776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619.482">
                <text:p>619.482</text:p>
              </table:table-cell>
              <table:table-cell office:value-type="float" office:value="128.941">
                <text:p>128.941</text:p>
              </table:table-cell>
              <table:table-cell office:value-type="float" office:value="251.578">
                <text:p>251.578</text:p>
              </table:table-cell>
            </table:table-row>
            <table:table-row>
              <table:table-cell office:value-type="float" office:value="10.45">
                <text:p>10.45</text:p>
              </table:table-cell>
              <table:table-cell office:value-type="float" office:value="619.604">
                <text:p>619.604</text:p>
              </table:table-cell>
              <table:table-cell office:value-type="float" office:value="125.017">
                <text:p>125.017</text:p>
              </table:table-cell>
              <table:table-cell office:value-type="float" office:value="255.38">
                <text:p>255.38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619.604">
                <text:p>619.604</text:p>
              </table:table-cell>
              <table:table-cell office:value-type="float" office:value="121.214">
                <text:p>121.214</text:p>
              </table:table-cell>
              <table:table-cell office:value-type="float" office:value="259.181">
                <text:p>259.181</text:p>
              </table:table-cell>
            </table:table-row>
            <table:table-row>
              <table:table-cell office:value-type="float" office:value="10.55">
                <text:p>10.55</text:p>
              </table:table-cell>
              <table:table-cell office:value-type="float" office:value="619.487">
                <text:p>619.487</text:p>
              </table:table-cell>
              <table:table-cell office:value-type="float" office:value="117.531">
                <text:p>117.531</text:p>
              </table:table-cell>
              <table:table-cell office:value-type="float" office:value="262.982">
                <text:p>262.982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619.256">
                <text:p>619.256</text:p>
              </table:table-cell>
              <table:table-cell office:value-type="float" office:value="113.964">
                <text:p>113.964</text:p>
              </table:table-cell>
              <table:table-cell office:value-type="float" office:value="266.781">
                <text:p>266.781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618.914">
                <text:p>618.914</text:p>
              </table:table-cell>
              <table:table-cell office:value-type="float" office:value="110.509">
                <text:p>110.509</text:p>
              </table:table-cell>
              <table:table-cell office:value-type="float" office:value="270.577">
                <text:p>270.577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618.465">
                <text:p>618.465</text:p>
              </table:table-cell>
              <table:table-cell office:value-type="float" office:value="107.165">
                <text:p>107.165</text:p>
              </table:table-cell>
              <table:table-cell office:value-type="float" office:value="274.37">
                <text:p>274.37</text:p>
              </table:table-cell>
            </table:table-row>
            <table:table-row>
              <table:table-cell office:value-type="float" office:value="10.75">
                <text:p>10.75</text:p>
              </table:table-cell>
              <table:table-cell office:value-type="float" office:value="617.914">
                <text:p>617.914</text:p>
              </table:table-cell>
              <table:table-cell office:value-type="float" office:value="103.927">
                <text:p>103.927</text:p>
              </table:table-cell>
              <table:table-cell office:value-type="float" office:value="278.159">
                <text:p>278.159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617.263">
                <text:p>617.263</text:p>
              </table:table-cell>
              <table:table-cell office:value-type="float" office:value="100.793">
                <text:p>100.793</text:p>
              </table:table-cell>
              <table:table-cell office:value-type="float" office:value="281.944">
                <text:p>281.944</text:p>
              </table:table-cell>
            </table:table-row>
            <table:table-row>
              <table:table-cell office:value-type="float" office:value="10.85">
                <text:p>10.85</text:p>
              </table:table-cell>
              <table:table-cell office:value-type="float" office:value="616.516">
                <text:p>616.516</text:p>
              </table:table-cell>
              <table:table-cell office:value-type="float" office:value="97.7609">
                <text:p>97.7609</text:p>
              </table:table-cell>
              <table:table-cell office:value-type="float" office:value="285.723">
                <text:p>285.723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615.676">
                <text:p>615.676</text:p>
              </table:table-cell>
              <table:table-cell office:value-type="float" office:value="94.8267">
                <text:p>94.8267</text:p>
              </table:table-cell>
              <table:table-cell office:value-type="float" office:value="289.497">
                <text:p>289.497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614.747">
                <text:p>614.747</text:p>
              </table:table-cell>
              <table:table-cell office:value-type="float" office:value="91.9879">
                <text:p>91.9879</text:p>
              </table:table-cell>
              <table:table-cell office:value-type="float" office:value="293.265">
                <text:p>293.2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13.733">
                <text:p>613.733</text:p>
              </table:table-cell>
              <table:table-cell office:value-type="float" office:value="89.2419">
                <text:p>89.2419</text:p>
              </table:table-cell>
              <table:table-cell office:value-type="float" office:value="297.026">
                <text:p>297.026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612.635">
                <text:p>612.635</text:p>
              </table:table-cell>
              <table:table-cell office:value-type="float" office:value="86.5859">
                <text:p>86.5859</text:p>
              </table:table-cell>
              <table:table-cell office:value-type="float" office:value="300.779">
                <text:p>300.779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611.459">
                <text:p>611.459</text:p>
              </table:table-cell>
              <table:table-cell office:value-type="float" office:value="84.0172">
                <text:p>84.0172</text:p>
              </table:table-cell>
              <table:table-cell office:value-type="float" office:value="304.524">
                <text:p>304.524</text:p>
              </table:table-cell>
            </table:table-row>
            <table:table-row>
              <table:table-cell office:value-type="float" office:value="11.15">
                <text:p>11.15</text:p>
              </table:table-cell>
              <table:table-cell office:value-type="float" office:value="610.206">
                <text:p>610.206</text:p>
              </table:table-cell>
              <table:table-cell office:value-type="float" office:value="81.5331">
                <text:p>81.5331</text:p>
              </table:table-cell>
              <table:table-cell office:value-type="float" office:value="308.261">
                <text:p>308.261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608.879">
                <text:p>608.879</text:p>
              </table:table-cell>
              <table:table-cell office:value-type="float" office:value="79.1311">
                <text:p>79.1311</text:p>
              </table:table-cell>
              <table:table-cell office:value-type="float" office:value="311.99">
                <text:p>311.99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607.483">
                <text:p>607.483</text:p>
              </table:table-cell>
              <table:table-cell office:value-type="float" office:value="76.8087">
                <text:p>76.8087</text:p>
              </table:table-cell>
              <table:table-cell office:value-type="float" office:value="315.708">
                <text:p>315.708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606.019">
                <text:p>606.019</text:p>
              </table:table-cell>
              <table:table-cell office:value-type="float" office:value="74.5634">
                <text:p>74.5634</text:p>
              </table:table-cell>
              <table:table-cell office:value-type="float" office:value="319.417">
                <text:p>319.417</text:p>
              </table:table-cell>
            </table:table-row>
            <table:table-row>
              <table:table-cell office:value-type="float" office:value="11.35">
                <text:p>11.35</text:p>
              </table:table-cell>
              <table:table-cell office:value-type="float" office:value="604.491">
                <text:p>604.491</text:p>
              </table:table-cell>
              <table:table-cell office:value-type="float" office:value="72.3928">
                <text:p>72.3928</text:p>
              </table:table-cell>
              <table:table-cell office:value-type="float" office:value="323.116">
                <text:p>323.116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602.901">
                <text:p>602.901</text:p>
              </table:table-cell>
              <table:table-cell office:value-type="float" office:value="70.2945">
                <text:p>70.2945</text:p>
              </table:table-cell>
              <table:table-cell office:value-type="float" office:value="326.805">
                <text:p>326.805</text:p>
              </table:table-cell>
            </table:table-row>
            <table:table-row>
              <table:table-cell office:value-type="float" office:value="11.45">
                <text:p>11.45</text:p>
              </table:table-cell>
              <table:table-cell office:value-type="float" office:value="601.252">
                <text:p>601.252</text:p>
              </table:table-cell>
              <table:table-cell office:value-type="float" office:value="68.2662">
                <text:p>68.2662</text:p>
              </table:table-cell>
              <table:table-cell office:value-type="float" office:value="330.482">
                <text:p>330.482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599.546">
                <text:p>599.546</text:p>
              </table:table-cell>
              <table:table-cell office:value-type="float" office:value="66.3057">
                <text:p>66.3057</text:p>
              </table:table-cell>
              <table:table-cell office:value-type="float" office:value="334.148">
                <text:p>334.148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597.787">
                <text:p>597.787</text:p>
              </table:table-cell>
              <table:table-cell office:value-type="float" office:value="64.4109">
                <text:p>64.4109</text:p>
              </table:table-cell>
              <table:table-cell office:value-type="float" office:value="337.802">
                <text:p>337.802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595.976">
                <text:p>595.976</text:p>
              </table:table-cell>
              <table:table-cell office:value-type="float" office:value="62.5795">
                <text:p>62.5795</text:p>
              </table:table-cell>
              <table:table-cell office:value-type="float" office:value="341.445">
                <text:p>341.445</text:p>
              </table:table-cell>
            </table:table-row>
            <table:table-row>
              <table:table-cell office:value-type="float" office:value="11.65">
                <text:p>11.65</text:p>
              </table:table-cell>
              <table:table-cell office:value-type="float" office:value="594.116">
                <text:p>594.116</text:p>
              </table:table-cell>
              <table:table-cell office:value-type="float" office:value="60.8096">
                <text:p>60.8096</text:p>
              </table:table-cell>
              <table:table-cell office:value-type="float" office:value="345.075">
                <text:p>345.075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592.209">
                <text:p>592.209</text:p>
              </table:table-cell>
              <table:table-cell office:value-type="float" office:value="59.099">
                <text:p>59.099</text:p>
              </table:table-cell>
              <table:table-cell office:value-type="float" office:value="348.692">
                <text:p>348.692</text:p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590.258">
                <text:p>590.258</text:p>
              </table:table-cell>
              <table:table-cell office:value-type="float" office:value="57.4459">
                <text:p>57.4459</text:p>
              </table:table-cell>
              <table:table-cell office:value-type="float" office:value="352.297">
                <text:p>352.297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588.264">
                <text:p>588.264</text:p>
              </table:table-cell>
              <table:table-cell office:value-type="float" office:value="55.8484">
                <text:p>55.8484</text:p>
              </table:table-cell>
              <table:table-cell office:value-type="float" office:value="355.888">
                <text:p>355.888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586.23">
                <text:p>586.23</text:p>
              </table:table-cell>
              <table:table-cell office:value-type="float" office:value="54.3045">
                <text:p>54.3045</text:p>
              </table:table-cell>
              <table:table-cell office:value-type="float" office:value="359.466">
                <text:p>359.466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584.158">
                <text:p>584.158</text:p>
              </table:table-cell>
              <table:table-cell office:value-type="float" office:value="52.8126">
                <text:p>52.8126</text:p>
              </table:table-cell>
              <table:table-cell office:value-type="float" office:value="363.03">
                <text:p>363.03</text:p>
              </table:table-cell>
            </table:table-row>
            <table:table-row>
              <table:table-cell office:value-type="float" office:value="11.95">
                <text:p>11.95</text:p>
              </table:table-cell>
              <table:table-cell office:value-type="float" office:value="582.049">
                <text:p>582.049</text:p>
              </table:table-cell>
              <table:table-cell office:value-type="float" office:value="51.3709">
                <text:p>51.3709</text:p>
              </table:table-cell>
              <table:table-cell office:value-type="float" office:value="366.58">
                <text:p>366.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9.906">
                <text:p>579.906</text:p>
              </table:table-cell>
              <table:table-cell office:value-type="float" office:value="49.9777">
                <text:p>49.9777</text:p>
              </table:table-cell>
              <table:table-cell office:value-type="float" office:value="370.116">
                <text:p>370.116</text:p>
              </table:table-cell>
            </table:table-row>
            <table:table-row>
              <table:table-cell office:value-type="float" office:value="12.05">
                <text:p>12.05</text:p>
              </table:table-cell>
              <table:table-cell office:value-type="float" office:value="577.731">
                <text:p>577.731</text:p>
              </table:table-cell>
              <table:table-cell office:value-type="float" office:value="48.6314">
                <text:p>48.6314</text:p>
              </table:table-cell>
              <table:table-cell office:value-type="float" office:value="373.637">
                <text:p>373.637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575.525">
                <text:p>575.525</text:p>
              </table:table-cell>
              <table:table-cell office:value-type="float" office:value="47.3304">
                <text:p>47.3304</text:p>
              </table:table-cell>
              <table:table-cell office:value-type="float" office:value="377.145">
                <text:p>377.145</text:p>
              </table:table-cell>
            </table:table-row>
            <table:table-row>
              <table:table-cell office:value-type="float" office:value="12.15">
                <text:p>12.15</text:p>
              </table:table-cell>
              <table:table-cell office:value-type="float" office:value="573.29">
                <text:p>573.29</text:p>
              </table:table-cell>
              <table:table-cell office:value-type="float" office:value="46.0731">
                <text:p>46.0731</text:p>
              </table:table-cell>
              <table:table-cell office:value-type="float" office:value="380.637">
                <text:p>380.637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571.028">
                <text:p>571.028</text:p>
              </table:table-cell>
              <table:table-cell office:value-type="float" office:value="44.8582">
                <text:p>44.8582</text:p>
              </table:table-cell>
              <table:table-cell office:value-type="float" office:value="384.114">
                <text:p>384.114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568.739">
                <text:p>568.739</text:p>
              </table:table-cell>
              <table:table-cell office:value-type="float" office:value="43.6841">
                <text:p>43.6841</text:p>
              </table:table-cell>
              <table:table-cell office:value-type="float" office:value="387.576">
                <text:p>387.576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566.427">
                <text:p>566.427</text:p>
              </table:table-cell>
              <table:table-cell office:value-type="float" office:value="42.5495">
                <text:p>42.5495</text:p>
              </table:table-cell>
              <table:table-cell office:value-type="float" office:value="391.023">
                <text:p>391.023</text:p>
              </table:table-cell>
            </table:table-row>
            <table:table-row>
              <table:table-cell office:value-type="float" office:value="12.35">
                <text:p>12.35</text:p>
              </table:table-cell>
              <table:table-cell office:value-type="float" office:value="564.092">
                <text:p>564.092</text:p>
              </table:table-cell>
              <table:table-cell office:value-type="float" office:value="41.4531">
                <text:p>41.4531</text:p>
              </table:table-cell>
              <table:table-cell office:value-type="float" office:value="394.455">
                <text:p>394.455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561.736">
                <text:p>561.736</text:p>
              </table:table-cell>
              <table:table-cell office:value-type="float" office:value="40.3935">
                <text:p>40.3935</text:p>
              </table:table-cell>
              <table:table-cell office:value-type="float" office:value="397.871">
                <text:p>397.871</text:p>
              </table:table-cell>
            </table:table-row>
            <table:table-row>
              <table:table-cell office:value-type="float" office:value="12.45">
                <text:p>12.45</text:p>
              </table:table-cell>
              <table:table-cell office:value-type="float" office:value="559.359">
                <text:p>559.359</text:p>
              </table:table-cell>
              <table:table-cell office:value-type="float" office:value="39.3694">
                <text:p>39.3694</text:p>
              </table:table-cell>
              <table:table-cell office:value-type="float" office:value="401.271">
                <text:p>401.271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556.964">
                <text:p>556.964</text:p>
              </table:table-cell>
              <table:table-cell office:value-type="float" office:value="38.3798">
                <text:p>38.3798</text:p>
              </table:table-cell>
              <table:table-cell office:value-type="float" office:value="404.656">
                <text:p>404.656</text:p>
              </table:table-cell>
            </table:table-row>
            <table:table-row>
              <table:table-cell office:value-type="float" office:value="12.55">
                <text:p>12.55</text:p>
              </table:table-cell>
              <table:table-cell office:value-type="float" office:value="554.552">
                <text:p>554.552</text:p>
              </table:table-cell>
              <table:table-cell office:value-type="float" office:value="37.4234">
                <text:p>37.4234</text:p>
              </table:table-cell>
              <table:table-cell office:value-type="float" office:value="408.024">
                <text:p>408.024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552.124">
                <text:p>552.124</text:p>
              </table:table-cell>
              <table:table-cell office:value-type="float" office:value="36.4991">
                <text:p>36.4991</text:p>
              </table:table-cell>
              <table:table-cell office:value-type="float" office:value="411.377">
                <text:p>411.377</text:p>
              </table:table-cell>
            </table:table-row>
            <table:table-row>
              <table:table-cell office:value-type="float" office:value="12.65">
                <text:p>12.65</text:p>
              </table:table-cell>
              <table:table-cell office:value-type="float" office:value="549.681">
                <text:p>549.681</text:p>
              </table:table-cell>
              <table:table-cell office:value-type="float" office:value="35.6057">
                <text:p>35.6057</text:p>
              </table:table-cell>
              <table:table-cell office:value-type="float" office:value="414.714">
                <text:p>414.714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547.224">
                <text:p>547.224</text:p>
              </table:table-cell>
              <table:table-cell office:value-type="float" office:value="34.7423">
                <text:p>34.7423</text:p>
              </table:table-cell>
              <table:table-cell office:value-type="float" office:value="418.034">
                <text:p>418.034</text:p>
              </table:table-cell>
            </table:table-row>
            <table:table-row>
              <table:table-cell office:value-type="float" office:value="12.75">
                <text:p>12.75</text:p>
              </table:table-cell>
              <table:table-cell office:value-type="float" office:value="544.754">
                <text:p>544.754</text:p>
              </table:table-cell>
              <table:table-cell office:value-type="float" office:value="33.9078">
                <text:p>33.9078</text:p>
              </table:table-cell>
              <table:table-cell office:value-type="float" office:value="421.338">
                <text:p>421.338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542.273">
                <text:p>542.273</text:p>
              </table:table-cell>
              <table:table-cell office:value-type="float" office:value="33.1013">
                <text:p>33.1013</text:p>
              </table:table-cell>
              <table:table-cell office:value-type="float" office:value="424.626">
                <text:p>424.626</text:p>
              </table:table-cell>
            </table:table-row>
            <table:table-row>
              <table:table-cell office:value-type="float" office:value="12.85">
                <text:p>12.85</text:p>
              </table:table-cell>
              <table:table-cell office:value-type="float" office:value="539.781">
                <text:p>539.781</text:p>
              </table:table-cell>
              <table:table-cell office:value-type="float" office:value="32.3217">
                <text:p>32.3217</text:p>
              </table:table-cell>
              <table:table-cell office:value-type="float" office:value="427.897">
                <text:p>427.897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537.28">
                <text:p>537.28</text:p>
              </table:table-cell>
              <table:table-cell office:value-type="float" office:value="31.5683">
                <text:p>31.5683</text:p>
              </table:table-cell>
              <table:table-cell office:value-type="float" office:value="431.152">
                <text:p>431.152</text:p>
              </table:table-cell>
            </table:table-row>
            <table:table-row>
              <table:table-cell office:value-type="float" office:value="12.95">
                <text:p>12.95</text:p>
              </table:table-cell>
              <table:table-cell office:value-type="float" office:value="534.77">
                <text:p>534.77</text:p>
              </table:table-cell>
              <table:table-cell office:value-type="float" office:value="30.84">
                <text:p>30.84</text:p>
              </table:table-cell>
              <table:table-cell office:value-type="float" office:value="434.39">
                <text:p>434.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32.252">
                <text:p>532.252</text:p>
              </table:table-cell>
              <table:table-cell office:value-type="float" office:value="30.136">
                <text:p>30.136</text:p>
              </table:table-cell>
              <table:table-cell office:value-type="float" office:value="437.612">
                <text:p>437.612</text:p>
              </table:table-cell>
            </table:table-row>
            <table:table-row>
              <table:table-cell office:value-type="float" office:value="13.05">
                <text:p>13.05</text:p>
              </table:table-cell>
              <table:table-cell office:value-type="float" office:value="529.728">
                <text:p>529.728</text:p>
              </table:table-cell>
              <table:table-cell office:value-type="float" office:value="29.4555">
                <text:p>29.4555</text:p>
              </table:table-cell>
              <table:table-cell office:value-type="float" office:value="440.817">
                <text:p>440.817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527.197">
                <text:p>527.197</text:p>
              </table:table-cell>
              <table:table-cell office:value-type="float" office:value="28.7978">
                <text:p>28.7978</text:p>
              </table:table-cell>
              <table:table-cell office:value-type="float" office:value="444.005">
                <text:p>444.005</text:p>
              </table:table-cell>
            </table:table-row>
            <table:table-row>
              <table:table-cell office:value-type="float" office:value="13.15">
                <text:p>13.15</text:p>
              </table:table-cell>
              <table:table-cell office:value-type="float" office:value="524.661">
                <text:p>524.661</text:p>
              </table:table-cell>
              <table:table-cell office:value-type="float" office:value="28.162">
                <text:p>28.162</text:p>
              </table:table-cell>
              <table:table-cell office:value-type="float" office:value="447.177">
                <text:p>447.177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522.121">
                <text:p>522.121</text:p>
              </table:table-cell>
              <table:table-cell office:value-type="float" office:value="27.5475">
                <text:p>27.5475</text:p>
              </table:table-cell>
              <table:table-cell office:value-type="float" office:value="450.332">
                <text:p>450.332</text:p>
              </table:table-cell>
            </table:table-row>
            <table:table-row>
              <table:table-cell office:value-type="float" office:value="13.25">
                <text:p>13.25</text:p>
              </table:table-cell>
              <table:table-cell office:value-type="float" office:value="519.577">
                <text:p>519.577</text:p>
              </table:table-cell>
              <table:table-cell office:value-type="float" office:value="26.9534">
                <text:p>26.9534</text:p>
              </table:table-cell>
              <table:table-cell office:value-type="float" office:value="453.47">
                <text:p>453.47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517.03">
                <text:p>517.03</text:p>
              </table:table-cell>
              <table:table-cell office:value-type="float" office:value="26.3791">
                <text:p>26.3791</text:p>
              </table:table-cell>
              <table:table-cell office:value-type="float" office:value="456.591">
                <text:p>456.591</text:p>
              </table:table-cell>
            </table:table-row>
            <table:table-row>
              <table:table-cell office:value-type="float" office:value="13.35">
                <text:p>13.35</text:p>
              </table:table-cell>
              <table:table-cell office:value-type="float" office:value="514.48">
                <text:p>514.48</text:p>
              </table:table-cell>
              <table:table-cell office:value-type="float" office:value="25.824">
                <text:p>25.824</text:p>
              </table:table-cell>
              <table:table-cell office:value-type="float" office:value="459.696">
                <text:p>459.696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511.929">
                <text:p>511.929</text:p>
              </table:table-cell>
              <table:table-cell office:value-type="float" office:value="25.2874">
                <text:p>25.2874</text:p>
              </table:table-cell>
              <table:table-cell office:value-type="float" office:value="462.784">
                <text:p>462.784</text:p>
              </table:table-cell>
            </table:table-row>
            <table:table-row>
              <table:table-cell office:value-type="float" office:value="13.45">
                <text:p>13.45</text:p>
              </table:table-cell>
              <table:table-cell office:value-type="float" office:value="509.377">
                <text:p>509.377</text:p>
              </table:table-cell>
              <table:table-cell office:value-type="float" office:value="24.7686">
                <text:p>24.7686</text:p>
              </table:table-cell>
              <table:table-cell office:value-type="float" office:value="465.855">
                <text:p>465.855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506.824">
                <text:p>506.824</text:p>
              </table:table-cell>
              <table:table-cell office:value-type="float" office:value="24.2672">
                <text:p>24.2672</text:p>
              </table:table-cell>
              <table:table-cell office:value-type="float" office:value="468.909">
                <text:p>468.909</text:p>
              </table:table-cell>
            </table:table-row>
            <table:table-row>
              <table:table-cell office:value-type="float" office:value="13.55">
                <text:p>13.55</text:p>
              </table:table-cell>
              <table:table-cell office:value-type="float" office:value="504.271">
                <text:p>504.271</text:p>
              </table:table-cell>
              <table:table-cell office:value-type="float" office:value="23.7825">
                <text:p>23.7825</text:p>
              </table:table-cell>
              <table:table-cell office:value-type="float" office:value="471.946">
                <text:p>471.946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501.719">
                <text:p>501.719</text:p>
              </table:table-cell>
              <table:table-cell office:value-type="float" office:value="23.3139">
                <text:p>23.3139</text:p>
              </table:table-cell>
              <table:table-cell office:value-type="float" office:value="474.967">
                <text:p>474.967</text:p>
              </table:table-cell>
            </table:table-row>
            <table:table-row>
              <table:table-cell office:value-type="float" office:value="13.65">
                <text:p>13.65</text:p>
              </table:table-cell>
              <table:table-cell office:value-type="float" office:value="499.168">
                <text:p>499.168</text:p>
              </table:table-cell>
              <table:table-cell office:value-type="float" office:value="22.861">
                <text:p>22.861</text:p>
              </table:table-cell>
              <table:table-cell office:value-type="float" office:value="477.971">
                <text:p>477.971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496.619">
                <text:p>496.619</text:p>
              </table:table-cell>
              <table:table-cell office:value-type="float" office:value="22.4232">
                <text:p>22.4232</text:p>
              </table:table-cell>
              <table:table-cell office:value-type="float" office:value="480.958">
                <text:p>480.958</text:p>
              </table:table-cell>
            </table:table-row>
            <table:table-row>
              <table:table-cell office:value-type="float" office:value="13.75">
                <text:p>13.75</text:p>
              </table:table-cell>
              <table:table-cell office:value-type="float" office:value="494.072">
                <text:p>494.072</text:p>
              </table:table-cell>
              <table:table-cell office:value-type="float" office:value="22">
                <text:p>22</text:p>
              </table:table-cell>
              <table:table-cell office:value-type="float" office:value="483.928">
                <text:p>483.928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491.528">
                <text:p>491.528</text:p>
              </table:table-cell>
              <table:table-cell office:value-type="float" office:value="21.5909">
                <text:p>21.5909</text:p>
              </table:table-cell>
              <table:table-cell office:value-type="float" office:value="486.882">
                <text:p>486.882</text:p>
              </table:table-cell>
            </table:table-row>
            <table:table-row>
              <table:table-cell office:value-type="float" office:value="13.85">
                <text:p>13.85</text:p>
              </table:table-cell>
              <table:table-cell office:value-type="float" office:value="488.986">
                <text:p>488.986</text:p>
              </table:table-cell>
              <table:table-cell office:value-type="float" office:value="21.1955">
                <text:p>21.1955</text:p>
              </table:table-cell>
              <table:table-cell office:value-type="float" office:value="489.818">
                <text:p>489.818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486.448">
                <text:p>486.448</text:p>
              </table:table-cell>
              <table:table-cell office:value-type="float" office:value="20.8133">
                <text:p>20.8133</text:p>
              </table:table-cell>
              <table:table-cell office:value-type="float" office:value="492.738">
                <text:p>492.738</text:p>
              </table:table-cell>
            </table:table-row>
            <table:table-row>
              <table:table-cell office:value-type="float" office:value="13.95">
                <text:p>13.95</text:p>
              </table:table-cell>
              <table:table-cell office:value-type="float" office:value="483.914">
                <text:p>483.914</text:p>
              </table:table-cell>
              <table:table-cell office:value-type="float" office:value="20.444">
                <text:p>20.444</text:p>
              </table:table-cell>
              <table:table-cell office:value-type="float" office:value="495.642">
                <text:p>495.6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81.384">
                <text:p>481.384</text:p>
              </table:table-cell>
              <table:table-cell office:value-type="float" office:value="20.087">
                <text:p>20.087</text:p>
              </table:table-cell>
              <table:table-cell office:value-type="float" office:value="498.529">
                <text:p>498.529</text:p>
              </table:table-cell>
            </table:table-row>
            <table:table-row>
              <table:table-cell office:value-type="float" office:value="14.05">
                <text:p>14.05</text:p>
              </table:table-cell>
              <table:table-cell office:value-type="float" office:value="478.859">
                <text:p>478.859</text:p>
              </table:table-cell>
              <table:table-cell office:value-type="float" office:value="19.742">
                <text:p>19.742</text:p>
              </table:table-cell>
              <table:table-cell office:value-type="float" office:value="501.399">
                <text:p>501.399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476.339">
                <text:p>476.339</text:p>
              </table:table-cell>
              <table:table-cell office:value-type="float" office:value="19.4086">
                <text:p>19.4086</text:p>
              </table:table-cell>
              <table:table-cell office:value-type="float" office:value="504.253">
                <text:p>504.253</text:p>
              </table:table-cell>
            </table:table-row>
            <table:table-row>
              <table:table-cell office:value-type="float" office:value="14.15">
                <text:p>14.15</text:p>
              </table:table-cell>
              <table:table-cell office:value-type="float" office:value="473.824">
                <text:p>473.824</text:p>
              </table:table-cell>
              <table:table-cell office:value-type="float" office:value="19.0864">
                <text:p>19.0864</text:p>
              </table:table-cell>
              <table:table-cell office:value-type="float" office:value="507.09">
                <text:p>507.09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471.315">
                <text:p>471.315</text:p>
              </table:table-cell>
              <table:table-cell office:value-type="float" office:value="18.775">
                <text:p>18.775</text:p>
              </table:table-cell>
              <table:table-cell office:value-type="float" office:value="509.91">
                <text:p>509.91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468.812">
                <text:p>468.812</text:p>
              </table:table-cell>
              <table:table-cell office:value-type="float" office:value="18.4742">
                <text:p>18.4742</text:p>
              </table:table-cell>
              <table:table-cell office:value-type="float" office:value="512.714">
                <text:p>512.714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466.315">
                <text:p>466.315</text:p>
              </table:table-cell>
              <table:table-cell office:value-type="float" office:value="18.1836">
                <text:p>18.1836</text:p>
              </table:table-cell>
              <table:table-cell office:value-type="float" office:value="515.502">
                <text:p>515.502</text:p>
              </table:table-cell>
            </table:table-row>
            <table:table-row>
              <table:table-cell office:value-type="float" office:value="14.35">
                <text:p>14.35</text:p>
              </table:table-cell>
              <table:table-cell office:value-type="float" office:value="463.824">
                <text:p>463.824</text:p>
              </table:table-cell>
              <table:table-cell office:value-type="float" office:value="17.9028">
                <text:p>17.9028</text:p>
              </table:table-cell>
              <table:table-cell office:value-type="float" office:value="518.273">
                <text:p>518.273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461.34">
                <text:p>461.34</text:p>
              </table:table-cell>
              <table:table-cell office:value-type="float" office:value="17.6315">
                <text:p>17.6315</text:p>
              </table:table-cell>
              <table:table-cell office:value-type="float" office:value="521.028">
                <text:p>521.028</text:p>
              </table:table-cell>
            </table:table-row>
            <table:table-row>
              <table:table-cell office:value-type="float" office:value="14.45">
                <text:p>14.45</text:p>
              </table:table-cell>
              <table:table-cell office:value-type="float" office:value="458.864">
                <text:p>458.864</text:p>
              </table:table-cell>
              <table:table-cell office:value-type="float" office:value="17.3696">
                <text:p>17.3696</text:p>
              </table:table-cell>
              <table:table-cell office:value-type="float" office:value="523.767">
                <text:p>523.767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456.394">
                <text:p>456.394</text:p>
              </table:table-cell>
              <table:table-cell office:value-type="float" office:value="17.1165">
                <text:p>17.1165</text:p>
              </table:table-cell>
              <table:table-cell office:value-type="float" office:value="526.489">
                <text:p>526.489</text:p>
              </table:table-cell>
            </table:table-row>
            <table:table-row>
              <table:table-cell office:value-type="float" office:value="14.55">
                <text:p>14.55</text:p>
              </table:table-cell>
              <table:table-cell office:value-type="float" office:value="453.932">
                <text:p>453.932</text:p>
              </table:table-cell>
              <table:table-cell office:value-type="float" office:value="16.8722">
                <text:p>16.8722</text:p>
              </table:table-cell>
              <table:table-cell office:value-type="float" office:value="529.195">
                <text:p>529.195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451.478">
                <text:p>451.478</text:p>
              </table:table-cell>
              <table:table-cell office:value-type="float" office:value="16.6362">
                <text:p>16.6362</text:p>
              </table:table-cell>
              <table:table-cell office:value-type="float" office:value="531.886">
                <text:p>531.886</text:p>
              </table:table-cell>
            </table:table-row>
            <table:table-row>
              <table:table-cell office:value-type="float" office:value="14.65">
                <text:p>14.65</text:p>
              </table:table-cell>
              <table:table-cell office:value-type="float" office:value="449.032">
                <text:p>449.032</text:p>
              </table:table-cell>
              <table:table-cell office:value-type="float" office:value="16.4084">
                <text:p>16.4084</text:p>
              </table:table-cell>
              <table:table-cell office:value-type="float" office:value="534.56">
                <text:p>534.56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446.594">
                <text:p>446.594</text:p>
              </table:table-cell>
              <table:table-cell office:value-type="float" office:value="16.1885">
                <text:p>16.1885</text:p>
              </table:table-cell>
              <table:table-cell office:value-type="float" office:value="537.218">
                <text:p>537.218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444.164">
                <text:p>444.164</text:p>
              </table:table-cell>
              <table:table-cell office:value-type="float" office:value="15.9762">
                <text:p>15.9762</text:p>
              </table:table-cell>
              <table:table-cell office:value-type="float" office:value="539.86">
                <text:p>539.86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441.743">
                <text:p>441.743</text:p>
              </table:table-cell>
              <table:table-cell office:value-type="float" office:value="15.7713">
                <text:p>15.7713</text:p>
              </table:table-cell>
              <table:table-cell office:value-type="float" office:value="542.486">
                <text:p>542.486</text:p>
              </table:table-cell>
            </table:table-row>
            <table:table-row>
              <table:table-cell office:value-type="float" office:value="14.85">
                <text:p>14.85</text:p>
              </table:table-cell>
              <table:table-cell office:value-type="float" office:value="439.331">
                <text:p>439.331</text:p>
              </table:table-cell>
              <table:table-cell office:value-type="float" office:value="15.5737">
                <text:p>15.5737</text:p>
              </table:table-cell>
              <table:table-cell office:value-type="float" office:value="545.096">
                <text:p>545.096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436.927">
                <text:p>436.927</text:p>
              </table:table-cell>
              <table:table-cell office:value-type="float" office:value="15.383">
                <text:p>15.383</text:p>
              </table:table-cell>
              <table:table-cell office:value-type="float" office:value="547.69">
                <text:p>547.69</text:p>
              </table:table-cell>
            </table:table-row>
            <table:table-row>
              <table:table-cell office:value-type="float" office:value="14.95">
                <text:p>14.95</text:p>
              </table:table-cell>
              <table:table-cell office:value-type="float" office:value="434.532">
                <text:p>434.532</text:p>
              </table:table-cell>
              <table:table-cell office:value-type="float" office:value="15.199">
                <text:p>15.199</text:p>
              </table:table-cell>
              <table:table-cell office:value-type="float" office:value="550.269">
                <text:p>550.2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32.146">
                <text:p>432.146</text:p>
              </table:table-cell>
              <table:table-cell office:value-type="float" office:value="15.0216">
                <text:p>15.0216</text:p>
              </table:table-cell>
              <table:table-cell office:value-type="float" office:value="552.832">
                <text:p>552.832</text:p>
              </table:table-cell>
            </table:table-row>
            <table:table-row>
              <table:table-cell office:value-type="float" office:value="15.05">
                <text:p>15.05</text:p>
              </table:table-cell>
              <table:table-cell office:value-type="float" office:value="429.77">
                <text:p>429.77</text:p>
              </table:table-cell>
              <table:table-cell office:value-type="float" office:value="14.8506">
                <text:p>14.8506</text:p>
              </table:table-cell>
              <table:table-cell office:value-type="float" office:value="555.379">
                <text:p>555.379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427.403">
                <text:p>427.403</text:p>
              </table:table-cell>
              <table:table-cell office:value-type="float" office:value="14.6858">
                <text:p>14.6858</text:p>
              </table:table-cell>
              <table:table-cell office:value-type="float" office:value="557.911">
                <text:p>557.911</text:p>
              </table:table-cell>
            </table:table-row>
            <table:table-row>
              <table:table-cell office:value-type="float" office:value="15.15">
                <text:p>15.15</text:p>
              </table:table-cell>
              <table:table-cell office:value-type="float" office:value="425.046">
                <text:p>425.046</text:p>
              </table:table-cell>
              <table:table-cell office:value-type="float" office:value="14.5269">
                <text:p>14.5269</text:p>
              </table:table-cell>
              <table:table-cell office:value-type="float" office:value="560.427">
                <text:p>560.427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422.698">
                <text:p>422.698</text:p>
              </table:table-cell>
              <table:table-cell office:value-type="float" office:value="14.3738">
                <text:p>14.3738</text:p>
              </table:table-cell>
              <table:table-cell office:value-type="float" office:value="562.928">
                <text:p>562.928</text:p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420.36">
                <text:p>420.36</text:p>
              </table:table-cell>
              <table:table-cell office:value-type="float" office:value="14.2264">
                <text:p>14.2264</text:p>
              </table:table-cell>
              <table:table-cell office:value-type="float" office:value="565.414">
                <text:p>565.414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418.032">
                <text:p>418.032</text:p>
              </table:table-cell>
              <table:table-cell office:value-type="float" office:value="14.0844">
                <text:p>14.0844</text:p>
              </table:table-cell>
              <table:table-cell office:value-type="float" office:value="567.884">
                <text:p>567.884</text:p>
              </table:table-cell>
            </table:table-row>
            <table:table-row>
              <table:table-cell office:value-type="float" office:value="15.35">
                <text:p>15.35</text:p>
              </table:table-cell>
              <table:table-cell office:value-type="float" office:value="415.713">
                <text:p>415.713</text:p>
              </table:table-cell>
              <table:table-cell office:value-type="float" office:value="13.9477">
                <text:p>13.9477</text:p>
              </table:table-cell>
              <table:table-cell office:value-type="float" office:value="570.339">
                <text:p>570.339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413.405">
                <text:p>413.405</text:p>
              </table:table-cell>
              <table:table-cell office:value-type="float" office:value="13.8162">
                <text:p>13.8162</text:p>
              </table:table-cell>
              <table:table-cell office:value-type="float" office:value="572.779">
                <text:p>572.779</text:p>
              </table:table-cell>
            </table:table-row>
            <table:table-row>
              <table:table-cell office:value-type="float" office:value="15.45">
                <text:p>15.45</text:p>
              </table:table-cell>
              <table:table-cell office:value-type="float" office:value="411.107">
                <text:p>411.107</text:p>
              </table:table-cell>
              <table:table-cell office:value-type="float" office:value="13.6897">
                <text:p>13.6897</text:p>
              </table:table-cell>
              <table:table-cell office:value-type="float" office:value="575.203">
                <text:p>575.20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408.819">
                <text:p>408.819</text:p>
              </table:table-cell>
              <table:table-cell office:value-type="float" office:value="13.5681">
                <text:p>13.5681</text:p>
              </table:table-cell>
              <table:table-cell office:value-type="float" office:value="577.613">
                <text:p>577.613</text:p>
              </table:table-cell>
            </table:table-row>
            <table:table-row>
              <table:table-cell office:value-type="float" office:value="15.55">
                <text:p>15.55</text:p>
              </table:table-cell>
              <table:table-cell office:value-type="float" office:value="406.541">
                <text:p>406.541</text:p>
              </table:table-cell>
              <table:table-cell office:value-type="float" office:value="13.4512">
                <text:p>13.4512</text:p>
              </table:table-cell>
              <table:table-cell office:value-type="float" office:value="580.008">
                <text:p>580.008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404.274">
                <text:p>404.274</text:p>
              </table:table-cell>
              <table:table-cell office:value-type="float" office:value="13.3389">
                <text:p>13.3389</text:p>
              </table:table-cell>
              <table:table-cell office:value-type="float" office:value="582.388">
                <text:p>582.388</text:p>
              </table:table-cell>
            </table:table-row>
            <table:table-row>
              <table:table-cell office:value-type="float" office:value="15.65">
                <text:p>15.65</text:p>
              </table:table-cell>
              <table:table-cell office:value-type="float" office:value="402.016">
                <text:p>402.016</text:p>
              </table:table-cell>
              <table:table-cell office:value-type="float" office:value="13.231">
                <text:p>13.231</text:p>
              </table:table-cell>
              <table:table-cell office:value-type="float" office:value="584.753">
                <text:p>584.753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399.77">
                <text:p>399.77</text:p>
              </table:table-cell>
              <table:table-cell office:value-type="float" office:value="13.1275">
                <text:p>13.1275</text:p>
              </table:table-cell>
              <table:table-cell office:value-type="float" office:value="587.103">
                <text:p>587.103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397.534">
                <text:p>397.534</text:p>
              </table:table-cell>
              <table:table-cell office:value-type="float" office:value="13.0281">
                <text:p>13.0281</text:p>
              </table:table-cell>
              <table:table-cell office:value-type="float" office:value="589.438">
                <text:p>589.438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395.308">
                <text:p>395.308</text:p>
              </table:table-cell>
              <table:table-cell office:value-type="float" office:value="12.9329">
                <text:p>12.9329</text:p>
              </table:table-cell>
              <table:table-cell office:value-type="float" office:value="591.759">
                <text:p>591.759</text:p>
              </table:table-cell>
            </table:table-row>
            <table:table-row>
              <table:table-cell office:value-type="float" office:value="15.85">
                <text:p>15.85</text:p>
              </table:table-cell>
              <table:table-cell office:value-type="float" office:value="393.093">
                <text:p>393.093</text:p>
              </table:table-cell>
              <table:table-cell office:value-type="float" office:value="12.8416">
                <text:p>12.8416</text:p>
              </table:table-cell>
              <table:table-cell office:value-type="float" office:value="594.065">
                <text:p>594.065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390.889">
                <text:p>390.889</text:p>
              </table:table-cell>
              <table:table-cell office:value-type="float" office:value="12.7542">
                <text:p>12.7542</text:p>
              </table:table-cell>
              <table:table-cell office:value-type="float" office:value="596.357">
                <text:p>596.357</text:p>
              </table:table-cell>
            </table:table-row>
            <table:table-row>
              <table:table-cell office:value-type="float" office:value="15.95">
                <text:p>15.95</text:p>
              </table:table-cell>
              <table:table-cell office:value-type="float" office:value="388.695">
                <text:p>388.695</text:p>
              </table:table-cell>
              <table:table-cell office:value-type="float" office:value="12.6706">
                <text:p>12.6706</text:p>
              </table:table-cell>
              <table:table-cell office:value-type="float" office:value="598.635">
                <text:p>598.6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.512">
                <text:p>386.512</text:p>
              </table:table-cell>
              <table:table-cell office:value-type="float" office:value="12.5906">
                <text:p>12.5906</text:p>
              </table:table-cell>
              <table:table-cell office:value-type="float" office:value="600.898">
                <text:p>600.898</text:p>
              </table:table-cell>
            </table:table-row>
            <table:table-row>
              <table:table-cell office:value-type="float" office:value="16.05">
                <text:p>16.05</text:p>
              </table:table-cell>
              <table:table-cell office:value-type="float" office:value="384.339">
                <text:p>384.339</text:p>
              </table:table-cell>
              <table:table-cell office:value-type="float" office:value="12.5142">
                <text:p>12.5142</text:p>
              </table:table-cell>
              <table:table-cell office:value-type="float" office:value="603.146">
                <text:p>603.146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382.178">
                <text:p>382.178</text:p>
              </table:table-cell>
              <table:table-cell office:value-type="float" office:value="12.4412">
                <text:p>12.4412</text:p>
              </table:table-cell>
              <table:table-cell office:value-type="float" office:value="605.381">
                <text:p>605.381</text:p>
              </table:table-cell>
            </table:table-row>
            <table:table-row>
              <table:table-cell office:value-type="float" office:value="16.15">
                <text:p>16.15</text:p>
              </table:table-cell>
              <table:table-cell office:value-type="float" office:value="380.027">
                <text:p>380.027</text:p>
              </table:table-cell>
              <table:table-cell office:value-type="float" office:value="12.3716">
                <text:p>12.3716</text:p>
              </table:table-cell>
              <table:table-cell office:value-type="float" office:value="607.602">
                <text:p>607.602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377.887">
                <text:p>377.887</text:p>
              </table:table-cell>
              <table:table-cell office:value-type="float" office:value="12.3053">
                <text:p>12.3053</text:p>
              </table:table-cell>
              <table:table-cell office:value-type="float" office:value="609.808">
                <text:p>609.808</text:p>
              </table:table-cell>
            </table:table-row>
            <table:table-row>
              <table:table-cell office:value-type="float" office:value="16.25">
                <text:p>16.25</text:p>
              </table:table-cell>
              <table:table-cell office:value-type="float" office:value="375.757">
                <text:p>375.757</text:p>
              </table:table-cell>
              <table:table-cell office:value-type="float" office:value="12.2422">
                <text:p>12.2422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373.639">
                <text:p>373.639</text:p>
              </table:table-cell>
              <table:table-cell office:value-type="float" office:value="12.1822">
                <text:p>12.1822</text:p>
              </table:table-cell>
              <table:table-cell office:value-type="float" office:value="614.179">
                <text:p>614.179</text:p>
              </table:table-cell>
            </table:table-row>
            <table:table-row>
              <table:table-cell office:value-type="float" office:value="16.35">
                <text:p>16.35</text:p>
              </table:table-cell>
              <table:table-cell office:value-type="float" office:value="371.531">
                <text:p>371.531</text:p>
              </table:table-cell>
              <table:table-cell office:value-type="float" office:value="12.1252">
                <text:p>12.1252</text:p>
              </table:table-cell>
              <table:table-cell office:value-type="float" office:value="616.344">
                <text:p>616.344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369.434">
                <text:p>369.434</text:p>
              </table:table-cell>
              <table:table-cell office:value-type="float" office:value="12.0711">
                <text:p>12.0711</text:p>
              </table:table-cell>
              <table:table-cell office:value-type="float" office:value="618.494">
                <text:p>618.494</text:p>
              </table:table-cell>
            </table:table-row>
            <table:table-row>
              <table:table-cell office:value-type="float" office:value="16.45">
                <text:p>16.45</text:p>
              </table:table-cell>
              <table:table-cell office:value-type="float" office:value="367.348">
                <text:p>367.348</text:p>
              </table:table-cell>
              <table:table-cell office:value-type="float" office:value="12.0199">
                <text:p>12.0199</text:p>
              </table:table-cell>
              <table:table-cell office:value-type="float" office:value="620.632">
                <text:p>620.632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365.273">
                <text:p>365.273</text:p>
              </table:table-cell>
              <table:table-cell office:value-type="float" office:value="11.9715">
                <text:p>11.9715</text:p>
              </table:table-cell>
              <table:table-cell office:value-type="float" office:value="622.755">
                <text:p>622.755</text:p>
              </table:table-cell>
            </table:table-row>
            <table:table-row>
              <table:table-cell office:value-type="float" office:value="16.55">
                <text:p>16.55</text:p>
              </table:table-cell>
              <table:table-cell office:value-type="float" office:value="363.209">
                <text:p>363.209</text:p>
              </table:table-cell>
              <table:table-cell office:value-type="float" office:value="11.9259">
                <text:p>11.9259</text:p>
              </table:table-cell>
              <table:table-cell office:value-type="float" office:value="624.865">
                <text:p>624.865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361.156">
                <text:p>361.156</text:p>
              </table:table-cell>
              <table:table-cell office:value-type="float" office:value="11.8828">
                <text:p>11.8828</text:p>
              </table:table-cell>
              <table:table-cell office:value-type="float" office:value="626.962">
                <text:p>626.962</text:p>
              </table:table-cell>
            </table:table-row>
            <table:table-row>
              <table:table-cell office:value-type="float" office:value="16.65">
                <text:p>16.65</text:p>
              </table:table-cell>
              <table:table-cell office:value-type="float" office:value="359.113">
                <text:p>359.113</text:p>
              </table:table-cell>
              <table:table-cell office:value-type="float" office:value="11.8424">
                <text:p>11.8424</text:p>
              </table:table-cell>
              <table:table-cell office:value-type="float" office:value="629.045">
                <text:p>629.045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357.081">
                <text:p>357.081</text:p>
              </table:table-cell>
              <table:table-cell office:value-type="float" office:value="11.8045">
                <text:p>11.8045</text:p>
              </table:table-cell>
              <table:table-cell office:value-type="float" office:value="631.114">
                <text:p>631.114</text:p>
              </table:table-cell>
            </table:table-row>
            <table:table-row>
              <table:table-cell office:value-type="float" office:value="16.75">
                <text:p>16.75</text:p>
              </table:table-cell>
              <table:table-cell office:value-type="float" office:value="355.06">
                <text:p>355.06</text:p>
              </table:table-cell>
              <table:table-cell office:value-type="float" office:value="11.769">
                <text:p>11.769</text:p>
              </table:table-cell>
              <table:table-cell office:value-type="float" office:value="633.171">
                <text:p>633.171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353.05">
                <text:p>353.05</text:p>
              </table:table-cell>
              <table:table-cell office:value-type="float" office:value="11.7359">
                <text:p>11.7359</text:p>
              </table:table-cell>
              <table:table-cell office:value-type="float" office:value="635.214">
                <text:p>635.214</text:p>
              </table:table-cell>
            </table:table-row>
            <table:table-row>
              <table:table-cell office:value-type="float" office:value="16.85">
                <text:p>16.85</text:p>
              </table:table-cell>
              <table:table-cell office:value-type="float" office:value="351.05">
                <text:p>351.05</text:p>
              </table:table-cell>
              <table:table-cell office:value-type="float" office:value="11.7052">
                <text:p>11.7052</text:p>
              </table:table-cell>
              <table:table-cell office:value-type="float" office:value="637.244">
                <text:p>637.244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349.062">
                <text:p>349.062</text:p>
              </table:table-cell>
              <table:table-cell office:value-type="float" office:value="11.6767">
                <text:p>11.6767</text:p>
              </table:table-cell>
              <table:table-cell office:value-type="float" office:value="639.261">
                <text:p>639.261</text:p>
              </table:table-cell>
            </table:table-row>
            <table:table-row>
              <table:table-cell office:value-type="float" office:value="16.95">
                <text:p>16.95</text:p>
              </table:table-cell>
              <table:table-cell office:value-type="float" office:value="347.084">
                <text:p>347.084</text:p>
              </table:table-cell>
              <table:table-cell office:value-type="float" office:value="11.6505">
                <text:p>11.6505</text:p>
              </table:table-cell>
              <table:table-cell office:value-type="float" office:value="641.265">
                <text:p>641.2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5.117">
                <text:p>345.117</text:p>
              </table:table-cell>
              <table:table-cell office:value-type="float" office:value="11.6264">
                <text:p>11.6264</text:p>
              </table:table-cell>
              <table:table-cell office:value-type="float" office:value="643.257">
                <text:p>643.257</text:p>
              </table:table-cell>
            </table:table-row>
            <table:table-row>
              <table:table-cell office:value-type="float" office:value="17.05">
                <text:p>17.05</text:p>
              </table:table-cell>
              <table:table-cell office:value-type="float" office:value="343.161">
                <text:p>343.161</text:p>
              </table:table-cell>
              <table:table-cell office:value-type="float" office:value="11.6045">
                <text:p>11.6045</text:p>
              </table:table-cell>
              <table:table-cell office:value-type="float" office:value="645.235">
                <text:p>645.235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341.215">
                <text:p>341.215</text:p>
              </table:table-cell>
              <table:table-cell office:value-type="float" office:value="11.5846">
                <text:p>11.5846</text:p>
              </table:table-cell>
              <table:table-cell office:value-type="float" office:value="647.2">
                <text:p>647.2</text:p>
              </table:table-cell>
            </table:table-row>
            <table:table-row>
              <table:table-cell office:value-type="float" office:value="17.15">
                <text:p>17.15</text:p>
              </table:table-cell>
              <table:table-cell office:value-type="float" office:value="339.28">
                <text:p>339.28</text:p>
              </table:table-cell>
              <table:table-cell office:value-type="float" office:value="11.5667">
                <text:p>11.5667</text:p>
              </table:table-cell>
              <table:table-cell office:value-type="float" office:value="649.153">
                <text:p>649.153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337.356">
                <text:p>337.356</text:p>
              </table:table-cell>
              <table:table-cell office:value-type="float" office:value="11.5508">
                <text:p>11.5508</text:p>
              </table:table-cell>
              <table:table-cell office:value-type="float" office:value="651.094">
                <text:p>651.094</text:p>
              </table:table-cell>
            </table:table-row>
            <table:table-row>
              <table:table-cell office:value-type="float" office:value="17.25">
                <text:p>17.25</text:p>
              </table:table-cell>
              <table:table-cell office:value-type="float" office:value="335.442">
                <text:p>335.442</text:p>
              </table:table-cell>
              <table:table-cell office:value-type="float" office:value="11.5368">
                <text:p>11.5368</text:p>
              </table:table-cell>
              <table:table-cell office:value-type="float" office:value="653.021">
                <text:p>653.021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333.539">
                <text:p>333.539</text:p>
              </table:table-cell>
              <table:table-cell office:value-type="float" office:value="11.5247">
                <text:p>11.5247</text:p>
              </table:table-cell>
              <table:table-cell office:value-type="float" office:value="654.936">
                <text:p>654.936</text:p>
              </table:table-cell>
            </table:table-row>
            <table:table-row>
              <table:table-cell office:value-type="float" office:value="17.35">
                <text:p>17.35</text:p>
              </table:table-cell>
              <table:table-cell office:value-type="float" office:value="331.647">
                <text:p>331.647</text:p>
              </table:table-cell>
              <table:table-cell office:value-type="float" office:value="11.5144">
                <text:p>11.5144</text:p>
              </table:table-cell>
              <table:table-cell office:value-type="float" office:value="656.839">
                <text:p>656.839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329.765">
                <text:p>329.765</text:p>
              </table:table-cell>
              <table:table-cell office:value-type="float" office:value="11.5059">
                <text:p>11.5059</text:p>
              </table:table-cell>
              <table:table-cell office:value-type="float" office:value="658.729">
                <text:p>658.729</text:p>
              </table:table-cell>
            </table:table-row>
            <table:table-row>
              <table:table-cell office:value-type="float" office:value="17.45">
                <text:p>17.45</text:p>
              </table:table-cell>
              <table:table-cell office:value-type="float" office:value="327.893">
                <text:p>327.893</text:p>
              </table:table-cell>
              <table:table-cell office:value-type="float" office:value="11.4991">
                <text:p>11.4991</text:p>
              </table:table-cell>
              <table:table-cell office:value-type="float" office:value="660.607">
                <text:p>660.607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26.033">
                <text:p>326.033</text:p>
              </table:table-cell>
              <table:table-cell office:value-type="float" office:value="11.4941">
                <text:p>11.4941</text:p>
              </table:table-cell>
              <table:table-cell office:value-type="float" office:value="662.473">
                <text:p>662.473</text:p>
              </table:table-cell>
            </table:table-row>
            <table:table-row>
              <table:table-cell office:value-type="float" office:value="17.55">
                <text:p>17.55</text:p>
              </table:table-cell>
              <table:table-cell office:value-type="float" office:value="324.182">
                <text:p>324.182</text:p>
              </table:table-cell>
              <table:table-cell office:value-type="float" office:value="11.4907">
                <text:p>11.4907</text:p>
              </table:table-cell>
              <table:table-cell office:value-type="float" office:value="664.327">
                <text:p>664.327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322.342">
                <text:p>322.342</text:p>
              </table:table-cell>
              <table:table-cell office:value-type="float" office:value="11.489">
                <text:p>11.489</text:p>
              </table:table-cell>
              <table:table-cell office:value-type="float" office:value="666.169">
                <text:p>666.169</text:p>
              </table:table-cell>
            </table:table-row>
            <table:table-row>
              <table:table-cell office:value-type="float" office:value="17.65">
                <text:p>17.65</text:p>
              </table:table-cell>
              <table:table-cell office:value-type="float" office:value="320.513">
                <text:p>320.513</text:p>
              </table:table-cell>
              <table:table-cell office:value-type="float" office:value="11.4888">
                <text:p>11.4888</text:p>
              </table:table-cell>
              <table:table-cell office:value-type="float" office:value="667.998">
                <text:p>667.998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318.694">
                <text:p>318.694</text:p>
              </table:table-cell>
              <table:table-cell office:value-type="float" office:value="11.4903">
                <text:p>11.4903</text:p>
              </table:table-cell>
              <table:table-cell office:value-type="float" office:value="669.816">
                <text:p>669.816</text:p>
              </table:table-cell>
            </table:table-row>
            <table:table-row>
              <table:table-cell office:value-type="float" office:value="17.75">
                <text:p>17.75</text:p>
              </table:table-cell>
              <table:table-cell office:value-type="float" office:value="316.885">
                <text:p>316.885</text:p>
              </table:table-cell>
              <table:table-cell office:value-type="float" office:value="11.4932">
                <text:p>11.4932</text:p>
              </table:table-cell>
              <table:table-cell office:value-type="float" office:value="671.622">
                <text:p>671.622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315.087">
                <text:p>315.087</text:p>
              </table:table-cell>
              <table:table-cell office:value-type="float" office:value="11.4977">
                <text:p>11.4977</text:p>
              </table:table-cell>
              <table:table-cell office:value-type="float" office:value="673.416">
                <text:p>673.416</text:p>
              </table:table-cell>
            </table:table-row>
            <table:table-row>
              <table:table-cell office:value-type="float" office:value="17.85">
                <text:p>17.85</text:p>
              </table:table-cell>
              <table:table-cell office:value-type="float" office:value="313.299">
                <text:p>313.299</text:p>
              </table:table-cell>
              <table:table-cell office:value-type="float" office:value="11.5036">
                <text:p>11.5036</text:p>
              </table:table-cell>
              <table:table-cell office:value-type="float" office:value="675.198">
                <text:p>675.198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311.521">
                <text:p>311.521</text:p>
              </table:table-cell>
              <table:table-cell office:value-type="float" office:value="11.5109">
                <text:p>11.5109</text:p>
              </table:table-cell>
              <table:table-cell office:value-type="float" office:value="676.968">
                <text:p>676.968</text:p>
              </table:table-cell>
            </table:table-row>
            <table:table-row>
              <table:table-cell office:value-type="float" office:value="17.95">
                <text:p>17.95</text:p>
              </table:table-cell>
              <table:table-cell office:value-type="float" office:value="309.753">
                <text:p>309.753</text:p>
              </table:table-cell>
              <table:table-cell office:value-type="float" office:value="11.5196">
                <text:p>11.5196</text:p>
              </table:table-cell>
              <table:table-cell office:value-type="float" office:value="678.727">
                <text:p>678.7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07.995">
                <text:p>307.995</text:p>
              </table:table-cell>
              <table:table-cell office:value-type="float" office:value="11.5297">
                <text:p>11.5297</text:p>
              </table:table-cell>
              <table:table-cell office:value-type="float" office:value="680.475">
                <text:p>680.475</text:p>
              </table:table-cell>
            </table:table-row>
            <table:table-row>
              <table:table-cell office:value-type="float" office:value="18.05">
                <text:p>18.05</text:p>
              </table:table-cell>
              <table:table-cell office:value-type="float" office:value="306.248">
                <text:p>306.248</text:p>
              </table:table-cell>
              <table:table-cell office:value-type="float" office:value="11.5412">
                <text:p>11.5412</text:p>
              </table:table-cell>
              <table:table-cell office:value-type="float" office:value="682.211">
                <text:p>682.211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304.511">
                <text:p>304.511</text:p>
              </table:table-cell>
              <table:table-cell office:value-type="float" office:value="11.5539">
                <text:p>11.5539</text:p>
              </table:table-cell>
              <table:table-cell office:value-type="float" office:value="683.935">
                <text:p>683.935</text:p>
              </table:table-cell>
            </table:table-row>
            <table:table-row>
              <table:table-cell office:value-type="float" office:value="18.15">
                <text:p>18.15</text:p>
              </table:table-cell>
              <table:table-cell office:value-type="float" office:value="302.783">
                <text:p>302.783</text:p>
              </table:table-cell>
              <table:table-cell office:value-type="float" office:value="11.568">
                <text:p>11.568</text:p>
              </table:table-cell>
              <table:table-cell office:value-type="float" office:value="685.649">
                <text:p>685.649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301.066">
                <text:p>301.066</text:p>
              </table:table-cell>
              <table:table-cell office:value-type="float" office:value="11.5833">
                <text:p>11.5833</text:p>
              </table:table-cell>
              <table:table-cell office:value-type="float" office:value="687.351">
                <text:p>687.351</text:p>
              </table:table-cell>
            </table:table-row>
            <table:table-row>
              <table:table-cell office:value-type="float" office:value="18.25">
                <text:p>18.25</text:p>
              </table:table-cell>
              <table:table-cell office:value-type="float" office:value="299.359">
                <text:p>299.359</text:p>
              </table:table-cell>
              <table:table-cell office:value-type="float" office:value="11.5998">
                <text:p>11.5998</text:p>
              </table:table-cell>
              <table:table-cell office:value-type="float" office:value="689.041">
                <text:p>689.041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297.661">
                <text:p>297.661</text:p>
              </table:table-cell>
              <table:table-cell office:value-type="float" office:value="11.6176">
                <text:p>11.6176</text:p>
              </table:table-cell>
              <table:table-cell office:value-type="float" office:value="690.721">
                <text:p>690.721</text:p>
              </table:table-cell>
            </table:table-row>
            <table:table-row>
              <table:table-cell office:value-type="float" office:value="18.35">
                <text:p>18.35</text:p>
              </table:table-cell>
              <table:table-cell office:value-type="float" office:value="295.974">
                <text:p>295.974</text:p>
              </table:table-cell>
              <table:table-cell office:value-type="float" office:value="11.6365">
                <text:p>11.6365</text:p>
              </table:table-cell>
              <table:table-cell office:value-type="float" office:value="692.39">
                <text:p>692.39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294.296">
                <text:p>294.296</text:p>
              </table:table-cell>
              <table:table-cell office:value-type="float" office:value="11.6566">
                <text:p>11.6566</text:p>
              </table:table-cell>
              <table:table-cell office:value-type="float" office:value="694.047">
                <text:p>694.047</text:p>
              </table:table-cell>
            </table:table-row>
            <table:table-row>
              <table:table-cell office:value-type="float" office:value="18.45">
                <text:p>18.45</text:p>
              </table:table-cell>
              <table:table-cell office:value-type="float" office:value="292.628">
                <text:p>292.628</text:p>
              </table:table-cell>
              <table:table-cell office:value-type="float" office:value="11.6779">
                <text:p>11.6779</text:p>
              </table:table-cell>
              <table:table-cell office:value-type="float" office:value="695.694">
                <text:p>695.694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290.97">
                <text:p>290.97</text:p>
              </table:table-cell>
              <table:table-cell office:value-type="float" office:value="11.7003">
                <text:p>11.7003</text:p>
              </table:table-cell>
              <table:table-cell office:value-type="float" office:value="697.329">
                <text:p>697.329</text:p>
              </table:table-cell>
            </table:table-row>
            <table:table-row>
              <table:table-cell office:value-type="float" office:value="18.55">
                <text:p>18.55</text:p>
              </table:table-cell>
              <table:table-cell office:value-type="float" office:value="289.322">
                <text:p>289.322</text:p>
              </table:table-cell>
              <table:table-cell office:value-type="float" office:value="11.7237">
                <text:p>11.7237</text:p>
              </table:table-cell>
              <table:table-cell office:value-type="float" office:value="698.954">
                <text:p>698.954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287.683">
                <text:p>287.683</text:p>
              </table:table-cell>
              <table:table-cell office:value-type="float" office:value="11.7483">
                <text:p>11.7483</text:p>
              </table:table-cell>
              <table:table-cell office:value-type="float" office:value="700.568">
                <text:p>700.568</text:p>
              </table:table-cell>
            </table:table-row>
            <table:table-row>
              <table:table-cell office:value-type="float" office:value="18.65">
                <text:p>18.65</text:p>
              </table:table-cell>
              <table:table-cell office:value-type="float" office:value="286.054">
                <text:p>286.054</text:p>
              </table:table-cell>
              <table:table-cell office:value-type="float" office:value="11.7738">
                <text:p>11.7738</text:p>
              </table:table-cell>
              <table:table-cell office:value-type="float" office:value="702.172">
                <text:p>702.172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284.435">
                <text:p>284.435</text:p>
              </table:table-cell>
              <table:table-cell office:value-type="float" office:value="11.8005">
                <text:p>11.8005</text:p>
              </table:table-cell>
              <table:table-cell office:value-type="float" office:value="703.765">
                <text:p>703.765</text:p>
              </table:table-cell>
            </table:table-row>
            <table:table-row>
              <table:table-cell office:value-type="float" office:value="18.75">
                <text:p>18.75</text:p>
              </table:table-cell>
              <table:table-cell office:value-type="float" office:value="282.825">
                <text:p>282.825</text:p>
              </table:table-cell>
              <table:table-cell office:value-type="float" office:value="11.8281">
                <text:p>11.8281</text:p>
              </table:table-cell>
              <table:table-cell office:value-type="float" office:value="705.347">
                <text:p>705.347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281.225">
                <text:p>281.225</text:p>
              </table:table-cell>
              <table:table-cell office:value-type="float" office:value="11.8568">
                <text:p>11.8568</text:p>
              </table:table-cell>
              <table:table-cell office:value-type="float" office:value="706.919">
                <text:p>706.919</text:p>
              </table:table-cell>
            </table:table-row>
            <table:table-row>
              <table:table-cell office:value-type="float" office:value="18.85">
                <text:p>18.85</text:p>
              </table:table-cell>
              <table:table-cell office:value-type="float" office:value="279.634">
                <text:p>279.634</text:p>
              </table:table-cell>
              <table:table-cell office:value-type="float" office:value="11.8864">
                <text:p>11.8864</text:p>
              </table:table-cell>
              <table:table-cell office:value-type="float" office:value="708.48">
                <text:p>708.48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278.052">
                <text:p>278.052</text:p>
              </table:table-cell>
              <table:table-cell office:value-type="float" office:value="11.917">
                <text:p>11.917</text:p>
              </table:table-cell>
              <table:table-cell office:value-type="float" office:value="710.031">
                <text:p>710.031</text:p>
              </table:table-cell>
            </table:table-row>
            <table:table-row>
              <table:table-cell office:value-type="float" office:value="18.95">
                <text:p>18.95</text:p>
              </table:table-cell>
              <table:table-cell office:value-type="float" office:value="276.48">
                <text:p>276.48</text:p>
              </table:table-cell>
              <table:table-cell office:value-type="float" office:value="11.9485">
                <text:p>11.9485</text:p>
              </table:table-cell>
              <table:table-cell office:value-type="float" office:value="711.571">
                <text:p>711.57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74.917">
                <text:p>274.917</text:p>
              </table:table-cell>
              <table:table-cell office:value-type="float" office:value="11.981">
                <text:p>11.981</text:p>
              </table:table-cell>
              <table:table-cell office:value-type="float" office:value="713.102">
                <text:p>713.102</text:p>
              </table:table-cell>
            </table:table-row>
            <table:table-row>
              <table:table-cell office:value-type="float" office:value="19.05">
                <text:p>19.05</text:p>
              </table:table-cell>
              <table:table-cell office:value-type="float" office:value="273.364">
                <text:p>273.364</text:p>
              </table:table-cell>
              <table:table-cell office:value-type="float" office:value="12.0144">
                <text:p>12.0144</text:p>
              </table:table-cell>
              <table:table-cell office:value-type="float" office:value="714.622">
                <text:p>714.622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271.819">
                <text:p>271.819</text:p>
              </table:table-cell>
              <table:table-cell office:value-type="float" office:value="12.0486">
                <text:p>12.0486</text:p>
              </table:table-cell>
              <table:table-cell office:value-type="float" office:value="716.132">
                <text:p>716.132</text:p>
              </table:table-cell>
            </table:table-row>
            <table:table-row>
              <table:table-cell office:value-type="float" office:value="19.15">
                <text:p>19.15</text:p>
              </table:table-cell>
              <table:table-cell office:value-type="float" office:value="270.284">
                <text:p>270.284</text:p>
              </table:table-cell>
              <table:table-cell office:value-type="float" office:value="12.0838">
                <text:p>12.0838</text:p>
              </table:table-cell>
              <table:table-cell office:value-type="float" office:value="717.632">
                <text:p>717.632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268.758">
                <text:p>268.758</text:p>
              </table:table-cell>
              <table:table-cell office:value-type="float" office:value="12.1198">
                <text:p>12.1198</text:p>
              </table:table-cell>
              <table:table-cell office:value-type="float" office:value="719.122">
                <text:p>719.122</text:p>
              </table:table-cell>
            </table:table-row>
            <table:table-row>
              <table:table-cell office:value-type="float" office:value="19.25">
                <text:p>19.25</text:p>
              </table:table-cell>
              <table:table-cell office:value-type="float" office:value="267.241">
                <text:p>267.241</text:p>
              </table:table-cell>
              <table:table-cell office:value-type="float" office:value="12.1567">
                <text:p>12.1567</text:p>
              </table:table-cell>
              <table:table-cell office:value-type="float" office:value="720.602">
                <text:p>720.602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265.734">
                <text:p>265.734</text:p>
              </table:table-cell>
              <table:table-cell office:value-type="float" office:value="12.1944">
                <text:p>12.1944</text:p>
              </table:table-cell>
              <table:table-cell office:value-type="float" office:value="722.072">
                <text:p>722.072</text:p>
              </table:table-cell>
            </table:table-row>
            <table:table-row>
              <table:table-cell office:value-type="float" office:value="19.35">
                <text:p>19.35</text:p>
              </table:table-cell>
              <table:table-cell office:value-type="float" office:value="264.235">
                <text:p>264.235</text:p>
              </table:table-cell>
              <table:table-cell office:value-type="float" office:value="12.2329">
                <text:p>12.2329</text:p>
              </table:table-cell>
              <table:table-cell office:value-type="float" office:value="723.532">
                <text:p>723.532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262.745">
                <text:p>262.745</text:p>
              </table:table-cell>
              <table:table-cell office:value-type="float" office:value="12.2723">
                <text:p>12.2723</text:p>
              </table:table-cell>
              <table:table-cell office:value-type="float" office:value="724.983">
                <text:p>724.983</text:p>
              </table:table-cell>
            </table:table-row>
            <table:table-row>
              <table:table-cell office:value-type="float" office:value="19.45">
                <text:p>19.45</text:p>
              </table:table-cell>
              <table:table-cell office:value-type="float" office:value="261.264">
                <text:p>261.264</text:p>
              </table:table-cell>
              <table:table-cell office:value-type="float" office:value="12.3124">
                <text:p>12.3124</text:p>
              </table:table-cell>
              <table:table-cell office:value-type="float" office:value="726.424">
                <text:p>726.424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59.792">
                <text:p>259.792</text:p>
              </table:table-cell>
              <table:table-cell office:value-type="float" office:value="12.3533">
                <text:p>12.3533</text:p>
              </table:table-cell>
              <table:table-cell office:value-type="float" office:value="727.855">
                <text:p>727.855</text:p>
              </table:table-cell>
            </table:table-row>
            <table:table-row>
              <table:table-cell office:value-type="float" office:value="19.55">
                <text:p>19.55</text:p>
              </table:table-cell>
              <table:table-cell office:value-type="float" office:value="258.329">
                <text:p>258.329</text:p>
              </table:table-cell>
              <table:table-cell office:value-type="float" office:value="12.395">
                <text:p>12.395</text:p>
              </table:table-cell>
              <table:table-cell office:value-type="float" office:value="729.276">
                <text:p>729.276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256.874">
                <text:p>256.874</text:p>
              </table:table-cell>
              <table:table-cell office:value-type="float" office:value="12.4375">
                <text:p>12.4375</text:p>
              </table:table-cell>
              <table:table-cell office:value-type="float" office:value="730.688">
                <text:p>730.688</text:p>
              </table:table-cell>
            </table:table-row>
            <table:table-row>
              <table:table-cell office:value-type="float" office:value="19.65">
                <text:p>19.65</text:p>
              </table:table-cell>
              <table:table-cell office:value-type="float" office:value="255.429">
                <text:p>255.429</text:p>
              </table:table-cell>
              <table:table-cell office:value-type="float" office:value="12.4807">
                <text:p>12.4807</text:p>
              </table:table-cell>
              <table:table-cell office:value-type="float" office:value="732.091">
                <text:p>732.091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253.991">
                <text:p>253.991</text:p>
              </table:table-cell>
              <table:table-cell office:value-type="float" office:value="12.5246">
                <text:p>12.5246</text:p>
              </table:table-cell>
              <table:table-cell office:value-type="float" office:value="733.484">
                <text:p>733.484</text:p>
              </table:table-cell>
            </table:table-row>
            <table:table-row>
              <table:table-cell office:value-type="float" office:value="19.75">
                <text:p>19.75</text:p>
              </table:table-cell>
              <table:table-cell office:value-type="float" office:value="252.563">
                <text:p>252.563</text:p>
              </table:table-cell>
              <table:table-cell office:value-type="float" office:value="12.5693">
                <text:p>12.5693</text:p>
              </table:table-cell>
              <table:table-cell office:value-type="float" office:value="734.868">
                <text:p>734.868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251.143">
                <text:p>251.143</text:p>
              </table:table-cell>
              <table:table-cell office:value-type="float" office:value="12.6147">
                <text:p>12.6147</text:p>
              </table:table-cell>
              <table:table-cell office:value-type="float" office:value="736.242">
                <text:p>736.242</text:p>
              </table:table-cell>
            </table:table-row>
            <table:table-row>
              <table:table-cell office:value-type="float" office:value="19.85">
                <text:p>19.85</text:p>
              </table:table-cell>
              <table:table-cell office:value-type="float" office:value="249.732">
                <text:p>249.732</text:p>
              </table:table-cell>
              <table:table-cell office:value-type="float" office:value="12.6608">
                <text:p>12.6608</text:p>
              </table:table-cell>
              <table:table-cell office:value-type="float" office:value="737.607">
                <text:p>737.607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248.329">
                <text:p>248.329</text:p>
              </table:table-cell>
              <table:table-cell office:value-type="float" office:value="12.7075">
                <text:p>12.7075</text:p>
              </table:table-cell>
              <table:table-cell office:value-type="float" office:value="738.963">
                <text:p>738.963</text:p>
              </table:table-cell>
            </table:table-row>
            <table:table-row>
              <table:table-cell office:value-type="float" office:value="19.95">
                <text:p>19.95</text:p>
              </table:table-cell>
              <table:table-cell office:value-type="float" office:value="246.935">
                <text:p>246.935</text:p>
              </table:table-cell>
              <table:table-cell office:value-type="float" office:value="12.755">
                <text:p>12.755</text:p>
              </table:table-cell>
              <table:table-cell office:value-type="float" office:value="740.31">
                <text:p>740.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5.549">
                <text:p>245.549</text:p>
              </table:table-cell>
              <table:table-cell office:value-type="float" office:value="12.8031">
                <text:p>12.8031</text:p>
              </table:table-cell>
              <table:table-cell office:value-type="float" office:value="741.648">
                <text:p>741.648</text:p>
              </table:table-cell>
            </table:table-row>
            <table:table-row>
              <table:table-cell office:value-type="float" office:value="20.05">
                <text:p>20.05</text:p>
              </table:table-cell>
              <table:table-cell office:value-type="float" office:value="244.172">
                <text:p>244.172</text:p>
              </table:table-cell>
              <table:table-cell office:value-type="float" office:value="12.8519">
                <text:p>12.8519</text:p>
              </table:table-cell>
              <table:table-cell office:value-type="float" office:value="742.976">
                <text:p>742.976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242.803">
                <text:p>242.803</text:p>
              </table:table-cell>
              <table:table-cell office:value-type="float" office:value="12.9014">
                <text:p>12.9014</text:p>
              </table:table-cell>
              <table:table-cell office:value-type="float" office:value="744.296">
                <text:p>744.296</text:p>
              </table:table-cell>
            </table:table-row>
            <table:table-row>
              <table:table-cell office:value-type="float" office:value="20.15">
                <text:p>20.15</text:p>
              </table:table-cell>
              <table:table-cell office:value-type="float" office:value="241.442">
                <text:p>241.442</text:p>
              </table:table-cell>
              <table:table-cell office:value-type="float" office:value="12.9515">
                <text:p>12.9515</text:p>
              </table:table-cell>
              <table:table-cell office:value-type="float" office:value="745.607">
                <text:p>745.607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240.089">
                <text:p>240.089</text:p>
              </table:table-cell>
              <table:table-cell office:value-type="float" office:value="13.0022">
                <text:p>13.0022</text:p>
              </table:table-cell>
              <table:table-cell office:value-type="float" office:value="746.909">
                <text:p>746.909</text:p>
              </table:table-cell>
            </table:table-row>
            <table:table-row>
              <table:table-cell office:value-type="float" office:value="20.25">
                <text:p>20.25</text:p>
              </table:table-cell>
              <table:table-cell office:value-type="float" office:value="238.745">
                <text:p>238.745</text:p>
              </table:table-cell>
              <table:table-cell office:value-type="float" office:value="13.0536">
                <text:p>13.0536</text:p>
              </table:table-cell>
              <table:table-cell office:value-type="float" office:value="748.202">
                <text:p>748.202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37.408">
                <text:p>237.408</text:p>
              </table:table-cell>
              <table:table-cell office:value-type="float" office:value="13.1056">
                <text:p>13.1056</text:p>
              </table:table-cell>
              <table:table-cell office:value-type="float" office:value="749.486">
                <text:p>749.486</text:p>
              </table:table-cell>
            </table:table-row>
            <table:table-row>
              <table:table-cell office:value-type="float" office:value="20.35">
                <text:p>20.35</text:p>
              </table:table-cell>
              <table:table-cell office:value-type="float" office:value="236.08">
                <text:p>236.08</text:p>
              </table:table-cell>
              <table:table-cell office:value-type="float" office:value="13.1582">
                <text:p>13.1582</text:p>
              </table:table-cell>
              <table:table-cell office:value-type="float" office:value="750.762">
                <text:p>750.762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234.76">
                <text:p>234.76</text:p>
              </table:table-cell>
              <table:table-cell office:value-type="float" office:value="13.2114">
                <text:p>13.2114</text:p>
              </table:table-cell>
              <table:table-cell office:value-type="float" office:value="752.029">
                <text:p>752.029</text:p>
              </table:table-cell>
            </table:table-row>
            <table:table-row>
              <table:table-cell office:value-type="float" office:value="20.45">
                <text:p>20.45</text:p>
              </table:table-cell>
              <table:table-cell office:value-type="float" office:value="233.448">
                <text:p>233.448</text:p>
              </table:table-cell>
              <table:table-cell office:value-type="float" office:value="13.2652">
                <text:p>13.2652</text:p>
              </table:table-cell>
              <table:table-cell office:value-type="float" office:value="753.287">
                <text:p>753.287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32.143">
                <text:p>232.143</text:p>
              </table:table-cell>
              <table:table-cell office:value-type="float" office:value="13.3196">
                <text:p>13.3196</text:p>
              </table:table-cell>
              <table:table-cell office:value-type="float" office:value="754.537">
                <text:p>754.537</text:p>
              </table:table-cell>
            </table:table-row>
            <table:table-row>
              <table:table-cell office:value-type="float" office:value="20.55">
                <text:p>20.55</text:p>
              </table:table-cell>
              <table:table-cell office:value-type="float" office:value="230.847">
                <text:p>230.847</text:p>
              </table:table-cell>
              <table:table-cell office:value-type="float" office:value="13.3746">
                <text:p>13.3746</text:p>
              </table:table-cell>
              <table:table-cell office:value-type="float" office:value="755.778">
                <text:p>755.778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229.559">
                <text:p>229.559</text:p>
              </table:table-cell>
              <table:table-cell office:value-type="float" office:value="13.4301">
                <text:p>13.4301</text:p>
              </table:table-cell>
              <table:table-cell office:value-type="float" office:value="757.011">
                <text:p>757.011</text:p>
              </table:table-cell>
            </table:table-row>
            <table:table-row>
              <table:table-cell office:value-type="float" office:value="20.65">
                <text:p>20.65</text:p>
              </table:table-cell>
              <table:table-cell office:value-type="float" office:value="228.278">
                <text:p>228.278</text:p>
              </table:table-cell>
              <table:table-cell office:value-type="float" office:value="13.4862">
                <text:p>13.4862</text:p>
              </table:table-cell>
              <table:table-cell office:value-type="float" office:value="758.236">
                <text:p>758.236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27.005">
                <text:p>227.005</text:p>
              </table:table-cell>
              <table:table-cell office:value-type="float" office:value="13.5429">
                <text:p>13.5429</text:p>
              </table:table-cell>
              <table:table-cell office:value-type="float" office:value="759.452">
                <text:p>759.452</text:p>
              </table:table-cell>
            </table:table-row>
            <table:table-row>
              <table:table-cell office:value-type="float" office:value="20.75">
                <text:p>20.75</text:p>
              </table:table-cell>
              <table:table-cell office:value-type="float" office:value="225.74">
                <text:p>225.74</text:p>
              </table:table-cell>
              <table:table-cell office:value-type="float" office:value="13.6001">
                <text:p>13.6001</text:p>
              </table:table-cell>
              <table:table-cell office:value-type="float" office:value="760.66">
                <text:p>760.66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224.483">
                <text:p>224.483</text:p>
              </table:table-cell>
              <table:table-cell office:value-type="float" office:value="13.6579">
                <text:p>13.6579</text:p>
              </table:table-cell>
              <table:table-cell office:value-type="float" office:value="761.859">
                <text:p>761.859</text:p>
              </table:table-cell>
            </table:table-row>
            <table:table-row>
              <table:table-cell office:value-type="float" office:value="20.85">
                <text:p>20.85</text:p>
              </table:table-cell>
              <table:table-cell office:value-type="float" office:value="223.233">
                <text:p>223.233</text:p>
              </table:table-cell>
              <table:table-cell office:value-type="float" office:value="13.7162">
                <text:p>13.7162</text:p>
              </table:table-cell>
              <table:table-cell office:value-type="float" office:value="763.051">
                <text:p>763.051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221.991">
                <text:p>221.991</text:p>
              </table:table-cell>
              <table:table-cell office:value-type="float" office:value="13.775">
                <text:p>13.775</text:p>
              </table:table-cell>
              <table:table-cell office:value-type="float" office:value="764.234">
                <text:p>764.234</text:p>
              </table:table-cell>
            </table:table-row>
            <table:table-row>
              <table:table-cell office:value-type="float" office:value="20.95">
                <text:p>20.95</text:p>
              </table:table-cell>
              <table:table-cell office:value-type="float" office:value="220.756">
                <text:p>220.756</text:p>
              </table:table-cell>
              <table:table-cell office:value-type="float" office:value="13.8344">
                <text:p>13.8344</text:p>
              </table:table-cell>
              <table:table-cell office:value-type="float" office:value="765.409">
                <text:p>765.40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9.529">
                <text:p>219.529</text:p>
              </table:table-cell>
              <table:table-cell office:value-type="float" office:value="13.8943">
                <text:p>13.8943</text:p>
              </table:table-cell>
              <table:table-cell office:value-type="float" office:value="766.576">
                <text:p>766.576</text:p>
              </table:table-cell>
            </table:table-row>
            <table:table-row>
              <table:table-cell office:value-type="float" office:value="21.05">
                <text:p>21.05</text:p>
              </table:table-cell>
              <table:table-cell office:value-type="float" office:value="218.31">
                <text:p>218.31</text:p>
              </table:table-cell>
              <table:table-cell office:value-type="float" office:value="13.9547">
                <text:p>13.9547</text:p>
              </table:table-cell>
              <table:table-cell office:value-type="float" office:value="767.735">
                <text:p>767.735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217.098">
                <text:p>217.098</text:p>
              </table:table-cell>
              <table:table-cell office:value-type="float" office:value="14.0156">
                <text:p>14.0156</text:p>
              </table:table-cell>
              <table:table-cell office:value-type="float" office:value="768.887">
                <text:p>768.887</text:p>
              </table:table-cell>
            </table:table-row>
            <table:table-row>
              <table:table-cell office:value-type="float" office:value="21.15">
                <text:p>21.15</text:p>
              </table:table-cell>
              <table:table-cell office:value-type="float" office:value="215.893">
                <text:p>215.893</text:p>
              </table:table-cell>
              <table:table-cell office:value-type="float" office:value="14.077">
                <text:p>14.077</text:p>
              </table:table-cell>
              <table:table-cell office:value-type="float" office:value="770.03">
                <text:p>770.03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214.696">
                <text:p>214.696</text:p>
              </table:table-cell>
              <table:table-cell office:value-type="float" office:value="14.139">
                <text:p>14.139</text:p>
              </table:table-cell>
              <table:table-cell office:value-type="float" office:value="771.165">
                <text:p>771.165</text:p>
              </table:table-cell>
            </table:table-row>
            <table:table-row>
              <table:table-cell office:value-type="float" office:value="21.25">
                <text:p>21.25</text:p>
              </table:table-cell>
              <table:table-cell office:value-type="float" office:value="213.506">
                <text:p>213.506</text:p>
              </table:table-cell>
              <table:table-cell office:value-type="float" office:value="14.2014">
                <text:p>14.2014</text:p>
              </table:table-cell>
              <table:table-cell office:value-type="float" office:value="772.293">
                <text:p>772.293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212.323">
                <text:p>212.323</text:p>
              </table:table-cell>
              <table:table-cell office:value-type="float" office:value="14.2643">
                <text:p>14.2643</text:p>
              </table:table-cell>
              <table:table-cell office:value-type="float" office:value="773.413">
                <text:p>773.413</text:p>
              </table:table-cell>
            </table:table-row>
            <table:table-row>
              <table:table-cell office:value-type="float" office:value="21.35">
                <text:p>21.35</text:p>
              </table:table-cell>
              <table:table-cell office:value-type="float" office:value="211.147">
                <text:p>211.147</text:p>
              </table:table-cell>
              <table:table-cell office:value-type="float" office:value="14.3277">
                <text:p>14.3277</text:p>
              </table:table-cell>
              <table:table-cell office:value-type="float" office:value="774.525">
                <text:p>774.525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209.979">
                <text:p>209.979</text:p>
              </table:table-cell>
              <table:table-cell office:value-type="float" office:value="14.3915">
                <text:p>14.3915</text:p>
              </table:table-cell>
              <table:table-cell office:value-type="float" office:value="775.63">
                <text:p>775.63</text:p>
              </table:table-cell>
            </table:table-row>
            <table:table-row>
              <table:table-cell office:value-type="float" office:value="21.45">
                <text:p>21.45</text:p>
              </table:table-cell>
              <table:table-cell office:value-type="float" office:value="208.818">
                <text:p>208.818</text:p>
              </table:table-cell>
              <table:table-cell office:value-type="float" office:value="14.4559">
                <text:p>14.4559</text:p>
              </table:table-cell>
              <table:table-cell office:value-type="float" office:value="776.727">
                <text:p>776.727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207.663">
                <text:p>207.663</text:p>
              </table:table-cell>
              <table:table-cell office:value-type="float" office:value="14.5207">
                <text:p>14.5207</text:p>
              </table:table-cell>
              <table:table-cell office:value-type="float" office:value="777.816">
                <text:p>777.816</text:p>
              </table:table-cell>
            </table:table-row>
            <table:table-row>
              <table:table-cell office:value-type="float" office:value="21.55">
                <text:p>21.55</text:p>
              </table:table-cell>
              <table:table-cell office:value-type="float" office:value="206.516">
                <text:p>206.516</text:p>
              </table:table-cell>
              <table:table-cell office:value-type="float" office:value="14.5859">
                <text:p>14.5859</text:p>
              </table:table-cell>
              <table:table-cell office:value-type="float" office:value="778.898">
                <text:p>778.898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205.376">
                <text:p>205.376</text:p>
              </table:table-cell>
              <table:table-cell office:value-type="float" office:value="14.6516">
                <text:p>14.6516</text:p>
              </table:table-cell>
              <table:table-cell office:value-type="float" office:value="779.972">
                <text:p>779.972</text:p>
              </table:table-cell>
            </table:table-row>
            <table:table-row>
              <table:table-cell office:value-type="float" office:value="21.65">
                <text:p>21.65</text:p>
              </table:table-cell>
              <table:table-cell office:value-type="float" office:value="204.243">
                <text:p>204.243</text:p>
              </table:table-cell>
              <table:table-cell office:value-type="float" office:value="14.7178">
                <text:p>14.7178</text:p>
              </table:table-cell>
              <table:table-cell office:value-type="float" office:value="781.039">
                <text:p>781.039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203.117">
                <text:p>203.117</text:p>
              </table:table-cell>
              <table:table-cell office:value-type="float" office:value="14.7845">
                <text:p>14.7845</text:p>
              </table:table-cell>
              <table:table-cell office:value-type="float" office:value="782.099">
                <text:p>782.099</text:p>
              </table:table-cell>
            </table:table-row>
            <table:table-row>
              <table:table-cell office:value-type="float" office:value="21.75">
                <text:p>21.75</text:p>
              </table:table-cell>
              <table:table-cell office:value-type="float" office:value="201.997">
                <text:p>201.997</text:p>
              </table:table-cell>
              <table:table-cell office:value-type="float" office:value="14.8515">
                <text:p>14.8515</text:p>
              </table:table-cell>
              <table:table-cell office:value-type="float" office:value="783.151">
                <text:p>783.151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200.885">
                <text:p>200.885</text:p>
              </table:table-cell>
              <table:table-cell office:value-type="float" office:value="14.9191">
                <text:p>14.9191</text:p>
              </table:table-cell>
              <table:table-cell office:value-type="float" office:value="784.196">
                <text:p>784.196</text:p>
              </table:table-cell>
            </table:table-row>
            <table:table-row>
              <table:table-cell office:value-type="float" office:value="21.85">
                <text:p>21.85</text:p>
              </table:table-cell>
              <table:table-cell office:value-type="float" office:value="199.779">
                <text:p>199.779</text:p>
              </table:table-cell>
              <table:table-cell office:value-type="float" office:value="14.987">
                <text:p>14.987</text:p>
              </table:table-cell>
              <table:table-cell office:value-type="float" office:value="785.234">
                <text:p>785.234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198.68">
                <text:p>198.68</text:p>
              </table:table-cell>
              <table:table-cell office:value-type="float" office:value="15.0554">
                <text:p>15.0554</text:p>
              </table:table-cell>
              <table:table-cell office:value-type="float" office:value="786.264">
                <text:p>786.264</text:p>
              </table:table-cell>
            </table:table-row>
            <table:table-row>
              <table:table-cell office:value-type="float" office:value="21.95">
                <text:p>21.95</text:p>
              </table:table-cell>
              <table:table-cell office:value-type="float" office:value="197.588">
                <text:p>197.588</text:p>
              </table:table-cell>
              <table:table-cell office:value-type="float" office:value="15.1242">
                <text:p>15.1242</text:p>
              </table:table-cell>
              <table:table-cell office:value-type="float" office:value="787.288">
                <text:p>787.28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96.503">
                <text:p>196.503</text:p>
              </table:table-cell>
              <table:table-cell office:value-type="float" office:value="15.1935">
                <text:p>15.1935</text:p>
              </table:table-cell>
              <table:table-cell office:value-type="float" office:value="788.304">
                <text:p>788.304</text:p>
              </table:table-cell>
            </table:table-row>
            <table:table-row>
              <table:table-cell office:value-type="float" office:value="22.05">
                <text:p>22.05</text:p>
              </table:table-cell>
              <table:table-cell office:value-type="float" office:value="195.424">
                <text:p>195.424</text:p>
              </table:table-cell>
              <table:table-cell office:value-type="float" office:value="15.2632">
                <text:p>15.2632</text:p>
              </table:table-cell>
              <table:table-cell office:value-type="float" office:value="789.313">
                <text:p>789.313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194.352">
                <text:p>194.352</text:p>
              </table:table-cell>
              <table:table-cell office:value-type="float" office:value="15.3333">
                <text:p>15.3333</text:p>
              </table:table-cell>
              <table:table-cell office:value-type="float" office:value="790.315">
                <text:p>790.315</text:p>
              </table:table-cell>
            </table:table-row>
            <table:table-row>
              <table:table-cell office:value-type="float" office:value="22.15">
                <text:p>22.15</text:p>
              </table:table-cell>
              <table:table-cell office:value-type="float" office:value="193.286">
                <text:p>193.286</text:p>
              </table:table-cell>
              <table:table-cell office:value-type="float" office:value="15.4038">
                <text:p>15.4038</text:p>
              </table:table-cell>
              <table:table-cell office:value-type="float" office:value="791.31">
                <text:p>791.31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192.227">
                <text:p>192.227</text:p>
              </table:table-cell>
              <table:table-cell office:value-type="float" office:value="15.4747">
                <text:p>15.4747</text:p>
              </table:table-cell>
              <table:table-cell office:value-type="float" office:value="792.299">
                <text:p>792.299</text:p>
              </table:table-cell>
            </table:table-row>
            <table:table-row>
              <table:table-cell office:value-type="float" office:value="22.25">
                <text:p>22.25</text:p>
              </table:table-cell>
              <table:table-cell office:value-type="float" office:value="191.174">
                <text:p>191.174</text:p>
              </table:table-cell>
              <table:table-cell office:value-type="float" office:value="15.546">
                <text:p>15.546</text:p>
              </table:table-cell>
              <table:table-cell office:value-type="float" office:value="793.28">
                <text:p>793.28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190.128">
                <text:p>190.128</text:p>
              </table:table-cell>
              <table:table-cell office:value-type="float" office:value="15.6178">
                <text:p>15.6178</text:p>
              </table:table-cell>
              <table:table-cell office:value-type="float" office:value="794.255">
                <text:p>794.255</text:p>
              </table:table-cell>
            </table:table-row>
            <table:table-row>
              <table:table-cell office:value-type="float" office:value="22.35">
                <text:p>22.35</text:p>
              </table:table-cell>
              <table:table-cell office:value-type="float" office:value="189.088">
                <text:p>189.088</text:p>
              </table:table-cell>
              <table:table-cell office:value-type="float" office:value="15.6899">
                <text:p>15.6899</text:p>
              </table:table-cell>
              <table:table-cell office:value-type="float" office:value="795.222">
                <text:p>795.222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188.054">
                <text:p>188.054</text:p>
              </table:table-cell>
              <table:table-cell office:value-type="float" office:value="15.7624">
                <text:p>15.7624</text:p>
              </table:table-cell>
              <table:table-cell office:value-type="float" office:value="796.183">
                <text:p>796.183</text:p>
              </table:table-cell>
            </table:table-row>
            <table:table-row>
              <table:table-cell office:value-type="float" office:value="22.45">
                <text:p>22.45</text:p>
              </table:table-cell>
              <table:table-cell office:value-type="float" office:value="187.027">
                <text:p>187.027</text:p>
              </table:table-cell>
              <table:table-cell office:value-type="float" office:value="15.8354">
                <text:p>15.8354</text:p>
              </table:table-cell>
              <table:table-cell office:value-type="float" office:value="797.137">
                <text:p>797.13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186.006">
                <text:p>186.006</text:p>
              </table:table-cell>
              <table:table-cell office:value-type="float" office:value="15.9087">
                <text:p>15.9087</text:p>
              </table:table-cell>
              <table:table-cell office:value-type="float" office:value="798.085">
                <text:p>798.085</text:p>
              </table:table-cell>
            </table:table-row>
            <table:table-row>
              <table:table-cell office:value-type="float" office:value="22.55">
                <text:p>22.55</text:p>
              </table:table-cell>
              <table:table-cell office:value-type="float" office:value="184.992">
                <text:p>184.992</text:p>
              </table:table-cell>
              <table:table-cell office:value-type="float" office:value="15.9824">
                <text:p>15.9824</text:p>
              </table:table-cell>
              <table:table-cell office:value-type="float" office:value="799.026">
                <text:p>799.026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183.984">
                <text:p>183.984</text:p>
              </table:table-cell>
              <table:table-cell office:value-type="float" office:value="16.0565">
                <text:p>16.0565</text:p>
              </table:table-cell>
              <table:table-cell office:value-type="float" office:value="799.96">
                <text:p>799.96</text:p>
              </table:table-cell>
            </table:table-row>
            <table:table-row>
              <table:table-cell office:value-type="float" office:value="22.65">
                <text:p>22.65</text:p>
              </table:table-cell>
              <table:table-cell office:value-type="float" office:value="182.981">
                <text:p>182.981</text:p>
              </table:table-cell>
              <table:table-cell office:value-type="float" office:value="16.131">
                <text:p>16.131</text:p>
              </table:table-cell>
              <table:table-cell office:value-type="float" office:value="800.888">
                <text:p>800.888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181.985">
                <text:p>181.985</text:p>
              </table:table-cell>
              <table:table-cell office:value-type="float" office:value="16.2058">
                <text:p>16.2058</text:p>
              </table:table-cell>
              <table:table-cell office:value-type="float" office:value="801.809">
                <text:p>801.809</text:p>
              </table:table-cell>
            </table:table-row>
            <table:table-row>
              <table:table-cell office:value-type="float" office:value="22.75">
                <text:p>22.75</text:p>
              </table:table-cell>
              <table:table-cell office:value-type="float" office:value="180.995">
                <text:p>180.995</text:p>
              </table:table-cell>
              <table:table-cell office:value-type="float" office:value="16.2811">
                <text:p>16.2811</text:p>
              </table:table-cell>
              <table:table-cell office:value-type="float" office:value="802.724">
                <text:p>802.724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180.011">
                <text:p>180.011</text:p>
              </table:table-cell>
              <table:table-cell office:value-type="float" office:value="16.3567">
                <text:p>16.3567</text:p>
              </table:table-cell>
              <table:table-cell office:value-type="float" office:value="803.632">
                <text:p>803.632</text:p>
              </table:table-cell>
            </table:table-row>
            <table:table-row>
              <table:table-cell office:value-type="float" office:value="22.85">
                <text:p>22.85</text:p>
              </table:table-cell>
              <table:table-cell office:value-type="float" office:value="179.034">
                <text:p>179.034</text:p>
              </table:table-cell>
              <table:table-cell office:value-type="float" office:value="16.4327">
                <text:p>16.4327</text:p>
              </table:table-cell>
              <table:table-cell office:value-type="float" office:value="804.534">
                <text:p>804.534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178.062">
                <text:p>178.062</text:p>
              </table:table-cell>
              <table:table-cell office:value-type="float" office:value="16.509">
                <text:p>16.509</text:p>
              </table:table-cell>
              <table:table-cell office:value-type="float" office:value="805.429">
                <text:p>805.429</text:p>
              </table:table-cell>
            </table:table-row>
            <table:table-row>
              <table:table-cell office:value-type="float" office:value="22.95">
                <text:p>22.95</text:p>
              </table:table-cell>
              <table:table-cell office:value-type="float" office:value="177.096">
                <text:p>177.096</text:p>
              </table:table-cell>
              <table:table-cell office:value-type="float" office:value="16.5858">
                <text:p>16.5858</text:p>
              </table:table-cell>
              <table:table-cell office:value-type="float" office:value="806.318">
                <text:p>806.3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6.136">
                <text:p>176.136</text:p>
              </table:table-cell>
              <table:table-cell office:value-type="float" office:value="16.6629">
                <text:p>16.6629</text:p>
              </table:table-cell>
              <table:table-cell office:value-type="float" office:value="807.201">
                <text:p>807.201</text:p>
              </table:table-cell>
            </table:table-row>
            <table:table-row>
              <table:table-cell office:value-type="float" office:value="23.05">
                <text:p>23.05</text:p>
              </table:table-cell>
              <table:table-cell office:value-type="float" office:value="175.182">
                <text:p>175.182</text:p>
              </table:table-cell>
              <table:table-cell office:value-type="float" office:value="16.7403">
                <text:p>16.7403</text:p>
              </table:table-cell>
              <table:table-cell office:value-type="float" office:value="808.078">
                <text:p>808.078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174.233">
                <text:p>174.233</text:p>
              </table:table-cell>
              <table:table-cell office:value-type="float" office:value="16.8181">
                <text:p>16.8181</text:p>
              </table:table-cell>
              <table:table-cell office:value-type="float" office:value="808.948">
                <text:p>808.948</text:p>
              </table:table-cell>
            </table:table-row>
            <table:table-row>
              <table:table-cell office:value-type="float" office:value="23.15">
                <text:p>23.15</text:p>
              </table:table-cell>
              <table:table-cell office:value-type="float" office:value="173.291">
                <text:p>173.291</text:p>
              </table:table-cell>
              <table:table-cell office:value-type="float" office:value="16.8963">
                <text:p>16.8963</text:p>
              </table:table-cell>
              <table:table-cell office:value-type="float" office:value="809.813">
                <text:p>809.813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172.354">
                <text:p>172.354</text:p>
              </table:table-cell>
              <table:table-cell office:value-type="float" office:value="16.9748">
                <text:p>16.9748</text:p>
              </table:table-cell>
              <table:table-cell office:value-type="float" office:value="810.671">
                <text:p>810.671</text:p>
              </table:table-cell>
            </table:table-row>
            <table:table-row>
              <table:table-cell office:value-type="float" office:value="23.25">
                <text:p>23.25</text:p>
              </table:table-cell>
              <table:table-cell office:value-type="float" office:value="171.423">
                <text:p>171.423</text:p>
              </table:table-cell>
              <table:table-cell office:value-type="float" office:value="17.0537">
                <text:p>17.0537</text:p>
              </table:table-cell>
              <table:table-cell office:value-type="float" office:value="811.523">
                <text:p>811.523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170.498">
                <text:p>170.498</text:p>
              </table:table-cell>
              <table:table-cell office:value-type="float" office:value="17.1329">
                <text:p>17.1329</text:p>
              </table:table-cell>
              <table:table-cell office:value-type="float" office:value="812.369">
                <text:p>812.369</text:p>
              </table:table-cell>
            </table:table-row>
            <table:table-row>
              <table:table-cell office:value-type="float" office:value="23.35">
                <text:p>23.35</text:p>
              </table:table-cell>
              <table:table-cell office:value-type="float" office:value="169.579">
                <text:p>169.579</text:p>
              </table:table-cell>
              <table:table-cell office:value-type="float" office:value="17.2125">
                <text:p>17.2125</text:p>
              </table:table-cell>
              <table:table-cell office:value-type="float" office:value="813.209">
                <text:p>813.209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168.665">
                <text:p>168.665</text:p>
              </table:table-cell>
              <table:table-cell office:value-type="float" office:value="17.2924">
                <text:p>17.2924</text:p>
              </table:table-cell>
              <table:table-cell office:value-type="float" office:value="814.043">
                <text:p>814.043</text:p>
              </table:table-cell>
            </table:table-row>
            <table:table-row>
              <table:table-cell office:value-type="float" office:value="23.45">
                <text:p>23.45</text:p>
              </table:table-cell>
              <table:table-cell office:value-type="float" office:value="167.756">
                <text:p>167.756</text:p>
              </table:table-cell>
              <table:table-cell office:value-type="float" office:value="17.3727">
                <text:p>17.3727</text:p>
              </table:table-cell>
              <table:table-cell office:value-type="float" office:value="814.871">
                <text:p>814.871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66.854">
                <text:p>166.854</text:p>
              </table:table-cell>
              <table:table-cell office:value-type="float" office:value="17.4533">
                <text:p>17.4533</text:p>
              </table:table-cell>
              <table:table-cell office:value-type="float" office:value="815.693">
                <text:p>815.693</text:p>
              </table:table-cell>
            </table:table-row>
            <table:table-row>
              <table:table-cell office:value-type="float" office:value="23.55">
                <text:p>23.55</text:p>
              </table:table-cell>
              <table:table-cell office:value-type="float" office:value="165.956">
                <text:p>165.956</text:p>
              </table:table-cell>
              <table:table-cell office:value-type="float" office:value="17.5343">
                <text:p>17.5343</text:p>
              </table:table-cell>
              <table:table-cell office:value-type="float" office:value="816.509">
                <text:p>816.509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165.065">
                <text:p>165.065</text:p>
              </table:table-cell>
              <table:table-cell office:value-type="float" office:value="17.6156">
                <text:p>17.6156</text:p>
              </table:table-cell>
              <table:table-cell office:value-type="float" office:value="817.32">
                <text:p>817.32</text:p>
              </table:table-cell>
            </table:table-row>
            <table:table-row>
              <table:table-cell office:value-type="float" office:value="23.65">
                <text:p>23.65</text:p>
              </table:table-cell>
              <table:table-cell office:value-type="float" office:value="164.178">
                <text:p>164.178</text:p>
              </table:table-cell>
              <table:table-cell office:value-type="float" office:value="17.6972">
                <text:p>17.6972</text:p>
              </table:table-cell>
              <table:table-cell office:value-type="float" office:value="818.124">
                <text:p>818.124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163.298">
                <text:p>163.298</text:p>
              </table:table-cell>
              <table:table-cell office:value-type="float" office:value="17.7791">
                <text:p>17.7791</text:p>
              </table:table-cell>
              <table:table-cell office:value-type="float" office:value="818.923">
                <text:p>818.923</text:p>
              </table:table-cell>
            </table:table-row>
            <table:table-row>
              <table:table-cell office:value-type="float" office:value="23.75">
                <text:p>23.75</text:p>
              </table:table-cell>
              <table:table-cell office:value-type="float" office:value="162.422">
                <text:p>162.422</text:p>
              </table:table-cell>
              <table:table-cell office:value-type="float" office:value="17.8614">
                <text:p>17.8614</text:p>
              </table:table-cell>
              <table:table-cell office:value-type="float" office:value="819.716">
                <text:p>819.716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161.552">
                <text:p>161.552</text:p>
              </table:table-cell>
              <table:table-cell office:value-type="float" office:value="17.9441">
                <text:p>17.9441</text:p>
              </table:table-cell>
              <table:table-cell office:value-type="float" office:value="820.504">
                <text:p>820.504</text:p>
              </table:table-cell>
            </table:table-row>
            <table:table-row>
              <table:table-cell office:value-type="float" office:value="23.85">
                <text:p>23.85</text:p>
              </table:table-cell>
              <table:table-cell office:value-type="float" office:value="160.687">
                <text:p>160.687</text:p>
              </table:table-cell>
              <table:table-cell office:value-type="float" office:value="18.027">
                <text:p>18.027</text:p>
              </table:table-cell>
              <table:table-cell office:value-type="float" office:value="821.286">
                <text:p>821.286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159.828">
                <text:p>159.828</text:p>
              </table:table-cell>
              <table:table-cell office:value-type="float" office:value="18.1103">
                <text:p>18.1103</text:p>
              </table:table-cell>
              <table:table-cell office:value-type="float" office:value="822.062">
                <text:p>822.062</text:p>
              </table:table-cell>
            </table:table-row>
            <table:table-row>
              <table:table-cell office:value-type="float" office:value="23.95">
                <text:p>23.95</text:p>
              </table:table-cell>
              <table:table-cell office:value-type="float" office:value="158.974">
                <text:p>158.974</text:p>
              </table:table-cell>
              <table:table-cell office:value-type="float" office:value="18.1939">
                <text:p>18.1939</text:p>
              </table:table-cell>
              <table:table-cell office:value-type="float" office:value="822.832">
                <text:p>822.8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8.125">
                <text:p>158.125</text:p>
              </table:table-cell>
              <table:table-cell office:value-type="float" office:value="18.2778">
                <text:p>18.2778</text:p>
              </table:table-cell>
              <table:table-cell office:value-type="float" office:value="823.598">
                <text:p>823.598</text:p>
              </table:table-cell>
            </table:table-row>
            <table:table-row>
              <table:table-cell office:value-type="float" office:value="24.05">
                <text:p>24.05</text:p>
              </table:table-cell>
              <table:table-cell office:value-type="float" office:value="157.281">
                <text:p>157.281</text:p>
              </table:table-cell>
              <table:table-cell office:value-type="float" office:value="18.3621">
                <text:p>18.3621</text:p>
              </table:table-cell>
              <table:table-cell office:value-type="float" office:value="824.357">
                <text:p>824.357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156.442">
                <text:p>156.442</text:p>
              </table:table-cell>
              <table:table-cell office:value-type="float" office:value="18.4466">
                <text:p>18.4466</text:p>
              </table:table-cell>
              <table:table-cell office:value-type="float" office:value="825.111">
                <text:p>825.111</text:p>
              </table:table-cell>
            </table:table-row>
            <table:table-row>
              <table:table-cell office:value-type="float" office:value="24.15">
                <text:p>24.15</text:p>
              </table:table-cell>
              <table:table-cell office:value-type="float" office:value="155.609">
                <text:p>155.609</text:p>
              </table:table-cell>
              <table:table-cell office:value-type="float" office:value="18.5315">
                <text:p>18.5315</text:p>
              </table:table-cell>
              <table:table-cell office:value-type="float" office:value="825.86">
                <text:p>825.86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154.78">
                <text:p>154.78</text:p>
              </table:table-cell>
              <table:table-cell office:value-type="float" office:value="18.6167">
                <text:p>18.6167</text:p>
              </table:table-cell>
              <table:table-cell office:value-type="float" office:value="826.603">
                <text:p>826.603</text:p>
              </table:table-cell>
            </table:table-row>
            <table:table-row>
              <table:table-cell office:value-type="float" office:value="24.25">
                <text:p>24.25</text:p>
              </table:table-cell>
              <table:table-cell office:value-type="float" office:value="153.957">
                <text:p>153.957</text:p>
              </table:table-cell>
              <table:table-cell office:value-type="float" office:value="18.7022">
                <text:p>18.7022</text:p>
              </table:table-cell>
              <table:table-cell office:value-type="float" office:value="827.341">
                <text:p>827.341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153.139">
                <text:p>153.139</text:p>
              </table:table-cell>
              <table:table-cell office:value-type="float" office:value="18.788">
                <text:p>18.788</text:p>
              </table:table-cell>
              <table:table-cell office:value-type="float" office:value="828.073">
                <text:p>828.073</text:p>
              </table:table-cell>
            </table:table-row>
            <table:table-row>
              <table:table-cell office:value-type="float" office:value="24.35">
                <text:p>24.35</text:p>
              </table:table-cell>
              <table:table-cell office:value-type="float" office:value="152.326">
                <text:p>152.326</text:p>
              </table:table-cell>
              <table:table-cell office:value-type="float" office:value="18.8742">
                <text:p>18.8742</text:p>
              </table:table-cell>
              <table:table-cell office:value-type="float" office:value="828.8">
                <text:p>828.8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151.517">
                <text:p>151.517</text:p>
              </table:table-cell>
              <table:table-cell office:value-type="float" office:value="18.9606">
                <text:p>18.9606</text:p>
              </table:table-cell>
              <table:table-cell office:value-type="float" office:value="829.522">
                <text:p>829.522</text:p>
              </table:table-cell>
            </table:table-row>
            <table:table-row>
              <table:table-cell office:value-type="float" office:value="24.45">
                <text:p>24.45</text:p>
              </table:table-cell>
              <table:table-cell office:value-type="float" office:value="150.714">
                <text:p>150.714</text:p>
              </table:table-cell>
              <table:table-cell office:value-type="float" office:value="19.0474">
                <text:p>19.0474</text:p>
              </table:table-cell>
              <table:table-cell office:value-type="float" office:value="830.239">
                <text:p>830.239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149.916">
                <text:p>149.916</text:p>
              </table:table-cell>
              <table:table-cell office:value-type="float" office:value="19.1344">
                <text:p>19.1344</text:p>
              </table:table-cell>
              <table:table-cell office:value-type="float" office:value="830.95">
                <text:p>830.95</text:p>
              </table:table-cell>
            </table:table-row>
            <table:table-row>
              <table:table-cell office:value-type="float" office:value="24.55">
                <text:p>24.55</text:p>
              </table:table-cell>
              <table:table-cell office:value-type="float" office:value="149.122">
                <text:p>149.122</text:p>
              </table:table-cell>
              <table:table-cell office:value-type="float" office:value="19.2218">
                <text:p>19.2218</text:p>
              </table:table-cell>
              <table:table-cell office:value-type="float" office:value="831.656">
                <text:p>831.656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148.333">
                <text:p>148.333</text:p>
              </table:table-cell>
              <table:table-cell office:value-type="float" office:value="19.3095">
                <text:p>19.3095</text:p>
              </table:table-cell>
              <table:table-cell office:value-type="float" office:value="832.357">
                <text:p>832.357</text:p>
              </table:table-cell>
            </table:table-row>
            <table:table-row>
              <table:table-cell office:value-type="float" office:value="24.65">
                <text:p>24.65</text:p>
              </table:table-cell>
              <table:table-cell office:value-type="float" office:value="147.549">
                <text:p>147.549</text:p>
              </table:table-cell>
              <table:table-cell office:value-type="float" office:value="19.3975">
                <text:p>19.3975</text:p>
              </table:table-cell>
              <table:table-cell office:value-type="float" office:value="833.053">
                <text:p>833.053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146.77">
                <text:p>146.77</text:p>
              </table:table-cell>
              <table:table-cell office:value-type="float" office:value="19.4857">
                <text:p>19.4857</text:p>
              </table:table-cell>
              <table:table-cell office:value-type="float" office:value="833.744">
                <text:p>833.744</text:p>
              </table:table-cell>
            </table:table-row>
            <table:table-row>
              <table:table-cell office:value-type="float" office:value="24.75">
                <text:p>24.75</text:p>
              </table:table-cell>
              <table:table-cell office:value-type="float" office:value="145.996">
                <text:p>145.996</text:p>
              </table:table-cell>
              <table:table-cell office:value-type="float" office:value="19.5743">
                <text:p>19.5743</text:p>
              </table:table-cell>
              <table:table-cell office:value-type="float" office:value="834.43">
                <text:p>834.43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145.226">
                <text:p>145.226</text:p>
              </table:table-cell>
              <table:table-cell office:value-type="float" office:value="19.6632">
                <text:p>19.6632</text:p>
              </table:table-cell>
              <table:table-cell office:value-type="float" office:value="835.11">
                <text:p>835.11</text:p>
              </table:table-cell>
            </table:table-row>
            <table:table-row>
              <table:table-cell office:value-type="float" office:value="24.85">
                <text:p>24.85</text:p>
              </table:table-cell>
              <table:table-cell office:value-type="float" office:value="144.462">
                <text:p>144.462</text:p>
              </table:table-cell>
              <table:table-cell office:value-type="float" office:value="19.7524">
                <text:p>19.7524</text:p>
              </table:table-cell>
              <table:table-cell office:value-type="float" office:value="835.786">
                <text:p>835.786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143.701">
                <text:p>143.701</text:p>
              </table:table-cell>
              <table:table-cell office:value-type="float" office:value="19.8418">
                <text:p>19.8418</text:p>
              </table:table-cell>
              <table:table-cell office:value-type="float" office:value="836.457">
                <text:p>836.457</text:p>
              </table:table-cell>
            </table:table-row>
            <table:table-row>
              <table:table-cell office:value-type="float" office:value="24.95">
                <text:p>24.95</text:p>
              </table:table-cell>
              <table:table-cell office:value-type="float" office:value="142.946">
                <text:p>142.946</text:p>
              </table:table-cell>
              <table:table-cell office:value-type="float" office:value="19.9316">
                <text:p>19.9316</text:p>
              </table:table-cell>
              <table:table-cell office:value-type="float" office:value="837.123">
                <text:p>837.12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2.195">
                <text:p>142.195</text:p>
              </table:table-cell>
              <table:table-cell office:value-type="float" office:value="20.0216">
                <text:p>20.0216</text:p>
              </table:table-cell>
              <table:table-cell office:value-type="float" office:value="837.783">
                <text:p>837.783</text:p>
              </table:table-cell>
            </table:table-row>
            <table:table-row>
              <table:table-cell office:value-type="float" office:value="25.05">
                <text:p>25.05</text:p>
              </table:table-cell>
              <table:table-cell office:value-type="float" office:value="141.448">
                <text:p>141.448</text:p>
              </table:table-cell>
              <table:table-cell office:value-type="float" office:value="20.112">
                <text:p>20.112</text:p>
              </table:table-cell>
              <table:table-cell office:value-type="float" office:value="838.44">
                <text:p>838.44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140.707">
                <text:p>140.707</text:p>
              </table:table-cell>
              <table:table-cell office:value-type="float" office:value="20.2026">
                <text:p>20.2026</text:p>
              </table:table-cell>
              <table:table-cell office:value-type="float" office:value="839.091">
                <text:p>839.091</text:p>
              </table:table-cell>
            </table:table-row>
            <table:table-row>
              <table:table-cell office:value-type="float" office:value="25.15">
                <text:p>25.15</text:p>
              </table:table-cell>
              <table:table-cell office:value-type="float" office:value="139.969">
                <text:p>139.969</text:p>
              </table:table-cell>
              <table:table-cell office:value-type="float" office:value="20.2935">
                <text:p>20.2935</text:p>
              </table:table-cell>
              <table:table-cell office:value-type="float" office:value="839.737">
                <text:p>839.737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139.237">
                <text:p>139.237</text:p>
              </table:table-cell>
              <table:table-cell office:value-type="float" office:value="20.3848">
                <text:p>20.3848</text:p>
              </table:table-cell>
              <table:table-cell office:value-type="float" office:value="840.379">
                <text:p>840.379</text:p>
              </table:table-cell>
            </table:table-row>
            <table:table-row>
              <table:table-cell office:value-type="float" office:value="25.25">
                <text:p>25.25</text:p>
              </table:table-cell>
              <table:table-cell office:value-type="float" office:value="138.508">
                <text:p>138.508</text:p>
              </table:table-cell>
              <table:table-cell office:value-type="float" office:value="20.4763">
                <text:p>20.4763</text:p>
              </table:table-cell>
              <table:table-cell office:value-type="float" office:value="841.015">
                <text:p>841.015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137.784">
                <text:p>137.784</text:p>
              </table:table-cell>
              <table:table-cell office:value-type="float" office:value="20.568">
                <text:p>20.568</text:p>
              </table:table-cell>
              <table:table-cell office:value-type="float" office:value="841.648">
                <text:p>841.648</text:p>
              </table:table-cell>
            </table:table-row>
            <table:table-row>
              <table:table-cell office:value-type="float" office:value="25.35">
                <text:p>25.35</text:p>
              </table:table-cell>
              <table:table-cell office:value-type="float" office:value="137.065">
                <text:p>137.065</text:p>
              </table:table-cell>
              <table:table-cell office:value-type="float" office:value="20.6601">
                <text:p>20.6601</text:p>
              </table:table-cell>
              <table:table-cell office:value-type="float" office:value="842.275">
                <text:p>842.275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136.35">
                <text:p>136.35</text:p>
              </table:table-cell>
              <table:table-cell office:value-type="float" office:value="20.7525">
                <text:p>20.7525</text:p>
              </table:table-cell>
              <table:table-cell office:value-type="float" office:value="842.898">
                <text:p>842.898</text:p>
              </table:table-cell>
            </table:table-row>
            <table:table-row>
              <table:table-cell office:value-type="float" office:value="25.45">
                <text:p>25.45</text:p>
              </table:table-cell>
              <table:table-cell office:value-type="float" office:value="135.639">
                <text:p>135.639</text:p>
              </table:table-cell>
              <table:table-cell office:value-type="float" office:value="20.8451">
                <text:p>20.8451</text:p>
              </table:table-cell>
              <table:table-cell office:value-type="float" office:value="843.516">
                <text:p>843.516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34.933">
                <text:p>134.933</text:p>
              </table:table-cell>
              <table:table-cell office:value-type="float" office:value="20.938">
                <text:p>20.938</text:p>
              </table:table-cell>
              <table:table-cell office:value-type="float" office:value="844.129">
                <text:p>844.129</text:p>
              </table:table-cell>
            </table:table-row>
            <table:table-row>
              <table:table-cell office:value-type="float" office:value="25.55">
                <text:p>25.55</text:p>
              </table:table-cell>
              <table:table-cell office:value-type="float" office:value="134.231">
                <text:p>134.231</text:p>
              </table:table-cell>
              <table:table-cell office:value-type="float" office:value="21.0312">
                <text:p>21.0312</text:p>
              </table:table-cell>
              <table:table-cell office:value-type="float" office:value="844.738">
                <text:p>844.738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133.533">
                <text:p>133.533</text:p>
              </table:table-cell>
              <table:table-cell office:value-type="float" office:value="21.1247">
                <text:p>21.1247</text:p>
              </table:table-cell>
              <table:table-cell office:value-type="float" office:value="845.342">
                <text:p>845.342</text:p>
              </table:table-cell>
            </table:table-row>
            <table:table-row>
              <table:table-cell office:value-type="float" office:value="25.65">
                <text:p>25.65</text:p>
              </table:table-cell>
              <table:table-cell office:value-type="float" office:value="132.839">
                <text:p>132.839</text:p>
              </table:table-cell>
              <table:table-cell office:value-type="float" office:value="21.2184">
                <text:p>21.2184</text:p>
              </table:table-cell>
              <table:table-cell office:value-type="float" office:value="845.942">
                <text:p>845.942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132.15">
                <text:p>132.15</text:p>
              </table:table-cell>
              <table:table-cell office:value-type="float" office:value="21.3125">
                <text:p>21.3125</text:p>
              </table:table-cell>
              <table:table-cell office:value-type="float" office:value="846.537">
                <text:p>846.537</text:p>
              </table:table-cell>
            </table:table-row>
            <table:table-row>
              <table:table-cell office:value-type="float" office:value="25.75">
                <text:p>25.75</text:p>
              </table:table-cell>
              <table:table-cell office:value-type="float" office:value="131.465">
                <text:p>131.465</text:p>
              </table:table-cell>
              <table:table-cell office:value-type="float" office:value="21.4068">
                <text:p>21.4068</text:p>
              </table:table-cell>
              <table:table-cell office:value-type="float" office:value="847.128">
                <text:p>847.128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130.784">
                <text:p>130.784</text:p>
              </table:table-cell>
              <table:table-cell office:value-type="float" office:value="21.5014">
                <text:p>21.5014</text:p>
              </table:table-cell>
              <table:table-cell office:value-type="float" office:value="847.715">
                <text:p>847.715</text:p>
              </table:table-cell>
            </table:table-row>
            <table:table-row>
              <table:table-cell office:value-type="float" office:value="25.85">
                <text:p>25.85</text:p>
              </table:table-cell>
              <table:table-cell office:value-type="float" office:value="130.107">
                <text:p>130.107</text:p>
              </table:table-cell>
              <table:table-cell office:value-type="float" office:value="21.5962">
                <text:p>21.5962</text:p>
              </table:table-cell>
              <table:table-cell office:value-type="float" office:value="848.297">
                <text:p>848.297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129.435">
                <text:p>129.435</text:p>
              </table:table-cell>
              <table:table-cell office:value-type="float" office:value="21.6913">
                <text:p>21.6913</text:p>
              </table:table-cell>
              <table:table-cell office:value-type="float" office:value="848.874">
                <text:p>848.874</text:p>
              </table:table-cell>
            </table:table-row>
            <table:table-row>
              <table:table-cell office:value-type="float" office:value="25.95">
                <text:p>25.95</text:p>
              </table:table-cell>
              <table:table-cell office:value-type="float" office:value="128.766">
                <text:p>128.766</text:p>
              </table:table-cell>
              <table:table-cell office:value-type="float" office:value="21.7867">
                <text:p>21.7867</text:p>
              </table:table-cell>
              <table:table-cell office:value-type="float" office:value="849.447">
                <text:p>849.4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8.101">
                <text:p>128.101</text:p>
              </table:table-cell>
              <table:table-cell office:value-type="float" office:value="21.8824">
                <text:p>21.8824</text:p>
              </table:table-cell>
              <table:table-cell office:value-type="float" office:value="850.016">
                <text:p>850.016</text:p>
              </table:table-cell>
            </table:table-row>
            <table:table-row>
              <table:table-cell office:value-type="float" office:value="26.05">
                <text:p>26.05</text:p>
              </table:table-cell>
              <table:table-cell office:value-type="float" office:value="127.441">
                <text:p>127.441</text:p>
              </table:table-cell>
              <table:table-cell office:value-type="float" office:value="21.9783">
                <text:p>21.9783</text:p>
              </table:table-cell>
              <table:table-cell office:value-type="float" office:value="850.581">
                <text:p>850.581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126.785">
                <text:p>126.785</text:p>
              </table:table-cell>
              <table:table-cell office:value-type="float" office:value="22.0745">
                <text:p>22.0745</text:p>
              </table:table-cell>
              <table:table-cell office:value-type="float" office:value="851.141">
                <text:p>851.141</text:p>
              </table:table-cell>
            </table:table-row>
            <table:table-row>
              <table:table-cell office:value-type="float" office:value="26.15">
                <text:p>26.15</text:p>
              </table:table-cell>
              <table:table-cell office:value-type="float" office:value="126.132">
                <text:p>126.132</text:p>
              </table:table-cell>
              <table:table-cell office:value-type="float" office:value="22.171">
                <text:p>22.171</text:p>
              </table:table-cell>
              <table:table-cell office:value-type="float" office:value="851.697">
                <text:p>851.697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125.484">
                <text:p>125.484</text:p>
              </table:table-cell>
              <table:table-cell office:value-type="float" office:value="22.2677">
                <text:p>22.2677</text:p>
              </table:table-cell>
              <table:table-cell office:value-type="float" office:value="852.249">
                <text:p>852.249</text:p>
              </table:table-cell>
            </table:table-row>
            <table:table-row>
              <table:table-cell office:value-type="float" office:value="26.25">
                <text:p>26.25</text:p>
              </table:table-cell>
              <table:table-cell office:value-type="float" office:value="124.839">
                <text:p>124.839</text:p>
              </table:table-cell>
              <table:table-cell office:value-type="float" office:value="22.3647">
                <text:p>22.3647</text:p>
              </table:table-cell>
              <table:table-cell office:value-type="float" office:value="852.796">
                <text:p>852.796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124.198">
                <text:p>124.198</text:p>
              </table:table-cell>
              <table:table-cell office:value-type="float" office:value="22.462">
                <text:p>22.462</text:p>
              </table:table-cell>
              <table:table-cell office:value-type="float" office:value="853.34">
                <text:p>853.34</text:p>
              </table:table-cell>
            </table:table-row>
            <table:table-row>
              <table:table-cell office:value-type="float" office:value="26.35">
                <text:p>26.35</text:p>
              </table:table-cell>
              <table:table-cell office:value-type="float" office:value="123.562">
                <text:p>123.562</text:p>
              </table:table-cell>
              <table:table-cell office:value-type="float" office:value="22.5595">
                <text:p>22.5595</text:p>
              </table:table-cell>
              <table:table-cell office:value-type="float" office:value="853.879">
                <text:p>853.879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122.929">
                <text:p>122.929</text:p>
              </table:table-cell>
              <table:table-cell office:value-type="float" office:value="22.6573">
                <text:p>22.6573</text:p>
              </table:table-cell>
              <table:table-cell office:value-type="float" office:value="854.414">
                <text:p>854.414</text:p>
              </table:table-cell>
            </table:table-row>
            <table:table-row>
              <table:table-cell office:value-type="float" office:value="26.45">
                <text:p>26.45</text:p>
              </table:table-cell>
              <table:table-cell office:value-type="float" office:value="122.3">
                <text:p>122.3</text:p>
              </table:table-cell>
              <table:table-cell office:value-type="float" office:value="22.7554">
                <text:p>22.7554</text:p>
              </table:table-cell>
              <table:table-cell office:value-type="float" office:value="854.945">
                <text:p>854.94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121.674">
                <text:p>121.674</text:p>
              </table:table-cell>
              <table:table-cell office:value-type="float" office:value="22.8537">
                <text:p>22.8537</text:p>
              </table:table-cell>
              <table:table-cell office:value-type="float" office:value="855.472">
                <text:p>855.472</text:p>
              </table:table-cell>
            </table:table-row>
            <table:table-row>
              <table:table-cell office:value-type="float" office:value="26.55">
                <text:p>26.55</text:p>
              </table:table-cell>
              <table:table-cell office:value-type="float" office:value="121.053">
                <text:p>121.053</text:p>
              </table:table-cell>
              <table:table-cell office:value-type="float" office:value="22.9522">
                <text:p>22.9522</text:p>
              </table:table-cell>
              <table:table-cell office:value-type="float" office:value="855.995">
                <text:p>855.995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120.435">
                <text:p>120.435</text:p>
              </table:table-cell>
              <table:table-cell office:value-type="float" office:value="23.0511">
                <text:p>23.0511</text:p>
              </table:table-cell>
              <table:table-cell office:value-type="float" office:value="856.514">
                <text:p>856.514</text:p>
              </table:table-cell>
            </table:table-row>
            <table:table-row>
              <table:table-cell office:value-type="float" office:value="26.65">
                <text:p>26.65</text:p>
              </table:table-cell>
              <table:table-cell office:value-type="float" office:value="119.821">
                <text:p>119.821</text:p>
              </table:table-cell>
              <table:table-cell office:value-type="float" office:value="23.1502">
                <text:p>23.1502</text:p>
              </table:table-cell>
              <table:table-cell office:value-type="float" office:value="857.028">
                <text:p>857.028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119.211">
                <text:p>119.211</text:p>
              </table:table-cell>
              <table:table-cell office:value-type="float" office:value="23.2495">
                <text:p>23.2495</text:p>
              </table:table-cell>
              <table:table-cell office:value-type="float" office:value="857.539">
                <text:p>857.539</text:p>
              </table:table-cell>
            </table:table-row>
            <table:table-row>
              <table:table-cell office:value-type="float" office:value="26.75">
                <text:p>26.75</text:p>
              </table:table-cell>
              <table:table-cell office:value-type="float" office:value="118.605">
                <text:p>118.605</text:p>
              </table:table-cell>
              <table:table-cell office:value-type="float" office:value="23.3491">
                <text:p>23.3491</text:p>
              </table:table-cell>
              <table:table-cell office:value-type="float" office:value="858.046">
                <text:p>858.046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118.002">
                <text:p>118.002</text:p>
              </table:table-cell>
              <table:table-cell office:value-type="float" office:value="23.449">
                <text:p>23.449</text:p>
              </table:table-cell>
              <table:table-cell office:value-type="float" office:value="858.549">
                <text:p>858.549</text:p>
              </table:table-cell>
            </table:table-row>
            <table:table-row>
              <table:table-cell office:value-type="float" office:value="26.85">
                <text:p>26.85</text:p>
              </table:table-cell>
              <table:table-cell office:value-type="float" office:value="117.403">
                <text:p>117.403</text:p>
              </table:table-cell>
              <table:table-cell office:value-type="float" office:value="23.5491">
                <text:p>23.5491</text:p>
              </table:table-cell>
              <table:table-cell office:value-type="float" office:value="859.048">
                <text:p>859.048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116.807">
                <text:p>116.807</text:p>
              </table:table-cell>
              <table:table-cell office:value-type="float" office:value="23.6494">
                <text:p>23.6494</text:p>
              </table:table-cell>
              <table:table-cell office:value-type="float" office:value="859.543">
                <text:p>859.543</text:p>
              </table:table-cell>
            </table:table-row>
            <table:table-row>
              <table:table-cell office:value-type="float" office:value="26.95">
                <text:p>26.95</text:p>
              </table:table-cell>
              <table:table-cell office:value-type="float" office:value="116.215">
                <text:p>116.215</text:p>
              </table:table-cell>
              <table:table-cell office:value-type="float" office:value="23.7501">
                <text:p>23.7501</text:p>
              </table:table-cell>
              <table:table-cell office:value-type="float" office:value="860.035">
                <text:p>860.03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5.627">
                <text:p>115.627</text:p>
              </table:table-cell>
              <table:table-cell office:value-type="float" office:value="23.8509">
                <text:p>23.8509</text:p>
              </table:table-cell>
              <table:table-cell office:value-type="float" office:value="860.522">
                <text:p>860.522</text:p>
              </table:table-cell>
            </table:table-row>
            <table:table-row>
              <table:table-cell office:value-type="float" office:value="27.05">
                <text:p>27.05</text:p>
              </table:table-cell>
              <table:table-cell office:value-type="float" office:value="115.042">
                <text:p>115.042</text:p>
              </table:table-cell>
              <table:table-cell office:value-type="float" office:value="23.952">
                <text:p>23.952</text:p>
              </table:table-cell>
              <table:table-cell office:value-type="float" office:value="861.006">
                <text:p>861.006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114.461">
                <text:p>114.461</text:p>
              </table:table-cell>
              <table:table-cell office:value-type="float" office:value="24.0534">
                <text:p>24.0534</text:p>
              </table:table-cell>
              <table:table-cell office:value-type="float" office:value="861.486">
                <text:p>861.486</text:p>
              </table:table-cell>
            </table:table-row>
            <table:table-row>
              <table:table-cell office:value-type="float" office:value="27.15">
                <text:p>27.15</text:p>
              </table:table-cell>
              <table:table-cell office:value-type="float" office:value="113.883">
                <text:p>113.883</text:p>
              </table:table-cell>
              <table:table-cell office:value-type="float" office:value="24.155">
                <text:p>24.155</text:p>
              </table:table-cell>
              <table:table-cell office:value-type="float" office:value="861.962">
                <text:p>861.962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113.309">
                <text:p>113.309</text:p>
              </table:table-cell>
              <table:table-cell office:value-type="float" office:value="24.2569">
                <text:p>24.2569</text:p>
              </table:table-cell>
              <table:table-cell office:value-type="float" office:value="862.434">
                <text:p>862.434</text:p>
              </table:table-cell>
            </table:table-row>
            <table:table-row>
              <table:table-cell office:value-type="float" office:value="27.25">
                <text:p>27.25</text:p>
              </table:table-cell>
              <table:table-cell office:value-type="float" office:value="112.738">
                <text:p>112.738</text:p>
              </table:table-cell>
              <table:table-cell office:value-type="float" office:value="24.359">
                <text:p>24.359</text:p>
              </table:table-cell>
              <table:table-cell office:value-type="float" office:value="862.903">
                <text:p>862.903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112.171">
                <text:p>112.171</text:p>
              </table:table-cell>
              <table:table-cell office:value-type="float" office:value="24.4614">
                <text:p>24.4614</text:p>
              </table:table-cell>
              <table:table-cell office:value-type="float" office:value="863.368">
                <text:p>863.368</text:p>
              </table:table-cell>
            </table:table-row>
            <table:table-row>
              <table:table-cell office:value-type="float" office:value="27.35">
                <text:p>27.35</text:p>
              </table:table-cell>
              <table:table-cell office:value-type="float" office:value="111.607">
                <text:p>111.607</text:p>
              </table:table-cell>
              <table:table-cell office:value-type="float" office:value="24.564">
                <text:p>24.564</text:p>
              </table:table-cell>
              <table:table-cell office:value-type="float" office:value="863.829">
                <text:p>863.829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111.047">
                <text:p>111.047</text:p>
              </table:table-cell>
              <table:table-cell office:value-type="float" office:value="24.6668">
                <text:p>24.6668</text:p>
              </table:table-cell>
              <table:table-cell office:value-type="float" office:value="864.287">
                <text:p>864.287</text:p>
              </table:table-cell>
            </table:table-row>
            <table:table-row>
              <table:table-cell office:value-type="float" office:value="27.45">
                <text:p>27.45</text:p>
              </table:table-cell>
              <table:table-cell office:value-type="float" office:value="110.49">
                <text:p>110.49</text:p>
              </table:table-cell>
              <table:table-cell office:value-type="float" office:value="24.7699">
                <text:p>24.7699</text:p>
              </table:table-cell>
              <table:table-cell office:value-type="float" office:value="864.741">
                <text:p>864.741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09.936">
                <text:p>109.936</text:p>
              </table:table-cell>
              <table:table-cell office:value-type="float" office:value="24.8733">
                <text:p>24.8733</text:p>
              </table:table-cell>
              <table:table-cell office:value-type="float" office:value="865.191">
                <text:p>865.191</text:p>
              </table:table-cell>
            </table:table-row>
            <table:table-row>
              <table:table-cell office:value-type="float" office:value="27.55">
                <text:p>27.55</text:p>
              </table:table-cell>
              <table:table-cell office:value-type="float" office:value="109.385">
                <text:p>109.385</text:p>
              </table:table-cell>
              <table:table-cell office:value-type="float" office:value="24.9769">
                <text:p>24.9769</text:p>
              </table:table-cell>
              <table:table-cell office:value-type="float" office:value="865.638">
                <text:p>865.638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108.838">
                <text:p>108.838</text:p>
              </table:table-cell>
              <table:table-cell office:value-type="float" office:value="25.0807">
                <text:p>25.0807</text:p>
              </table:table-cell>
              <table:table-cell office:value-type="float" office:value="866.081">
                <text:p>866.081</text:p>
              </table:table-cell>
            </table:table-row>
            <table:table-row>
              <table:table-cell office:value-type="float" office:value="27.65">
                <text:p>27.65</text:p>
              </table:table-cell>
              <table:table-cell office:value-type="float" office:value="108.295">
                <text:p>108.295</text:p>
              </table:table-cell>
              <table:table-cell office:value-type="float" office:value="25.1848">
                <text:p>25.1848</text:p>
              </table:table-cell>
              <table:table-cell office:value-type="float" office:value="866.521">
                <text:p>866.521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107.754">
                <text:p>107.754</text:p>
              </table:table-cell>
              <table:table-cell office:value-type="float" office:value="25.2891">
                <text:p>25.2891</text:p>
              </table:table-cell>
              <table:table-cell office:value-type="float" office:value="866.957">
                <text:p>866.957</text:p>
              </table:table-cell>
            </table:table-row>
            <table:table-row>
              <table:table-cell office:value-type="float" office:value="27.75">
                <text:p>27.75</text:p>
              </table:table-cell>
              <table:table-cell office:value-type="float" office:value="107.217">
                <text:p>107.217</text:p>
              </table:table-cell>
              <table:table-cell office:value-type="float" office:value="25.3936">
                <text:p>25.3936</text:p>
              </table:table-cell>
              <table:table-cell office:value-type="float" office:value="867.389">
                <text:p>867.389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106.683">
                <text:p>106.683</text:p>
              </table:table-cell>
              <table:table-cell office:value-type="float" office:value="25.4984">
                <text:p>25.4984</text:p>
              </table:table-cell>
              <table:table-cell office:value-type="float" office:value="867.819">
                <text:p>867.819</text:p>
              </table:table-cell>
            </table:table-row>
            <table:table-row>
              <table:table-cell office:value-type="float" office:value="27.85">
                <text:p>27.85</text:p>
              </table:table-cell>
              <table:table-cell office:value-type="float" office:value="106.152">
                <text:p>106.152</text:p>
              </table:table-cell>
              <table:table-cell office:value-type="float" office:value="25.6034">
                <text:p>25.6034</text:p>
              </table:table-cell>
              <table:table-cell office:value-type="float" office:value="868.244">
                <text:p>868.244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105.625">
                <text:p>105.625</text:p>
              </table:table-cell>
              <table:table-cell office:value-type="float" office:value="25.7087">
                <text:p>25.7087</text:p>
              </table:table-cell>
              <table:table-cell office:value-type="float" office:value="868.667">
                <text:p>868.667</text:p>
              </table:table-cell>
            </table:table-row>
            <table:table-row>
              <table:table-cell office:value-type="float" office:value="27.95">
                <text:p>27.95</text:p>
              </table:table-cell>
              <table:table-cell office:value-type="float" office:value="105.1">
                <text:p>105.1</text:p>
              </table:table-cell>
              <table:table-cell office:value-type="float" office:value="25.8142">
                <text:p>25.8142</text:p>
              </table:table-cell>
              <table:table-cell office:value-type="float" office:value="869.086">
                <text:p>869.0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4.579">
                <text:p>104.579</text:p>
              </table:table-cell>
              <table:table-cell office:value-type="float" office:value="25.9199">
                <text:p>25.9199</text:p>
              </table:table-cell>
              <table:table-cell office:value-type="float" office:value="869.501">
                <text:p>869.501</text:p>
              </table:table-cell>
            </table:table-row>
            <table:table-row>
              <table:table-cell office:value-type="float" office:value="28.05">
                <text:p>28.05</text:p>
              </table:table-cell>
              <table:table-cell office:value-type="float" office:value="104.061">
                <text:p>104.061</text:p>
              </table:table-cell>
              <table:table-cell office:value-type="float" office:value="26.0259">
                <text:p>26.0259</text:p>
              </table:table-cell>
              <table:table-cell office:value-type="float" office:value="869.913">
                <text:p>869.913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103.546">
                <text:p>103.546</text:p>
              </table:table-cell>
              <table:table-cell office:value-type="float" office:value="26.1321">
                <text:p>26.1321</text:p>
              </table:table-cell>
              <table:table-cell office:value-type="float" office:value="870.322">
                <text:p>870.322</text:p>
              </table:table-cell>
            </table:table-row>
            <table:table-row>
              <table:table-cell office:value-type="float" office:value="28.15">
                <text:p>28.15</text:p>
              </table:table-cell>
              <table:table-cell office:value-type="float" office:value="103.034">
                <text:p>103.034</text:p>
              </table:table-cell>
              <table:table-cell office:value-type="float" office:value="26.2385">
                <text:p>26.2385</text:p>
              </table:table-cell>
              <table:table-cell office:value-type="float" office:value="870.727">
                <text:p>870.727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102.525">
                <text:p>102.525</text:p>
              </table:table-cell>
              <table:table-cell office:value-type="float" office:value="26.3452">
                <text:p>26.3452</text:p>
              </table:table-cell>
              <table:table-cell office:value-type="float" office:value="871.129">
                <text:p>871.129</text:p>
              </table:table-cell>
            </table:table-row>
            <table:table-row>
              <table:table-cell office:value-type="float" office:value="28.25">
                <text:p>28.25</text:p>
              </table:table-cell>
              <table:table-cell office:value-type="float" office:value="102.02">
                <text:p>102.02</text:p>
              </table:table-cell>
              <table:table-cell office:value-type="float" office:value="26.4521">
                <text:p>26.4521</text:p>
              </table:table-cell>
              <table:table-cell office:value-type="float" office:value="871.528">
                <text:p>871.528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101.517">
                <text:p>101.517</text:p>
              </table:table-cell>
              <table:table-cell office:value-type="float" office:value="26.5592">
                <text:p>26.5592</text:p>
              </table:table-cell>
              <table:table-cell office:value-type="float" office:value="871.924">
                <text:p>871.924</text:p>
              </table:table-cell>
            </table:table-row>
            <table:table-row>
              <table:table-cell office:value-type="float" office:value="28.35">
                <text:p>28.35</text:p>
              </table:table-cell>
              <table:table-cell office:value-type="float" office:value="101.017">
                <text:p>101.017</text:p>
              </table:table-cell>
              <table:table-cell office:value-type="float" office:value="26.6666">
                <text:p>26.6666</text:p>
              </table:table-cell>
              <table:table-cell office:value-type="float" office:value="872.316">
                <text:p>872.316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100.521">
                <text:p>100.521</text:p>
              </table:table-cell>
              <table:table-cell office:value-type="float" office:value="26.7742">
                <text:p>26.7742</text:p>
              </table:table-cell>
              <table:table-cell office:value-type="float" office:value="872.705">
                <text:p>872.705</text:p>
              </table:table-cell>
            </table:table-row>
            <table:table-row>
              <table:table-cell office:value-type="float" office:value="28.45">
                <text:p>28.45</text:p>
              </table:table-cell>
              <table:table-cell office:value-type="float" office:value="100.027">
                <text:p>100.027</text:p>
              </table:table-cell>
              <table:table-cell office:value-type="float" office:value="26.882">
                <text:p>26.882</text:p>
              </table:table-cell>
              <table:table-cell office:value-type="float" office:value="873.091">
                <text:p>873.091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99.5362">
                <text:p>99.5362</text:p>
              </table:table-cell>
              <table:table-cell office:value-type="float" office:value="26.9901">
                <text:p>26.9901</text:p>
              </table:table-cell>
              <table:table-cell office:value-type="float" office:value="873.474">
                <text:p>873.474</text:p>
              </table:table-cell>
            </table:table-row>
            <table:table-row>
              <table:table-cell office:value-type="float" office:value="28.55">
                <text:p>28.55</text:p>
              </table:table-cell>
              <table:table-cell office:value-type="float" office:value="99.0484">
                <text:p>99.0484</text:p>
              </table:table-cell>
              <table:table-cell office:value-type="float" office:value="27.0984">
                <text:p>27.0984</text:p>
              </table:table-cell>
              <table:table-cell office:value-type="float" office:value="873.853">
                <text:p>873.853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98.5636">
                <text:p>98.5636</text:p>
              </table:table-cell>
              <table:table-cell office:value-type="float" office:value="27.2069">
                <text:p>27.2069</text:p>
              </table:table-cell>
              <table:table-cell office:value-type="float" office:value="874.23">
                <text:p>874.23</text:p>
              </table:table-cell>
            </table:table-row>
            <table:table-row>
              <table:table-cell office:value-type="float" office:value="28.65">
                <text:p>28.65</text:p>
              </table:table-cell>
              <table:table-cell office:value-type="float" office:value="98.0816">
                <text:p>98.0816</text:p>
              </table:table-cell>
              <table:table-cell office:value-type="float" office:value="27.3156">
                <text:p>27.3156</text:p>
              </table:table-cell>
              <table:table-cell office:value-type="float" office:value="874.603">
                <text:p>874.603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97.6026">
                <text:p>97.6026</text:p>
              </table:table-cell>
              <table:table-cell office:value-type="float" office:value="27.4246">
                <text:p>27.4246</text:p>
              </table:table-cell>
              <table:table-cell office:value-type="float" office:value="874.973">
                <text:p>874.973</text:p>
              </table:table-cell>
            </table:table-row>
            <table:table-row>
              <table:table-cell office:value-type="float" office:value="28.75">
                <text:p>28.75</text:p>
              </table:table-cell>
              <table:table-cell office:value-type="float" office:value="97.1264">
                <text:p>97.1264</text:p>
              </table:table-cell>
              <table:table-cell office:value-type="float" office:value="27.5338">
                <text:p>27.5338</text:p>
              </table:table-cell>
              <table:table-cell office:value-type="float" office:value="875.34">
                <text:p>875.34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96.6531">
                <text:p>96.6531</text:p>
              </table:table-cell>
              <table:table-cell office:value-type="float" office:value="27.6432">
                <text:p>27.6432</text:p>
              </table:table-cell>
              <table:table-cell office:value-type="float" office:value="875.704">
                <text:p>875.704</text:p>
              </table:table-cell>
            </table:table-row>
            <table:table-row>
              <table:table-cell office:value-type="float" office:value="28.85">
                <text:p>28.85</text:p>
              </table:table-cell>
              <table:table-cell office:value-type="float" office:value="96.1826">
                <text:p>96.1826</text:p>
              </table:table-cell>
              <table:table-cell office:value-type="float" office:value="27.7528">
                <text:p>27.7528</text:p>
              </table:table-cell>
              <table:table-cell office:value-type="float" office:value="876.065">
                <text:p>876.065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95.7149">
                <text:p>95.7149</text:p>
              </table:table-cell>
              <table:table-cell office:value-type="float" office:value="27.8627">
                <text:p>27.8627</text:p>
              </table:table-cell>
              <table:table-cell office:value-type="float" office:value="876.422">
                <text:p>876.422</text:p>
              </table:table-cell>
            </table:table-row>
            <table:table-row>
              <table:table-cell office:value-type="float" office:value="28.95">
                <text:p>28.95</text:p>
              </table:table-cell>
              <table:table-cell office:value-type="float" office:value="95.25">
                <text:p>95.25</text:p>
              </table:table-cell>
              <table:table-cell office:value-type="float" office:value="27.9728">
                <text:p>27.9728</text:p>
              </table:table-cell>
              <table:table-cell office:value-type="float" office:value="876.777">
                <text:p>876.7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4.7879">
                <text:p>94.7879</text:p>
              </table:table-cell>
              <table:table-cell office:value-type="float" office:value="28.0831">
                <text:p>28.0831</text:p>
              </table:table-cell>
              <table:table-cell office:value-type="float" office:value="877.129">
                <text:p>877.129</text:p>
              </table:table-cell>
            </table:table-row>
            <table:table-row>
              <table:table-cell office:value-type="float" office:value="29.05">
                <text:p>29.05</text:p>
              </table:table-cell>
              <table:table-cell office:value-type="float" office:value="94.3286">
                <text:p>94.3286</text:p>
              </table:table-cell>
              <table:table-cell office:value-type="float" office:value="28.1936">
                <text:p>28.1936</text:p>
              </table:table-cell>
              <table:table-cell office:value-type="float" office:value="877.478">
                <text:p>877.478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93.872">
                <text:p>93.872</text:p>
              </table:table-cell>
              <table:table-cell office:value-type="float" office:value="28.3043">
                <text:p>28.3043</text:p>
              </table:table-cell>
              <table:table-cell office:value-type="float" office:value="877.824">
                <text:p>877.824</text:p>
              </table:table-cell>
            </table:table-row>
            <table:table-row>
              <table:table-cell office:value-type="float" office:value="29.15">
                <text:p>29.15</text:p>
              </table:table-cell>
              <table:table-cell office:value-type="float" office:value="93.4182">
                <text:p>93.4182</text:p>
              </table:table-cell>
              <table:table-cell office:value-type="float" office:value="28.4153">
                <text:p>28.4153</text:p>
              </table:table-cell>
              <table:table-cell office:value-type="float" office:value="878.167">
                <text:p>878.167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92.967">
                <text:p>92.967</text:p>
              </table:table-cell>
              <table:table-cell office:value-type="float" office:value="28.5265">
                <text:p>28.5265</text:p>
              </table:table-cell>
              <table:table-cell office:value-type="float" office:value="878.506">
                <text:p>878.506</text:p>
              </table:table-cell>
            </table:table-row>
            <table:table-row>
              <table:table-cell office:value-type="float" office:value="29.25">
                <text:p>29.25</text:p>
              </table:table-cell>
              <table:table-cell office:value-type="float" office:value="92.5186">
                <text:p>92.5186</text:p>
              </table:table-cell>
              <table:table-cell office:value-type="float" office:value="28.6379">
                <text:p>28.6379</text:p>
              </table:table-cell>
              <table:table-cell office:value-type="float" office:value="878.844">
                <text:p>878.844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92.0728">
                <text:p>92.0728</text:p>
              </table:table-cell>
              <table:table-cell office:value-type="float" office:value="28.7495">
                <text:p>28.7495</text:p>
              </table:table-cell>
              <table:table-cell office:value-type="float" office:value="879.178">
                <text:p>879.178</text:p>
              </table:table-cell>
            </table:table-row>
            <table:table-row>
              <table:table-cell office:value-type="float" office:value="29.35">
                <text:p>29.35</text:p>
              </table:table-cell>
              <table:table-cell office:value-type="float" office:value="91.6297">
                <text:p>91.6297</text:p>
              </table:table-cell>
              <table:table-cell office:value-type="float" office:value="28.8613">
                <text:p>28.8613</text:p>
              </table:table-cell>
              <table:table-cell office:value-type="float" office:value="879.509">
                <text:p>879.509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91.1893">
                <text:p>91.1893</text:p>
              </table:table-cell>
              <table:table-cell office:value-type="float" office:value="28.9734">
                <text:p>28.9734</text:p>
              </table:table-cell>
              <table:table-cell office:value-type="float" office:value="879.837">
                <text:p>879.837</text:p>
              </table:table-cell>
            </table:table-row>
            <table:table-row>
              <table:table-cell office:value-type="float" office:value="29.45">
                <text:p>29.45</text:p>
              </table:table-cell>
              <table:table-cell office:value-type="float" office:value="90.7514">
                <text:p>90.7514</text:p>
              </table:table-cell>
              <table:table-cell office:value-type="float" office:value="29.0857">
                <text:p>29.0857</text:p>
              </table:table-cell>
              <table:table-cell office:value-type="float" office:value="880.163">
                <text:p>880.163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90.3162">
                <text:p>90.3162</text:p>
              </table:table-cell>
              <table:table-cell office:value-type="float" office:value="29.1982">
                <text:p>29.1982</text:p>
              </table:table-cell>
              <table:table-cell office:value-type="float" office:value="880.486">
                <text:p>880.486</text:p>
              </table:table-cell>
            </table:table-row>
            <table:table-row>
              <table:table-cell office:value-type="float" office:value="29.55">
                <text:p>29.55</text:p>
              </table:table-cell>
              <table:table-cell office:value-type="float" office:value="89.8836">
                <text:p>89.8836</text:p>
              </table:table-cell>
              <table:table-cell office:value-type="float" office:value="29.3109">
                <text:p>29.3109</text:p>
              </table:table-cell>
              <table:table-cell office:value-type="float" office:value="880.806">
                <text:p>880.806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89.4535">
                <text:p>89.4535</text:p>
              </table:table-cell>
              <table:table-cell office:value-type="float" office:value="29.4238">
                <text:p>29.4238</text:p>
              </table:table-cell>
              <table:table-cell office:value-type="float" office:value="881.123">
                <text:p>881.123</text:p>
              </table:table-cell>
            </table:table-row>
            <table:table-row>
              <table:table-cell office:value-type="float" office:value="29.65">
                <text:p>29.65</text:p>
              </table:table-cell>
              <table:table-cell office:value-type="float" office:value="89.0261">
                <text:p>89.0261</text:p>
              </table:table-cell>
              <table:table-cell office:value-type="float" office:value="29.5369">
                <text:p>29.5369</text:p>
              </table:table-cell>
              <table:table-cell office:value-type="float" office:value="881.437">
                <text:p>881.437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88.6011">
                <text:p>88.6011</text:p>
              </table:table-cell>
              <table:table-cell office:value-type="float" office:value="29.6502">
                <text:p>29.6502</text:p>
              </table:table-cell>
              <table:table-cell office:value-type="float" office:value="881.749">
                <text:p>881.749</text:p>
              </table:table-cell>
            </table:table-row>
            <table:table-row>
              <table:table-cell office:value-type="float" office:value="29.75">
                <text:p>29.75</text:p>
              </table:table-cell>
              <table:table-cell office:value-type="float" office:value="88.1787">
                <text:p>88.1787</text:p>
              </table:table-cell>
              <table:table-cell office:value-type="float" office:value="29.7638">
                <text:p>29.7638</text:p>
              </table:table-cell>
              <table:table-cell office:value-type="float" office:value="882.057">
                <text:p>882.057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87.7588">
                <text:p>87.7588</text:p>
              </table:table-cell>
              <table:table-cell office:value-type="float" office:value="29.8776">
                <text:p>29.8776</text:p>
              </table:table-cell>
              <table:table-cell office:value-type="float" office:value="882.364">
                <text:p>882.364</text:p>
              </table:table-cell>
            </table:table-row>
            <table:table-row>
              <table:table-cell office:value-type="float" office:value="29.85">
                <text:p>29.85</text:p>
              </table:table-cell>
              <table:table-cell office:value-type="float" office:value="87.3414">
                <text:p>87.3414</text:p>
              </table:table-cell>
              <table:table-cell office:value-type="float" office:value="29.9915">
                <text:p>29.9915</text:p>
              </table:table-cell>
              <table:table-cell office:value-type="float" office:value="882.667">
                <text:p>882.667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86.9265">
                <text:p>86.9265</text:p>
              </table:table-cell>
              <table:table-cell office:value-type="float" office:value="30.1057">
                <text:p>30.1057</text:p>
              </table:table-cell>
              <table:table-cell office:value-type="float" office:value="882.968">
                <text:p>882.968</text:p>
              </table:table-cell>
            </table:table-row>
            <table:table-row>
              <table:table-cell office:value-type="float" office:value="29.95">
                <text:p>29.95</text:p>
              </table:table-cell>
              <table:table-cell office:value-type="float" office:value="86.5141">
                <text:p>86.5141</text:p>
              </table:table-cell>
              <table:table-cell office:value-type="float" office:value="30.2201">
                <text:p>30.2201</text:p>
              </table:table-cell>
              <table:table-cell office:value-type="float" office:value="883.266">
                <text:p>883.2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.1041">
                <text:p>86.1041</text:p>
              </table:table-cell>
              <table:table-cell office:value-type="float" office:value="30.3347">
                <text:p>30.3347</text:p>
              </table:table-cell>
              <table:table-cell office:value-type="float" office:value="883.561">
                <text:p>883.561</text:p>
              </table:table-cell>
            </table:table-row>
            <table:table-row>
              <table:table-cell office:value-type="float" office:value="30.05">
                <text:p>30.05</text:p>
              </table:table-cell>
              <table:table-cell office:value-type="float" office:value="85.6965">
                <text:p>85.6965</text:p>
              </table:table-cell>
              <table:table-cell office:value-type="float" office:value="30.4495">
                <text:p>30.4495</text:p>
              </table:table-cell>
              <table:table-cell office:value-type="float" office:value="883.854">
                <text:p>883.854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85.2914">
                <text:p>85.2914</text:p>
              </table:table-cell>
              <table:table-cell office:value-type="float" office:value="30.5646">
                <text:p>30.5646</text:p>
              </table:table-cell>
              <table:table-cell office:value-type="float" office:value="884.144">
                <text:p>884.144</text:p>
              </table:table-cell>
            </table:table-row>
            <table:table-row>
              <table:table-cell office:value-type="float" office:value="30.15">
                <text:p>30.15</text:p>
              </table:table-cell>
              <table:table-cell office:value-type="float" office:value="84.8887">
                <text:p>84.8887</text:p>
              </table:table-cell>
              <table:table-cell office:value-type="float" office:value="30.6798">
                <text:p>30.6798</text:p>
              </table:table-cell>
              <table:table-cell office:value-type="float" office:value="884.432">
                <text:p>884.432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84.4884">
                <text:p>84.4884</text:p>
              </table:table-cell>
              <table:table-cell office:value-type="float" office:value="30.7952">
                <text:p>30.7952</text:p>
              </table:table-cell>
              <table:table-cell office:value-type="float" office:value="884.716">
                <text:p>884.716</text:p>
              </table:table-cell>
            </table:table-row>
            <table:table-row>
              <table:table-cell office:value-type="float" office:value="30.25">
                <text:p>30.25</text:p>
              </table:table-cell>
              <table:table-cell office:value-type="float" office:value="84.0904">
                <text:p>84.0904</text:p>
              </table:table-cell>
              <table:table-cell office:value-type="float" office:value="30.9109">
                <text:p>30.9109</text:p>
              </table:table-cell>
              <table:table-cell office:value-type="float" office:value="884.999">
                <text:p>884.999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83.6948">
                <text:p>83.6948</text:p>
              </table:table-cell>
              <table:table-cell office:value-type="float" office:value="31.0267">
                <text:p>31.0267</text:p>
              </table:table-cell>
              <table:table-cell office:value-type="float" office:value="885.279">
                <text:p>885.279</text:p>
              </table:table-cell>
            </table:table-row>
            <table:table-row>
              <table:table-cell office:value-type="float" office:value="30.35">
                <text:p>30.35</text:p>
              </table:table-cell>
              <table:table-cell office:value-type="float" office:value="83.3015">
                <text:p>83.3015</text:p>
              </table:table-cell>
              <table:table-cell office:value-type="float" office:value="31.1427">
                <text:p>31.1427</text:p>
              </table:table-cell>
              <table:table-cell office:value-type="float" office:value="885.556">
                <text:p>885.556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82.9106">
                <text:p>82.9106</text:p>
              </table:table-cell>
              <table:table-cell office:value-type="float" office:value="31.259">
                <text:p>31.259</text:p>
              </table:table-cell>
              <table:table-cell office:value-type="float" office:value="885.83">
                <text:p>885.83</text:p>
              </table:table-cell>
            </table:table-row>
            <table:table-row>
              <table:table-cell office:value-type="float" office:value="30.45">
                <text:p>30.45</text:p>
              </table:table-cell>
              <table:table-cell office:value-type="float" office:value="82.522">
                <text:p>82.522</text:p>
              </table:table-cell>
              <table:table-cell office:value-type="float" office:value="31.3754">
                <text:p>31.3754</text:p>
              </table:table-cell>
              <table:table-cell office:value-type="float" office:value="886.103">
                <text:p>886.10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82.1357">
                <text:p>82.1357</text:p>
              </table:table-cell>
              <table:table-cell office:value-type="float" office:value="31.4921">
                <text:p>31.4921</text:p>
              </table:table-cell>
              <table:table-cell office:value-type="float" office:value="886.372">
                <text:p>886.372</text:p>
              </table:table-cell>
            </table:table-row>
            <table:table-row>
              <table:table-cell office:value-type="float" office:value="30.55">
                <text:p>30.55</text:p>
              </table:table-cell>
              <table:table-cell office:value-type="float" office:value="81.7517">
                <text:p>81.7517</text:p>
              </table:table-cell>
              <table:table-cell office:value-type="float" office:value="31.609">
                <text:p>31.609</text:p>
              </table:table-cell>
              <table:table-cell office:value-type="float" office:value="886.639">
                <text:p>886.639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81.3699">
                <text:p>81.3699</text:p>
              </table:table-cell>
              <table:table-cell office:value-type="float" office:value="31.726">
                <text:p>31.726</text:p>
              </table:table-cell>
              <table:table-cell office:value-type="float" office:value="886.904">
                <text:p>886.904</text:p>
              </table:table-cell>
            </table:table-row>
            <table:table-row>
              <table:table-cell office:value-type="float" office:value="30.65">
                <text:p>30.65</text:p>
              </table:table-cell>
              <table:table-cell office:value-type="float" office:value="80.9905">
                <text:p>80.9905</text:p>
              </table:table-cell>
              <table:table-cell office:value-type="float" office:value="31.8433">
                <text:p>31.8433</text:p>
              </table:table-cell>
              <table:table-cell office:value-type="float" office:value="887.166">
                <text:p>887.166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80.6132">
                <text:p>80.6132</text:p>
              </table:table-cell>
              <table:table-cell office:value-type="float" office:value="31.9607">
                <text:p>31.9607</text:p>
              </table:table-cell>
              <table:table-cell office:value-type="float" office:value="887.426">
                <text:p>887.426</text:p>
              </table:table-cell>
            </table:table-row>
            <table:table-row>
              <table:table-cell office:value-type="float" office:value="30.75">
                <text:p>30.75</text:p>
              </table:table-cell>
              <table:table-cell office:value-type="float" office:value="80.2382">
                <text:p>80.2382</text:p>
              </table:table-cell>
              <table:table-cell office:value-type="float" office:value="32.0784">
                <text:p>32.0784</text:p>
              </table:table-cell>
              <table:table-cell office:value-type="float" office:value="887.683">
                <text:p>887.683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79.8654">
                <text:p>79.8654</text:p>
              </table:table-cell>
              <table:table-cell office:value-type="float" office:value="32.1963">
                <text:p>32.1963</text:p>
              </table:table-cell>
              <table:table-cell office:value-type="float" office:value="887.938">
                <text:p>887.938</text:p>
              </table:table-cell>
            </table:table-row>
            <table:table-row>
              <table:table-cell office:value-type="float" office:value="30.85">
                <text:p>30.85</text:p>
              </table:table-cell>
              <table:table-cell office:value-type="float" office:value="79.4948">
                <text:p>79.4948</text:p>
              </table:table-cell>
              <table:table-cell office:value-type="float" office:value="32.3143">
                <text:p>32.3143</text:p>
              </table:table-cell>
              <table:table-cell office:value-type="float" office:value="888.191">
                <text:p>888.191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79.1264">
                <text:p>79.1264</text:p>
              </table:table-cell>
              <table:table-cell office:value-type="float" office:value="32.4326">
                <text:p>32.4326</text:p>
              </table:table-cell>
              <table:table-cell office:value-type="float" office:value="888.441">
                <text:p>888.441</text:p>
              </table:table-cell>
            </table:table-row>
            <table:table-row>
              <table:table-cell office:value-type="float" office:value="30.95">
                <text:p>30.95</text:p>
              </table:table-cell>
              <table:table-cell office:value-type="float" office:value="78.7602">
                <text:p>78.7602</text:p>
              </table:table-cell>
              <table:table-cell office:value-type="float" office:value="32.551">
                <text:p>32.551</text:p>
              </table:table-cell>
              <table:table-cell office:value-type="float" office:value="888.689">
                <text:p>888.68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8.3961">
                <text:p>78.3961</text:p>
              </table:table-cell>
              <table:table-cell office:value-type="float" office:value="32.6697">
                <text:p>32.6697</text:p>
              </table:table-cell>
              <table:table-cell office:value-type="float" office:value="888.934">
                <text:p>888.934</text:p>
              </table:table-cell>
            </table:table-row>
            <table:table-row>
              <table:table-cell office:value-type="float" office:value="31.05">
                <text:p>31.05</text:p>
              </table:table-cell>
              <table:table-cell office:value-type="float" office:value="78.0342">
                <text:p>78.0342</text:p>
              </table:table-cell>
              <table:table-cell office:value-type="float" office:value="32.7885">
                <text:p>32.7885</text:p>
              </table:table-cell>
              <table:table-cell office:value-type="float" office:value="889.177">
                <text:p>889.177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77.6744">
                <text:p>77.6744</text:p>
              </table:table-cell>
              <table:table-cell office:value-type="float" office:value="32.9076">
                <text:p>32.9076</text:p>
              </table:table-cell>
              <table:table-cell office:value-type="float" office:value="889.418">
                <text:p>889.418</text:p>
              </table:table-cell>
            </table:table-row>
            <table:table-row>
              <table:table-cell office:value-type="float" office:value="31.15">
                <text:p>31.15</text:p>
              </table:table-cell>
              <table:table-cell office:value-type="float" office:value="77.3168">
                <text:p>77.3168</text:p>
              </table:table-cell>
              <table:table-cell office:value-type="float" office:value="33.0268">
                <text:p>33.0268</text:p>
              </table:table-cell>
              <table:table-cell office:value-type="float" office:value="889.656">
                <text:p>889.656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76.9612">
                <text:p>76.9612</text:p>
              </table:table-cell>
              <table:table-cell office:value-type="float" office:value="33.1462">
                <text:p>33.1462</text:p>
              </table:table-cell>
              <table:table-cell office:value-type="float" office:value="889.893">
                <text:p>889.893</text:p>
              </table:table-cell>
            </table:table-row>
            <table:table-row>
              <table:table-cell office:value-type="float" office:value="31.25">
                <text:p>31.25</text:p>
              </table:table-cell>
              <table:table-cell office:value-type="float" office:value="76.6078">
                <text:p>76.6078</text:p>
              </table:table-cell>
              <table:table-cell office:value-type="float" office:value="33.2658">
                <text:p>33.2658</text:p>
              </table:table-cell>
              <table:table-cell office:value-type="float" office:value="890.126">
                <text:p>890.126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76.2564">
                <text:p>76.2564</text:p>
              </table:table-cell>
              <table:table-cell office:value-type="float" office:value="33.3856">
                <text:p>33.3856</text:p>
              </table:table-cell>
              <table:table-cell office:value-type="float" office:value="890.358">
                <text:p>890.358</text:p>
              </table:table-cell>
            </table:table-row>
            <table:table-row>
              <table:table-cell office:value-type="float" office:value="31.35">
                <text:p>31.35</text:p>
              </table:table-cell>
              <table:table-cell office:value-type="float" office:value="75.9071">
                <text:p>75.9071</text:p>
              </table:table-cell>
              <table:table-cell office:value-type="float" office:value="33.5056">
                <text:p>33.5056</text:p>
              </table:table-cell>
              <table:table-cell office:value-type="float" office:value="890.587">
                <text:p>890.587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75.5598">
                <text:p>75.5598</text:p>
              </table:table-cell>
              <table:table-cell office:value-type="float" office:value="33.6258">
                <text:p>33.6258</text:p>
              </table:table-cell>
              <table:table-cell office:value-type="float" office:value="890.814">
                <text:p>890.814</text:p>
              </table:table-cell>
            </table:table-row>
            <table:table-row>
              <table:table-cell office:value-type="float" office:value="31.45">
                <text:p>31.45</text:p>
              </table:table-cell>
              <table:table-cell office:value-type="float" office:value="75.2146">
                <text:p>75.2146</text:p>
              </table:table-cell>
              <table:table-cell office:value-type="float" office:value="33.7462">
                <text:p>33.7462</text:p>
              </table:table-cell>
              <table:table-cell office:value-type="float" office:value="891.039">
                <text:p>891.039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74.8714">
                <text:p>74.8714</text:p>
              </table:table-cell>
              <table:table-cell office:value-type="float" office:value="33.8668">
                <text:p>33.8668</text:p>
              </table:table-cell>
              <table:table-cell office:value-type="float" office:value="891.262">
                <text:p>891.262</text:p>
              </table:table-cell>
            </table:table-row>
            <table:table-row>
              <table:table-cell office:value-type="float" office:value="31.55">
                <text:p>31.55</text:p>
              </table:table-cell>
              <table:table-cell office:value-type="float" office:value="74.5303">
                <text:p>74.5303</text:p>
              </table:table-cell>
              <table:table-cell office:value-type="float" office:value="33.9876">
                <text:p>33.9876</text:p>
              </table:table-cell>
              <table:table-cell office:value-type="float" office:value="891.482">
                <text:p>891.482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74.1911">
                <text:p>74.1911</text:p>
              </table:table-cell>
              <table:table-cell office:value-type="float" office:value="34.1085">
                <text:p>34.1085</text:p>
              </table:table-cell>
              <table:table-cell office:value-type="float" office:value="891.7">
                <text:p>891.7</text:p>
              </table:table-cell>
            </table:table-row>
            <table:table-row>
              <table:table-cell office:value-type="float" office:value="31.65">
                <text:p>31.65</text:p>
              </table:table-cell>
              <table:table-cell office:value-type="float" office:value="73.8539">
                <text:p>73.8539</text:p>
              </table:table-cell>
              <table:table-cell office:value-type="float" office:value="34.2297">
                <text:p>34.2297</text:p>
              </table:table-cell>
              <table:table-cell office:value-type="float" office:value="891.916">
                <text:p>891.916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73.5188">
                <text:p>73.5188</text:p>
              </table:table-cell>
              <table:table-cell office:value-type="float" office:value="34.351">
                <text:p>34.351</text:p>
              </table:table-cell>
              <table:table-cell office:value-type="float" office:value="892.13">
                <text:p>892.13</text:p>
              </table:table-cell>
            </table:table-row>
            <table:table-row>
              <table:table-cell office:value-type="float" office:value="31.75">
                <text:p>31.75</text:p>
              </table:table-cell>
              <table:table-cell office:value-type="float" office:value="73.1855">
                <text:p>73.1855</text:p>
              </table:table-cell>
              <table:table-cell office:value-type="float" office:value="34.4725">
                <text:p>34.4725</text:p>
              </table:table-cell>
              <table:table-cell office:value-type="float" office:value="892.342">
                <text:p>892.342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72.8543">
                <text:p>72.8543</text:p>
              </table:table-cell>
              <table:table-cell office:value-type="float" office:value="34.5942">
                <text:p>34.5942</text:p>
              </table:table-cell>
              <table:table-cell office:value-type="float" office:value="892.552">
                <text:p>892.552</text:p>
              </table:table-cell>
            </table:table-row>
            <table:table-row>
              <table:table-cell office:value-type="float" office:value="31.85">
                <text:p>31.85</text:p>
              </table:table-cell>
              <table:table-cell office:value-type="float" office:value="72.5249">
                <text:p>72.5249</text:p>
              </table:table-cell>
              <table:table-cell office:value-type="float" office:value="34.7161">
                <text:p>34.7161</text:p>
              </table:table-cell>
              <table:table-cell office:value-type="float" office:value="892.759">
                <text:p>892.759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72.1976">
                <text:p>72.1976</text:p>
              </table:table-cell>
              <table:table-cell office:value-type="float" office:value="34.8382">
                <text:p>34.8382</text:p>
              </table:table-cell>
              <table:table-cell office:value-type="float" office:value="892.964">
                <text:p>892.964</text:p>
              </table:table-cell>
            </table:table-row>
            <table:table-row>
              <table:table-cell office:value-type="float" office:value="31.95">
                <text:p>31.95</text:p>
              </table:table-cell>
              <table:table-cell office:value-type="float" office:value="71.8721">
                <text:p>71.8721</text:p>
              </table:table-cell>
              <table:table-cell office:value-type="float" office:value="34.9604">
                <text:p>34.9604</text:p>
              </table:table-cell>
              <table:table-cell office:value-type="float" office:value="893.167">
                <text:p>893.1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.5485">
                <text:p>71.5485</text:p>
              </table:table-cell>
              <table:table-cell office:value-type="float" office:value="35.0829">
                <text:p>35.0829</text:p>
              </table:table-cell>
              <table:table-cell office:value-type="float" office:value="893.369">
                <text:p>893.369</text:p>
              </table:table-cell>
            </table:table-row>
            <table:table-row>
              <table:table-cell office:value-type="float" office:value="32.05">
                <text:p>32.05</text:p>
              </table:table-cell>
              <table:table-cell office:value-type="float" office:value="71.2268">
                <text:p>71.2268</text:p>
              </table:table-cell>
              <table:table-cell office:value-type="float" office:value="35.2055">
                <text:p>35.2055</text:p>
              </table:table-cell>
              <table:table-cell office:value-type="float" office:value="893.568">
                <text:p>893.568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70.9071">
                <text:p>70.9071</text:p>
              </table:table-cell>
              <table:table-cell office:value-type="float" office:value="35.3283">
                <text:p>35.3283</text:p>
              </table:table-cell>
              <table:table-cell office:value-type="float" office:value="893.765">
                <text:p>893.765</text:p>
              </table:table-cell>
            </table:table-row>
            <table:table-row>
              <table:table-cell office:value-type="float" office:value="32.15">
                <text:p>32.15</text:p>
              </table:table-cell>
              <table:table-cell office:value-type="float" office:value="70.5891">
                <text:p>70.5891</text:p>
              </table:table-cell>
              <table:table-cell office:value-type="float" office:value="35.4513">
                <text:p>35.4513</text:p>
              </table:table-cell>
              <table:table-cell office:value-type="float" office:value="893.96">
                <text:p>893.96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70.2731">
                <text:p>70.2731</text:p>
              </table:table-cell>
              <table:table-cell office:value-type="float" office:value="35.5745">
                <text:p>35.5745</text:p>
              </table:table-cell>
              <table:table-cell office:value-type="float" office:value="894.152">
                <text:p>894.152</text:p>
              </table:table-cell>
            </table:table-row>
            <table:table-row>
              <table:table-cell office:value-type="float" office:value="32.25">
                <text:p>32.25</text:p>
              </table:table-cell>
              <table:table-cell office:value-type="float" office:value="69.9589">
                <text:p>69.9589</text:p>
              </table:table-cell>
              <table:table-cell office:value-type="float" office:value="35.6978">
                <text:p>35.6978</text:p>
              </table:table-cell>
              <table:table-cell office:value-type="float" office:value="894.343">
                <text:p>894.343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69.6465">
                <text:p>69.6465</text:p>
              </table:table-cell>
              <table:table-cell office:value-type="float" office:value="35.8214">
                <text:p>35.8214</text:p>
              </table:table-cell>
              <table:table-cell office:value-type="float" office:value="894.532">
                <text:p>894.532</text:p>
              </table:table-cell>
            </table:table-row>
            <table:table-row>
              <table:table-cell office:value-type="float" office:value="32.35">
                <text:p>32.35</text:p>
              </table:table-cell>
              <table:table-cell office:value-type="float" office:value="69.3359">
                <text:p>69.3359</text:p>
              </table:table-cell>
              <table:table-cell office:value-type="float" office:value="35.9451">
                <text:p>35.9451</text:p>
              </table:table-cell>
              <table:table-cell office:value-type="float" office:value="894.719">
                <text:p>894.719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69.0272">
                <text:p>69.0272</text:p>
              </table:table-cell>
              <table:table-cell office:value-type="float" office:value="36.069">
                <text:p>36.069</text:p>
              </table:table-cell>
              <table:table-cell office:value-type="float" office:value="894.904">
                <text:p>894.904</text:p>
              </table:table-cell>
            </table:table-row>
            <table:table-row>
              <table:table-cell office:value-type="float" office:value="32.45">
                <text:p>32.45</text:p>
              </table:table-cell>
              <table:table-cell office:value-type="float" office:value="68.7203">
                <text:p>68.7203</text:p>
              </table:table-cell>
              <table:table-cell office:value-type="float" office:value="36.1931">
                <text:p>36.1931</text:p>
              </table:table-cell>
              <table:table-cell office:value-type="float" office:value="895.087">
                <text:p>895.087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68.4151">
                <text:p>68.4151</text:p>
              </table:table-cell>
              <table:table-cell office:value-type="float" office:value="36.3173">
                <text:p>36.3173</text:p>
              </table:table-cell>
              <table:table-cell office:value-type="float" office:value="895.268">
                <text:p>895.268</text:p>
              </table:table-cell>
            </table:table-row>
            <table:table-row>
              <table:table-cell office:value-type="float" office:value="32.55">
                <text:p>32.55</text:p>
              </table:table-cell>
              <table:table-cell office:value-type="float" office:value="68.1118">
                <text:p>68.1118</text:p>
              </table:table-cell>
              <table:table-cell office:value-type="float" office:value="36.4417">
                <text:p>36.4417</text:p>
              </table:table-cell>
              <table:table-cell office:value-type="float" office:value="895.447">
                <text:p>895.447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67.8102">
                <text:p>67.8102</text:p>
              </table:table-cell>
              <table:table-cell office:value-type="float" office:value="36.5663">
                <text:p>36.5663</text:p>
              </table:table-cell>
              <table:table-cell office:value-type="float" office:value="895.623">
                <text:p>895.623</text:p>
              </table:table-cell>
            </table:table-row>
            <table:table-row>
              <table:table-cell office:value-type="float" office:value="32.65">
                <text:p>32.65</text:p>
              </table:table-cell>
              <table:table-cell office:value-type="float" office:value="67.5103">
                <text:p>67.5103</text:p>
              </table:table-cell>
              <table:table-cell office:value-type="float" office:value="36.6911">
                <text:p>36.6911</text:p>
              </table:table-cell>
              <table:table-cell office:value-type="float" office:value="895.799">
                <text:p>895.799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67.2123">
                <text:p>67.2123</text:p>
              </table:table-cell>
              <table:table-cell office:value-type="float" office:value="36.8161">
                <text:p>36.8161</text:p>
              </table:table-cell>
              <table:table-cell office:value-type="float" office:value="895.972">
                <text:p>895.972</text:p>
              </table:table-cell>
            </table:table-row>
            <table:table-row>
              <table:table-cell office:value-type="float" office:value="32.75">
                <text:p>32.75</text:p>
              </table:table-cell>
              <table:table-cell office:value-type="float" office:value="66.9159">
                <text:p>66.9159</text:p>
              </table:table-cell>
              <table:table-cell office:value-type="float" office:value="36.9412">
                <text:p>36.9412</text:p>
              </table:table-cell>
              <table:table-cell office:value-type="float" office:value="896.143">
                <text:p>896.143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66.6213">
                <text:p>66.6213</text:p>
              </table:table-cell>
              <table:table-cell office:value-type="float" office:value="37.0665">
                <text:p>37.0665</text:p>
              </table:table-cell>
              <table:table-cell office:value-type="float" office:value="896.312">
                <text:p>896.312</text:p>
              </table:table-cell>
            </table:table-row>
            <table:table-row>
              <table:table-cell office:value-type="float" office:value="32.85">
                <text:p>32.85</text:p>
              </table:table-cell>
              <table:table-cell office:value-type="float" office:value="66.3284">
                <text:p>66.3284</text:p>
              </table:table-cell>
              <table:table-cell office:value-type="float" office:value="37.192">
                <text:p>37.192</text:p>
              </table:table-cell>
              <table:table-cell office:value-type="float" office:value="896.48">
                <text:p>896.48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66.0372">
                <text:p>66.0372</text:p>
              </table:table-cell>
              <table:table-cell office:value-type="float" office:value="37.3176">
                <text:p>37.3176</text:p>
              </table:table-cell>
              <table:table-cell office:value-type="float" office:value="896.645">
                <text:p>896.645</text:p>
              </table:table-cell>
            </table:table-row>
            <table:table-row>
              <table:table-cell office:value-type="float" office:value="32.95">
                <text:p>32.95</text:p>
              </table:table-cell>
              <table:table-cell office:value-type="float" office:value="65.7476">
                <text:p>65.7476</text:p>
              </table:table-cell>
              <table:table-cell office:value-type="float" office:value="37.4435">
                <text:p>37.4435</text:p>
              </table:table-cell>
              <table:table-cell office:value-type="float" office:value="896.809">
                <text:p>896.80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5.4598">
                <text:p>65.4598</text:p>
              </table:table-cell>
              <table:table-cell office:value-type="float" office:value="37.5695">
                <text:p>37.5695</text:p>
              </table:table-cell>
              <table:table-cell office:value-type="float" office:value="896.971">
                <text:p>896.971</text:p>
              </table:table-cell>
            </table:table-row>
            <table:table-row>
              <table:table-cell office:value-type="float" office:value="33.05">
                <text:p>33.05</text:p>
              </table:table-cell>
              <table:table-cell office:value-type="float" office:value="65.1736">
                <text:p>65.1736</text:p>
              </table:table-cell>
              <table:table-cell office:value-type="float" office:value="37.6956">
                <text:p>37.6956</text:p>
              </table:table-cell>
              <table:table-cell office:value-type="float" office:value="897.131">
                <text:p>897.131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64.8892">
                <text:p>64.8892</text:p>
              </table:table-cell>
              <table:table-cell office:value-type="float" office:value="37.822">
                <text:p>37.822</text:p>
              </table:table-cell>
              <table:table-cell office:value-type="float" office:value="897.289">
                <text:p>897.289</text:p>
              </table:table-cell>
            </table:table-row>
            <table:table-row>
              <table:table-cell office:value-type="float" office:value="33.15">
                <text:p>33.15</text:p>
              </table:table-cell>
              <table:table-cell office:value-type="float" office:value="64.6063">
                <text:p>64.6063</text:p>
              </table:table-cell>
              <table:table-cell office:value-type="float" office:value="37.9485">
                <text:p>37.9485</text:p>
              </table:table-cell>
              <table:table-cell office:value-type="float" office:value="897.445">
                <text:p>897.445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64.3251">
                <text:p>64.3251</text:p>
              </table:table-cell>
              <table:table-cell office:value-type="float" office:value="38.0752">
                <text:p>38.0752</text:p>
              </table:table-cell>
              <table:table-cell office:value-type="float" office:value="897.6">
                <text:p>897.6</text:p>
              </table:table-cell>
            </table:table-row>
            <table:table-row>
              <table:table-cell office:value-type="float" office:value="33.25">
                <text:p>33.25</text:p>
              </table:table-cell>
              <table:table-cell office:value-type="float" office:value="64.0455">
                <text:p>64.0455</text:p>
              </table:table-cell>
              <table:table-cell office:value-type="float" office:value="38.202">
                <text:p>38.202</text:p>
              </table:table-cell>
              <table:table-cell office:value-type="float" office:value="897.752">
                <text:p>897.752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63.7676">
                <text:p>63.7676</text:p>
              </table:table-cell>
              <table:table-cell office:value-type="float" office:value="38.329">
                <text:p>38.329</text:p>
              </table:table-cell>
              <table:table-cell office:value-type="float" office:value="897.903">
                <text:p>897.903</text:p>
              </table:table-cell>
            </table:table-row>
            <table:table-row>
              <table:table-cell office:value-type="float" office:value="33.35">
                <text:p>33.35</text:p>
              </table:table-cell>
              <table:table-cell office:value-type="float" office:value="63.4912">
                <text:p>63.4912</text:p>
              </table:table-cell>
              <table:table-cell office:value-type="float" office:value="38.4562">
                <text:p>38.4562</text:p>
              </table:table-cell>
              <table:table-cell office:value-type="float" office:value="898.053">
                <text:p>898.053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63.2165">
                <text:p>63.2165</text:p>
              </table:table-cell>
              <table:table-cell office:value-type="float" office:value="38.5836">
                <text:p>38.5836</text:p>
              </table:table-cell>
              <table:table-cell office:value-type="float" office:value="898.2">
                <text:p>898.2</text:p>
              </table:table-cell>
            </table:table-row>
            <table:table-row>
              <table:table-cell office:value-type="float" office:value="33.45">
                <text:p>33.45</text:p>
              </table:table-cell>
              <table:table-cell office:value-type="float" office:value="62.9434">
                <text:p>62.9434</text:p>
              </table:table-cell>
              <table:table-cell office:value-type="float" office:value="38.7111">
                <text:p>38.7111</text:p>
              </table:table-cell>
              <table:table-cell office:value-type="float" office:value="898.346">
                <text:p>898.346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62.6718">
                <text:p>62.6718</text:p>
              </table:table-cell>
              <table:table-cell office:value-type="float" office:value="38.8388">
                <text:p>38.8388</text:p>
              </table:table-cell>
              <table:table-cell office:value-type="float" office:value="898.489">
                <text:p>898.489</text:p>
              </table:table-cell>
            </table:table-row>
            <table:table-row>
              <table:table-cell office:value-type="float" office:value="33.55">
                <text:p>33.55</text:p>
              </table:table-cell>
              <table:table-cell office:value-type="float" office:value="62.4018">
                <text:p>62.4018</text:p>
              </table:table-cell>
              <table:table-cell office:value-type="float" office:value="38.9666">
                <text:p>38.9666</text:p>
              </table:table-cell>
              <table:table-cell office:value-type="float" office:value="898.632">
                <text:p>898.632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62.1334">
                <text:p>62.1334</text:p>
              </table:table-cell>
              <table:table-cell office:value-type="float" office:value="39.0946">
                <text:p>39.0946</text:p>
              </table:table-cell>
              <table:table-cell office:value-type="float" office:value="898.772">
                <text:p>898.772</text:p>
              </table:table-cell>
            </table:table-row>
            <table:table-row>
              <table:table-cell office:value-type="float" office:value="33.65">
                <text:p>33.65</text:p>
              </table:table-cell>
              <table:table-cell office:value-type="float" office:value="61.8665">
                <text:p>61.8665</text:p>
              </table:table-cell>
              <table:table-cell office:value-type="float" office:value="39.2228">
                <text:p>39.2228</text:p>
              </table:table-cell>
              <table:table-cell office:value-type="float" office:value="898.911">
                <text:p>898.911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61.6011">
                <text:p>61.6011</text:p>
              </table:table-cell>
              <table:table-cell office:value-type="float" office:value="39.3512">
                <text:p>39.3512</text:p>
              </table:table-cell>
              <table:table-cell office:value-type="float" office:value="899.048">
                <text:p>899.048</text:p>
              </table:table-cell>
            </table:table-row>
            <table:table-row>
              <table:table-cell office:value-type="float" office:value="33.75">
                <text:p>33.75</text:p>
              </table:table-cell>
              <table:table-cell office:value-type="float" office:value="61.3373">
                <text:p>61.3373</text:p>
              </table:table-cell>
              <table:table-cell office:value-type="float" office:value="39.4797">
                <text:p>39.4797</text:p>
              </table:table-cell>
              <table:table-cell office:value-type="float" office:value="899.183">
                <text:p>899.183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61.0751">
                <text:p>61.0751</text:p>
              </table:table-cell>
              <table:table-cell office:value-type="float" office:value="39.6083">
                <text:p>39.6083</text:p>
              </table:table-cell>
              <table:table-cell office:value-type="float" office:value="899.317">
                <text:p>899.317</text:p>
              </table:table-cell>
            </table:table-row>
            <table:table-row>
              <table:table-cell office:value-type="float" office:value="33.85">
                <text:p>33.85</text:p>
              </table:table-cell>
              <table:table-cell office:value-type="float" office:value="60.8143">
                <text:p>60.8143</text:p>
              </table:table-cell>
              <table:table-cell office:value-type="float" office:value="39.7372">
                <text:p>39.7372</text:p>
              </table:table-cell>
              <table:table-cell office:value-type="float" office:value="899.449">
                <text:p>899.449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60.555">
                <text:p>60.555</text:p>
              </table:table-cell>
              <table:table-cell office:value-type="float" office:value="39.8662">
                <text:p>39.8662</text:p>
              </table:table-cell>
              <table:table-cell office:value-type="float" office:value="899.579">
                <text:p>899.579</text:p>
              </table:table-cell>
            </table:table-row>
            <table:table-row>
              <table:table-cell office:value-type="float" office:value="33.95">
                <text:p>33.95</text:p>
              </table:table-cell>
              <table:table-cell office:value-type="float" office:value="60.2973">
                <text:p>60.2973</text:p>
              </table:table-cell>
              <table:table-cell office:value-type="float" office:value="39.9953">
                <text:p>39.9953</text:p>
              </table:table-cell>
              <table:table-cell office:value-type="float" office:value="899.707">
                <text:p>899.70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0.041">
                <text:p>60.041</text:p>
              </table:table-cell>
              <table:table-cell office:value-type="float" office:value="40.1246">
                <text:p>40.1246</text:p>
              </table:table-cell>
              <table:table-cell office:value-type="float" office:value="899.834">
                <text:p>899.834</text:p>
              </table:table-cell>
            </table:table-row>
            <table:table-row>
              <table:table-cell office:value-type="float" office:value="34.05">
                <text:p>34.05</text:p>
              </table:table-cell>
              <table:table-cell office:value-type="float" office:value="59.7862">
                <text:p>59.7862</text:p>
              </table:table-cell>
              <table:table-cell office:value-type="float" office:value="40.2541">
                <text:p>40.2541</text:p>
              </table:table-cell>
              <table:table-cell office:value-type="float" office:value="899.96">
                <text:p>899.96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59.5329">
                <text:p>59.5329</text:p>
              </table:table-cell>
              <table:table-cell office:value-type="float" office:value="40.3837">
                <text:p>40.3837</text:p>
              </table:table-cell>
              <table:table-cell office:value-type="float" office:value="900.083">
                <text:p>900.083</text:p>
              </table:table-cell>
            </table:table-row>
            <table:table-row>
              <table:table-cell office:value-type="float" office:value="34.15">
                <text:p>34.15</text:p>
              </table:table-cell>
              <table:table-cell office:value-type="float" office:value="59.281">
                <text:p>59.281</text:p>
              </table:table-cell>
              <table:table-cell office:value-type="float" office:value="40.5135">
                <text:p>40.5135</text:p>
              </table:table-cell>
              <table:table-cell office:value-type="float" office:value="900.205">
                <text:p>900.205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59.0306">
                <text:p>59.0306</text:p>
              </table:table-cell>
              <table:table-cell office:value-type="float" office:value="40.6435">
                <text:p>40.6435</text:p>
              </table:table-cell>
              <table:table-cell office:value-type="float" office:value="900.326">
                <text:p>900.326</text:p>
              </table:table-cell>
            </table:table-row>
            <table:table-row>
              <table:table-cell office:value-type="float" office:value="34.25">
                <text:p>34.25</text:p>
              </table:table-cell>
              <table:table-cell office:value-type="float" office:value="58.7816">
                <text:p>58.7816</text:p>
              </table:table-cell>
              <table:table-cell office:value-type="float" office:value="40.7736">
                <text:p>40.7736</text:p>
              </table:table-cell>
              <table:table-cell office:value-type="float" office:value="900.445">
                <text:p>900.445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58.534">
                <text:p>58.534</text:p>
              </table:table-cell>
              <table:table-cell office:value-type="float" office:value="40.9038">
                <text:p>40.9038</text:p>
              </table:table-cell>
              <table:table-cell office:value-type="float" office:value="900.562">
                <text:p>900.562</text:p>
              </table:table-cell>
            </table:table-row>
            <table:table-row>
              <table:table-cell office:value-type="float" office:value="34.35">
                <text:p>34.35</text:p>
              </table:table-cell>
              <table:table-cell office:value-type="float" office:value="58.2879">
                <text:p>58.2879</text:p>
              </table:table-cell>
              <table:table-cell office:value-type="float" office:value="41.0343">
                <text:p>41.0343</text:p>
              </table:table-cell>
              <table:table-cell office:value-type="float" office:value="900.678">
                <text:p>900.678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58.0432">
                <text:p>58.0432</text:p>
              </table:table-cell>
              <table:table-cell office:value-type="float" office:value="41.1648">
                <text:p>41.1648</text:p>
              </table:table-cell>
              <table:table-cell office:value-type="float" office:value="900.792">
                <text:p>900.792</text:p>
              </table:table-cell>
            </table:table-row>
            <table:table-row>
              <table:table-cell office:value-type="float" office:value="34.45">
                <text:p>34.45</text:p>
              </table:table-cell>
              <table:table-cell office:value-type="float" office:value="57.7999">
                <text:p>57.7999</text:p>
              </table:table-cell>
              <table:table-cell office:value-type="float" office:value="41.2956">
                <text:p>41.2956</text:p>
              </table:table-cell>
              <table:table-cell office:value-type="float" office:value="900.905">
                <text:p>900.905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7.558">
                <text:p>57.558</text:p>
              </table:table-cell>
              <table:table-cell office:value-type="float" office:value="41.4264">
                <text:p>41.4264</text:p>
              </table:table-cell>
              <table:table-cell office:value-type="float" office:value="901.016">
                <text:p>901.016</text:p>
              </table:table-cell>
            </table:table-row>
            <table:table-row>
              <table:table-cell office:value-type="float" office:value="34.55">
                <text:p>34.55</text:p>
              </table:table-cell>
              <table:table-cell office:value-type="float" office:value="57.3175">
                <text:p>57.3175</text:p>
              </table:table-cell>
              <table:table-cell office:value-type="float" office:value="41.5575">
                <text:p>41.5575</text:p>
              </table:table-cell>
              <table:table-cell office:value-type="float" office:value="901.125">
                <text:p>901.125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57.0783">
                <text:p>57.0783</text:p>
              </table:table-cell>
              <table:table-cell office:value-type="float" office:value="41.6887">
                <text:p>41.6887</text:p>
              </table:table-cell>
              <table:table-cell office:value-type="float" office:value="901.233">
                <text:p>901.233</text:p>
              </table:table-cell>
            </table:table-row>
            <table:table-row>
              <table:table-cell office:value-type="float" office:value="34.65">
                <text:p>34.65</text:p>
              </table:table-cell>
              <table:table-cell office:value-type="float" office:value="56.8406">
                <text:p>56.8406</text:p>
              </table:table-cell>
              <table:table-cell office:value-type="float" office:value="41.82">
                <text:p>41.82</text:p>
              </table:table-cell>
              <table:table-cell office:value-type="float" office:value="901.339">
                <text:p>901.339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56.6042">
                <text:p>56.6042</text:p>
              </table:table-cell>
              <table:table-cell office:value-type="float" office:value="41.9515">
                <text:p>41.9515</text:p>
              </table:table-cell>
              <table:table-cell office:value-type="float" office:value="901.444">
                <text:p>901.444</text:p>
              </table:table-cell>
            </table:table-row>
            <table:table-row>
              <table:table-cell office:value-type="float" office:value="34.75">
                <text:p>34.75</text:p>
              </table:table-cell>
              <table:table-cell office:value-type="float" office:value="56.3691">
                <text:p>56.3691</text:p>
              </table:table-cell>
              <table:table-cell office:value-type="float" office:value="42.0831">
                <text:p>42.0831</text:p>
              </table:table-cell>
              <table:table-cell office:value-type="float" office:value="901.548">
                <text:p>901.548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56.1354">
                <text:p>56.1354</text:p>
              </table:table-cell>
              <table:table-cell office:value-type="float" office:value="42.2149">
                <text:p>42.2149</text:p>
              </table:table-cell>
              <table:table-cell office:value-type="float" office:value="901.65">
                <text:p>901.65</text:p>
              </table:table-cell>
            </table:table-row>
            <table:table-row>
              <table:table-cell office:value-type="float" office:value="34.85">
                <text:p>34.85</text:p>
              </table:table-cell>
              <table:table-cell office:value-type="float" office:value="55.9031">
                <text:p>55.9031</text:p>
              </table:table-cell>
              <table:table-cell office:value-type="float" office:value="42.3469">
                <text:p>42.3469</text:p>
              </table:table-cell>
              <table:table-cell office:value-type="float" office:value="901.75">
                <text:p>901.75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55.6721">
                <text:p>55.6721</text:p>
              </table:table-cell>
              <table:table-cell office:value-type="float" office:value="42.479">
                <text:p>42.479</text:p>
              </table:table-cell>
              <table:table-cell office:value-type="float" office:value="901.849">
                <text:p>901.849</text:p>
              </table:table-cell>
            </table:table-row>
            <table:table-row>
              <table:table-cell office:value-type="float" office:value="34.95">
                <text:p>34.95</text:p>
              </table:table-cell>
              <table:table-cell office:value-type="float" office:value="55.4423">
                <text:p>55.4423</text:p>
              </table:table-cell>
              <table:table-cell office:value-type="float" office:value="42.6112">
                <text:p>42.6112</text:p>
              </table:table-cell>
              <table:table-cell office:value-type="float" office:value="901.946">
                <text:p>901.9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5.214">
                <text:p>55.214</text:p>
              </table:table-cell>
              <table:table-cell office:value-type="float" office:value="42.7436">
                <text:p>42.7436</text:p>
              </table:table-cell>
              <table:table-cell office:value-type="float" office:value="902.042">
                <text:p>902.042</text:p>
              </table:table-cell>
            </table:table-row>
            <table:table-row>
              <table:table-cell office:value-type="float" office:value="35.05">
                <text:p>35.05</text:p>
              </table:table-cell>
              <table:table-cell office:value-type="float" office:value="54.9869">
                <text:p>54.9869</text:p>
              </table:table-cell>
              <table:table-cell office:value-type="float" office:value="42.8762">
                <text:p>42.8762</text:p>
              </table:table-cell>
              <table:table-cell office:value-type="float" office:value="902.137">
                <text:p>902.137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54.7611">
                <text:p>54.7611</text:p>
              </table:table-cell>
              <table:table-cell office:value-type="float" office:value="43.0088">
                <text:p>43.0088</text:p>
              </table:table-cell>
              <table:table-cell office:value-type="float" office:value="902.23">
                <text:p>902.23</text:p>
              </table:table-cell>
            </table:table-row>
            <table:table-row>
              <table:table-cell office:value-type="float" office:value="35.15">
                <text:p>35.15</text:p>
              </table:table-cell>
              <table:table-cell office:value-type="float" office:value="54.5366">
                <text:p>54.5366</text:p>
              </table:table-cell>
              <table:table-cell office:value-type="float" office:value="43.1417">
                <text:p>43.1417</text:p>
              </table:table-cell>
              <table:table-cell office:value-type="float" office:value="902.322">
                <text:p>902.322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54.3134">
                <text:p>54.3134</text:p>
              </table:table-cell>
              <table:table-cell office:value-type="float" office:value="43.2747">
                <text:p>43.2747</text:p>
              </table:table-cell>
              <table:table-cell office:value-type="float" office:value="902.412">
                <text:p>902.412</text:p>
              </table:table-cell>
            </table:table-row>
            <table:table-row>
              <table:table-cell office:value-type="float" office:value="35.25">
                <text:p>35.25</text:p>
              </table:table-cell>
              <table:table-cell office:value-type="float" office:value="54.0914">
                <text:p>54.0914</text:p>
              </table:table-cell>
              <table:table-cell office:value-type="float" office:value="43.4078">
                <text:p>43.4078</text:p>
              </table:table-cell>
              <table:table-cell office:value-type="float" office:value="902.501">
                <text:p>902.501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53.8708">
                <text:p>53.8708</text:p>
              </table:table-cell>
              <table:table-cell office:value-type="float" office:value="43.5411">
                <text:p>43.5411</text:p>
              </table:table-cell>
              <table:table-cell office:value-type="float" office:value="902.588">
                <text:p>902.588</text:p>
              </table:table-cell>
            </table:table-row>
            <table:table-row>
              <table:table-cell office:value-type="float" office:value="35.35">
                <text:p>35.35</text:p>
              </table:table-cell>
              <table:table-cell office:value-type="float" office:value="53.6514">
                <text:p>53.6514</text:p>
              </table:table-cell>
              <table:table-cell office:value-type="float" office:value="43.6745">
                <text:p>43.6745</text:p>
              </table:table-cell>
              <table:table-cell office:value-type="float" office:value="902.674">
                <text:p>902.674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53.4332">
                <text:p>53.4332</text:p>
              </table:table-cell>
              <table:table-cell office:value-type="float" office:value="43.808">
                <text:p>43.808</text:p>
              </table:table-cell>
              <table:table-cell office:value-type="float" office:value="902.759">
                <text:p>902.759</text:p>
              </table:table-cell>
            </table:table-row>
            <table:table-row>
              <table:table-cell office:value-type="float" office:value="35.45">
                <text:p>35.45</text:p>
              </table:table-cell>
              <table:table-cell office:value-type="float" office:value="53.2163">
                <text:p>53.2163</text:p>
              </table:table-cell>
              <table:table-cell office:value-type="float" office:value="43.9417">
                <text:p>43.9417</text:p>
              </table:table-cell>
              <table:table-cell office:value-type="float" office:value="902.842">
                <text:p>902.842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53.0006">
                <text:p>53.0006</text:p>
              </table:table-cell>
              <table:table-cell office:value-type="float" office:value="44.0756">
                <text:p>44.0756</text:p>
              </table:table-cell>
              <table:table-cell office:value-type="float" office:value="902.924">
                <text:p>902.924</text:p>
              </table:table-cell>
            </table:table-row>
            <table:table-row>
              <table:table-cell office:value-type="float" office:value="35.55">
                <text:p>35.55</text:p>
              </table:table-cell>
              <table:table-cell office:value-type="float" office:value="52.7861">
                <text:p>52.7861</text:p>
              </table:table-cell>
              <table:table-cell office:value-type="float" office:value="44.2096">
                <text:p>44.2096</text:p>
              </table:table-cell>
              <table:table-cell office:value-type="float" office:value="903.004">
                <text:p>903.004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52.5729">
                <text:p>52.5729</text:p>
              </table:table-cell>
              <table:table-cell office:value-type="float" office:value="44.3437">
                <text:p>44.3437</text:p>
              </table:table-cell>
              <table:table-cell office:value-type="float" office:value="903.083">
                <text:p>903.083</text:p>
              </table:table-cell>
            </table:table-row>
            <table:table-row>
              <table:table-cell office:value-type="float" office:value="35.65">
                <text:p>35.65</text:p>
              </table:table-cell>
              <table:table-cell office:value-type="float" office:value="52.3609">
                <text:p>52.3609</text:p>
              </table:table-cell>
              <table:table-cell office:value-type="float" office:value="44.4779">
                <text:p>44.4779</text:p>
              </table:table-cell>
              <table:table-cell office:value-type="float" office:value="903.161">
                <text:p>903.161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52.1501">
                <text:p>52.1501</text:p>
              </table:table-cell>
              <table:table-cell office:value-type="float" office:value="44.6124">
                <text:p>44.6124</text:p>
              </table:table-cell>
              <table:table-cell office:value-type="float" office:value="903.238">
                <text:p>903.238</text:p>
              </table:table-cell>
            </table:table-row>
            <table:table-row>
              <table:table-cell office:value-type="float" office:value="35.75">
                <text:p>35.75</text:p>
              </table:table-cell>
              <table:table-cell office:value-type="float" office:value="51.9405">
                <text:p>51.9405</text:p>
              </table:table-cell>
              <table:table-cell office:value-type="float" office:value="44.7469">
                <text:p>44.7469</text:p>
              </table:table-cell>
              <table:table-cell office:value-type="float" office:value="903.313">
                <text:p>903.313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51.7321">
                <text:p>51.7321</text:p>
              </table:table-cell>
              <table:table-cell office:value-type="float" office:value="44.8816">
                <text:p>44.8816</text:p>
              </table:table-cell>
              <table:table-cell office:value-type="float" office:value="903.386">
                <text:p>903.386</text:p>
              </table:table-cell>
            </table:table-row>
            <table:table-row>
              <table:table-cell office:value-type="float" office:value="35.85">
                <text:p>35.85</text:p>
              </table:table-cell>
              <table:table-cell office:value-type="float" office:value="51.5248">
                <text:p>51.5248</text:p>
              </table:table-cell>
              <table:table-cell office:value-type="float" office:value="45.0164">
                <text:p>45.0164</text:p>
              </table:table-cell>
              <table:table-cell office:value-type="float" office:value="903.459">
                <text:p>903.459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51.3188">
                <text:p>51.3188</text:p>
              </table:table-cell>
              <table:table-cell office:value-type="float" office:value="45.1514">
                <text:p>45.1514</text:p>
              </table:table-cell>
              <table:table-cell office:value-type="float" office:value="903.53">
                <text:p>903.53</text:p>
              </table:table-cell>
            </table:table-row>
            <table:table-row>
              <table:table-cell office:value-type="float" office:value="35.95">
                <text:p>35.95</text:p>
              </table:table-cell>
              <table:table-cell office:value-type="float" office:value="51.1139">
                <text:p>51.1139</text:p>
              </table:table-cell>
              <table:table-cell office:value-type="float" office:value="45.2865">
                <text:p>45.2865</text:p>
              </table:table-cell>
              <table:table-cell office:value-type="float" office:value="903.6">
                <text:p>903.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0.9102">
                <text:p>50.9102</text:p>
              </table:table-cell>
              <table:table-cell office:value-type="float" office:value="45.4217">
                <text:p>45.4217</text:p>
              </table:table-cell>
              <table:table-cell office:value-type="float" office:value="903.668">
                <text:p>903.668</text:p>
              </table:table-cell>
            </table:table-row>
            <table:table-row>
              <table:table-cell office:value-type="float" office:value="36.05">
                <text:p>36.05</text:p>
              </table:table-cell>
              <table:table-cell office:value-type="float" office:value="50.7076">
                <text:p>50.7076</text:p>
              </table:table-cell>
              <table:table-cell office:value-type="float" office:value="45.5571">
                <text:p>45.5571</text:p>
              </table:table-cell>
              <table:table-cell office:value-type="float" office:value="903.735">
                <text:p>903.735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50.5062">
                <text:p>50.5062</text:p>
              </table:table-cell>
              <table:table-cell office:value-type="float" office:value="45.6926">
                <text:p>45.6926</text:p>
              </table:table-cell>
              <table:table-cell office:value-type="float" office:value="903.801">
                <text:p>903.801</text:p>
              </table:table-cell>
            </table:table-row>
            <table:table-row>
              <table:table-cell office:value-type="float" office:value="36.15">
                <text:p>36.15</text:p>
              </table:table-cell>
              <table:table-cell office:value-type="float" office:value="50.3059">
                <text:p>50.3059</text:p>
              </table:table-cell>
              <table:table-cell office:value-type="float" office:value="45.8282">
                <text:p>45.8282</text:p>
              </table:table-cell>
              <table:table-cell office:value-type="float" office:value="903.866">
                <text:p>903.866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50.1067">
                <text:p>50.1067</text:p>
              </table:table-cell>
              <table:table-cell office:value-type="float" office:value="45.964">
                <text:p>45.964</text:p>
              </table:table-cell>
              <table:table-cell office:value-type="float" office:value="903.929">
                <text:p>903.929</text:p>
              </table:table-cell>
            </table:table-row>
            <table:table-row>
              <table:table-cell office:value-type="float" office:value="36.25">
                <text:p>36.25</text:p>
              </table:table-cell>
              <table:table-cell office:value-type="float" office:value="49.9087">
                <text:p>49.9087</text:p>
              </table:table-cell>
              <table:table-cell office:value-type="float" office:value="46.0999">
                <text:p>46.0999</text:p>
              </table:table-cell>
              <table:table-cell office:value-type="float" office:value="903.991">
                <text:p>903.991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49.7118">
                <text:p>49.7118</text:p>
              </table:table-cell>
              <table:table-cell office:value-type="float" office:value="46.236">
                <text:p>46.236</text:p>
              </table:table-cell>
              <table:table-cell office:value-type="float" office:value="904.052">
                <text:p>904.052</text:p>
              </table:table-cell>
            </table:table-row>
            <table:table-row>
              <table:table-cell office:value-type="float" office:value="36.35">
                <text:p>36.35</text:p>
              </table:table-cell>
              <table:table-cell office:value-type="float" office:value="49.5161">
                <text:p>49.5161</text:p>
              </table:table-cell>
              <table:table-cell office:value-type="float" office:value="46.3721">
                <text:p>46.3721</text:p>
              </table:table-cell>
              <table:table-cell office:value-type="float" office:value="904.112">
                <text:p>904.112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49.3214">
                <text:p>49.3214</text:p>
              </table:table-cell>
              <table:table-cell office:value-type="float" office:value="46.5085">
                <text:p>46.5085</text:p>
              </table:table-cell>
              <table:table-cell office:value-type="float" office:value="904.17">
                <text:p>904.17</text:p>
              </table:table-cell>
            </table:table-row>
            <table:table-row>
              <table:table-cell office:value-type="float" office:value="36.45">
                <text:p>36.45</text:p>
              </table:table-cell>
              <table:table-cell office:value-type="float" office:value="49.1278">
                <text:p>49.1278</text:p>
              </table:table-cell>
              <table:table-cell office:value-type="float" office:value="46.6449">
                <text:p>46.6449</text:p>
              </table:table-cell>
              <table:table-cell office:value-type="float" office:value="904.227">
                <text:p>904.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